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modern" style:font-pitch="variable"/>
    <style:font-face style:name="Arial3" svg:font-family="Arial" style:font-family-generic="system" style:font-pitch="variable"/>
    <style:font-face style:name="Consolas" svg:font-family="Consolas"/>
    <style:font-face style:name="Consolas1" svg:font-family="Consolas" style:font-family-generic="swiss" style:font-pitch="variable"/>
    <style:font-face style:name="Consolas2" svg:font-family="Consolas" style:font-family-generic="swiss" style:font-pitch="fixed"/>
    <style:font-face style:name="Consolas3" svg:font-family="Consolas" style:font-adornments="Italic" style:font-family-generic="modern" style:font-pitch="fixed"/>
    <style:font-face style:name="Consolas4" svg:font-family="Consolas" style:font-family-generic="modern" style:font-pitch="fixed"/>
    <style:font-face style:name="Consolas5" svg:font-family="Consolas" style:font-family-generic="modern" style:font-pitch="variable"/>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style:paragraph-properties style:writing-mode="lr-tb"/>
    </style:style>
    <style:style style:name="pr2" style:family="presentation" style:parent-style-name="Default-subtitle">
      <style:graphic-properties draw:fill-color="#ffffff" draw:textarea-vertical-align="middle" draw:auto-grow-height="true" fo:min-height="13.859cm"/>
      <style:paragraph-properties style:writing-mode="lr-tb"/>
    </style:style>
    <style:style style:name="pr3" style:family="presentation" style:parent-style-name="Default-notes">
      <style:graphic-properties draw:fill-color="#ffffff" draw:auto-grow-height="true" fo:min-height="12.572cm"/>
      <style:paragraph-properties style:writing-mode="lr-tb"/>
    </style:style>
    <style:style style:name="pr4" style:family="presentation" style:parent-style-name="Default-title">
      <style:graphic-properties fo:min-height="3.506cm"/>
      <style:paragraph-properties style:writing-mode="lr-tb"/>
    </style:style>
    <style:style style:name="pr5" style:family="presentation" style:parent-style-name="Default-outline1">
      <style:graphic-properties draw:textarea-vertical-align="middle" fo:min-height="13.859cm"/>
      <style:paragraph-properties style:writing-mode="lr-tb"/>
    </style:style>
    <style:style style:name="pr6" style:family="presentation" style:parent-style-name="Default-notes">
      <style:graphic-properties draw:fill-color="#ffffff" fo:min-height="12.572cm"/>
      <style:paragraph-properties style:writing-mode="lr-tb"/>
    </style:style>
    <style:style style:name="pr7" style:family="presentation" style:parent-style-name="Default-outline1">
      <style:graphic-properties draw:textarea-vertical-align="middle" fo:min-height="15.403cm"/>
      <style:paragraph-properties style:writing-mode="lr-tb"/>
    </style:style>
    <style:style style:name="pr8" style:family="presentation" style:parent-style-name="Default-notes">
      <style:graphic-properties draw:fill-color="#ffffff" fo:min-height="11.019cm"/>
      <style:paragraph-properties style:writing-mode="lr-tb"/>
    </style:style>
    <style:style style:name="pr9" style:family="presentation" style:parent-style-name="Default-outline1">
      <style:graphic-properties draw:textarea-vertical-align="middle" fo:min-height="14.166cm"/>
      <style:paragraph-properties style:writing-mode="lr-tb"/>
    </style:style>
    <style:style style:name="pr10" style:family="presentation" style:parent-style-name="Default-notes">
      <style:graphic-properties draw:fill-color="#ffffff" fo:min-height="6.297cm"/>
      <style:paragraph-properties style:writing-mode="lr-tb"/>
    </style:style>
    <style:style style:name="pr11" style:family="presentation" style:parent-style-name="Default-outline1">
      <style:graphic-properties draw:textarea-vertical-align="middle" draw:auto-grow-height="true" fo:min-height="14.433cm"/>
      <style:paragraph-properties style:writing-mode="lr-tb"/>
    </style:style>
    <style:style style:name="pr12" style:family="presentation" style:parent-style-name="Default-outline1">
      <style:graphic-properties draw:textarea-vertical-align="middle" fo:min-height="15.661cm"/>
      <style:paragraph-properties style:writing-mode="lr-tb"/>
    </style:style>
    <style:style style:name="pr13" style:family="presentation" style:parent-style-name="Default-notes">
      <style:graphic-properties draw:fill-color="#ffffff" fo:min-height="14.167cm"/>
      <style:paragraph-properties style:writing-mode="lr-tb"/>
    </style:style>
    <style:style style:name="pr14" style:family="presentation" style:parent-style-name="Default-notes">
      <style:graphic-properties draw:fill-color="#ffffff" fo:min-height="11.29cm"/>
      <style:paragraph-properties style:writing-mode="lr-tb"/>
    </style:style>
    <style:style style:name="pr15" style:family="presentation" style:parent-style-name="Default-notes">
      <style:graphic-properties draw:fill-color="#ffffff" fo:min-height="12.593cm"/>
      <style:paragraph-properties style:writing-mode="lr-tb"/>
    </style:style>
    <style:style style:name="pr16" style:family="presentation" style:parent-style-name="Default-notes">
      <style:graphic-properties draw:fill-color="#ffffff" fo:min-height="6.256cm"/>
      <style:paragraph-properties style:writing-mode="lr-tb"/>
    </style:style>
    <style:style style:name="pr17" style:family="presentation" style:parent-style-name="Default-outline1">
      <style:graphic-properties draw:textarea-vertical-align="middle" fo:min-height="13.985cm"/>
      <style:paragraph-properties style:writing-mode="lr-tb"/>
    </style:style>
    <style:style style:name="pr18" style:family="presentation" style:parent-style-name="Default-outline1">
      <style:graphic-properties draw:textarea-vertical-align="middle" fo:min-height="13.875cm"/>
      <style:paragraph-properties style:writing-mode="lr-tb"/>
    </style:style>
    <style:style style:name="pr19" style:family="presentation" style:parent-style-name="Default-notes">
      <style:graphic-properties draw:fill-color="#ffffff" fo:min-height="7.637cm"/>
      <style:paragraph-properties style:writing-mode="lr-tb"/>
    </style:style>
    <style:style style:name="pr20" style:family="presentation" style:parent-style-name="Default-notes">
      <style:graphic-properties draw:fill-color="#ffffff" fo:min-height="0.33cm"/>
      <style:paragraph-properties style:writing-mode="lr-tb"/>
    </style:style>
    <style:style style:name="pr21" style:family="presentation" style:parent-style-name="Default-outline1">
      <style:graphic-properties draw:textarea-vertical-align="middle" fo:min-height="13.989cm"/>
      <style:paragraph-properties style:writing-mode="lr-tb"/>
    </style:style>
    <style:style style:name="pr22" style:family="presentation" style:parent-style-name="Default-outline1">
      <style:graphic-properties draw:textarea-vertical-align="middle" fo:min-height="14.111cm"/>
      <style:paragraph-properties style:writing-mode="lr-tb"/>
    </style:style>
    <style:style style:name="pr23" style:family="presentation" style:parent-style-name="Default-outline1">
      <style:graphic-properties draw:textarea-vertical-align="middle" fo:min-height="15.771cm"/>
      <style:paragraph-properties style:writing-mode="lr-tb"/>
    </style:style>
    <style:style style:name="pr24" style:family="presentation" style:parent-style-name="Default-outline1">
      <style:graphic-properties draw:textarea-vertical-align="middle" fo:min-height="15.643cm"/>
      <style:paragraph-properties style:writing-mode="lr-tb"/>
    </style:style>
    <style:style style:name="pr25" style:family="presentation" style:parent-style-name="Default-notes">
      <style:graphic-properties draw:fill-color="#ffffff" fo:min-height="18.889cm"/>
      <style:paragraph-properties style:writing-mode="lr-tb"/>
    </style:style>
    <style:style style:name="pr26" style:family="presentation" style:parent-style-name="Default-outline1">
      <style:graphic-properties fo:min-height="13.859cm"/>
      <style:paragraph-properties style:writing-mode="lr-tb"/>
    </style:style>
    <style:style style:name="pr27" style:family="presentation" style:parent-style-name="Default-notes">
      <style:graphic-properties draw:fill-color="#ffffff" fo:min-height="13.38cm"/>
      <style:paragraph-properties style:writing-mode="lr-tb"/>
    </style:style>
    <style:style style:name="pr28" style:family="presentation" style:parent-style-name="Default-outline1">
      <style:graphic-properties draw:textarea-vertical-align="middle" fo:min-height="14.941cm"/>
      <style:paragraph-properties style:writing-mode="lr-tb"/>
    </style:style>
    <style:style style:name="pr29" style:family="presentation" style:parent-style-name="Default-notes">
      <style:graphic-properties draw:fill-color="#ffffff" fo:min-height="25.185cm"/>
      <style:paragraph-properties style:writing-mode="lr-tb"/>
    </style:style>
    <style:style style:name="pr30" style:family="presentation" style:parent-style-name="Default-notes">
      <style:graphic-properties draw:fill-color="#ffffff" fo:min-height="21.25cm"/>
      <style:paragraph-properties style:writing-mode="lr-tb"/>
    </style:style>
    <style:style style:name="pr31" style:family="presentation" style:parent-style-name="Default-outline1">
      <style:graphic-properties draw:textarea-vertical-align="middle" fo:min-height="15.256cm"/>
      <style:paragraph-properties style:writing-mode="lr-tb"/>
    </style:style>
    <style:style style:name="pr32" style:family="presentation" style:parent-style-name="Default-outline1">
      <style:graphic-properties draw:textarea-vertical-align="middle" fo:min-height="14.531cm"/>
      <style:paragraph-properties style:writing-mode="lr-tb"/>
    </style:style>
    <style:style style:name="pr33" style:family="presentation" style:parent-style-name="Default-outline1">
      <style:graphic-properties draw:textarea-vertical-align="middle" fo:min-height="14.216cm"/>
      <style:paragraph-properties style:writing-mode="lr-tb"/>
    </style:style>
    <style:style style:name="pr34" style:family="presentation" style:parent-style-name="Default-outline1">
      <style:graphic-properties draw:textarea-vertical-align="middle" fo:min-height="15.046cm"/>
      <style:paragraph-properties style:writing-mode="lr-tb"/>
    </style:style>
    <style:style style:name="pr35" style:family="presentation" style:parent-style-name="Default-notes">
      <style:graphic-properties draw:fill-color="#ffffff" fo:min-height="15.741cm"/>
      <style:paragraph-properties style:writing-mode="lr-tb"/>
    </style:style>
    <style:style style:name="pr36" style:family="presentation" style:parent-style-name="Default-outline1">
      <style:graphic-properties fo:min-height="14.111cm"/>
      <style:paragraph-properties style:writing-mode="lr-tb"/>
    </style:style>
    <style:style style:name="pr37" style:family="presentation" style:parent-style-name="Default-outline1">
      <style:graphic-properties draw:textarea-vertical-align="middle" fo:min-height="14.901cm"/>
      <style:paragraph-properties style:writing-mode="lr-tb"/>
    </style:style>
    <style:style style:name="pr38" style:family="presentation" style:parent-style-name="Default-outline1">
      <style:graphic-properties fo:min-height="14.156cm"/>
      <style:paragraph-properties style:writing-mode="lr-tb"/>
    </style:style>
    <style:style style:name="pr39" style:family="presentation" style:parent-style-name="Default-notes">
      <style:graphic-properties draw:fill-color="#ffffff" fo:min-height="17.315cm"/>
      <style:paragraph-properties style:writing-mode="lr-tb"/>
    </style:style>
    <style:style style:name="pr40" style:family="presentation" style:parent-style-name="Default-outline1">
      <style:graphic-properties fo:min-height="12.18cm"/>
      <style:paragraph-properties style:writing-mode="lr-tb"/>
    </style:style>
    <style:style style:name="pr41" style:family="presentation" style:parent-style-name="Default-notes">
      <style:graphic-properties draw:fill-color="#ffffff" fo:min-height="16.528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32pt"/>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style:paragraph-properties fo:margin-left="0.6cm" fo:margin-right="0cm" fo:text-indent="-0.6cm"/>
    </style:style>
    <style:style style:name="P6" style:family="paragraph">
      <style:paragraph-properties fo:margin-left="0cm" fo:margin-right="0cm" fo:margin-top="0cm" fo:margin-bottom="0cm" fo:text-indent="0cm" style:text-autospace="none"/>
    </style:style>
    <style:style style:name="P7" style:family="paragraph">
      <style:paragraph-properties fo:margin-left="0cm" fo:margin-right="0cm" fo:margin-top="0cm" fo:margin-bottom="0cm" fo:text-indent="0cm" style:text-autospace="none" style:writing-mode="lr-tb"/>
      <style:text-properties style:font-name="Consolas2" fo:font-size="16pt" style:font-name-asian="Consolas2" style:font-size-asian="16pt" style:font-name-complex="Consolas2" style:font-size-complex="16pt"/>
    </style:style>
    <style:style style:name="P8" style:family="paragraph">
      <style:paragraph-properties fo:margin-top="0cm" fo:margin-bottom="0cm" style:text-autospace="none"/>
      <style:text-properties style:font-name="Consolas" fo:font-size="16pt" style:font-name-asian="Consolas" style:font-size-asian="16pt" style:font-name-complex="Consolas" style:font-size-complex="16pt"/>
    </style:style>
    <style:style style:name="P9" style:family="paragraph">
      <style:paragraph-properties fo:margin-top="0cm" fo:margin-bottom="0cm" style:writing-mode="lr-tb"/>
      <style:text-properties fo:font-size="16pt" style:font-size-asian="16pt" style:font-size-complex="16pt"/>
    </style:style>
    <style:style style:name="P10" style:family="paragraph">
      <style:paragraph-properties fo:margin-top="0cm" fo:margin-bottom="0cm" style:text-autospace="none"/>
    </style:style>
    <style:style style:name="P11" style:family="paragraph">
      <style:paragraph-properties fo:margin-top="0cm" fo:margin-bottom="0cm" style:writing-mode="lr-tb"/>
      <style:text-properties fo:font-size="14pt" style:font-size-asian="14pt" style:font-size-complex="14pt"/>
    </style:style>
    <style:style style:name="P12" style:family="paragraph">
      <style:paragraph-properties fo:text-align="center"/>
    </style:style>
    <style:style style:name="P13" style:family="paragraph">
      <style:paragraph-properties style:text-autospace="none"/>
    </style:style>
    <style:style style:name="P14" style:family="paragraph">
      <style:paragraph-properties style:writing-mode="lr-tb"/>
      <style:text-properties fo:font-size="14pt" style:font-size-asian="14pt" style:font-size-complex="14pt"/>
    </style:style>
    <style:style style:name="P15" style:family="paragraph">
      <style:paragraph-properties fo:margin-top="0cm" fo:margin-bottom="0cm" style:writing-mode="lr-tb"/>
      <style:text-properties fo:font-size="24pt" style:font-size-asian="24pt" style:font-size-complex="24pt"/>
    </style:style>
    <style:style style:name="P16" style:family="paragraph">
      <style:paragraph-properties style:writing-mode="lr-tb"/>
      <style:text-properties fo:font-size="24pt" style:font-size-asian="24pt" style:font-size-complex="24pt"/>
    </style:style>
    <style:style style:name="P17" style:family="paragraph">
      <style:paragraph-properties fo:margin-top="0cm" fo:margin-bottom="0cm" style:writing-mode="lr-tb"/>
      <style:text-properties fo:font-size="26pt" style:font-size-asian="26pt" style:font-size-complex="26pt"/>
    </style:style>
    <style:style style:name="P18" style:family="paragraph">
      <style:paragraph-properties fo:margin-top="0cm" fo:margin-bottom="0cm" style:writing-mode="lr-tb"/>
      <style:text-properties style:font-name="Consolas3" fo:font-size="16pt" style:font-size-asian="16pt" style:font-size-complex="16pt"/>
    </style:style>
    <style:style style:name="P19" style:family="paragraph">
      <style:paragraph-properties fo:margin-top="0cm" fo:margin-bottom="0cm" style:writing-mode="lr-tb"/>
      <style:text-properties fo:font-size="20pt" style:font-size-asian="20pt" style:font-size-complex="20pt"/>
    </style:style>
    <style:style style:name="P20" style:family="paragraph">
      <style:paragraph-properties fo:margin-top="0cm" fo:margin-bottom="0cm" style:writing-mode="lr-tb"/>
      <style:text-properties fo:font-size="12pt" style:font-size-asian="12pt" style:font-size-complex="12pt"/>
    </style:style>
    <style:style style:name="P21" style:family="paragraph">
      <style:paragraph-properties fo:margin-top="0cm" fo:margin-bottom="0.298cm" style:writing-mode="lr-tb"/>
      <style:text-properties fo:font-size="20pt" style:font-size-asian="20pt" style:font-size-complex="20pt"/>
    </style:style>
    <style:style style:name="P22" style:family="paragraph">
      <style:paragraph-properties fo:margin-top="0cm" fo:margin-bottom="0cm" style:writing-mode="lr-tb"/>
    </style:style>
    <style:style style:name="P23" style:family="paragraph">
      <style:paragraph-properties fo:margin-top="0cm" fo:margin-bottom="0cm" style:writing-mode="lr-tb"/>
      <style:text-properties fo:font-size="18pt" style:font-size-asian="18pt" style:font-size-complex="18pt"/>
    </style:style>
    <style:style style:name="P24" style:family="paragraph">
      <style:paragraph-properties fo:margin-top="0cm" fo:margin-bottom="0cm" fo:text-align="start" style:writing-mode="lr-tb"/>
      <style:text-properties fo:font-size="20pt" style:font-size-asian="20pt" style:font-size-complex="20pt"/>
    </style:style>
    <style:style style:name="P25" style:family="paragraph">
      <style:paragraph-properties style:writing-mode="lr-tb"/>
      <style:text-properties fo:font-size="20pt" style:font-size-asian="20pt" style:font-size-complex="20pt"/>
    </style:style>
    <style:style style:name="P26" style:family="paragraph">
      <loext:graphic-properties draw:fill-color="#ffffff"/>
    </style:style>
    <style:style style:name="P27" style:family="paragraph">
      <style:paragraph-properties style:writing-mode="lr-tb"/>
      <style:text-properties fo:font-size="26pt" style:font-size-asian="26pt" style:font-size-complex="26pt"/>
    </style:style>
    <style:style style:name="P28" style:family="paragraph">
      <style:paragraph-properties style:writing-mode="lr-tb"/>
      <style:text-properties fo:font-size="28pt" style:font-size-asian="28pt" style:font-size-complex="28pt"/>
    </style:style>
    <style:style style:name="T1" style:family="text">
      <style:text-properties fo:font-size="32pt"/>
    </style:style>
    <style:style style:name="T2" style:family="text">
      <style:text-properties fo:font-size="20pt"/>
    </style:style>
    <style:style style:name="T3" style:family="text">
      <style:text-properties fo:color="#008080" loext:opacity="100%" style:font-name="Consolas2" fo:font-size="16pt" style:font-name-asian="Consolas2" style:font-size-asian="16pt" style:font-name-complex="Consolas2" style:font-size-complex="16pt"/>
    </style:style>
    <style:style style:name="T4" style:family="text">
      <style:text-properties fo:color="#3f7f7f" loext:opacity="100%" style:font-name="Consolas2" fo:font-size="16pt" style:font-name-asian="Consolas2" style:font-size-asian="16pt" style:font-name-complex="Consolas2" style:font-size-complex="16pt"/>
    </style:style>
    <style:style style:name="T5" style:family="text">
      <style:text-properties style:font-name="Consolas2" fo:font-size="16pt" style:font-name-asian="Consolas2" style:font-size-asian="16pt" style:font-name-complex="Consolas2" style:font-size-complex="16pt"/>
    </style:style>
    <style:style style:name="T6" style:family="text">
      <style:text-properties fo:color="#7f007f" loext:opacity="100%" style:font-name="Consolas2" fo:font-size="16pt" style:font-name-asian="Consolas2" style:font-size-asian="16pt" style:font-name-complex="Consolas2" style:font-size-complex="16pt"/>
    </style:style>
    <style:style style:name="T7" style:family="text">
      <style:text-properties fo:color="#000000" loext:opacity="100%" style:font-name="Consolas2" fo:font-size="16pt" style:font-name-asian="Consolas2" style:font-size-asian="16pt" style:font-name-complex="Consolas2" style:font-size-complex="16pt"/>
    </style:style>
    <style:style style:name="T8" style:family="text">
      <style:text-properties fo:color="#2a00ff" loext:opacity="100%" style:font-name="Consolas2" fo:font-size="16pt" fo:font-style="italic" style:font-name-asian="Consolas2" style:font-size-asian="16pt" style:font-style-asian="italic" style:font-name-complex="Consolas2" style:font-size-complex="16pt" style:font-style-complex="italic"/>
    </style:style>
    <style:style style:name="T9" style:family="text">
      <style:text-properties fo:color="#000000" loext:opacity="100%" style:font-name="Consolas2" fo:font-size="16pt" style:text-underline-style="solid" style:text-underline-width="auto" style:text-underline-color="font-color" style:font-name-asian="Consolas2" style:font-size-asian="16pt" style:font-name-complex="Consolas2" style:font-size-complex="16pt"/>
    </style:style>
    <style:style style:name="T10" style:family="text">
      <style:text-properties fo:color="#008080" loext:opacity="100%" style:font-name="Consolas" fo:font-size="16pt" style:font-name-asian="Consolas" style:font-size-asian="16pt" style:font-name-complex="Consolas" style:font-size-complex="16pt"/>
    </style:style>
    <style:style style:name="T11" style:family="text">
      <style:text-properties fo:color="#3f7f7f" loext:opacity="100%" style:font-name="Consolas" fo:font-size="16pt" style:font-name-asian="Consolas" style:font-size-asian="16pt" style:font-name-complex="Consolas" style:font-size-complex="16pt"/>
    </style:style>
    <style:style style:name="T12" style:family="text">
      <style:text-properties fo:color="#7f007f" loext:opacity="100%" style:font-name="Consolas" fo:font-size="16pt" style:font-name-asian="Consolas" style:font-size-asian="16pt" style:font-name-complex="Consolas" style:font-size-complex="16pt"/>
    </style:style>
    <style:style style:name="T13" style:family="text">
      <style:text-properties fo:color="#000000" loext:opacity="100%" style:font-name="Consolas" fo:font-size="16pt" style:font-name-asian="Consolas" style:font-size-asian="16pt" style:font-name-complex="Consolas" style:font-size-complex="16pt"/>
    </style:style>
    <style:style style:name="T14" style:family="text">
      <style:text-properties fo:color="#2a00ff" loext:opacity="100%" style:font-name="Consolas" fo:font-size="16pt" fo:font-style="italic" style:font-name-asian="Consolas" style:font-size-asian="16pt" style:font-style-asian="italic" style:font-name-complex="Consolas" style:font-size-complex="16pt" style:font-style-complex="italic"/>
    </style:style>
    <style:style style:name="T15" style:family="text">
      <style:text-properties fo:color="#7f0055" loext:opacity="100%" style:font-name="Consolas2" fo:font-size="14pt" fo:font-weight="bold" style:font-name-asian="Consolas2" style:font-size-asian="14pt" style:font-weight-asian="bold" style:font-name-complex="Consolas2" style:font-size-complex="14pt" style:font-weight-complex="bold"/>
    </style:style>
    <style:style style:name="T16" style:family="text">
      <style:text-properties fo:color="#000000" loext:opacity="100%" style:font-name="Consolas2" fo:font-size="14pt" style:font-name-asian="Consolas2" style:font-size-asian="14pt" style:font-name-complex="Consolas2" style:font-size-complex="14pt"/>
    </style:style>
    <style:style style:name="T17" style:family="text">
      <style:text-properties fo:color="#000080" loext:opacity="100%" style:font-name="Consolas2" fo:font-size="14pt" fo:font-weight="bold" style:font-name-asian="Consolas2" style:font-size-asian="14pt" style:font-weight-asian="bold" style:font-name-complex="Consolas2" style:font-size-complex="14pt" style:font-weight-complex="bold"/>
    </style:style>
    <style:style style:name="T18" style:family="text">
      <style:text-properties style:font-name="Consolas2" fo:font-size="14pt" style:font-name-asian="Consolas2" style:font-size-asian="14pt" style:font-name-complex="Consolas2" style:font-size-complex="14pt"/>
    </style:style>
    <style:style style:name="T19" style:family="text">
      <style:text-properties fo:color="#000080" loext:opacity="100%" style:font-name="Consolas2" fo:font-size="14pt" style:font-name-asian="Consolas2" style:font-size-asian="14pt" style:font-name-complex="Consolas2" style:font-size-complex="14pt"/>
    </style:style>
    <style:style style:name="T20" style:family="text">
      <style:text-properties fo:color="#000000" loext:opacity="100%" style:font-name="Consolas2" fo:font-size="14pt" fo:font-style="italic" style:font-name-asian="Consolas2" style:font-size-asian="14pt" style:font-style-asian="italic" style:font-name-complex="Consolas2" style:font-size-complex="14pt" style:font-style-complex="italic"/>
    </style:style>
    <style:style style:name="T21" style:family="text">
      <style:text-properties fo:color="#008000" loext:opacity="100%" style:font-name="Consolas2" fo:font-size="14pt" style:font-name-asian="Consolas2" style:font-size-asian="14pt" style:font-name-complex="Consolas2" style:font-size-complex="14pt"/>
    </style:style>
    <style:style style:name="T22" style:family="text">
      <style:text-properties fo:color="#000000" loext:opacity="100%" style:font-name="Consolas2" fo:font-size="14pt" fo:font-weight="bold" style:font-name-asian="Consolas2" style:font-size-asian="14pt" style:font-weight-asian="bold" style:font-name-complex="Consolas2" style:font-size-complex="14pt" style:font-weight-complex="bold"/>
    </style:style>
    <style:style style:name="T23" style:family="text">
      <style:text-properties fo:color="#000000" loext:opacity="100%" style:text-outline="false" style:text-line-through-style="none" style:text-line-through-type="none" style:font-name="Consolas2" fo:font-size="14pt" fo:font-style="normal" fo:text-shadow="none" style:text-underline-style="none" fo:font-weight="normal" style:letter-kerning="true" style:font-name-asian="Consolas2" style:font-size-asian="14pt" style:font-style-asian="normal" style:font-weight-asian="normal" style:font-name-complex="Consolas2" style:font-size-complex="14pt" style:font-style-complex="normal" style:font-weight-complex="normal" style:text-emphasize="none" style:font-relief="none" style:text-overline-style="none" style:text-overline-color="font-color"/>
    </style:style>
    <style:style style:name="T24" style:family="text">
      <style:text-properties fo:color="#000080" loext:opacity="100%" style:text-outline="false" style:text-line-through-style="none" style:text-line-through-type="none" style:font-name="Consolas2" fo:font-size="14pt" fo:font-style="normal" fo:text-shadow="none" style:text-underline-style="none" fo:font-weight="normal" style:letter-kerning="true" style:font-name-asian="Consolas2" style:font-size-asian="14pt" style:font-style-asian="normal" style:font-weight-asian="normal" style:font-name-complex="Consolas2" style:font-size-complex="14pt" style:font-style-complex="normal" style:font-weight-complex="normal" style:text-emphasize="none" style:font-relief="none" style:text-overline-style="none" style:text-overline-color="font-color"/>
    </style:style>
    <style:style style:name="T25" style:family="text">
      <style:text-properties fo:color="#6a3e3e" loext:opacity="100%" style:font-name="Consolas2" fo:font-size="14pt" fo:font-weight="bold" style:font-name-asian="Consolas2" style:font-size-asian="14pt" style:font-weight-asian="bold" style:font-name-complex="Consolas2" style:font-size-complex="14pt" style:font-weight-complex="bold"/>
    </style:style>
    <style:style style:name="T26" style:family="text">
      <style:text-properties fo:color="#6a3e3e" loext:opacity="100%" style:font-name="Consolas2" fo:font-size="14pt" style:font-name-asian="Consolas2" style:font-size-asian="14pt" style:font-name-complex="Consolas2" style:font-size-complex="14pt"/>
    </style:style>
    <style:style style:name="T27" style:family="text">
      <style:text-properties fo:color="#808080" loext:opacity="100%" style:font-name="Consolas2" fo:font-size="14pt" fo:font-weight="bold" style:font-name-asian="Consolas2" style:font-size-asian="14pt" style:font-weight-asian="bold" style:font-name-complex="Consolas2" style:font-size-complex="14pt" style:font-weight-complex="bold"/>
    </style:style>
    <style:style style:name="T28" style:family="text">
      <style:text-properties fo:color="#808000" loext:opacity="100%" style:font-name="Consolas2" fo:font-size="14pt" fo:font-weight="bold" style:font-name-asian="Consolas2" style:font-size-asian="14pt" style:font-weight-asian="bold" style:font-name-complex="Consolas2" style:font-size-complex="14pt" style:font-weight-complex="bold"/>
    </style:style>
    <style:style style:name="T29" style:family="text">
      <style:text-properties fo:color="#008080" loext:opacity="100%" style:font-name="Consolas2" fo:font-size="14pt" fo:font-style="italic" fo:font-weight="bold" style:font-name-asian="Consolas2" style:font-size-asian="14pt" style:font-style-asian="italic" style:font-weight-asian="bold" style:font-name-complex="Consolas2" style:font-size-complex="14pt" style:font-style-complex="italic" style:font-weight-complex="bold"/>
    </style:style>
    <style:style style:name="T30" style:family="text">
      <style:text-properties fo:color="#000000" loext:opacity="100%" style:font-name="Consolas2" fo:font-size="14pt" fo:font-style="italic" fo:font-weight="bold" style:font-name-asian="Consolas2" style:font-size-asian="14pt" style:font-style-asian="italic" style:font-weight-asian="bold" style:font-name-complex="Consolas2" style:font-size-complex="14pt" style:font-style-complex="italic" style:font-weight-complex="bold"/>
    </style:style>
    <style:style style:name="T31" style:family="text">
      <style:text-properties fo:color="#008000" loext:opacity="100%" style:font-name="Consolas2" fo:font-size="14pt" fo:font-weight="bold" style:font-name-asian="Consolas2" style:font-size-asian="14pt" style:font-weight-asian="bold" style:font-name-complex="Consolas2" style:font-size-complex="14pt" style:font-weight-complex="bold"/>
    </style:style>
    <style:style style:name="T32" style:family="text">
      <style:text-properties fo:color="#7f0055" loext:opacity="100%" style:font-name="Consolas2" fo:font-size="16pt" fo:font-weight="bold" style:font-name-asian="Consolas2" style:font-size-asian="16pt" style:font-weight-asian="bold" style:font-name-complex="Consolas2" style:font-size-complex="16pt" style:font-weight-complex="bold"/>
    </style:style>
    <style:style style:name="T33" style:family="text">
      <style:text-properties fo:color="#000000" loext:opacity="100%" style:font-name="Consolas2" fo:font-size="16pt" fo:font-weight="bold" style:font-name-asian="Consolas2" style:font-size-asian="16pt" style:font-weight-asian="bold" style:font-name-complex="Consolas2" style:font-size-complex="16pt" style:font-weight-complex="bold"/>
    </style:style>
    <style:style style:name="T34" style:family="text">
      <style:text-properties fo:color="#000080" loext:opacity="100%" style:font-name="Consolas2" fo:font-size="16pt" fo:font-weight="bold" style:font-name-asian="Consolas2" style:font-size-asian="16pt" style:font-weight-asian="bold" style:font-name-complex="Consolas2" style:font-size-complex="16pt" style:font-weight-complex="bold"/>
    </style:style>
    <style:style style:name="T35" style:family="text">
      <style:text-properties fo:color="#6a3e3e" loext:opacity="100%" style:font-name="Consolas2" fo:font-size="16pt" fo:font-weight="bold" style:font-name-asian="Consolas2" style:font-size-asian="16pt" style:font-weight-asian="bold" style:font-name-complex="Consolas2" style:font-size-complex="16pt" style:font-weight-complex="bold"/>
    </style:style>
    <style:style style:name="T36" style:family="text">
      <style:text-properties fo:color="#000080" loext:opacity="100%" style:font-name="Consolas2" fo:font-size="16pt" fo:font-style="italic" fo:font-weight="bold" style:font-name-asian="Consolas2" style:font-size-asian="16pt" style:font-style-asian="italic" style:font-weight-asian="bold" style:font-name-complex="Consolas2" style:font-size-complex="16pt" style:font-style-complex="italic" style:font-weight-complex="bold"/>
    </style:style>
    <style:style style:name="T37" style:family="text">
      <style:text-properties fo:color="#000000" loext:opacity="100%" style:font-name="Consolas2" fo:font-size="16pt" fo:font-style="italic" style:font-name-asian="Consolas2" style:font-size-asian="16pt" style:font-style-asian="italic" style:font-name-complex="Consolas2" style:font-size-complex="16pt" style:font-style-complex="italic"/>
    </style:style>
    <style:style style:name="T38" style:family="text">
      <style:text-properties fo:color="#008080" loext:opacity="100%" style:font-name="Consolas2" fo:font-size="16pt" fo:font-style="italic" fo:font-weight="bold" style:font-name-asian="Consolas2" style:font-size-asian="16pt" style:font-style-asian="italic" style:font-weight-asian="bold" style:font-name-complex="Consolas2" style:font-size-complex="16pt" style:font-style-complex="italic" style:font-weight-complex="bold"/>
    </style:style>
    <style:style style:name="T39" style:family="text">
      <style:text-properties fo:color="#6a3e3e" loext:opacity="100%" style:font-name="Consolas2" fo:font-size="16pt" style:font-name-asian="Consolas2" style:font-size-asian="16pt" style:font-name-complex="Consolas2" style:font-size-complex="16pt"/>
    </style:style>
    <style:style style:name="T40" style:family="text">
      <style:text-properties fo:color="#7f0055" loext:opacity="100%" style:font-name="Consolas2" fo:font-size="24pt" fo:font-weight="bold" style:font-name-asian="Consolas2" style:font-size-asian="24pt" style:font-weight-asian="bold" style:font-name-complex="Consolas2" style:font-size-complex="24pt" style:font-weight-complex="bold"/>
    </style:style>
    <style:style style:name="T41" style:family="text">
      <style:text-properties fo:color="#000000" loext:opacity="100%" style:font-name="Consolas2" fo:font-size="24pt" style:font-name-asian="Consolas2" style:font-size-asian="24pt" style:font-name-complex="Consolas2" style:font-size-complex="24pt"/>
    </style:style>
    <style:style style:name="T42" style:family="text">
      <style:text-properties fo:color="#000080" loext:opacity="100%" style:font-name="Consolas2" fo:font-size="24pt" fo:font-weight="bold" style:font-name-asian="Consolas2" style:font-size-asian="24pt" style:font-weight-asian="bold" style:font-name-complex="Consolas2" style:font-size-complex="24pt" style:font-weight-complex="bold"/>
    </style:style>
    <style:style style:name="T43" style:family="text">
      <style:text-properties style:font-name="Consolas2" fo:font-size="24pt" style:font-name-asian="Consolas2" style:font-size-asian="24pt" style:font-name-complex="Consolas2" style:font-size-complex="24pt"/>
    </style:style>
    <style:style style:name="T44" style:family="text">
      <style:text-properties fo:color="#000000" loext:opacity="100%" style:font-name="Consolas2" fo:font-size="24pt" fo:font-weight="bold" style:font-name-asian="Consolas2" style:font-size-asian="24pt" style:font-weight-asian="bold" style:font-name-complex="Consolas2" style:font-size-complex="24pt" style:font-weight-complex="bold"/>
    </style:style>
    <style:style style:name="T45" style:family="text">
      <style:text-properties fo:color="#008000" loext:opacity="100%" style:font-name="Consolas2" fo:font-size="24pt" style:font-name-asian="Consolas2" style:font-size-asian="24pt" style:font-name-complex="Consolas2" style:font-size-complex="24pt"/>
    </style:style>
    <style:style style:name="T46" style:family="text">
      <style:text-properties fo:color="#000080" loext:opacity="100%" style:font-name="Consolas2" fo:font-size="24pt" style:font-name-asian="Consolas2" style:font-size-asian="24pt" style:font-name-complex="Consolas2" style:font-size-complex="24pt"/>
    </style:style>
    <style:style style:name="T47" style:family="text">
      <style:text-properties fo:color="#6a3e3e" loext:opacity="100%" style:font-name="Consolas2" fo:font-size="24pt" fo:font-weight="bold" style:font-name-asian="Consolas2" style:font-size-asian="24pt" style:font-weight-asian="bold" style:font-name-complex="Consolas2" style:font-size-complex="24pt" style:font-weight-complex="bold"/>
    </style:style>
    <style:style style:name="T48" style:family="text">
      <style:text-properties fo:color="#6a3e3e" loext:opacity="100%" style:font-name="Consolas2" fo:font-size="24pt" style:font-name-asian="Consolas2" style:font-size-asian="24pt" style:font-name-complex="Consolas2" style:font-size-complex="24pt"/>
    </style:style>
    <style:style style:name="T49" style:family="text">
      <style:text-properties fo:color="#808080" loext:opacity="100%" style:font-name="Consolas2" fo:font-size="24pt" fo:font-weight="bold" style:font-name-asian="Consolas2" style:font-size-asian="24pt" style:font-weight-asian="bold" style:font-name-complex="Consolas2" style:font-size-complex="24pt" style:font-weight-complex="bold"/>
    </style:style>
    <style:style style:name="T50" style:family="text">
      <style:text-properties fo:color="#7f0055" loext:opacity="100%" style:font-name="Consolas2" fo:font-size="26pt" fo:font-weight="bold" style:font-name-asian="Consolas2" style:font-size-asian="26pt" style:font-weight-asian="bold" style:font-name-complex="Consolas2" style:font-size-complex="26pt" style:font-weight-complex="bold"/>
    </style:style>
    <style:style style:name="T51" style:family="text">
      <style:text-properties fo:color="#000000" loext:opacity="100%" style:font-name="Consolas2" fo:font-size="26pt" style:font-name-asian="Consolas2" style:font-size-asian="26pt" style:font-name-complex="Consolas2" style:font-size-complex="26pt"/>
    </style:style>
    <style:style style:name="T52" style:family="text">
      <style:text-properties fo:color="#000080" loext:opacity="100%" style:font-name="Consolas2" fo:font-size="26pt" fo:font-weight="bold" style:font-name-asian="Consolas2" style:font-size-asian="26pt" style:font-weight-asian="bold" style:font-name-complex="Consolas2" style:font-size-complex="26pt" style:font-weight-complex="bold"/>
    </style:style>
    <style:style style:name="T53" style:family="text">
      <style:text-properties style:font-name="Consolas2" fo:font-size="26pt" style:font-name-asian="Consolas2" style:font-size-asian="26pt" style:font-name-complex="Consolas2" style:font-size-complex="26pt"/>
    </style:style>
    <style:style style:name="T54" style:family="text">
      <style:text-properties fo:color="#000080" loext:opacity="100%" style:font-name="Consolas2" fo:font-size="26pt" style:font-name-asian="Consolas2" style:font-size-asian="26pt" style:font-name-complex="Consolas2" style:font-size-complex="26pt"/>
    </style:style>
    <style:style style:name="T55" style:family="text">
      <style:text-properties fo:color="#808080" loext:opacity="100%" style:font-name="Consolas2" fo:font-size="26pt" fo:font-weight="bold" style:font-name-asian="Consolas2" style:font-size-asian="26pt" style:font-weight-asian="bold" style:font-name-complex="Consolas2" style:font-size-complex="26pt" style:font-weight-complex="bold"/>
    </style:style>
    <style:style style:name="T56" style:family="text">
      <style:text-properties fo:color="#000000" loext:opacity="100%" style:font-name="Consolas2" fo:font-size="26pt" fo:font-weight="bold" style:font-name-asian="Consolas2" style:font-size-asian="26pt" style:font-weight-asian="bold" style:font-name-complex="Consolas2" style:font-size-complex="26pt" style:font-weight-complex="bold"/>
    </style:style>
    <style:style style:name="T57" style:family="text">
      <style:text-properties fo:color="#6a3e3e" loext:opacity="100%" style:font-name="Consolas2" fo:font-size="26pt" fo:font-weight="bold" style:font-name-asian="Consolas2" style:font-size-asian="26pt" style:font-weight-asian="bold" style:font-name-complex="Consolas2" style:font-size-complex="26pt" style:font-weight-complex="bold"/>
    </style:style>
    <style:style style:name="T58" style:family="text">
      <style:text-properties fo:color="#6a3e3e" loext:opacity="100%" style:font-name="Consolas2" fo:font-size="26pt" style:font-name-asian="Consolas2" style:font-size-asian="26pt" style:font-name-complex="Consolas2" style:font-size-complex="26pt"/>
    </style:style>
    <style:style style:name="T59" style:family="text">
      <style:text-properties fo:color="#000000" loext:opacity="100%" style:font-name="Consolas2" fo:font-size="26pt" fo:font-style="italic" style:font-name-asian="Consolas2" style:font-size-asian="26pt" style:font-style-asian="italic" style:font-name-complex="Consolas2" style:font-size-complex="26pt" style:font-style-complex="italic"/>
    </style:style>
    <style:style style:name="T60" style:family="text">
      <style:text-properties fo:color="#000080" loext:opacity="100%" style:font-name="Consolas2" fo:font-size="26pt" fo:font-style="italic" fo:font-weight="bold" style:font-name-asian="Consolas2" style:font-size-asian="26pt" style:font-style-asian="italic" style:font-weight-asian="bold" style:font-name-complex="Consolas2" style:font-size-complex="26pt" style:font-style-complex="italic" style:font-weight-complex="bold"/>
    </style:style>
    <style:style style:name="T61" style:family="text">
      <style:text-properties fo:color="#008080" loext:opacity="100%" style:font-name="Consolas2" fo:font-size="26pt" fo:font-style="italic" fo:font-weight="bold" style:font-name-asian="Consolas2" style:font-size-asian="26pt" style:font-style-asian="italic" style:font-weight-asian="bold" style:font-name-complex="Consolas2" style:font-size-complex="26pt" style:font-style-complex="italic" style:font-weight-complex="bold"/>
    </style:style>
    <style:style style:name="T62" style:family="text">
      <style:text-properties fo:color="#0066cc" loext:opacity="100%" style:font-name="Consolas3" fo:font-size="16pt" style:text-underline-style="solid" style:text-underline-width="auto" style:text-underline-color="font-color" style:font-name-asian="Consolas2" style:font-size-asian="16pt" style:font-name-complex="Consolas2" style:font-size-complex="16pt"/>
    </style:style>
    <style:style style:name="T63" style:family="text">
      <style:text-properties fo:color="#ff0000" loext:opacity="100%" style:font-name="Consolas3" fo:font-size="16pt" style:font-name-asian="Consolas2" style:font-size-asian="16pt" style:font-name-complex="Consolas2" style:font-size-complex="16pt"/>
    </style:style>
    <style:style style:name="T64" style:family="text">
      <style:text-properties fo:color="#000000" loext:opacity="100%" style:font-name="Consolas3" fo:font-size="16pt" style:font-name-asian="Consolas2" style:font-size-asian="16pt" style:font-name-complex="Consolas2" style:font-size-complex="16pt"/>
    </style:style>
    <style:style style:name="T65" style:family="text">
      <style:text-properties style:font-name="Consolas3" fo:font-size="16pt" style:font-name-asian="Consolas2" style:font-size-asian="16pt" style:font-name-complex="Consolas2" style:font-size-complex="16pt"/>
    </style:style>
    <style:style style:name="T66" style:family="text">
      <style:text-properties fo:color="#7f0055" loext:opacity="100%" style:font-name="Consolas2" fo:font-size="20pt" fo:font-weight="bold" style:font-name-asian="Consolas2" style:font-size-asian="20pt" style:font-weight-asian="bold" style:font-name-complex="Consolas2" style:font-size-complex="20pt" style:font-weight-complex="bold"/>
    </style:style>
    <style:style style:name="T67" style:family="text">
      <style:text-properties fo:color="#000000" loext:opacity="100%" style:font-name="Consolas2" fo:font-size="20pt" style:font-name-asian="Consolas2" style:font-size-asian="20pt" style:font-name-complex="Consolas2" style:font-size-complex="20pt"/>
    </style:style>
    <style:style style:name="T68" style:family="text">
      <style:text-properties fo:color="#000080" loext:opacity="100%" style:font-name="Consolas2" fo:font-size="20pt" fo:font-weight="bold" style:font-name-asian="Consolas2" style:font-size-asian="20pt" style:font-weight-asian="bold" style:font-name-complex="Consolas2" style:font-size-complex="20pt" style:font-weight-complex="bold"/>
    </style:style>
    <style:style style:name="T69" style:family="text">
      <style:text-properties fo:color="#008080" loext:opacity="100%" style:font-name="Consolas2" fo:font-size="20pt" fo:font-style="italic" fo:font-weight="bold" style:font-name-asian="Consolas2" style:font-size-asian="20pt" style:font-style-asian="italic" style:font-weight-asian="bold" style:font-name-complex="Consolas2" style:font-size-complex="20pt" style:font-style-complex="italic" style:font-weight-complex="bold"/>
    </style:style>
    <style:style style:name="T70" style:family="text">
      <style:text-properties style:font-name="Consolas2" fo:font-size="20pt" style:font-name-asian="Consolas2" style:font-size-asian="20pt" style:font-name-complex="Consolas2" style:font-size-complex="20pt"/>
    </style:style>
    <style:style style:name="T71" style:family="text">
      <style:text-properties fo:color="#808080" loext:opacity="100%" style:font-name="Consolas2" fo:font-size="20pt" fo:font-weight="bold" style:font-name-asian="Consolas2" style:font-size-asian="20pt" style:font-weight-asian="bold" style:font-name-complex="Consolas2" style:font-size-complex="20pt" style:font-weight-complex="bold"/>
    </style:style>
    <style:style style:name="T72" style:family="text">
      <style:text-properties fo:color="#000000" loext:opacity="100%" style:font-name="Consolas2" fo:font-size="20pt" fo:font-weight="bold" style:font-name-asian="Consolas2" style:font-size-asian="20pt" style:font-weight-asian="bold" style:font-name-complex="Consolas2" style:font-size-complex="20pt" style:font-weight-complex="bold"/>
    </style:style>
    <style:style style:name="T73" style:family="text">
      <style:text-properties fo:color="#008000" loext:opacity="100%" style:font-name="Consolas2" fo:font-size="20pt" style:font-name-asian="Consolas2" style:font-size-asian="20pt" style:font-name-complex="Consolas2" style:font-size-complex="20pt"/>
    </style:style>
    <style:style style:name="T74" style:family="text">
      <style:text-properties fo:color="#808000" loext:opacity="100%" style:font-name="Consolas2" fo:font-size="20pt" style:font-name-asian="Consolas2" style:font-size-asian="20pt" style:font-name-complex="Consolas2" style:font-size-complex="20pt"/>
    </style:style>
    <style:style style:name="T75" style:family="text">
      <style:text-properties fo:color="#000080" loext:opacity="100%" style:font-name="Consolas2" fo:font-size="20pt" style:font-name-asian="Consolas2" style:font-size-asian="20pt" style:font-name-complex="Consolas2" style:font-size-complex="20pt"/>
    </style:style>
    <style:style style:name="T76" style:family="text">
      <style:text-properties fo:color="#808000" loext:opacity="100%" style:font-name="Consolas2" fo:font-size="20pt" fo:font-weight="bold" style:font-name-asian="Consolas2" style:font-size-asian="20pt" style:font-weight-asian="bold" style:font-name-complex="Consolas2" style:font-size-complex="20pt" style:font-weight-complex="bold"/>
    </style:style>
    <style:style style:name="T77" style:family="text">
      <style:text-properties fo:color="#0066cc" loext:opacity="100%" style:font-name="Consolas2" fo:font-size="12pt" style:text-underline-style="solid" style:text-underline-width="auto" style:text-underline-color="font-color" style:font-name-asian="Consolas2" style:font-size-asian="12pt" style:font-name-complex="Consolas2" style:font-size-complex="12pt"/>
    </style:style>
    <style:style style:name="T78" style:family="text">
      <style:text-properties fo:color="#ff0000" loext:opacity="100%" style:font-name="Consolas2" fo:font-size="12pt" style:font-name-asian="Consolas2" style:font-size-asian="12pt" style:font-name-complex="Consolas2" style:font-size-complex="12pt"/>
    </style:style>
    <style:style style:name="T79" style:family="text">
      <style:text-properties fo:color="#000000" loext:opacity="100%" style:font-name="Consolas2" fo:font-size="12pt" style:font-name-asian="Consolas2" style:font-size-asian="12pt" style:font-name-complex="Consolas2" style:font-size-complex="12pt"/>
    </style:style>
    <style:style style:name="T80" style:family="text">
      <style:text-properties style:font-name="Consolas2" fo:font-size="12pt" style:font-name-asian="Consolas2" style:font-size-asian="12pt" style:font-name-complex="Consolas2" style:font-size-complex="12pt"/>
    </style:style>
    <style:style style:name="T81" style:family="text">
      <style:text-properties fo:font-size="20pt" style:font-size-asian="20pt" style:font-size-complex="20pt"/>
    </style:style>
    <style:style style:name="T82" style:family="text">
      <style:text-properties style:text-position="super 58%"/>
    </style:style>
    <style:style style:name="T83" style:family="text">
      <style:text-properties fo:color="#7f0055" loext:opacity="100%" style:font-name="Consolas2" fo:font-size="18pt" fo:font-weight="bold" style:font-name-asian="Consolas2" style:font-size-asian="18pt" style:font-weight-asian="bold" style:font-name-complex="Consolas2" style:font-size-complex="18pt" style:font-weight-complex="bold"/>
    </style:style>
    <style:style style:name="T84" style:family="text">
      <style:text-properties fo:color="#000000" loext:opacity="100%" style:font-name="Consolas2" fo:font-size="18pt" style:font-name-asian="Consolas2" style:font-size-asian="18pt" style:font-name-complex="Consolas2" style:font-size-complex="18pt"/>
    </style:style>
    <style:style style:name="T85" style:family="text">
      <style:text-properties fo:color="#000080" loext:opacity="100%" style:font-name="Consolas2" fo:font-size="18pt" fo:font-weight="bold" style:font-name-asian="Consolas2" style:font-size-asian="18pt" style:font-weight-asian="bold" style:font-name-complex="Consolas2" style:font-size-complex="18pt" style:font-weight-complex="bold"/>
    </style:style>
    <style:style style:name="T86" style:family="text">
      <style:text-properties style:font-name="Consolas2" fo:font-size="18pt" style:font-name-asian="Consolas2" style:font-size-asian="18pt" style:font-name-complex="Consolas2" style:font-size-complex="18pt"/>
    </style:style>
    <style:style style:name="T87" style:family="text">
      <style:text-properties fo:color="#808080" loext:opacity="100%" style:font-name="Consolas2" fo:font-size="18pt" fo:font-weight="bold" style:font-name-asian="Consolas2" style:font-size-asian="18pt" style:font-weight-asian="bold" style:font-name-complex="Consolas2" style:font-size-complex="18pt" style:font-weight-complex="bold"/>
    </style:style>
    <style:style style:name="T88" style:family="text">
      <style:text-properties fo:color="#008080" loext:opacity="100%" style:font-name="Consolas2" fo:font-size="18pt" fo:font-style="italic" fo:font-weight="bold" style:font-name-asian="Consolas2" style:font-size-asian="18pt" style:font-style-asian="italic" style:font-weight-asian="bold" style:font-name-complex="Consolas2" style:font-size-complex="18pt" style:font-style-complex="italic" style:font-weight-complex="bold"/>
    </style:style>
    <style:style style:name="T89" style:family="text">
      <style:text-properties fo:color="#000080" loext:opacity="100%" style:font-name="Consolas2" fo:font-size="18pt" style:font-name-asian="Consolas2" style:font-size-asian="18pt" style:font-name-complex="Consolas2" style:font-size-complex="18pt"/>
    </style:style>
    <style:style style:name="T90" style:family="text">
      <style:text-properties fo:color="#000000" loext:opacity="100%" style:font-name="Consolas2" fo:font-size="18pt" fo:font-weight="bold" style:font-name-asian="Consolas2" style:font-size-asian="18pt" style:font-weight-asian="bold" style:font-name-complex="Consolas2" style:font-size-complex="18pt" style:font-weight-complex="bold"/>
    </style:style>
    <style:style style:name="T91" style:family="text">
      <style:text-properties fo:color="#6a3e3e" loext:opacity="100%" style:font-name="Consolas2" fo:font-size="18pt" fo:font-weight="bold" style:font-name-asian="Consolas2" style:font-size-asian="18pt" style:font-weight-asian="bold" style:font-name-complex="Consolas2" style:font-size-complex="18pt" style:font-weight-complex="bold"/>
    </style:style>
    <style:style style:name="T92" style:family="text">
      <style:text-properties fo:color="#000080" loext:opacity="100%" style:font-name="Consolas2" fo:font-size="18pt" fo:font-style="italic" fo:font-weight="bold" style:font-name-asian="Consolas2" style:font-size-asian="18pt" style:font-style-asian="italic" style:font-weight-asian="bold" style:font-name-complex="Consolas2" style:font-size-complex="18pt" style:font-style-complex="italic" style:font-weight-complex="bold"/>
    </style:style>
    <style:style style:name="T93" style:family="text">
      <style:text-properties fo:color="#000000" loext:opacity="100%" style:font-name="Consolas2" fo:font-size="18pt" fo:font-style="italic" style:font-name-asian="Consolas2" style:font-size-asian="18pt" style:font-style-asian="italic" style:font-name-complex="Consolas2" style:font-size-complex="18pt" style:font-style-complex="italic"/>
    </style:style>
    <style:style style:name="T94" style:family="text">
      <style:text-properties fo:color="#6a3e3e" loext:opacity="100%" style:font-name="Consolas2" fo:font-size="18pt" style:font-name-asian="Consolas2" style:font-size-asian="18pt" style:font-name-complex="Consolas2" style:font-size-complex="18pt"/>
    </style:style>
    <style:style style:name="T95" style:family="text">
      <style:text-properties fo:color="#7f0055"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96" style:family="text">
      <style:text-properties fo:color="#000000" loext:opacity="100%" style:text-outline="false" style:text-line-through-style="none" style:text-line-through-type="none" style:font-name="Consolas2" fo:font-size="20pt" fo:font-style="normal" fo:text-shadow="none" style:text-underline-style="none" style:letter-kerning="true" style:font-name-asian="Consolas2" style:font-size-asian="20pt" style:font-style-asian="normal" style:font-name-complex="Consolas2" style:font-size-complex="20pt" style:font-style-complex="normal" style:text-emphasize="none" style:font-relief="none" style:text-overline-style="none" style:text-overline-color="font-color"/>
    </style:style>
    <style:style style:name="T97" style:family="text">
      <style:text-properties fo:color="#000080"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98" style:family="text">
      <style:text-properties fo:color="#000000" loext:opacity="100%" style:text-outline="false" style:text-line-through-style="none" style:text-line-through-type="none" style:font-name="Consolas2"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99" style:family="text">
      <style:text-properties fo:color="#808080"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00" style:family="text">
      <style:text-properties fo:color="#000080" loext:opacity="100%" style:text-outline="false" style:text-line-through-style="none" style:text-line-through-type="none" style:font-name="Consolas2"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01" style:family="text">
      <style:text-properties fo:color="#6a3e3e" loext:opacity="100%" style:font-name="Consolas2" fo:font-size="20pt" fo:font-weight="bold" style:font-name-asian="Consolas2" style:font-size-asian="20pt" style:font-weight-asian="bold" style:font-name-complex="Consolas2" style:font-size-complex="20pt" style:font-weight-complex="bold"/>
    </style:style>
    <style:style style:name="T102" style:family="text">
      <style:text-properties fo:color="#000000" loext:opacity="100%" style:font-name="Consolas2" fo:font-size="20pt" fo:font-style="italic" style:font-name-asian="Consolas2" style:font-size-asian="20pt" style:font-style-asian="italic" style:font-name-complex="Consolas2" style:font-size-complex="20pt" style:font-style-complex="italic"/>
    </style:style>
    <style:style style:name="T103" style:family="text">
      <style:text-properties fo:color="#c0c0c0" loext:opacity="100%" style:text-outline="false" style:text-line-through-style="none" style:text-line-through-type="none" style:font-name="Consolas2" fo:font-size="20pt" fo:font-style="normal" fo:text-shadow="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04" style:family="text">
      <style:text-properties fo:color="#c0c0c0" loext:opacity="100%" style:text-outline="false" style:text-line-through-style="none" style:text-line-through-type="none" style:font-name="Consolas2" fo:font-size="20pt" fo:font-style="normal" fo:text-shadow="none" style:text-underline-style="solid" style:text-underline-width="auto" style:text-underline-color="font-color"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05" style:family="text">
      <style:text-properties fo:color="#c0c0c0" loext:opacity="100%" style:text-outline="false" style:text-line-through-style="none" style:text-line-through-type="none" style:font-name="Consolas2"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06" style:family="text">
      <style:text-properties fo:color="#0066cc" loext:opacity="100%" style:text-outline="false" style:text-line-through-style="none" style:text-line-through-type="none" style:font-name="Consolas2" fo:font-size="20pt" fo:font-style="normal" fo:text-shadow="none" style:text-underline-style="solid" style:text-underline-width="auto" style:text-underline-color="font-color"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07" style:family="text">
      <style:text-properties fo:color="#ff0000" loext:opacity="100%" style:text-outline="false" style:text-line-through-style="none" style:text-line-through-type="none" style:font-name="Consolas2"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08" style:family="text">
      <style:text-properties fo:color="#000000"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09" style:family="text">
      <style:text-properties fo:color="#c0c0c0"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10" style:family="text">
      <style:text-properties fo:color="#7f0055" loext:opacity="100%" style:font-name="Consolas3" fo:font-size="20pt" fo:font-weight="bold" style:font-name-asian="Consolas2" style:font-size-asian="20pt" style:font-weight-asian="bold" style:font-name-complex="Consolas2" style:font-size-complex="20pt" style:font-weight-complex="bold"/>
    </style:style>
    <style:style style:name="T111" style:family="text">
      <style:text-properties fo:color="#000000" loext:opacity="100%" style:font-name="Consolas3" fo:font-size="20pt" style:font-name-asian="Consolas2" style:font-size-asian="20pt" style:font-name-complex="Consolas2" style:font-size-complex="20pt"/>
    </style:style>
    <style:style style:name="T112" style:family="text">
      <style:text-properties fo:color="#000080" loext:opacity="100%" style:font-name="Consolas3" fo:font-size="20pt" fo:font-weight="bold" style:font-name-asian="Consolas2" style:font-size-asian="20pt" style:font-weight-asian="bold" style:font-name-complex="Consolas2" style:font-size-complex="20pt" style:font-weight-complex="bold"/>
    </style:style>
    <style:style style:name="T113" style:family="text">
      <style:text-properties style:font-name="Consolas3" fo:font-size="20pt" style:font-name-asian="Consolas2" style:font-size-asian="20pt" style:font-name-complex="Consolas2" style:font-size-complex="20pt"/>
    </style:style>
    <style:style style:name="T114" style:family="text">
      <style:text-properties fo:color="#808080" loext:opacity="100%" style:font-name="Consolas3" fo:font-size="20pt" fo:font-weight="bold" style:font-name-asian="Consolas2" style:font-size-asian="20pt" style:font-weight-asian="bold" style:font-name-complex="Consolas2" style:font-size-complex="20pt" style:font-weight-complex="bold"/>
    </style:style>
    <style:style style:name="T115" style:family="text">
      <style:text-properties fo:color="#000080" loext:opacity="100%" style:font-name="Consolas3" fo:font-size="20pt" style:font-name-asian="Consolas2" style:font-size-asian="20pt" style:font-name-complex="Consolas2" style:font-size-complex="20pt"/>
    </style:style>
    <style:style style:name="T116" style:family="text">
      <style:text-properties fo:color="#000000" loext:opacity="100%" style:font-name="Consolas3" fo:font-size="20pt" fo:font-weight="bold" style:font-name-asian="Consolas2" style:font-size-asian="20pt" style:font-weight-asian="bold" style:font-name-complex="Consolas2" style:font-size-complex="20pt" style:font-weight-complex="bold"/>
    </style:style>
    <style:style style:name="T117" style:family="text">
      <style:text-properties fo:color="#7f0055" loext:opacity="100%" style:text-outline="false" style:text-line-through-style="none" style:text-line-through-type="none" style:font-name="Consolas3"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18" style:family="text">
      <style:text-properties fo:color="#000000" loext:opacity="100%" style:text-outline="false" style:text-line-through-style="none" style:text-line-through-type="none" style:font-name="Consolas3" fo:font-size="20pt" fo:font-style="normal" fo:text-shadow="none" style:text-underline-style="none" style:letter-kerning="true" style:font-name-asian="Consolas2" style:font-size-asian="20pt" style:font-style-asian="normal" style:font-name-complex="Consolas2" style:font-size-complex="20pt" style:font-style-complex="normal" style:text-emphasize="none" style:font-relief="none" style:text-overline-style="none" style:text-overline-color="font-color"/>
    </style:style>
    <style:style style:name="T119" style:family="text">
      <style:text-properties fo:color="#000080" loext:opacity="100%" style:text-outline="false" style:text-line-through-style="none" style:text-line-through-type="none" style:font-name="Consolas3"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20" style:family="text">
      <style:text-properties fo:color="#000000" loext:opacity="100%" style:text-outline="false" style:text-line-through-style="none" style:text-line-through-type="none" style:font-name="Consolas3"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21" style:family="text">
      <style:text-properties fo:color="#c0c0c0" loext:opacity="100%" style:text-outline="false" style:text-line-through-style="none" style:text-line-through-type="none" style:font-name="Consolas3"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22" style:family="text">
      <style:text-properties fo:color="#6a3e3e" loext:opacity="100%" style:font-name="Consolas2" fo:font-size="20pt" style:font-name-asian="Consolas2" style:font-size-asian="20pt" style:font-name-complex="Consolas2" style:font-size-complex="20pt"/>
    </style:style>
    <style:style style:name="T123" style:family="text">
      <style:text-properties fo:color="#808000" loext:opacity="100%" style:font-name="Consolas2" fo:font-size="18pt" style:font-name-asian="Consolas2" style:font-size-asian="18pt" style:font-name-complex="Consolas2" style:font-size-complex="18pt"/>
    </style:style>
    <style:style style:name="T124" style:family="text">
      <style:text-properties fo:color="#008000" loext:opacity="100%" style:font-name="Consolas2" fo:font-size="18pt" style:font-name-asian="Consolas2" style:font-size-asian="18pt" style:font-name-complex="Consolas2" style:font-size-complex="18pt"/>
    </style:style>
    <style:style style:name="T125" style:family="text">
      <style:text-properties fo:font-size="26pt" style:font-size-asian="26pt" style:font-size-complex="26pt"/>
    </style:style>
    <style:style style:name="T126"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CDI</text:p>
          </draw:text-box>
        </draw:frame>
        <draw:frame presentation:style-name="pr2" draw:text-style-name="P2" draw:layer="layout" svg:width="25.199cm" svg:height="13.859cm" svg:x="1.4cm" svg:y="4.914cm" presentation:class="subtitle" presentation:user-transformed="true">
          <draw:text-box>
            <text:p><text:span text:style-name="T1">Frigo</text:span></text:p>
            <text:p><text:span text:style-name="T1"><text:a xlink:href="https://github.com/FrigoCoder/" xlink:type="simple">https://github.com/FrigoCoder/</text:a></text:span></text:p>
            <text:p><text:span text:style-name="T1"><text:a xlink:href="mailto:frigocoder@gmail.com" xlink:type="simple">frigocoder@gmail.com</text:a></text:span></text:p>
            <text:p><text:span text:style-name="T1"><text:a xlink:href="mailto:sandor.orosz@icellmobilsoft.hu" xlink:type="simple">sandor.orosz@icellmobilsoft.hu</text:a></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user-transformed="true">
            <draw:text-box>
              <text:p text:style-name="P1">Last time I have presented this was 2 years ago.</text:p>
              <text:p text:style-name="P1">I have not used CDI since, so my skills are a bit rusty.</text:p>
              <text:p text:style-name="P1">I have changed many slides from the original presentation, this made things a bit complicated.</text:p>
              <text:p text:style-name="P1">I want to explain how CDI works before explaining features, so that you will have a better understanding how it implements any particular feature.</text:p>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Contexts and Dependency Injection</text:p>
          </draw:text-box>
        </draw:frame>
        <draw:frame presentation:style-name="pr5" draw:text-style-name="P1" draw:layer="layout" svg:width="25.199cm" svg:height="13.859cm" svg:x="1.4cm" svg:y="4.914cm" presentation:class="outline" presentation:user-transformed="true">
          <draw:text-box>
            <text:list text:style-name="L3">
              <text:list-item>
                <text:p><text:a xlink:href="http://www.cdi-spec.org/" xlink:type="simple">http://www.cdi-spec.org/</text:a></text:p>
              </text:list-item>
              <text:list-item>
                <text:p><text:a xlink:href="https://jakarta.ee/specifications/cdi/" xlink:type="simple">https://jakarta.ee/specifications/cdi/</text:a></text:p>
              </text:list-item>
              <text:list-item>
                <text:p>Java EE 6+ standard and central feature</text:p>
              </text:list-item>
              <text:list-item>
                <text:p>Created to unify and integrate other Java EE technologies: EJB, JSF, EL, JSP, Servlets, ...</text:p>
              </text:list-item>
              <text:list-item>
                <text:p>You might have used it already without noticing. @Inject annotation sounds familiar?</text:p>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6" draw:text-style-name="P3" draw:layer="layout" svg:width="17.271cm" svg:height="12.572cm" svg:x="2.159cm" svg:y="13.271cm" presentation:class="notes" presentation:user-transformed="true">
            <draw:text-box>
              <text:p>Specification can be found in HTML and PDF formats.</text:p>
              <text:p>Central feature of Java EE 6 and onwards.</text:p>
              <text:p>...</text:p>
              <text:p/>
              <text:p/>
            </draw:text-box>
          </draw:frame>
        </presentation:notes>
      </draw:page>
      <draw:page draw:name="page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History</text:p>
          </draw:text-box>
        </draw:frame>
        <draw:frame presentation:style-name="pr5" draw:text-style-name="P1" draw:layer="layout" svg:width="25.199cm" svg:height="13.859cm" svg:x="1.4cm" svg:y="4.914cm" presentation:class="outline" presentation:user-transformed="true">
          <draw:text-box>
            <text:list text:style-name="L3">
              <text:list-item>
                <text:p>2009-10: @Inject JSR-330 (Java EE 6)</text:p>
                <text:list>
                  <text:list-item>
                    <text:p>Dependency Injection for Java</text:p>
                  </text:list-item>
                  <text:list-item>
                    <text:p>Informally known as AtInject</text:p>
                  </text:list-item>
                  <text:list-item>
                    <text:p>Result of Guice and Spring standardization</text:p>
                  </text:list-item>
                </text:list>
              </text:list-item>
              <text:list-item>
                <text:p>2009-12: CDI 1.0 JSR-299 (Java EE 6)</text:p>
                <text:list>
                  <text:list-item>
                    <text:p>Contexts and Dependency Injection for the Java EE Platform, formerly known as Web Beans</text:p>
                  </text:list-item>
                  <text:list-item>
                    <text:p>Result of EJB and JSF standardization</text:p>
                  </text:list-item>
                  <text:list-item>
                    <text:p>CDI implements the @Inject specificatio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6" draw:text-style-name="P4" draw:layer="layout" svg:width="17.271cm" svg:height="12.572cm" svg:x="2.159cm" svg:y="13.271cm" presentation:class="notes" presentation:user-transformed="true">
            <draw:text-box>
              <text:p><text:span text:style-name="T2">Guice and Spring communities had started to specify the basics of injection as “JSR-330: Dependency Injection for Java” nicknamed <text:s/>“AtInject”.</text:span></text:p>
              <text:p><text:span text:style-name="T2">At the same time under the name of “Web Beans” the CDI specification was created to fill the gaps between EJB at backend and JSF at the view layer.</text:span></text:p>
              <text:p><text:span text:style-name="T2">Collaboration resulted in the AtInject and CDI expert groups working closely together to ensure a common solution across dependency injection frameworks.</text:span></text:p>
              <text:p><text:span text:style-name="T2">As a result CDI fully implements the AtInject specification, just like Guice and Spring.</text:span></text:p>
              <text:p><text:span text:style-name="T2">CDI and AtInject are both included in Java EE 6, and thus an integral part of almost all Java EE server.</text:span></text:p>
            </draw:text-box>
          </draw:frame>
        </presentation:notes>
      </draw:page>
      <draw:page draw:name="page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History</text:p>
          </draw:text-box>
        </draw:frame>
        <draw:frame presentation:style-name="pr5" draw:text-style-name="P1" draw:layer="layout" svg:width="25.199cm" svg:height="13.859cm" svg:x="1.4cm" svg:y="4.914cm" presentation:class="outline" presentation:user-transformed="true">
          <draw:text-box>
            <text:list text:style-name="L3">
              <text:list-item>
                <text:p>2013-04: CDI 1.1 JSR-346 (Java EE 7)</text:p>
              </text:list-item>
              <text:list-item>
                <text:p>2014-04: CDI 1.2 JSR-346 (Maintenance rel.)</text:p>
              </text:list-item>
              <text:list-item>
                <text:p>2017-05: CDI 2.0 JSR-365 (Java EE 8)</text:p>
              </text:list-item>
              <text:list-item>
                <text:p>2019-09: CDI 2.0 (Jakarta EE 8)</text:p>
              </text:list-item>
              <text:list-item>
                <text:p>2020-07: CDI 3.0 (Jakarta EE 9)</text:p>
              </text:list-item>
              <text:list-item>
                <text:p>2022-04: CDI 4.0 (Jakarta EE 10)</text:p>
              </text:list-item>
            </text:list>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6" draw:text-style-name="P4" draw:layer="layout" svg:width="17.271cm" svg:height="12.572cm" svg:x="2.159cm" svg:y="13.271cm" presentation:class="notes" presentation:user-transformed="true">
            <draw:text-box>
              <text:p><text:span text:style-name="T2">CDI then underwent some additional revisions, adding new features in the process.</text:span></text:p>
              <text:p><text:span text:style-name="T2">The specifications and the changelogs detail precisely what changed in each revision.</text:span></text:p>
              <text:p><text:span text:style-name="T2">CDI 1.1 introduced lot of new features, like half of them</text:span></text:p>
              <text:p><text:span text:style-name="T2">CDI 1.2 contains clarifications and corrections</text:span></text:p>
              <text:p><text:span text:style-name="T2">CDI 2.0 also introduced new features like Java SE sup</text:span></text:p>
              <text:p><text:span text:style-name="T2">CDI 3.0 saw the move to Jakarta EE namespaces</text:span></text:p>
              <text:p><text:span text:style-name="T2">CDI 4.0 introduced CDI Lite and Full and modules</text:span></text:p>
            </draw:text-box>
          </draw:frame>
        </presentation:notes>
      </draw:page>
      <draw:page draw:name="page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mplementations</text:p>
          </draw:text-box>
        </draw:frame>
        <draw:frame presentation:style-name="pr7" draw:text-style-name="P1" draw:layer="layout" svg:width="25.199cm" svg:height="15.403cm" svg:x="1.4cm" svg:y="4.9cm" presentation:class="outline" presentation:user-transformed="true">
          <draw:text-box>
            <text:list text:style-name="L3">
              <text:list-item>
                <text:p>JBoss Weld (Reference Implementation)</text:p>
                <text:list>
                  <text:list-item>
                    <text:p>Glassfish</text:p>
                  </text:list-item>
                  <text:list-item>
                    <text:p>WildFly / JBoss AS</text:p>
                  </text:list-item>
                  <text:list-item>
                    <text:p>JBoss EAP</text:p>
                  </text:list-item>
                  <text:list-item>
                    <text:p>Oracle WebLogic</text:p>
                  </text:list-item>
                </text:list>
              </text:list-item>
              <text:list-item>
                <text:p>Apache OpenWebBeans</text:p>
                <text:list>
                  <text:list-item>
                    <text:p>Apache TomEE</text:p>
                  </text:list-item>
                  <text:list-item>
                    <text:p>Apache Geronimo</text:p>
                  </text:list-item>
                </text:list>
              </text:list-item>
              <text:list-item>
                <text:p>Caucho CanDI</text:p>
                <text:list>
                  <text:list-item>
                    <text:p>Resin</text:p>
                  </text:list-item>
                </text:list>
              </text:list-item>
            </text:list>
          </draw:text-box>
        </draw:frame>
        <presentation:notes draw:style-name="dp1">
          <office:forms form:automatic-focus="false" form:apply-design-mode="false"/>
          <draw:page-thumbnail draw:style-name="gr1" draw:layer="layout" svg:width="13.968cm" svg:height="10.476cm" svg:x="3.81cm" svg:y="2.123cm" draw:page-number="5" presentation:class="page"/>
          <draw:frame presentation:style-name="pr8" draw:text-style-name="P3" draw:layer="layout" svg:width="17.271cm" svg:height="11.019cm" svg:x="2.159cm" svg:y="13.271cm" presentation:class="notes" presentation:user-transformed="true">
            <draw:text-box>
              <text:p>Java EE technologies are APIs, it is up to third party vendors to provide implementations, which are then certified by Oracle.</text:p>
              <text:p>JBoss Weld is the reference implementation, it is tested to death and the best implementation so far. I highly recommend you use JBoss Weld instead of other implementations.</text:p>
              <text:p>WebSphere Liberty prior to a certain version used Apache OpenWebBeans or maybe its own implementation, I can not remember at the moment, after that certain revision they started using JBoss Weld instead.</text:p>
              <text:p text:style-name="P5">I have never heard of Resin so I can not comment.</text:p>
              <text:p/>
            </draw:text-box>
          </draw:frame>
        </presentation:notes>
      </draw:page>
      <draw:page draw:name="page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figuration</text:p>
          </draw:text-box>
        </draw:frame>
        <draw:frame presentation:style-name="pr9" draw:text-style-name="P1" draw:layer="layout" svg:width="25.199cm" svg:height="14.166cm" svg:x="1.4cm" svg:y="4.77cm" presentation:class="outline" presentation:user-transformed="true">
          <draw:text-box>
            <text:list text:style-name="L3">
              <text:list-item>
                <text:p>Java EE Application Server</text:p>
              </text:list-item>
              <text:list-item>
                <text:p>Java SE application (since CDI 2.0)</text:p>
              </text:list-item>
              <text:list-item>
                <text:p>Maven Dependency</text:p>
                <text:list>
                  <text:list-item>
                    <text:p>javax:javaee-api or</text:p>
                  </text:list-item>
                  <text:list-item>
                    <text:p>javax.enterprise:cdi-api or</text:p>
                  </text:list-item>
                  <text:list-item>
                    <text:p>org.jboss.weld:weld-api/core/core-impl/se</text:p>
                  </text:list-item>
                </text:list>
              </text:list-item>
              <text:list-item>
                <text:p>beans.xml in src/main/webapp/WEB-INF</text:p>
                <text:list>
                  <text:list-item>
                    <text:p>CDI 1.1 no longer needs it</text:p>
                  </text:list-item>
                  <text:list-item>
                    <text:p>bean-discovery-mode is ANNOTATED by default</text:p>
                  </text:list-item>
                </text:list>
              </text:list-item>
            </text:list>
          </draw:text-box>
        </draw:frame>
        <presentation:notes draw:style-name="dp1">
          <office:forms form:automatic-focus="false" form:apply-design-mode="false"/>
          <draw:page-thumbnail draw:style-name="gr1" draw:layer="layout" svg:width="13.968cm" svg:height="10.476cm" svg:x="3.81cm" svg:y="2.123cm" draw:page-number="6" presentation:class="page"/>
          <draw:frame presentation:style-name="pr10" draw:text-style-name="P3" draw:layer="layout" svg:width="17.271cm" svg:height="6.297cm" svg:x="2.159cm" svg:y="13.271cm" presentation:class="notes" presentation:user-transformed="true">
            <draw:text-box>
              <text:p>You need to do some minimal configuration.</text:p>
              <text:p>You need a Java EE application server, or you have to bootstrap CDI from your Java SE application.</text:p>
              <text:p>You have to import a Maven dependency, either the Java EE or the CDI API, or one of the Weld deps.</text:p>
              <text:p>Beans.xml is no longer necessary, but it is preferred to set bean-discovery-mode to ALL for best experience.</text:p>
              <text:p/>
            </draw:text-box>
          </draw:frame>
        </presentation:notes>
      </draw:page>
      <draw:page draw:name="page7" draw:style-name="dp1" draw:master-page-name="Default" presentation:presentation-page-layout-name="AL2T1">
        <office:forms form:automatic-focus="false" form:apply-design-mode="false"/>
        <draw:frame presentation:style-name="pr11" draw:text-style-name="P7" draw:layer="layout" svg:width="25.199cm" svg:height="14.433cm" svg:x="1.4cm" svg:y="4.627cm" presentation:class="outline" presentation:user-transformed="true">
          <draw:text-box>
            <text:p text:style-name="P6"><text:span text:style-name="T3">&lt;</text:span><text:span text:style-name="T4">project</text:span><text:span text:style-name="T5"> </text:span><text:span text:style-name="T6">xmlns</text:span><text:span text:style-name="T7">=</text:span><text:span text:style-name="T8">"http://maven.apache.org/POM/4.0.0"</text:span><text:span text:style-name="T5"> </text:span></text:p>
            <text:p text:style-name="P6"><text:span text:style-name="T5"><text:s text:c="4"/></text:span><text:span text:style-name="T6">xmlns:xsi</text:span><text:span text:style-name="T7">=</text:span><text:span text:style-name="T8">"http://www.w3.org/2001/XMLSchema-instance"</text:span><text:span text:style-name="T5"> </text:span><text:span text:style-name="T6">xsi:schemaLocation</text:span><text:span text:style-name="T7">=</text:span><text:span text:style-name="T8">"http://maven.apache.org/POM/4.0.0 http://maven.apache.org/maven-v4_0_0.xsd"</text:span><text:span text:style-name="T3">&gt;</text:span></text:p>
            <text:p text:style-name="P6"><text:span text:style-name="T7"><text:s text:c="4"/></text:span><text:span text:style-name="T3">&lt;</text:span><text:span text:style-name="T4">modelVersion</text:span><text:span text:style-name="T3">&gt;</text:span><text:span text:style-name="T7">4.0.0</text:span><text:span text:style-name="T3">&lt;/</text:span><text:span text:style-name="T4">modelVersion</text:span><text:span text:style-name="T3">&gt;</text:span></text:p>
            <text:p text:style-name="P6"><text:span text:style-name="T5"/></text:p>
            <text:p text:style-name="P6"><text:span text:style-name="T7"><text:s text:c="4"/></text:span><text:span text:style-name="T3">&lt;</text:span><text:span text:style-name="T4">groupId</text:span><text:span text:style-name="T3">&gt;</text:span><text:span text:style-name="T9">frigo</text:span><text:span text:style-name="T3">&lt;/</text:span><text:span text:style-name="T4">groupId</text:span><text:span text:style-name="T3">&gt;</text:span></text:p>
            <text:p text:style-name="P6"><text:span text:style-name="T7"><text:s text:c="4"/></text:span><text:span text:style-name="T3">&lt;</text:span><text:span text:style-name="T4">artifactId</text:span><text:span text:style-name="T3">&gt;</text:span><text:span text:style-name="T9">cdi</text:span><text:span text:style-name="T3">&lt;/</text:span><text:span text:style-name="T4">artifactId</text:span><text:span text:style-name="T3">&gt;</text:span></text:p>
            <text:p text:style-name="P6"><text:span text:style-name="T7"><text:s text:c="4"/></text:span><text:span text:style-name="T3">&lt;</text:span><text:span text:style-name="T4">version</text:span><text:span text:style-name="T3">&gt;</text:span><text:span text:style-name="T7">1.0.0-SNAPSHOT</text:span><text:span text:style-name="T3">&lt;/</text:span><text:span text:style-name="T4">version</text:span><text:span text:style-name="T3">&gt;</text:span></text:p>
            <text:p text:style-name="P6"><text:span text:style-name="T7"><text:s text:c="4"/></text:span><text:span text:style-name="T3">&lt;</text:span><text:span text:style-name="T4">packaging</text:span><text:span text:style-name="T3">&gt;</text:span><text:span text:style-name="T7">war</text:span><text:span text:style-name="T3">&lt;/</text:span><text:span text:style-name="T4">packaging</text:span><text:span text:style-name="T3">&gt;</text:span></text:p>
            <text:p text:style-name="P6"><text:span text:style-name="T5"/></text:p>
            <text:p text:style-name="P6"><text:span text:style-name="T7"><text:s text:c="4"/></text:span><text:span text:style-name="T3">&lt;</text:span><text:span text:style-name="T4">dependencies</text:span><text:span text:style-name="T3">&gt;</text:span></text:p>
            <text:p text:style-name="P6"><text:span text:style-name="T5"/></text:p>
            <text:p text:style-name="P6"><text:span text:style-name="T7"><text:s text:c="8"/></text:span><text:span text:style-name="T3">&lt;</text:span><text:span text:style-name="T4">dependency</text:span><text:span text:style-name="T3">&gt;</text:span></text:p>
            <text:p text:style-name="P6"><text:span text:style-name="T7"><text:s text:c="12"/></text:span><text:span text:style-name="T3">&lt;</text:span><text:span text:style-name="T4">groupId</text:span><text:span text:style-name="T3">&gt;</text:span><text:span text:style-name="T9">javax</text:span><text:span text:style-name="T3">&lt;/</text:span><text:span text:style-name="T4">groupId</text:span><text:span text:style-name="T3">&gt;</text:span></text:p>
            <text:p text:style-name="P6"><text:span text:style-name="T7"><text:s text:c="12"/></text:span><text:span text:style-name="T3">&lt;</text:span><text:span text:style-name="T4">artifactId</text:span><text:span text:style-name="T3">&gt;</text:span><text:span text:style-name="T9">javaee</text:span><text:span text:style-name="T7">-</text:span><text:span text:style-name="T9">api</text:span><text:span text:style-name="T3">&lt;/</text:span><text:span text:style-name="T4">artifactId</text:span><text:span text:style-name="T3">&gt;</text:span></text:p>
            <text:p text:style-name="P6"><text:span text:style-name="T7"><text:s text:c="12"/></text:span><text:span text:style-name="T3">&lt;</text:span><text:span text:style-name="T4">version</text:span><text:span text:style-name="T3">&gt;</text:span><text:span text:style-name="T7">8.0.1</text:span><text:span text:style-name="T3">&lt;/</text:span><text:span text:style-name="T4">version</text:span><text:span text:style-name="T3">&gt;</text:span></text:p>
            <text:p text:style-name="P6"><text:span text:style-name="T7"><text:s text:c="8"/></text:span><text:span text:style-name="T3">&lt;/</text:span><text:span text:style-name="T4">dependency</text:span><text:span text:style-name="T3">&gt;</text:span></text:p>
            <text:p text:style-name="P6"><text:span text:style-name="T5"/></text:p>
            <text:p text:style-name="P6"><text:span text:style-name="T7"><text:s text:c="4"/></text:span><text:span text:style-name="T3">&lt;/</text:span><text:span text:style-name="T4">dependencies</text:span><text:span text:style-name="T3">&gt;</text:span></text:p>
            <text:p text:style-name="P6"><text:span text:style-name="T5"/></text:p>
            <text:p text:style-name="P6"><text:span text:style-name="T3">&lt;/</text:span><text:span text:style-name="T4">project</text:span><text:span text:style-name="T3">&gt;</text:span></text:p>
          </draw:text-box>
        </draw:frame>
        <draw:frame presentation:style-name="pr4" draw:text-style-name="P1" draw:layer="layout" svg:width="25.199cm" svg:height="3.506cm" svg:x="1.4cm" svg:y="0.837cm" presentation:class="title" presentation:user-transformed="true">
          <draw:text-box>
            <text:p>Example pom.xml</text:p>
          </draw:text-box>
        </draw:frame>
        <presentation:notes draw:style-name="dp1">
          <office:forms form:automatic-focus="false" form:apply-design-mode="false"/>
          <draw:page-thumbnail draw:style-name="gr1" draw:layer="layout" svg:width="13.968cm" svg:height="10.476cm" svg:x="3.81cm" svg:y="2.123cm" draw:page-number="7"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beans.xml</text:p>
          </draw:text-box>
        </draw:frame>
        <draw:frame presentation:style-name="pr5" draw:text-style-name="P9" draw:layer="layout" svg:width="25.199cm" svg:height="13.859cm" svg:x="1.4cm" svg:y="4.914cm" presentation:class="outline" presentation:user-transformed="true">
          <draw:text-box>
            <text:p text:style-name="P8"><text:span text:style-name="T10">&lt;</text:span><text:span text:style-name="T11">beans</text:span><text:span text:style-name="T5"> </text:span><text:span text:style-name="T12">xmlns</text:span><text:span text:style-name="T13">=</text:span><text:span text:style-name="T14">"https://jakarta.ee/xml/ns/jakartaee"</text:span></text:p>
            <text:p text:style-name="P8"><text:span text:style-name="T5"><text:s text:c="4"/></text:span><text:span text:style-name="T12">xmlns:xsi</text:span><text:span text:style-name="T13">=</text:span><text:span text:style-name="T14">"http://www.w3.org/2001/XMLSchema-instance"</text:span></text:p>
            <text:p text:style-name="P8"><text:span text:style-name="T5"><text:s text:c="4"/></text:span><text:span text:style-name="T12">xsi:schemaLocation</text:span><text:span text:style-name="T13">=</text:span><text:span text:style-name="T14">"https://jakarta.ee/xml/ns/jakartaee https://jakarta.ee/xml/ns/jakartaee/beans_4_0.xsd"</text:span></text:p>
            <text:p text:style-name="P8"><text:span text:style-name="T5"><text:s text:c="4"/></text:span><text:span text:style-name="T12">version</text:span><text:span text:style-name="T13">=</text:span><text:span text:style-name="T14">"4.0"</text:span><text:span text:style-name="T5"> </text:span><text:span text:style-name="T12">bean-discovery-mode</text:span><text:span text:style-name="T13">=</text:span><text:span text:style-name="T14">"all"</text:span><text:span text:style-name="T10">&gt;</text:span></text:p>
            <text:p text:style-name="P8"><text:span text:style-name="T10">&lt;/</text:span><text:span text:style-name="T11">beans</text:span><text:span text:style-name="T10">&gt;</text:span></text:p>
          </draw:text-box>
        </draw:frame>
        <presentation:notes draw:style-name="dp1">
          <office:forms form:automatic-focus="false" form:apply-design-mode="false"/>
          <draw:page-thumbnail draw:style-name="gr1" draw:layer="layout" svg:width="13.968cm" svg:height="10.476cm" svg:x="3.81cm" svg:y="2.123cm" draw:page-number="8"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without CDI</text:p>
          </draw:text-box>
        </draw:frame>
        <draw:frame presentation:style-name="pr12" draw:text-style-name="P11" draw:layer="layout" svg:width="25.199cm" svg:height="15.661cm" svg:x="1.4cm" svg:y="4.017cm" presentation:class="outline" presentation:user-transformed="true">
          <draw:text-box>
            <text:p text:style-name="P10"><text:span text:style-name="T15">public</text:span><text:span text:style-name="T16"> </text:span><text:span text:style-name="T15">class</text:span><text:span text:style-name="T16"> </text:span><text:span text:style-name="T17">LegacyDatabaseReplicator</text:span><text:span text:style-name="T16"> {</text:span></text:p>
            <text:p text:style-name="P10"><text:span text:style-name="T18"/></text:p>
            <text:p text:style-name="P10"><text:span text:style-name="T16"><text:s text:c="4"/></text:span><text:span text:style-name="T15">private</text:span><text:span text:style-name="T16"> </text:span><text:span text:style-name="T17">Logger</text:span><text:span text:style-name="T16"> </text:span><text:span text:style-name="T19">logger</text:span><text:span text:style-name="T16"> = </text:span><text:span text:style-name="T17">Logger</text:span><text:span text:style-name="T16">.</text:span><text:span text:style-name="T20">getLogger</text:span><text:span text:style-name="T16">(</text:span><text:span text:style-name="T17">LegacyDatabaseReplicator</text:span><text:span text:style-name="T16">.</text:span><text:span text:style-name="T15">class</text:span><text:span text:style-name="T16">.getName());</text:span></text:p>
            <text:p text:style-name="P10"><text:span text:style-name="T18"/></text:p>
            <text:p text:style-name="P10"><text:span text:style-name="T16"><text:s text:c="4"/></text:span><text:span text:style-name="T15">private</text:span><text:span text:style-name="T16"> </text:span><text:span text:style-name="T17">String</text:span><text:span text:style-name="T16"> </text:span><text:span text:style-name="T19">sourceBase</text:span><text:span text:style-name="T16"> = readProperty(</text:span><text:span text:style-name="T21">"application.properties"</text:span><text:span text:style-name="T16">, </text:span><text:span text:style-name="T21">"source.base"</text:span><text:span text:style-name="T16">);</text:span></text:p>
            <text:p text:style-name="P10"><text:span text:style-name="T16"><text:s text:c="4"/></text:span><text:span text:style-name="T15">private</text:span><text:span text:style-name="T16"> </text:span><text:span text:style-name="T17">String</text:span><text:span text:style-name="T16"> </text:span><text:span text:style-name="T19">sourceUser</text:span><text:span text:style-name="T16"> = readProperty(</text:span><text:span text:style-name="T21">"application.properties"</text:span><text:span text:style-name="T16">, </text:span><text:span text:style-name="T21">"source.user"</text:span><text:span text:style-name="T16">);</text:span></text:p>
            <text:p text:style-name="P10"><text:span text:style-name="T16"><text:s text:c="4"/></text:span><text:span text:style-name="T15">private</text:span><text:span text:style-name="T16"> </text:span><text:span text:style-name="T17">String</text:span><text:span text:style-name="T16"> </text:span><text:span text:style-name="T19">sourcePass</text:span><text:span text:style-name="T16"> = readProperty(</text:span><text:span text:style-name="T21">"application.properties"</text:span><text:span text:style-name="T16">, </text:span><text:span text:style-name="T21">"source.pass"</text:span><text:span text:style-name="T16">);</text:span></text:p>
            <text:p text:style-name="P10"><text:span text:style-name="T18"/></text:p>
            <text:p text:style-name="P10"><text:span text:style-name="T16"><text:s text:c="4"/></text:span><text:span text:style-name="T15">private</text:span><text:span text:style-name="T16"> </text:span><text:span text:style-name="T17">String</text:span><text:span text:style-name="T16"> </text:span><text:span text:style-name="T19">targetBase</text:span><text:span text:style-name="T16"> = readProperty(</text:span><text:span text:style-name="T21">"application.properties"</text:span><text:span text:style-name="T16">, </text:span><text:span text:style-name="T21">"target.base"</text:span><text:span text:style-name="T16">);</text:span></text:p>
            <text:p text:style-name="P10"><text:span text:style-name="T16"><text:s text:c="4"/></text:span><text:span text:style-name="T15">private</text:span><text:span text:style-name="T16"> </text:span><text:span text:style-name="T17">String</text:span><text:span text:style-name="T16"> </text:span><text:span text:style-name="T19">targetUser</text:span><text:span text:style-name="T16"> = readProperty(</text:span><text:span text:style-name="T21">"application.properties"</text:span><text:span text:style-name="T16">, </text:span><text:span text:style-name="T21">"target.user"</text:span><text:span text:style-name="T16">);</text:span></text:p>
            <text:p text:style-name="P10"><text:span text:style-name="T16"><text:s text:c="4"/></text:span><text:span text:style-name="T15">private</text:span><text:span text:style-name="T16"> </text:span><text:span text:style-name="T17">String</text:span><text:span text:style-name="T16"> </text:span><text:span text:style-name="T19">targetPass</text:span><text:span text:style-name="T16"> = readProperty(</text:span><text:span text:style-name="T21">"application.properties"</text:span><text:span text:style-name="T16">, </text:span><text:span text:style-name="T21">"target.pass"</text:span><text:span text:style-name="T16">);</text:span></text:p>
            <text:p text:style-name="P10"><text:span text:style-name="T18"/></text:p>
            <text:p text:style-name="P10"><text:span text:style-name="T16"><text:s text:c="4"/></text:span><text:span text:style-name="T15">private</text:span><text:span text:style-name="T16"> </text:span><text:span text:style-name="T17">Database</text:span><text:span text:style-name="T16"> </text:span><text:span text:style-name="T19">source</text:span><text:span text:style-name="T16"> = </text:span><text:span text:style-name="T15">new</text:span><text:span text:style-name="T16"> </text:span><text:span text:style-name="T17">Database</text:span><text:span text:style-name="T16">(</text:span><text:span text:style-name="T19">sourceBase</text:span><text:span text:style-name="T16">, </text:span><text:span text:style-name="T19">sourceUser</text:span><text:span text:style-name="T16">, </text:span><text:span text:style-name="T19">sourcePass</text:span><text:span text:style-name="T16">);</text:span></text:p>
            <text:p text:style-name="P10"><text:span text:style-name="T16"><text:s text:c="4"/></text:span><text:span text:style-name="T15">private</text:span><text:span text:style-name="T16"> </text:span><text:span text:style-name="T17">Database</text:span><text:span text:style-name="T16"> </text:span><text:span text:style-name="T19">target</text:span><text:span text:style-name="T16"> = </text:span><text:span text:style-name="T15">new</text:span><text:span text:style-name="T16"> </text:span><text:span text:style-name="T17">Database</text:span><text:span text:style-name="T16">(</text:span><text:span text:style-name="T19">targetBase</text:span><text:span text:style-name="T16">, </text:span><text:span text:style-name="T19">targetUser</text:span><text:span text:style-name="T16">, </text:span><text:span text:style-name="T19">targetPass</text:span><text:span text:style-name="T16">);</text:span></text:p>
            <text:p text:style-name="P10"><text:span text:style-name="T18"/></text:p>
            <text:p text:style-name="P10"><text:span text:style-name="T16"><text:s text:c="4"/></text:span><text:span text:style-name="T15">public</text:span><text:span text:style-name="T16"> </text:span><text:span text:style-name="T15">void</text:span><text:span text:style-name="T16"> </text:span><text:span text:style-name="T22">replicate</text:span><text:span text:style-name="T16"> () {</text:span></text:p>
            <text:p text:style-name="P10"><text:span text:style-name="T16"><text:s text:c="8"/></text:span><text:span text:style-name="T15">try</text:span><text:span text:style-name="T16">{</text:span></text:p>
            <text:p text:style-name="P10"><text:span text:style-name="T16"><text:s text:c="12"/></text:span><text:span text:style-name="T19">logger</text:span><text:span text:style-name="T16">.info(</text:span><text:span text:style-name="T21">"Started replicate"</text:span><text:span text:style-name="T16">);</text:span></text:p>
            <text:p text:style-name="P6"><text:span text:style-name="T23"><text:s text:c="12"/></text:span><text:span text:style-name="T24">source.</text:span><text:span text:style-name="T23">replicateTo</text:span><text:span text:style-name="T24">(target)</text:span><text:span text:style-name="T16">;</text:span></text:p>
            <text:p text:style-name="P10"><text:span text:style-name="T16"><text:s text:c="12"/></text:span><text:span text:style-name="T19">logger</text:span><text:span text:style-name="T16">.info(</text:span><text:span text:style-name="T21">"Ended replicate"</text:span><text:span text:style-name="T16">);</text:span></text:p>
            <text:p text:style-name="P10"><text:span text:style-name="T16"><text:s text:c="8"/></text:span><text:span text:style-name="T16">}</text:span><text:span text:style-name="T15">catch</text:span><text:span text:style-name="T16">( </text:span><text:span text:style-name="T17">Exception</text:span><text:span text:style-name="T16"> </text:span><text:span text:style-name="T25">e</text:span><text:span text:style-name="T16"> ){</text:span></text:p>
            <text:p text:style-name="P10"><text:span text:style-name="T16"><text:s text:c="12"/></text:span><text:span text:style-name="T19">logger</text:span><text:span text:style-name="T16">.info(</text:span><text:span text:style-name="T21">"Exception "</text:span><text:span text:style-name="T16"> + </text:span><text:span text:style-name="T26">e</text:span><text:span text:style-name="T16">);</text:span></text:p>
            <text:p text:style-name="P10"><text:span text:style-name="T16"><text:s text:c="12"/></text:span><text:span text:style-name="T15">throw</text:span><text:span text:style-name="T16"> </text:span><text:span text:style-name="T26">e</text:span><text:span text:style-name="T16">;</text:span></text:p>
            <text:p text:style-name="P10"><text:span text:style-name="T16"><text:s text:c="8"/></text:span><text:span text:style-name="T16">}</text:span></text:p>
            <text:p text:style-name="P10"><text:span text:style-name="T16"><text:s text:c="4"/></text:span><text:span text:style-name="T16">}</text:span></text:p>
            <text:p text:style-name="P10"><text:span text:style-name="T18"/></text:p>
            <text:p text:style-name="P10"><text:span text:style-name="T16">}</text:span></text:p>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13" draw:text-style-name="P3" draw:layer="layout" svg:width="17.271cm" svg:height="14.167cm" svg:x="2.159cm" svg:y="13.271cm" presentation:class="notes" presentation:user-transformed="true">
            <draw:text-box>
              <text:p>Let’s start with an example, first without CDI.</text:p>
              <text:p>Here is how a database replicator class looks like.</text:p>
              <text:p>This class is wrong because it does like 5 things:</text:p>
              <text:p>Creates a logger and handles logging.</text:p>
              <text:p>Reads properties from a hardcoded property file.</text:p>
              <text:p>Creates source and target database abstractions.</text:p>
              <text:p>Does the actual business logic of database replication</text:p>
              <text:p>And finally handles exceptions, although very poorly.</text:p>
              <text:p>Business logic is mixed in with unnecessary side logic.</text:p>
              <text:p/>
            </draw:text-box>
          </draw:frame>
        </presentation:notes>
      </draw:page>
      <draw:page draw:name="page1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with CDI</text:p>
          </draw:text-box>
        </draw:frame>
        <draw:frame presentation:style-name="pr5" draw:text-style-name="P11" draw:layer="layout" svg:width="25.199cm" svg:height="13.859cm" svg:x="1.4cm" svg:y="4.914cm" presentation:class="outline" presentation:user-transformed="true">
          <draw:text-box>
            <text:p text:style-name="P10"><text:span text:style-name="T15">public</text:span><text:span text:style-name="T16"> </text:span><text:span text:style-name="T15">class</text:span><text:span text:style-name="T16"> </text:span><text:span text:style-name="T17">CdiDatabaseReplicator</text:span><text:span text:style-name="T16"> {</text:span></text:p>
            <text:p text:style-name="P10"><text:span text:style-name="T18"/></text:p>
            <text:p text:style-name="P10"><text:span text:style-name="T16"><text:s text:c="4"/></text:span><text:span text:style-name="T27">@Inject</text:span></text:p>
            <text:p text:style-name="P10"><text:span text:style-name="T16"><text:s text:c="4"/></text:span><text:span text:style-name="T27">@Source</text:span></text:p>
            <text:p text:style-name="P10"><text:span text:style-name="T16"><text:s text:c="4"/></text:span><text:span text:style-name="T15">private</text:span><text:span text:style-name="T16"> </text:span><text:span text:style-name="T17">Database</text:span><text:span text:style-name="T16"> </text:span><text:span text:style-name="T19">source</text:span><text:span text:style-name="T16">;</text:span></text:p>
            <text:p text:style-name="P10"><text:span text:style-name="T18"/></text:p>
            <text:p text:style-name="P10"><text:span text:style-name="T16"><text:s text:c="4"/></text:span><text:span text:style-name="T27">@Inject</text:span></text:p>
            <text:p text:style-name="P10"><text:span text:style-name="T16"><text:s text:c="4"/></text:span><text:span text:style-name="T27">@Target</text:span></text:p>
            <text:p text:style-name="P10"><text:span text:style-name="T16"><text:s text:c="4"/></text:span><text:span text:style-name="T15">private</text:span><text:span text:style-name="T16"> </text:span><text:span text:style-name="T17">Database</text:span><text:span text:style-name="T16"> </text:span><text:span text:style-name="T19">target</text:span><text:span text:style-name="T16">;</text:span></text:p>
            <text:p text:style-name="P10"><text:span text:style-name="T18"/></text:p>
            <text:p text:style-name="P10"><text:span text:style-name="T16"><text:s text:c="4"/></text:span><text:span text:style-name="T27">@Log</text:span></text:p>
            <text:p text:style-name="P10"><text:span text:style-name="T16"><text:s text:c="4"/></text:span><text:span text:style-name="T15">public</text:span><text:span text:style-name="T16"> </text:span><text:span text:style-name="T15">void</text:span><text:span text:style-name="T16"> </text:span><text:span text:style-name="T22">replicate</text:span><text:span text:style-name="T16"> () {</text:span></text:p>
            <text:p text:style-name="P6"><text:span text:style-name="T23"><text:s text:c="8"/></text:span><text:span text:style-name="T24">source.</text:span><text:span text:style-name="T23">replicateTo</text:span><text:span text:style-name="T24">(target)</text:span><text:span text:style-name="T16">;</text:span></text:p>
            <text:p text:style-name="P10"><text:span text:style-name="T16"><text:s text:c="4"/></text:span><text:span text:style-name="T16">}</text:span></text:p>
            <text:p text:style-name="P10"><text:span text:style-name="T18"/></text:p>
            <text:p text:style-name="P10"><text:span text:style-name="T16">}</text:span></text:p>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6" draw:text-style-name="P3" draw:layer="layout" svg:width="17.271cm" svg:height="12.572cm" svg:x="2.159cm" svg:y="13.271cm" presentation:class="notes" presentation:user-transformed="true">
            <draw:text-box>
              <text:p>CDI simplifies the database replicator into this.</text:p>
              <text:p>We inject the source and target databases.</text:p>
              <text:p>We use annotations to handle logging and exceptions.</text:p>
              <text:p>And we just do the business logic for replication.</text:p>
              <text:p>Side logic were moved out of this class,</text:p>
              <text:p>into producers, interceptors and other classes.</text:p>
            </draw:text-box>
          </draw:frame>
        </presentation:notes>
      </draw:page>
      <draw:page draw:name="page1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12">Example with CDI</text:p>
          </draw:text-box>
        </draw:frame>
        <draw:frame presentation:style-name="pr5" draw:text-style-name="P14" draw:layer="layout" svg:width="25.199cm" svg:height="13.859cm" svg:x="1.4cm" svg:y="4.914cm" presentation:class="outline" presentation:user-transformed="true">
          <draw:text-box>
            <text:p text:style-name="P13"><text:span text:style-name="T15">public</text:span><text:span text:style-name="T16"> </text:span><text:span text:style-name="T15">class</text:span><text:span text:style-name="T16"> </text:span><text:span text:style-name="T17">SourceDatabaseProducer</text:span><text:span text:style-name="T16"> {</text:span><text:span text:style-name="T16"><text:line-break/></text:span><text:span text:style-name="T16"><text:line-break/></text:span><text:span text:style-name="T16"> <text:s text:c="3"/></text:span><text:span text:style-name="T27">@Inject</text:span><text:span text:style-name="T27"><text:line-break/></text:span><text:span text:style-name="T16"> <text:s text:c="3"/></text:span><text:span text:style-name="T15">private</text:span><text:span text:style-name="T16"> </text:span><text:span text:style-name="T17">Config</text:span><text:span text:style-name="T16"> </text:span><text:span text:style-name="T19">config</text:span><text:span text:style-name="T16">;</text:span><text:span text:style-name="T16"><text:line-break/></text:span><text:span text:style-name="T16"><text:line-break/></text:span><text:span text:style-name="T16"> <text:s text:c="3"/></text:span><text:span text:style-name="T27">@Produces</text:span><text:span text:style-name="T27"><text:line-break/></text:span><text:span text:style-name="T16"> <text:s text:c="3"/></text:span><text:span text:style-name="T27">@Source</text:span><text:span text:style-name="T27"><text:line-break/></text:span><text:span text:style-name="T16"> <text:s text:c="3"/></text:span><text:span text:style-name="T15">public</text:span><text:span text:style-name="T16"> </text:span><text:span text:style-name="T17">Database</text:span><text:span text:style-name="T16"> </text:span><text:span text:style-name="T22">source</text:span><text:span text:style-name="T16">() {</text:span><text:span text:style-name="T16"><text:line-break/></text:span><text:span text:style-name="T16"> <text:s text:c="7"/></text:span><text:span text:style-name="T15">return</text:span><text:span text:style-name="T16"> </text:span><text:span text:style-name="T15">new</text:span><text:span text:style-name="T16"> </text:span><text:span text:style-name="T17">Database</text:span><text:span text:style-name="T16">(</text:span><text:span text:style-name="T19">config</text:span><text:span text:style-name="T16">.sourceBase(), </text:span><text:span text:style-name="T19">config</text:span><text:span text:style-name="T16">.sourceUser(), </text:span><text:span text:style-name="T19">config</text:span><text:span text:style-name="T16">.sourcePass());</text:span><text:span text:style-name="T16"><text:line-break/></text:span><text:span text:style-name="T18"> <text:s text:c="3"/>}</text:span><text:span text:style-name="T18"><text:line-break/></text:span><text:span text:style-name="T18">}</text:span></text:p>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6" draw:text-style-name="P4" draw:layer="layout" svg:width="17.271cm" svg:height="12.572cm" svg:x="2.159cm" svg:y="13.271cm" presentation:class="notes" presentation:user-transformed="true">
            <draw:text-box>
              <text:p>Here we have the source database producer.</text:p>
              <text:p>Whenever we request a database that is annotated with @Source, like within our replication class, CDI will look up this producer, it will recognize that this producer method creates such a database, and it will call that to create such a source database</text:p>
              <text:p>And we have also moved the configuration outside, so we inject the configuration class, where we read the properties of the source database, like URL, username, and password</text:p>
              <text:p/>
            </draw:text-box>
          </draw:frame>
        </presentation:notes>
      </draw:page>
      <draw:page draw:name="page1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12">Example with CDI</text:p>
          </draw:text-box>
        </draw:frame>
        <draw:frame presentation:style-name="pr5" draw:text-style-name="P14" draw:layer="layout" svg:width="25.199cm" svg:height="13.859cm" svg:x="1.4cm" svg:y="4.914cm" presentation:class="outline" presentation:user-transformed="true">
          <draw:text-box>
            <text:p text:style-name="P13"><text:span text:style-name="T15">public</text:span><text:span text:style-name="T16"> </text:span><text:span text:style-name="T15">class</text:span><text:span text:style-name="T16"> </text:span><text:span text:style-name="T17">TargetDatabaseProducer</text:span><text:span text:style-name="T16"> {</text:span><text:span text:style-name="T16"><text:line-break/></text:span><text:span text:style-name="T16"><text:line-break/></text:span><text:span text:style-name="T16"> <text:s text:c="3"/></text:span><text:span text:style-name="T27">@Inject</text:span><text:span text:style-name="T27"><text:line-break/></text:span><text:span text:style-name="T16"> <text:s text:c="3"/></text:span><text:span text:style-name="T15">private</text:span><text:span text:style-name="T16"> </text:span><text:span text:style-name="T17">Config</text:span><text:span text:style-name="T16"> </text:span><text:span text:style-name="T19">config</text:span><text:span text:style-name="T16">;</text:span><text:span text:style-name="T16"><text:line-break/></text:span><text:span text:style-name="T16"><text:line-break/></text:span><text:span text:style-name="T16"> <text:s text:c="3"/></text:span><text:span text:style-name="T27">@Produces</text:span><text:span text:style-name="T27"><text:line-break/></text:span><text:span text:style-name="T16"> <text:s text:c="3"/></text:span><text:span text:style-name="T27">@Target</text:span><text:span text:style-name="T27"><text:line-break/></text:span><text:span text:style-name="T16"> <text:s text:c="3"/></text:span><text:span text:style-name="T15">public</text:span><text:span text:style-name="T16"> </text:span><text:span text:style-name="T17">Database</text:span><text:span text:style-name="T16"> </text:span><text:span text:style-name="T22">source</text:span><text:span text:style-name="T16">() {</text:span><text:span text:style-name="T16"><text:line-break/></text:span><text:span text:style-name="T16"> <text:s text:c="7"/></text:span><text:span text:style-name="T15">return</text:span><text:span text:style-name="T16"> </text:span><text:span text:style-name="T15">new</text:span><text:span text:style-name="T16"> </text:span><text:span text:style-name="T17">Database</text:span><text:span text:style-name="T16">(</text:span><text:span text:style-name="T19">config</text:span><text:span text:style-name="T16">.targetBase(), </text:span><text:span text:style-name="T19">config</text:span><text:span text:style-name="T16">.targetUser(), </text:span><text:span text:style-name="T19">config</text:span><text:span text:style-name="T16">.targetPass());</text:span><text:span text:style-name="T16"><text:line-break/></text:span><text:span text:style-name="T18"> <text:s text:c="3"/>}</text:span><text:span text:style-name="T18"><text:line-break/></text:span><text:span text:style-name="T18">}</text:span></text:p>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6" draw:text-style-name="P4" draw:layer="layout" svg:width="17.271cm" svg:height="12.572cm" svg:x="2.159cm" svg:y="13.271cm" presentation:class="notes">
            <draw:text-box>
              <text:p><text:span text:style-name="T2">Likewise for target database it is the exact same thing.</text:span></text:p>
              <text:p><text:span text:style-name="T2">We have a target database producer, which works from a configuration, and again it creates a new database, with target URL, username, and password.</text:span></text:p>
            </draw:text-box>
          </draw:frame>
        </presentation:notes>
      </draw:page>
      <draw:page draw:name="page1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12">Example with CDI</text:p>
          </draw:text-box>
        </draw:frame>
        <draw:frame presentation:style-name="pr5" draw:text-style-name="P14" draw:layer="layout" svg:width="25.199cm" svg:height="13.859cm" svg:x="1.4cm" svg:y="4.914cm" presentation:class="outline" presentation:user-transformed="true">
          <draw:text-box>
            <text:p text:style-name="P13"><text:span text:style-name="T27">@Interceptor</text:span><text:span text:style-name="T27"><text:line-break/></text:span><text:span text:style-name="T27">@Log</text:span><text:span text:style-name="T27"><text:line-break/></text:span><text:span text:style-name="T27">@Priority</text:span><text:span text:style-name="T22">(</text:span><text:span text:style-name="T27">Interceptor</text:span><text:span text:style-name="T22">.</text:span><text:span text:style-name="T17">Priority</text:span><text:span text:style-name="T22">.</text:span><text:span text:style-name="T28">APPLICATION</text:span><text:span text:style-name="T22">)</text:span><text:span text:style-name="T22"><text:line-break/></text:span><text:span text:style-name="T15">public</text:span><text:span text:style-name="T22"> </text:span><text:span text:style-name="T15">class</text:span><text:span text:style-name="T22"> </text:span><text:span text:style-name="T17">LogInterceptor</text:span><text:span text:style-name="T22"> {</text:span><text:span text:style-name="T22"><text:line-break/></text:span><text:span text:style-name="T22"><text:line-break/></text:span><text:span text:style-name="T22"> <text:s text:c="3"/></text:span><text:span text:style-name="T27">@AroundInvoke</text:span><text:span text:style-name="T27"><text:line-break/></text:span><text:span text:style-name="T22"> <text:s text:c="3"/></text:span><text:span text:style-name="T15">public</text:span><text:span text:style-name="T22"> </text:span><text:span text:style-name="T17">Object</text:span><text:span text:style-name="T22"> log(</text:span><text:span text:style-name="T29">InvocationContext</text:span><text:span text:style-name="T22"> </text:span><text:span text:style-name="T25">ic</text:span><text:span text:style-name="T22">) </text:span><text:span text:style-name="T15">throws</text:span><text:span text:style-name="T22"> </text:span><text:span text:style-name="T17">Throwable</text:span><text:span text:style-name="T22"> {</text:span><text:span text:style-name="T22"><text:line-break/></text:span><text:span text:style-name="T22"> <text:s text:c="7"/></text:span><text:span text:style-name="T17">Class</text:span><text:span text:style-name="T22">&lt;?&gt; </text:span><text:span text:style-name="T25">clazz</text:span><text:span text:style-name="T22"> = </text:span><text:span text:style-name="T25">ic</text:span><text:span text:style-name="T22">.</text:span><text:span text:style-name="T30">getTarget</text:span><text:span text:style-name="T22">().getClass();</text:span><text:span text:style-name="T22"><text:line-break/></text:span><text:span text:style-name="T22"> <text:s text:c="7"/></text:span><text:span text:style-name="T17">Logger</text:span><text:span text:style-name="T22"> </text:span><text:span text:style-name="T25">logger</text:span><text:span text:style-name="T22"> = </text:span><text:span text:style-name="T17">Logger</text:span><text:span text:style-name="T22">.</text:span><text:span text:style-name="T30">getLogger</text:span><text:span text:style-name="T22">(</text:span><text:span text:style-name="T25">clazz</text:span><text:span text:style-name="T22">.getName());</text:span><text:span text:style-name="T22"><text:line-break/></text:span><text:span text:style-name="T22"> <text:s text:c="7"/></text:span><text:span text:style-name="T17">String</text:span><text:span text:style-name="T22"> </text:span><text:span text:style-name="T25">method</text:span><text:span text:style-name="T22"> = </text:span><text:span text:style-name="T25">ic</text:span><text:span text:style-name="T22">.</text:span><text:span text:style-name="T30">getMethod</text:span><text:span text:style-name="T22">().getName();</text:span><text:span text:style-name="T22"><text:line-break/></text:span><text:span text:style-name="T22"> <text:s text:c="7"/></text:span><text:span text:style-name="T15">try</text:span><text:span text:style-name="T22"> {</text:span><text:span text:style-name="T22"><text:line-break/></text:span><text:span text:style-name="T22"> <text:s text:c="11"/></text:span><text:span text:style-name="T25">logger</text:span><text:span text:style-name="T22">.info(</text:span><text:span text:style-name="T31">"Started "</text:span><text:span text:style-name="T22"> + </text:span><text:span text:style-name="T25">method</text:span><text:span text:style-name="T22">);</text:span><text:span text:style-name="T22"><text:line-break/></text:span><text:span text:style-name="T22"> <text:s text:c="11"/></text:span><text:span text:style-name="T17">Object</text:span><text:span text:style-name="T22"> </text:span><text:span text:style-name="T25">result</text:span><text:span text:style-name="T22"> = </text:span><text:span text:style-name="T25">ic</text:span><text:span text:style-name="T22">.</text:span><text:span text:style-name="T30">proceed</text:span><text:span text:style-name="T22">();</text:span><text:span text:style-name="T22"><text:line-break/></text:span><text:span text:style-name="T22"> <text:s text:c="11"/></text:span><text:span text:style-name="T25">logger</text:span><text:span text:style-name="T22">.info(</text:span><text:span text:style-name="T31">"Ended "</text:span><text:span text:style-name="T22"> + </text:span><text:span text:style-name="T25">method</text:span><text:span text:style-name="T22">);</text:span><text:span text:style-name="T22"><text:line-break/></text:span><text:span text:style-name="T22"> <text:s text:c="11"/></text:span><text:span text:style-name="T15">return</text:span><text:span text:style-name="T22"> </text:span><text:span text:style-name="T25">result</text:span><text:span text:style-name="T22">;</text:span><text:span text:style-name="T22"><text:line-break/></text:span><text:span text:style-name="T22"> <text:s text:c="7"/>} </text:span><text:span text:style-name="T15">catch</text:span><text:span text:style-name="T22"> (</text:span><text:span text:style-name="T17">Exception</text:span><text:span text:style-name="T22"> </text:span><text:span text:style-name="T25">e</text:span><text:span text:style-name="T22">) {</text:span><text:span text:style-name="T22"><text:line-break/></text:span><text:span text:style-name="T22"> <text:s text:c="11"/></text:span><text:span text:style-name="T25">logger</text:span><text:span text:style-name="T22">.info(</text:span><text:span text:style-name="T31">"Exception "</text:span><text:span text:style-name="T22"> + </text:span><text:span text:style-name="T25">e</text:span><text:span text:style-name="T22">);</text:span><text:span text:style-name="T22"><text:line-break/></text:span><text:span text:style-name="T22"> <text:s text:c="11"/></text:span><text:span text:style-name="T15">throw</text:span><text:span text:style-name="T22"> </text:span><text:span text:style-name="T25">e</text:span><text:span text:style-name="T22">;</text:span><text:span text:style-name="T22"><text:line-break/></text:span><text:span text:style-name="T27"> <text:s text:c="7"/>}</text:span><text:span text:style-name="T27"><text:line-break/></text:span><text:span text:style-name="T27"> <text:s text:c="3"/>}</text:span><text:span text:style-name="T27"><text:line-break/></text:span><text:span text:style-name="T27"><text:line-break/></text:span><text:span text:style-name="T27">}</text:span></text:p>
          </draw:text-box>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14" draw:text-style-name="P3" draw:layer="layout" svg:width="17.271cm" svg:height="11.29cm" svg:x="2.159cm" svg:y="13.271cm" presentation:class="notes" presentation:user-transformed="true">
            <draw:text-box>
              <text:p>And we have a log interceptor, which is scary at first, but do not be afraid, it won’t hurt you very much.</text:p>
              <text:p>Interceptors can wrap around methods or constructors, and they can insert additional logic around them.</text:p>
              <text:p>We are going to talk about them in detail, for the moment this particular interceptor logs the start and end of the method, any any exception that is thrown.</text:p>
              <text:p/>
            </draw:text-box>
          </draw:frame>
        </presentation:notes>
      </draw:page>
      <draw:page draw:name="page1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Features</text:p>
          </draw:text-box>
        </draw:frame>
        <draw:frame presentation:style-name="pr5" draw:text-style-name="P1" draw:layer="layout" svg:width="25.199cm" svg:height="13.859cm" svg:x="1.4cm" svg:y="4.914cm" presentation:class="outline">
          <draw:text-box>
            <text:list text:style-name="L3">
              <text:list-item>
                <text:p>Dependency Injection</text:p>
              </text:list-item>
              <text:list-item>
                <text:p>Context and Life Cycle Management</text:p>
              </text:list-item>
              <text:list-item>
                <text:p>Aspect Oriented Programming</text:p>
              </text:list-item>
              <text:list-item>
                <text:p>Event Bus</text:p>
              </text:list-item>
              <text:list-item>
                <text:p>Portable Extensions</text:p>
              </text:list-item>
              <text:list-item>
                <text:p>Strong Typing and Type Safety</text:p>
              </text:list-item>
            </text:list>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13" draw:text-style-name="P3" draw:layer="layout" svg:width="17.271cm" svg:height="14.167cm" svg:x="2.159cm" svg:y="13.271cm" presentation:class="notes" presentation:user-transformed="true">
            <draw:text-box>
              <text:p>Dependency Injection is a basic feature, if you annotate a field with @Inject CDI will try its best to inject that particular dependency by some rules.</text:p>
              <text:p>CDI also manages contextes and life cycles, for example it is responsible for creating and tearing down request scoped beans.</text:p>
              <text:p>Aspect Oriented Programming makes it possible to add logic around constructors and methods in the form of delegates and interceptors.</text:p>
              <text:p>With event bus you can send and receive messages, without coupling your beans together, it is extensively used in CDI itself.</text:p>
              <text:p>With portable extensions you can create frameworks or extensions that run on any CDI compliant container.</text:p>
              <text:p>CDI injects by type first and foremost and not names, unlike some other dependency injection frameworks you can not create a runtime type error.</text:p>
              <text:p/>
            </draw:text-box>
          </draw:frame>
        </presentation:notes>
      </draw:page>
      <draw:page draw:name="page1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tainer</text:p>
          </draw:text-box>
        </draw:frame>
        <draw:frame presentation:style-name="pr5" draw:text-style-name="P1" draw:layer="layout" svg:width="25.199cm" svg:height="13.859cm" svg:x="1.4cm" svg:y="4.914cm" presentation:class="outline" presentation:user-transformed="true">
          <draw:text-box>
            <text:list text:style-name="L3">
              <text:list-item>
                <text:p>Environment in which applications execute</text:p>
              </text:list-item>
              <text:list-item>
                <text:p>Bootstraps your application</text:p>
              </text:list-item>
              <text:list-item>
                <text:p>Provides all CDI features</text:p>
              </text:list-item>
              <text:list-item>
                <text:p>Manages beans and bean resolution</text:p>
              </text:list-item>
              <text:list-item>
                <text:p>Manages contexts and bean lifecycle</text:p>
              </text:list-item>
              <text:list-item>
                <text:p>Manages decoration and interception</text:p>
              </text:list-item>
              <text:list-item>
                <text:p>Manages events and callbacks</text:p>
              </text:list-item>
            </text:list>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15" draw:text-style-name="P3" draw:layer="layout" svg:width="17.271cm" svg:height="12.593cm" svg:x="2.159cm" svg:y="13.271cm" presentation:class="notes" presentation:user-transformed="true">
            <draw:text-box>
              <text:p>All CDI implementations have to provide a container.</text:p>
              <text:p>This is the framework which constructs and executes your application.</text:p>
              <text:p>This container is responsible for implementing all features of CDI.</text:p>
              <text:p>The container creates the bean graph of your application, and wedges itself into </text:p>
            </draw:text-box>
          </draw:frame>
        </presentation:notes>
      </draw:page>
      <draw:page draw:name="page1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ootstrapping Java SE application</text:p>
          </draw:text-box>
        </draw:frame>
        <draw:frame presentation:style-name="pr5" draw:text-style-name="P9" draw:layer="layout" svg:width="25.199cm" svg:height="13.859cm" svg:x="1.4cm" svg:y="6.124cm" presentation:class="outline" presentation:user-transformed="true">
          <draw:text-box>
            <text:p text:style-name="P10"><text:span text:style-name="T32">public</text:span><text:span text:style-name="T7"> </text:span><text:span text:style-name="T32">static</text:span><text:span text:style-name="T7"> </text:span><text:span text:style-name="T32">void</text:span><text:span text:style-name="T7"> </text:span><text:span text:style-name="T33">main</text:span><text:span text:style-name="T7"> (</text:span><text:span text:style-name="T34">String</text:span><text:span text:style-name="T7">[] </text:span><text:span text:style-name="T35">args</text:span><text:span text:style-name="T7">) {</text:span></text:p>
            <text:p text:style-name="P10"><text:span text:style-name="T7"/></text:p>
            <text:p text:style-name="P10"><text:span text:style-name="T7"><text:s text:c="4"/></text:span><text:span text:style-name="T36">SeContainerInitializer</text:span><text:span text:style-name="T7"> </text:span><text:span text:style-name="T35">initializer</text:span><text:span text:style-name="T7"> = </text:span><text:span text:style-name="T36">SeContainerInitializer</text:span><text:span text:style-name="T7">.</text:span><text:span text:style-name="T37">newInstance</text:span><text:span text:style-name="T7">();</text:span></text:p>
            <text:p text:style-name="P10"><text:span text:style-name="T7"><text:s text:c="4"/></text:span><text:span text:style-name="T32">try</text:span><text:span text:style-name="T7">( </text:span><text:span text:style-name="T38">SeContainer</text:span><text:span text:style-name="T7"> </text:span><text:span text:style-name="T35">container</text:span><text:span text:style-name="T7"> = </text:span><text:span text:style-name="T39">initializer</text:span><text:span text:style-name="T7">.</text:span><text:span text:style-name="T37">initialize</text:span><text:span text:style-name="T7">() ){</text:span></text:p>
            <text:p text:style-name="P10"><text:span text:style-name="T7"><text:s text:c="8"/></text:span><text:span text:style-name="T39">container</text:span><text:span text:style-name="T7">.</text:span><text:span text:style-name="T37">select</text:span><text:span text:style-name="T7">(</text:span><text:span text:style-name="T34">GreeterApplication</text:span><text:span text:style-name="T7">.</text:span><text:span text:style-name="T32">class</text:span><text:span text:style-name="T7">).</text:span><text:span text:style-name="T37">get</text:span><text:span text:style-name="T7">().greet();</text:span></text:p>
            <text:p text:style-name="P10"><text:span text:style-name="T7"><text:s text:c="4"/></text:span><text:span text:style-name="T7">}</text:span></text:p>
            <text:p text:style-name="P10"><text:span text:style-name="T5"/></text:p>
            <text:p text:style-name="P10"><text:span text:style-name="T7">}</text:span></text:p>
          </draw:text-box>
        </draw:frame>
        <presentation:notes draw:style-name="dp1">
          <office:forms form:automatic-focus="false" form:apply-design-mode="false"/>
          <draw:page-thumbnail draw:style-name="gr1" draw:layer="layout" svg:width="13.968cm" svg:height="10.476cm" svg:x="3.81cm" svg:y="2.123cm" draw:page-number="16" presentation:class="page"/>
          <draw:frame presentation:style-name="pr13" draw:text-style-name="P3" draw:layer="layout" svg:width="17.271cm" svg:height="14.167cm" svg:x="2.159cm" svg:y="13.271cm" presentation:class="notes" presentation:user-transformed="true">
            <draw:text-box>
              <text:p>CDI 2.0 allows us to use CDI in Java SE applications.</text:p>
              <text:p>This is how we create a CDI container, and bootstrap our application with it.</text:p>
              <text:p>Once we select our GreeterApplication and run it, it is entirely under CDI control.</text:p>
              <text:p>SeContainer implements the Instance interface.</text:p>
              <text:p>The select method selects the appropriate bean, there are multiple select methods that accept annotations, classes, or typeliterals.</text:p>
              <text:p>The get method returns the bean if there is one and only one bean that satisfies the selection.</text:p>
              <text:p>The greet method is the application’s own method.</text:p>
              <text:p/>
            </draw:text-box>
          </draw:frame>
        </presentation:notes>
      </draw:page>
      <draw:page draw:name="page1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nother Java SE example</text:p>
          </draw:text-box>
        </draw:frame>
        <draw:frame presentation:style-name="pr5" draw:text-style-name="P9" draw:layer="layout" svg:width="25.199cm" svg:height="13.859cm" svg:x="1.4cm" svg:y="4.914cm" presentation:class="outline" presentation:user-transformed="true">
          <draw:text-box>
            <text:p text:style-name="P10"><text:span text:style-name="T36">SeContainerInitializer</text:span><text:span text:style-name="T7"> </text:span><text:span text:style-name="T35">initializer</text:span><text:span text:style-name="T7"> = </text:span><text:span text:style-name="T36">SeContainerInitializer</text:span><text:span text:style-name="T7">.</text:span><text:span text:style-name="T37">newInstance</text:span><text:span text:style-name="T7">();</text:span></text:p>
            <text:p text:style-name="P10"><text:span text:style-name="T39">initializer</text:span><text:span text:style-name="T7">.</text:span><text:span text:style-name="T37">disableDiscovery</text:span><text:span text:style-name="T7">();</text:span></text:p>
            <text:p text:style-name="P10"><text:span text:style-name="T39">initializer</text:span><text:span text:style-name="T7">.</text:span><text:span text:style-name="T37">addBeanClasses</text:span><text:span text:style-name="T7">(</text:span><text:span text:style-name="T34">GreeterClient</text:span><text:span text:style-name="T7">.</text:span><text:span text:style-name="T32">class</text:span><text:span text:style-name="T7">);</text:span></text:p>
            <text:p text:style-name="P10"><text:span text:style-name="T39">initializer</text:span><text:span text:style-name="T7">.</text:span><text:span text:style-name="T37">addBeanClasses</text:span><text:span text:style-name="T7">(</text:span><text:span text:style-name="T34">User</text:span><text:span text:style-name="T7">.</text:span><text:span text:style-name="T32">class</text:span><text:span text:style-name="T7">);</text:span></text:p>
            <text:p text:style-name="P10"><text:span text:style-name="T39">initializer</text:span><text:span text:style-name="T7">.</text:span><text:span text:style-name="T37">addBeanClasses</text:span><text:span text:style-name="T7">(</text:span><text:span text:style-name="T34">EnglishHelloService</text:span><text:span text:style-name="T7">.</text:span><text:span text:style-name="T32">class</text:span><text:span text:style-name="T7">);</text:span></text:p>
            <text:p text:style-name="P10"><text:span text:style-name="T39">initializer</text:span><text:span text:style-name="T7">.</text:span><text:span text:style-name="T37">enableDecorators</text:span><text:span text:style-name="T7">(</text:span><text:span text:style-name="T34">HelloDecorator</text:span><text:span text:style-name="T7">.</text:span><text:span text:style-name="T32">class</text:span><text:span text:style-name="T7">);</text:span></text:p>
            <text:p text:style-name="P10"><text:span text:style-name="T39">initializer</text:span><text:span text:style-name="T7">.</text:span><text:span text:style-name="T37">enableInterceptors</text:span><text:span text:style-name="T7">(</text:span><text:span text:style-name="T34">LogInterceptor</text:span><text:span text:style-name="T7">.</text:span><text:span text:style-name="T32">class</text:span><text:span text:style-name="T7">);</text:span></text:p>
            <text:p text:style-name="P10"><text:span text:style-name="T5"/></text:p>
            <text:p text:style-name="P10"><text:span text:style-name="T32">try</text:span><text:span text:style-name="T7">( </text:span><text:span text:style-name="T38">SeContainer</text:span><text:span text:style-name="T7"> </text:span><text:span text:style-name="T35">container</text:span><text:span text:style-name="T7"> = </text:span><text:span text:style-name="T39">initializer</text:span><text:span text:style-name="T7">.</text:span><text:span text:style-name="T37">initialize</text:span><text:span text:style-name="T7">() ){</text:span></text:p>
            <text:p text:style-name="P10"><text:span text:style-name="T7"><text:s text:c="4"/></text:span><text:span text:style-name="T38">Instance</text:span><text:span text:style-name="T7">&lt;</text:span><text:span text:style-name="T34">GreeterApp</text:span><text:span text:style-name="T7">&gt; </text:span><text:span text:style-name="T35">instance</text:span><text:span text:style-name="T7"> = </text:span><text:span text:style-name="T39">container</text:span><text:span text:style-name="T7">.</text:span><text:span text:style-name="T37">select</text:span><text:span text:style-name="T7">(</text:span><text:span text:style-name="T34">GreeterApp</text:span><text:span text:style-name="T7">.</text:span><text:span text:style-name="T32">class</text:span><text:span text:style-name="T7">);</text:span></text:p>
            <text:p text:style-name="P10"><text:span text:style-name="T7"><text:s text:c="4"/></text:span><text:span text:style-name="T34">GreeterApp</text:span><text:span text:style-name="T7"> </text:span><text:span text:style-name="T35">greeter</text:span><text:span text:style-name="T7"> = </text:span><text:span text:style-name="T39">instance</text:span><text:span text:style-name="T7">.</text:span><text:span text:style-name="T37">get</text:span><text:span text:style-name="T7">();</text:span></text:p>
            <text:p text:style-name="P10"><text:span text:style-name="T7"><text:s text:c="4"/></text:span><text:span text:style-name="T39">greeter</text:span><text:span text:style-name="T7">.greet();</text:span></text:p>
            <text:p text:style-name="P10"><text:span text:style-name="T7">}</text:span></text:p>
          </draw:text-box>
        </draw:frame>
        <presentation:notes draw:style-name="dp1">
          <office:forms form:automatic-focus="false" form:apply-design-mode="false"/>
          <draw:page-thumbnail draw:style-name="gr1" draw:layer="layout" svg:width="13.968cm" svg:height="10.476cm" svg:x="3.81cm" svg:y="2.123cm" draw:page-number="17" presentation:class="page"/>
          <draw:frame presentation:style-name="pr16" draw:text-style-name="P3" draw:layer="layout" svg:width="17.271cm" svg:height="8.658cm" svg:x="2.159cm" svg:y="13.271cm" presentation:class="notes" presentation:user-transformed="true">
            <draw:text-box>
              <text:p>This is another Java Standard Edition example.</text:p>
              <text:p>Here we disable the default bean discovery, and we add bean classes, decorators, interceptors manually.</text:p>
              <text:p>If you have a huge application, you might not want CDI to scan and instantiate every single class you have.</text:p>
              <text:p>Maybe you just want to test a very small feature, and you do not want CDI to create the entire application.</text:p>
              <text:p>You only want a select few dependencies and a select few classes and do some tests on them.</text:p>
              <text:p>This is how CDI testing frameworks also operate, I will show them at later slides.</text:p>
            </draw:text-box>
          </draw:frame>
        </presentation:notes>
      </draw:page>
      <draw:page draw:name="page1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ean</text:p>
          </draw:text-box>
        </draw:frame>
        <draw:frame presentation:style-name="pr5" draw:text-style-name="P1" draw:layer="layout" svg:width="25.199cm" svg:height="13.859cm" svg:x="1.4cm" svg:y="4.914cm" presentation:class="outline" presentation:user-transformed="true">
          <draw:text-box>
            <text:list text:style-name="L3">
              <text:list-item>
                <text:p>Constructor has no arguments or</text:p>
              </text:list-item>
              <text:list-item>
                <text:p>Constructor is annotated with @Inject</text:p>
              </text:list-item>
              <text:list-item>
                <text:p>Not an inner class</text:p>
              </text:list-item>
              <text:list-item>
                <text:p>Not an abstract class, or is a @Decorator</text:p>
              </text:list-item>
              <text:list-item>
                <text:p>Not a CDI extension</text:p>
              </text:list-item>
              <text:list-item>
                <text:p>Not @Vetoed</text:p>
              </text:list-item>
              <text:list-item>
                <text:p>Most classes fulfill these criteria and are beans</text:p>
              </text:list-item>
            </text:list>
          </draw:text-box>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8" draw:text-style-name="P3" draw:layer="layout" svg:width="17.271cm" svg:height="11.019cm" svg:x="2.159cm" svg:y="13.271cm" presentation:class="notes" presentation:user-transformed="true">
            <draw:text-box>
              <text:p>I have already used the word “bean” but what are beans or more properly managed beans?</text:p>
              <text:p>Beans are classes the CDI container can instantiate, proxy, and do certain operations with it.</text:p>
              <text:p>In order to do that, it has some technical restrictions.</text:p>
              <text:p>It needs to have a constructor that CDI can call, either a no-args constructor or one annotated with @Inject.</text:p>
              <text:p>It can not be an inner class, an abstract class (unless it is a @Decorator), and it is highly recommended to avoid final classes and final methods.</text:p>
              <text:p>It can not be a CDI extension.</text:p>
              <text:p>It can not be @Vetoed.</text:p>
              <text:p>Most classes fulfill these criteria and are beans.</text:p>
              <text:p>The most different classes are data classes.</text:p>
            </draw:text-box>
          </draw:frame>
        </presentation:notes>
      </draw:page>
      <draw:page draw:name="page1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bean</text:p>
          </draw:text-box>
        </draw:frame>
        <draw:frame presentation:style-name="pr5" draw:text-style-name="P15" draw:layer="layout" svg:width="25.199cm" svg:height="13.859cm" svg:x="1.4cm" svg:y="4.914cm" presentation:class="outline" presentation:user-transformed="true">
          <draw:text-box>
            <text:p text:style-name="P10"><text:span text:style-name="T40">public</text:span><text:span text:style-name="T41"> </text:span><text:span text:style-name="T40">class</text:span><text:span text:style-name="T41"> </text:span><text:span text:style-name="T42">HelloService</text:span><text:span text:style-name="T41"> {</text:span></text:p>
            <text:p text:style-name="P10"><text:span text:style-name="T43"/></text:p>
            <text:p text:style-name="P10"><text:span text:style-name="T41"><text:s text:c="4"/></text:span><text:span text:style-name="T40">public</text:span><text:span text:style-name="T41"> </text:span><text:span text:style-name="T42">String</text:span><text:span text:style-name="T41"> </text:span><text:span text:style-name="T44">hello</text:span><text:span text:style-name="T41"> () {</text:span></text:p>
            <text:p text:style-name="P10"><text:span text:style-name="T41"><text:s text:c="8"/></text:span><text:span text:style-name="T40">return</text:span><text:span text:style-name="T41"> </text:span><text:span text:style-name="T45">"Hello World!"</text:span><text:span text:style-name="T41">;</text:span></text:p>
            <text:p text:style-name="P10"><text:span text:style-name="T41"><text:s text:c="4"/></text:span><text:span text:style-name="T41">}</text:span></text:p>
            <text:p text:style-name="P10"><text:span text:style-name="T43"/></text:p>
            <text:p text:style-name="P10"><text:span text:style-name="T41">}</text:span></text:p>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6" draw:text-style-name="P4" draw:layer="layout" svg:width="17.271cm" svg:height="12.572cm" svg:x="2.159cm" svg:y="13.271cm" presentation:class="notes" presentation:placeholder="true" presentation:user-transformed="true">
            <draw:text-box/>
          </draw:frame>
        </presentation:notes>
      </draw:page>
      <draw:page draw:name="page2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Not a bean</text:p>
          </draw:text-box>
        </draw:frame>
        <draw:frame presentation:style-name="pr17" draw:text-style-name="P16" draw:layer="layout" svg:width="25.199cm" svg:height="13.985cm" svg:x="1.4cm" svg:y="4.851cm" presentation:class="outline" presentation:user-transformed="true">
          <draw:text-box>
            <text:p text:style-name="P13"><text:span text:style-name="T40">public</text:span><text:span text:style-name="T41"> </text:span><text:span text:style-name="T40">class</text:span><text:span text:style-name="T41"> </text:span><text:span text:style-name="T42">HelloService</text:span><text:span text:style-name="T41"> {</text:span><text:span text:style-name="T41"><text:line-break/></text:span><text:span text:style-name="T41"><text:line-break/></text:span><text:span text:style-name="T41"> <text:s text:c="3"/></text:span><text:span text:style-name="T40">private</text:span><text:span text:style-name="T41"> </text:span><text:span text:style-name="T40">final</text:span><text:span text:style-name="T41"> </text:span><text:span text:style-name="T42">String</text:span><text:span text:style-name="T41"> </text:span><text:span text:style-name="T46">greeting</text:span><text:span text:style-name="T41">;</text:span><text:span text:style-name="T41"><text:line-break/></text:span><text:span text:style-name="T41"><text:line-break/></text:span><text:span text:style-name="T41"> <text:s text:c="3"/></text:span><text:span text:style-name="T40">public</text:span><text:span text:style-name="T41"> </text:span><text:span text:style-name="T44">HelloService</text:span><text:span text:style-name="T41">(</text:span><text:span text:style-name="T42">String</text:span><text:span text:style-name="T41"> </text:span><text:span text:style-name="T47">greeting</text:span><text:span text:style-name="T41">) {</text:span><text:span text:style-name="T41"><text:line-break/></text:span><text:span text:style-name="T41"> <text:s text:c="7"/></text:span><text:span text:style-name="T40">this</text:span><text:span text:style-name="T41">.</text:span><text:span text:style-name="T46">greeting</text:span><text:span text:style-name="T41"> = </text:span><text:span text:style-name="T48">greeting</text:span><text:span text:style-name="T41">;</text:span><text:span text:style-name="T41"><text:line-break/></text:span><text:span text:style-name="T43"> <text:s text:c="3"/>}</text:span><text:span text:style-name="T43"><text:line-break/></text:span><text:span text:style-name="T43"><text:line-break/></text:span><text:span text:style-name="T41"> <text:s text:c="3"/></text:span><text:span text:style-name="T40">public</text:span><text:span text:style-name="T41"> </text:span><text:span text:style-name="T42">String</text:span><text:span text:style-name="T41"> </text:span><text:span text:style-name="T44">hello</text:span><text:span text:style-name="T41">() {</text:span><text:span text:style-name="T41"><text:line-break/></text:span><text:span text:style-name="T41"> <text:s text:c="7"/></text:span><text:span text:style-name="T40">return</text:span><text:span text:style-name="T41"> </text:span><text:span text:style-name="T46">greeting</text:span><text:span text:style-name="T41">;</text:span><text:span text:style-name="T41"><text:line-break/></text:span><text:span text:style-name="T43"> <text:s text:c="3"/>}</text:span><text:span text:style-name="T43"><text:line-break/></text:span><text:span text:style-name="T43"><text:line-break/></text:span><text:span text:style-name="T43">}</text:span></text:p>
          </draw:text-box>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6" draw:text-style-name="P3" draw:layer="layout" svg:width="17.271cm" svg:height="12.572cm" svg:x="2.159cm" svg:y="13.271cm" presentation:class="notes" presentation:user-transformed="true">
            <draw:text-box>
              <text:p>This is not a bean because the constructor has a parameter and is not annotated with @Inject.</text:p>
              <text:p/>
            </draw:text-box>
          </draw:frame>
        </presentation:notes>
      </draw:page>
      <draw:page draw:name="page2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lso a bean</text:p>
          </draw:text-box>
        </draw:frame>
        <draw:frame presentation:style-name="pr18" draw:text-style-name="P16" draw:layer="layout" svg:width="25.199cm" svg:height="13.875cm" svg:x="1.4cm" svg:y="4.904cm" presentation:class="outline" presentation:user-transformed="true">
          <draw:text-box>
            <text:p text:style-name="P13"><text:span text:style-name="T40">public</text:span><text:span text:style-name="T41"> </text:span><text:span text:style-name="T40">class</text:span><text:span text:style-name="T41"> </text:span><text:span text:style-name="T42">HelloService</text:span><text:span text:style-name="T41"> {</text:span><text:span text:style-name="T41"><text:line-break/></text:span><text:span text:style-name="T41"><text:line-break/></text:span><text:span text:style-name="T41"> <text:s text:c="3"/></text:span><text:span text:style-name="T40">private</text:span><text:span text:style-name="T41"> </text:span><text:span text:style-name="T40">final</text:span><text:span text:style-name="T41"> </text:span><text:span text:style-name="T42">String</text:span><text:span text:style-name="T41"> </text:span><text:span text:style-name="T46">greeting</text:span><text:span text:style-name="T41">;</text:span><text:span text:style-name="T41"><text:line-break/></text:span><text:span text:style-name="T41"><text:line-break/></text:span><text:span text:style-name="T41"> <text:s text:c="3"/></text:span><text:span text:style-name="T49">@Inject</text:span><text:span text:style-name="T49"><text:line-break/></text:span><text:span text:style-name="T41"> <text:s text:c="3"/></text:span><text:span text:style-name="T40">public</text:span><text:span text:style-name="T41"> </text:span><text:span text:style-name="T44">HelloService</text:span><text:span text:style-name="T41">(</text:span><text:span text:style-name="T49">@Greeting</text:span><text:span text:style-name="T41"> </text:span><text:span text:style-name="T42">String</text:span><text:span text:style-name="T41"> </text:span><text:span text:style-name="T47">greeting</text:span><text:span text:style-name="T41">) {</text:span><text:span text:style-name="T41"><text:line-break/></text:span><text:span text:style-name="T41"> <text:s text:c="7"/></text:span><text:span text:style-name="T40">this</text:span><text:span text:style-name="T41">.</text:span><text:span text:style-name="T46">greeting</text:span><text:span text:style-name="T41"> = </text:span><text:span text:style-name="T48">greeting</text:span><text:span text:style-name="T41">;</text:span><text:span text:style-name="T41"><text:line-break/></text:span><text:span text:style-name="T43"> <text:s text:c="3"/>}</text:span><text:span text:style-name="T43"><text:line-break/></text:span><text:span text:style-name="T43"><text:line-break/></text:span><text:span text:style-name="T41"> <text:s text:c="3"/></text:span><text:span text:style-name="T40">public</text:span><text:span text:style-name="T41"> </text:span><text:span text:style-name="T42">String</text:span><text:span text:style-name="T41"> </text:span><text:span text:style-name="T44">hello</text:span><text:span text:style-name="T41">() {</text:span><text:span text:style-name="T41"><text:line-break/></text:span><text:span text:style-name="T41"> <text:s text:c="7"/></text:span><text:span text:style-name="T40">return</text:span><text:span text:style-name="T41"> </text:span><text:span text:style-name="T46">greeting</text:span><text:span text:style-name="T41">;</text:span><text:span text:style-name="T41"><text:line-break/></text:span><text:span text:style-name="T43"> <text:s text:c="3"/>}</text:span><text:span text:style-name="T43"><text:line-break/></text:span><text:span text:style-name="T43"><text:line-break/></text:span><text:span text:style-name="T43">}</text:span></text:p>
          </draw:text-box>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6" draw:text-style-name="P3" draw:layer="layout" svg:width="17.271cm" svg:height="12.572cm" svg:x="2.159cm" svg:y="13.271cm" presentation:class="notes" presentation:user-transformed="true">
            <draw:text-box>
              <text:p>This is also a bean because the constructor is annotated with @Inject, and we also have a CDI qualifier on its parameter. I will talk about qualifiers later.</text:p>
              <text:p/>
            </draw:text-box>
          </draw:frame>
        </presentation:notes>
      </draw:page>
      <draw:page draw:name="page2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Dependency injection</text:p>
          </draw:text-box>
        </draw:frame>
        <draw:frame presentation:style-name="pr5" draw:text-style-name="P1" draw:layer="layout" svg:width="25.199cm" svg:height="13.859cm" svg:x="1.4cm" svg:y="4.914cm" presentation:class="outline" presentation:user-transformed="true">
          <draw:text-box>
            <text:list text:style-name="L3">
              <text:list-item>
                <text:p>Inversion of Control</text:p>
              </text:list-item>
              <text:list-item>
                <text:p>Request rather than create dependencies</text:p>
              </text:list-item>
              <text:list-item>
                <text:p>Separate construction and use of objects</text:p>
              </text:list-item>
              <text:list-item>
                <text:p>Decoupling</text:p>
              </text:list-item>
              <text:list-item>
                <text:p>Flexible</text:p>
              </text:list-item>
              <text:list-item>
                <text:p>Replaceable</text:p>
              </text:list-item>
              <text:list-item>
                <text:p>Testable</text:p>
              </text:list-item>
              <text:list-item>
                <text:p>Readable</text:p>
              </text:list-item>
            </text:list>
          </draw:text-box>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19" draw:text-style-name="P3" draw:layer="layout" svg:width="17.271cm" svg:height="11.019cm" svg:x="2.159cm" svg:y="13.271cm" presentation:class="notes" presentation:user-transformed="true">
            <draw:text-box>
              <text:p>Since some of you have some Spring experience, you should already know some dependency injection.</text:p>
              <text:p>Inversion of control means we request dependencies from the container, instead of creating them by hand.</text:p>
              <text:p>We separate the construction and use of objects, we construct objects outside, and we use them inside.</text:p>
              <text:p>Why is this good? Because we decouple the dependency creation from the usage. This makes it more flexible, replacable, testable, readable.</text:p>
              <text:p>We do not use hardcoded objects, rather we request from some outside configuration that can change.</text:p>
              <text:p>For example if we are testing we need a different configuration with different dependencies, as opposed to when we a running on a live system.</text:p>
            </draw:text-box>
          </draw:frame>
        </presentation:notes>
      </draw:page>
      <draw:page draw:name="page2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Dependency injection frameworks</text:p>
          </draw:text-box>
        </draw:frame>
        <draw:frame presentation:style-name="pr5" draw:text-style-name="P1" draw:layer="layout" svg:width="25.199cm" svg:height="13.859cm" svg:x="1.4cm" svg:y="4.914cm" presentation:class="outline" presentation:user-transformed="true">
          <draw:text-box>
            <text:list text:style-name="L3">
              <text:list-item>
                <text:p>CDI</text:p>
              </text:list-item>
              <text:list-item>
                <text:p>Spring</text:p>
              </text:list-item>
              <text:list-item>
                <text:p>Guice</text:p>
              </text:list-item>
              <text:list-item>
                <text:p>Dagger</text:p>
              </text:list-item>
              <text:list-item>
                <text:p>PicoContainer</text:p>
              </text:list-item>
              <text:list-item>
                <text:p>Play Framework</text:p>
              </text:list-item>
            </text:list>
          </draw:text-box>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6" draw:text-style-name="P3" draw:layer="layout" svg:width="17.271cm" svg:height="12.572cm" svg:x="2.159cm" svg:y="13.271cm" presentation:class="notes" presentation:user-transformed="true">
            <draw:text-box>
              <text:p>We have already mentioned CDI, Spring, and Guice.</text:p>
              <text:p>I apologize but I have no experience with the others.</text:p>
              <text:p/>
            </draw:text-box>
          </draw:frame>
        </presentation:notes>
      </draw:page>
      <draw:page draw:name="page2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Constructor injection</text:p>
          </draw:text-box>
        </draw:frame>
        <draw:frame presentation:style-name="pr5" draw:text-style-name="P17" draw:layer="layout" svg:width="25.199cm" svg:height="13.859cm" svg:x="1.4cm" svg:y="4.914cm" presentation:class="outline" presentation:user-transformed="true">
          <draw:text-box>
            <text:p text:style-name="P10"><text:span text:style-name="T50">public</text:span><text:span text:style-name="T51"> </text:span><text:span text:style-name="T50">class</text:span><text:span text:style-name="T51"> </text:span><text:span text:style-name="T52">GreeterClient</text:span><text:span text:style-name="T51"> {</text:span></text:p>
            <text:p text:style-name="P10"><text:span text:style-name="T53"/></text:p>
            <text:p text:style-name="P10"><text:span text:style-name="T51"><text:s text:c="4"/></text:span><text:span text:style-name="T50">private</text:span><text:span text:style-name="T51"> </text:span><text:span text:style-name="T52">HelloService</text:span><text:span text:style-name="T51"> </text:span><text:span text:style-name="T54">hello</text:span><text:span text:style-name="T51">;</text:span></text:p>
            <text:p text:style-name="P10"><text:span text:style-name="T53"/></text:p>
            <text:p text:style-name="P10"><text:span text:style-name="T51"><text:s text:c="4"/></text:span><text:span text:style-name="T55">@Inject</text:span></text:p>
            <text:p text:style-name="P10"><text:span text:style-name="T51"><text:s text:c="4"/></text:span><text:span text:style-name="T50">public</text:span><text:span text:style-name="T51"> </text:span><text:span text:style-name="T56">GreeterClient</text:span><text:span text:style-name="T51"> (</text:span><text:span text:style-name="T52">HelloService</text:span><text:span text:style-name="T51"> </text:span><text:span text:style-name="T57">hello</text:span><text:span text:style-name="T51">) {</text:span></text:p>
            <text:p text:style-name="P10"><text:span text:style-name="T51"><text:s text:c="8"/></text:span><text:span text:style-name="T50">this</text:span><text:span text:style-name="T51">.hello = </text:span><text:span text:style-name="T58">hello</text:span><text:span text:style-name="T51">;</text:span></text:p>
            <text:p text:style-name="P10"><text:span text:style-name="T51"><text:s text:c="4"/></text:span><text:span text:style-name="T51">}</text:span></text:p>
            <text:p text:style-name="P10"><text:span text:style-name="T53"/></text:p>
            <text:p text:style-name="P10"><text:span text:style-name="T51">}</text:span></text:p>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6" draw:text-style-name="P3" draw:layer="layout" svg:width="17.271cm" svg:height="12.572cm" svg:x="2.159cm" svg:y="13.271cm" presentation:class="notes" presentation:user-transformed="true">
            <draw:text-box>
              <text:p>There are three types of dependency injection within CDI: Constructor, field, and method injection.</text:p>
              <text:p>Constructor injection can accept dependencies as constructor parameters.</text:p>
              <text:p>This allows final fields, as well as logic within the constructor. However it has one significant drawback, it does not support circular dependencies.</text:p>
              <text:p>For other types of dependency injection we can use the @PostConstruct annotation on methods to allow initialization logic.</text:p>
              <text:p/>
            </draw:text-box>
          </draw:frame>
        </presentation:notes>
      </draw:page>
      <draw:page draw:name="page2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etter injection</text:p>
          </draw:text-box>
        </draw:frame>
        <draw:frame presentation:style-name="pr5" draw:text-style-name="P17" draw:layer="layout" svg:width="25.199cm" svg:height="13.859cm" svg:x="1.4cm" svg:y="4.914cm" presentation:class="outline" presentation:user-transformed="true">
          <draw:text-box>
            <text:p text:style-name="P10"><text:span text:style-name="T50">public</text:span><text:span text:style-name="T51"> </text:span><text:span text:style-name="T50">class</text:span><text:span text:style-name="T51"> </text:span><text:span text:style-name="T52">GreeterClient</text:span><text:span text:style-name="T51"> {</text:span></text:p>
            <text:p text:style-name="P10"><text:span text:style-name="T53"/></text:p>
            <text:p text:style-name="P10"><text:span text:style-name="T51"><text:s text:c="4"/></text:span><text:span text:style-name="T50">private</text:span><text:span text:style-name="T51"> </text:span><text:span text:style-name="T52">HelloService</text:span><text:span text:style-name="T51"> </text:span><text:span text:style-name="T54">hello</text:span><text:span text:style-name="T51">;</text:span></text:p>
            <text:p text:style-name="P10"><text:span text:style-name="T53"/></text:p>
            <text:p text:style-name="P10"><text:span text:style-name="T51"><text:s text:c="4"/></text:span><text:span text:style-name="T55">@Inject</text:span></text:p>
            <text:p text:style-name="P10"><text:span text:style-name="T51"><text:s text:c="4"/></text:span><text:span text:style-name="T50">public</text:span><text:span text:style-name="T51"> </text:span><text:span text:style-name="T50">void</text:span><text:span text:style-name="T51"> </text:span><text:span text:style-name="T56">setService</text:span><text:span text:style-name="T51"> (</text:span><text:span text:style-name="T52">HelloService</text:span><text:span text:style-name="T51"> </text:span><text:span text:style-name="T57">hello</text:span><text:span text:style-name="T51">) {</text:span></text:p>
            <text:p text:style-name="P10"><text:span text:style-name="T51"><text:s text:c="8"/></text:span><text:span text:style-name="T50">this</text:span><text:span text:style-name="T51">.</text:span><text:span text:style-name="T54">hello</text:span><text:span text:style-name="T51"> = </text:span><text:span text:style-name="T58">hello</text:span><text:span text:style-name="T51">;</text:span></text:p>
            <text:p text:style-name="P10"><text:span text:style-name="T51"><text:s text:c="4"/></text:span><text:span text:style-name="T51">}</text:span></text:p>
            <text:p text:style-name="P10"><text:span text:style-name="T53"/></text:p>
            <text:p text:style-name="P10"><text:span text:style-name="T51">}</text:span></text:p>
          </draw:text-box>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6" draw:text-style-name="P3" draw:layer="layout" svg:width="17.271cm" svg:height="12.572cm" svg:x="2.159cm" svg:y="13.271cm" presentation:class="notes" presentation:user-transformed="true">
            <draw:text-box>
              <text:p>There is also the setter injection, or method injection if you like that better.</text:p>
              <text:p>CDI can detect these setters, and use these setters to inject your fields, your dependencies.</text:p>
              <text:p>This approach is mainly used to maintain compatibility with older technologies that rely on setters.</text:p>
              <text:p/>
            </draw:text-box>
          </draw:frame>
        </presentation:notes>
      </draw:page>
      <draw:page draw:name="page2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Field injection</text:p>
          </draw:text-box>
        </draw:frame>
        <draw:frame presentation:style-name="pr5" draw:text-style-name="P17" draw:layer="layout" svg:width="25.199cm" svg:height="13.859cm" svg:x="1.4cm" svg:y="4.914cm" presentation:class="outline" presentation:user-transformed="true">
          <draw:text-box>
            <text:p text:style-name="P10"><text:span text:style-name="T50">public</text:span><text:span text:style-name="T51"> </text:span><text:span text:style-name="T50">class</text:span><text:span text:style-name="T51"> </text:span><text:span text:style-name="T52">GreeterClient</text:span><text:span text:style-name="T51"> {</text:span></text:p>
            <text:p text:style-name="P10"><text:span text:style-name="T53"/></text:p>
            <text:p text:style-name="P10"><text:span text:style-name="T51"><text:s text:c="4"/></text:span><text:span text:style-name="T55">@Inject</text:span></text:p>
            <text:p text:style-name="P10"><text:span text:style-name="T51"><text:s text:c="4"/></text:span><text:span text:style-name="T50">private</text:span><text:span text:style-name="T51"> </text:span><text:span text:style-name="T52">HelloService</text:span><text:span text:style-name="T51"> </text:span><text:span text:style-name="T54">hello</text:span><text:span text:style-name="T51">;</text:span></text:p>
            <text:p text:style-name="P10"><text:span text:style-name="T53"/></text:p>
            <text:p text:style-name="P10"><text:span text:style-name="T51"><text:s text:c="4"/></text:span><text:span text:style-name="T50">public</text:span><text:span text:style-name="T51"> </text:span><text:span text:style-name="T50">void</text:span><text:span text:style-name="T51"> </text:span><text:span text:style-name="T56">displayHello</text:span><text:span text:style-name="T51"> () {</text:span></text:p>
            <text:p text:style-name="P10"><text:span text:style-name="T51"><text:s text:c="8"/></text:span><text:span text:style-name="T59">display</text:span><text:span text:style-name="T51">(</text:span><text:span text:style-name="T54">hello</text:span><text:span text:style-name="T51">.hello());</text:span></text:p>
            <text:p text:style-name="P10"><text:span text:style-name="T51"><text:s text:c="4"/></text:span><text:span text:style-name="T51">}</text:span></text:p>
            <text:p text:style-name="P10"><text:span text:style-name="T53"/></text:p>
            <text:p text:style-name="P10"><text:span text:style-name="T51">}</text:span></text:p>
          </draw:text-box>
        </draw:frame>
        <presentation:notes draw:style-name="dp2">
          <office:forms form:automatic-focus="false" form:apply-design-mode="false"/>
          <draw:page-thumbnail draw:style-name="gr1" draw:layer="layout" svg:width="13.968cm" svg:height="10.476cm" svg:x="3.81cm" svg:y="2.123cm" draw:page-number="26" presentation:class="page"/>
          <draw:frame presentation:style-name="pr20" draw:text-style-name="P3" draw:layer="layout" svg:width="17.271cm" svg:height="3.149cm" svg:x="2.159cm" svg:y="12.941cm" presentation:class="notes" presentation:user-transformed="true">
            <draw:text-box>
              <text:p>And finally there is also field injection.</text:p>
              <text:p>Personally I like field injection the best, I think that’s the most straightforward.</text:p>
              <text:p/>
            </draw:text-box>
          </draw:frame>
        </presentation:notes>
      </draw:page>
      <draw:page draw:name="page2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Type safety</text:p>
          </draw:text-box>
        </draw:frame>
        <draw:frame presentation:style-name="pr21" draw:text-style-name="P17" draw:layer="layout" svg:width="25.199cm" svg:height="13.989cm" svg:x="1.4cm" svg:y="4.849cm" presentation:class="outline" presentation:user-transformed="true">
          <draw:text-box>
            <text:p text:style-name="P10"><text:span text:style-name="T50">public</text:span><text:span text:style-name="T51"> </text:span><text:span text:style-name="T50">class</text:span><text:span text:style-name="T51"> </text:span><text:span text:style-name="T52">GreeterClient</text:span><text:span text:style-name="T51"> {</text:span></text:p>
            <text:p text:style-name="P10"><text:span text:style-name="T53"/></text:p>
            <text:p text:style-name="P10"><text:span text:style-name="T51"><text:s text:c="4"/></text:span><text:span text:style-name="T55">@Inject</text:span></text:p>
            <text:p text:style-name="P10"><text:span text:style-name="T51"><text:s text:c="4"/></text:span><text:span text:style-name="T50">private</text:span><text:span text:style-name="T51"> </text:span><text:span text:style-name="T60">HelloService</text:span><text:span text:style-name="T51"> </text:span><text:span text:style-name="T54">hello</text:span><text:span text:style-name="T51">;</text:span></text:p>
            <text:p text:style-name="P10"><text:span text:style-name="T53"/></text:p>
            <text:p text:style-name="P10"><text:span text:style-name="T51"><text:s text:c="4"/></text:span><text:span text:style-name="T55">@Inject</text:span></text:p>
            <text:p text:style-name="P10"><text:span text:style-name="T51"><text:s text:c="4"/></text:span><text:span text:style-name="T50">private</text:span><text:span text:style-name="T51"> </text:span><text:span text:style-name="T52">EmailService</text:span><text:span text:style-name="T51"> </text:span><text:span text:style-name="T54">email</text:span><text:span text:style-name="T51">;</text:span></text:p>
            <text:p text:style-name="P10"><text:span text:style-name="T53"/></text:p>
            <text:p text:style-name="P10"><text:span text:style-name="T51"><text:s text:c="4"/></text:span><text:span text:style-name="T50">public</text:span><text:span text:style-name="T51"> </text:span><text:span text:style-name="T50">void</text:span><text:span text:style-name="T51"> </text:span><text:span text:style-name="T56">sendHello</text:span><text:span text:style-name="T51"> () {</text:span></text:p>
            <text:p text:style-name="P10"><text:span text:style-name="T51"><text:s text:c="8"/></text:span><text:span text:style-name="T54">email</text:span><text:span text:style-name="T51">.</text:span><text:span text:style-name="T59">send</text:span><text:span text:style-name="T51">(</text:span><text:span text:style-name="T54">hello</text:span><text:span text:style-name="T51">.</text:span><text:span text:style-name="T59">hello</text:span><text:span text:style-name="T51">());</text:span></text:p>
            <text:p text:style-name="P10"><text:span text:style-name="T51"><text:s text:c="4"/></text:span><text:span text:style-name="T51">}</text:span></text:p>
            <text:p text:style-name="P10"><text:span text:style-name="T53"/></text:p>
            <text:p text:style-name="P10"><text:span text:style-name="T51">}</text:span></text:p>
          </draw:text-box>
        </draw:frame>
        <presentation:notes draw:style-name="dp2">
          <office:forms form:automatic-focus="false" form:apply-design-mode="false"/>
          <draw:page-thumbnail draw:style-name="gr1" draw:layer="layout" svg:width="13.968cm" svg:height="10.476cm" svg:x="3.81cm" svg:y="2.123cm" draw:page-number="27" presentation:class="page"/>
          <draw:frame presentation:style-name="pr6" draw:text-style-name="P4" draw:layer="layout" svg:width="17.271cm" svg:height="12.572cm" svg:x="2.159cm" svg:y="13.271cm" presentation:class="notes">
            <draw:text-box>
              <text:p><text:span text:style-name="T2">CDI has type safety.</text:span></text:p>
              <text:p><text:span text:style-name="T2">If you have an injection point with a type, CDI will only inject or try to inject those beans that conform to this particular type.</text:span></text:p>
              <text:p><text:span text:style-name="T2">You don’t have names, extensive external configurations, you inject it by type.</text:span></text:p>
              <text:p><text:span text:style-name="T2">This very simplifies development, but you have to be aware of some drawbacks.</text:span></text:p>
              <text:p><text:span text:style-name="T2">Like if you have multiple implementations, it won’t be able to decide which to inject.</text:span></text:p>
              <text:p><text:span text:style-name="T2">In this example we have a GreeterClient, which depends on a HelloServicec and an EmailService, and it sends an email with a hello text.</text:span></text:p>
              <text:p><text:span text:style-name="T2"/></text:p>
            </draw:text-box>
          </draw:frame>
        </presentation:notes>
      </draw:page>
      <draw:page draw:name="page2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No type erasure</text:p>
          </draw:text-box>
        </draw:frame>
        <draw:frame presentation:style-name="pr5" draw:text-style-name="P17" draw:layer="layout" svg:width="25.199cm" svg:height="13.859cm" svg:x="1.4cm" svg:y="4.914cm" presentation:class="outline" presentation:user-transformed="true">
          <draw:text-box>
            <text:p text:style-name="P10"><text:span text:style-name="T50">public</text:span><text:span text:style-name="T51"> </text:span><text:span text:style-name="T50">class</text:span><text:span text:style-name="T51"> </text:span><text:span text:style-name="T52">GreeterClient</text:span><text:span text:style-name="T51"> {</text:span></text:p>
            <text:p text:style-name="P10"><text:span text:style-name="T53"/></text:p>
            <text:p text:style-name="P10"><text:span text:style-name="T51"><text:s text:c="4"/></text:span><text:span text:style-name="T55">@Inject</text:span></text:p>
            <text:p text:style-name="P10"><text:span text:style-name="T51"><text:s text:c="4"/></text:span><text:span text:style-name="T50">private</text:span><text:span text:style-name="T51"> </text:span><text:span text:style-name="T52">Service</text:span><text:span text:style-name="T51">&lt;</text:span><text:span text:style-name="T52">Hello</text:span><text:span text:style-name="T51">&gt; </text:span><text:span text:style-name="T54">hello</text:span><text:span text:style-name="T51">;</text:span></text:p>
            <text:p text:style-name="P10"><text:span text:style-name="T53"/></text:p>
            <text:p text:style-name="P10"><text:span text:style-name="T51"><text:s text:c="4"/></text:span><text:span text:style-name="T55">@Inject</text:span></text:p>
            <text:p text:style-name="P10"><text:span text:style-name="T51"><text:s text:c="4"/></text:span><text:span text:style-name="T50">private</text:span><text:span text:style-name="T51"> </text:span><text:span text:style-name="T52">Service</text:span><text:span text:style-name="T51">&lt;</text:span><text:span text:style-name="T52">Email</text:span><text:span text:style-name="T51">&gt; </text:span><text:span text:style-name="T54">email</text:span><text:span text:style-name="T51">;</text:span></text:p>
            <text:p text:style-name="P10"><text:span text:style-name="T53"/></text:p>
            <text:p text:style-name="P10"><text:span text:style-name="T51">}</text:span></text:p>
          </draw:text-box>
        </draw:frame>
        <presentation:notes draw:style-name="dp2">
          <draw:page-thumbnail draw:style-name="gr1" draw:layer="layout" svg:width="13.968cm" svg:height="10.476cm" svg:x="3.81cm" svg:y="2.123cm" draw:page-number="28" presentation:class="page"/>
          <draw:frame presentation:style-name="pr6" draw:text-style-name="P3" draw:layer="layout" svg:width="17.271cm" svg:height="12.572cm" svg:x="2.159cm" svg:y="13.271cm" presentation:class="notes">
            <draw:text-box>
              <text:p>Java has a disgusting property that it erases the types of generics.</text:p>
              <text:p>I don’t know how, but CDI somehow circumvents this.</text:p>
              <text:p>So if you inject a Service&lt;Hello&gt; and a Service&lt;Email&gt;, that will be fine CDI wise.</text:p>
              <text:p>I don’t know how does CDI do this, I think it gives some metadata or something like that. I don’t know.</text:p>
              <text:p>But anyway, on a JVM level you don’t have this kind of differentiation. Right?</text:p>
              <text:p>On a JVM level the virtual machine only sees Service and Service.</text:p>
              <text:p/>
            </draw:text-box>
          </draw:frame>
        </presentation:notes>
      </draw:page>
      <draw:page draw:name="page2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faces can be injected too</text:p>
          </draw:text-box>
        </draw:frame>
        <draw:frame presentation:style-name="pr5" draw:text-style-name="P17" draw:layer="layout" svg:width="25.199cm" svg:height="13.859cm" svg:x="1.4cm" svg:y="4.914cm" presentation:class="outline" presentation:user-transformed="true">
          <draw:text-box>
            <text:p text:style-name="P10"><text:span text:style-name="T50">public</text:span><text:span text:style-name="T51"> </text:span><text:span text:style-name="T50">interface</text:span><text:span text:style-name="T51"> </text:span><text:span text:style-name="T61">HelloService</text:span><text:span text:style-name="T51"> {</text:span></text:p>
            <text:p text:style-name="P10"><text:span text:style-name="T51"/></text:p>
            <text:p text:style-name="P10"><text:span text:style-name="T51"><text:s text:c="4"/></text:span><text:span text:style-name="T50">public</text:span><text:span text:style-name="T51"> </text:span><text:span text:style-name="T52">String</text:span><text:span text:style-name="T51"> </text:span><text:span text:style-name="T56">hello</text:span><text:span text:style-name="T51"> ();</text:span></text:p>
            <text:p text:style-name="P10"><text:span text:style-name="T51"/></text:p>
            <text:p text:style-name="P10"><text:span text:style-name="T51">}</text:span></text:p>
          </draw:text-box>
        </draw:frame>
        <presentation:notes draw:style-name="dp2">
          <draw:page-thumbnail draw:style-name="gr1" draw:layer="layout" svg:width="13.968cm" svg:height="10.476cm" svg:x="3.81cm" svg:y="2.123cm" draw:page-number="29" presentation:class="page"/>
          <draw:frame presentation:style-name="pr6" draw:text-style-name="P4" draw:layer="layout" svg:width="17.271cm" svg:height="12.572cm" svg:x="2.159cm" svg:y="13.271cm" presentation:class="notes">
            <draw:text-box>
              <text:p><text:span text:style-name="T2">Interfaces can be injected too.</text:span></text:p>
              <text:p><text:span text:style-name="T2">So CDI will look up the implementations for a certain interface, and will automatically find the implementations and inject them, if it can inject them.</text:span></text:p>
              <text:p><text:span text:style-name="T2">It can still only inject only one type, so only one implementation could be available.</text:span></text:p>
              <text:p><text:span text:style-name="T2">We will see an exception from this.</text:span></text:p>
              <text:p><text:span text:style-name="T2"/></text:p>
              <text:p><text:span text:style-name="T2"/></text:p>
            </draw:text-box>
          </draw:frame>
        </presentation:notes>
      </draw:page>
      <draw:page draw:name="page3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Unsatisfied dependencies</text:p>
          </draw:text-box>
        </draw:frame>
        <draw:frame presentation:style-name="pr5" draw:text-style-name="P18" draw:layer="layout" svg:width="25.199cm" svg:height="13.859cm" svg:x="1.4cm" svg:y="4.914cm" presentation:class="outline" presentation:user-transformed="true">
          <draw:text-box>
            <text:p text:style-name="P10"><text:span text:style-name="T62">org.jboss.weld.exceptions.DeploymentException</text:span><text:span text:style-name="T63">: WELD-001408: Unsatisfied dependencies for type HelloService with qualifiers @Default</text:span></text:p>
            <text:p text:style-name="P10"><text:span text:style-name="T64"><text:s text:c="2"/></text:span><text:span text:style-name="T64">at injection point [BackedAnnotatedField] @Inject private GreeterClient.hello</text:span></text:p>
            <text:p text:style-name="P10"><text:span text:style-name="T64"><text:s text:c="2"/></text:span><text:span text:style-name="T64">at GreeterClient.hello(</text:span><text:span text:style-name="T62">GreeterClient.java:0</text:span><text:span text:style-name="T64">)</text:span></text:p>
            <text:p text:style-name="P10"><text:span text:style-name="T65"/></text:p>
          </draw:text-box>
        </draw:frame>
        <presentation:notes draw:style-name="dp2">
          <draw:page-thumbnail draw:style-name="gr1" draw:layer="layout" svg:width="13.968cm" svg:height="10.476cm" svg:x="3.81cm" svg:y="2.123cm" draw:page-number="30" presentation:class="page"/>
          <draw:frame presentation:style-name="pr6" draw:text-style-name="P3" draw:layer="layout" svg:width="17.271cm" svg:height="12.572cm" svg:x="2.159cm" svg:y="13.271cm" presentation:class="notes" presentation:user-transformed="true">
            <draw:text-box>
              <text:p>First of all, if your interface is not implemented, CDI will not start your application basically. It will complain about Unsatisfied dependencies.</text:p>
              <text:p>CDI only sees the interface, it cannot inject anything, because there is no implementation.</text:p>
              <text:p/>
            </draw:text-box>
          </draw:frame>
        </presentation:notes>
      </draw:page>
      <draw:page draw:name="page3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Let's implement the interface</text:p>
          </draw:text-box>
        </draw:frame>
        <draw:frame presentation:style-name="pr22" draw:text-style-name="P19" draw:layer="layout" svg:width="25.199cm" svg:height="14.111cm" svg:x="1.4cm" svg:y="4.914cm" presentation:class="outline" presentation:user-transformed="true">
          <draw:text-box>
            <text:p text:style-name="P10"><text:span text:style-name="T66">public</text:span><text:span text:style-name="T67"> </text:span><text:span text:style-name="T66">class</text:span><text:span text:style-name="T67"> </text:span><text:span text:style-name="T68">EnglishHelloService</text:span><text:span text:style-name="T67"> </text:span><text:span text:style-name="T66">implements</text:span><text:span text:style-name="T67"> </text:span><text:span text:style-name="T69">HelloService</text:span><text:span text:style-name="T67"> {</text:span></text:p>
            <text:p text:style-name="P10"><text:span text:style-name="T70"/></text:p>
            <text:p text:style-name="P10"><text:span text:style-name="T67"><text:s text:c="4"/></text:span><text:span text:style-name="T71">@Override</text:span></text:p>
            <text:p text:style-name="P10"><text:span text:style-name="T67"><text:s text:c="4"/></text:span><text:span text:style-name="T66">public</text:span><text:span text:style-name="T67"> </text:span><text:span text:style-name="T68">String</text:span><text:span text:style-name="T67"> </text:span><text:span text:style-name="T72">hello</text:span><text:span text:style-name="T67"> () {</text:span></text:p>
            <text:p text:style-name="P10"><text:span text:style-name="T67"><text:s text:c="8"/></text:span><text:span text:style-name="T66">return</text:span><text:span text:style-name="T67"> </text:span><text:span text:style-name="T73">"Hello World!"</text:span><text:span text:style-name="T67">;</text:span></text:p>
            <text:p text:style-name="P10"><text:span text:style-name="T67"><text:s text:c="4"/></text:span><text:span text:style-name="T67">}</text:span></text:p>
            <text:p text:style-name="P10"><text:span text:style-name="T70"/></text:p>
            <text:p text:style-name="P10"><text:span text:style-name="T67">}</text:span></text:p>
            <text:p text:style-name="P10"><text:span text:style-name="T67"/></text:p>
            <text:p text:style-name="P10"><text:span text:style-name="T66">public</text:span><text:span text:style-name="T67"> </text:span><text:span text:style-name="T66">class</text:span><text:span text:style-name="T67"> </text:span><text:span text:style-name="T68">HungarianHelloService</text:span><text:span text:style-name="T67"> </text:span><text:span text:style-name="T66">implements</text:span><text:span text:style-name="T67"> </text:span><text:span text:style-name="T69">HelloService</text:span><text:span text:style-name="T67"> {</text:span></text:p>
            <text:p text:style-name="P10"><text:span text:style-name="T70"/></text:p>
            <text:p text:style-name="P10"><text:span text:style-name="T67"><text:s text:c="4"/></text:span><text:span text:style-name="T71">@Override</text:span></text:p>
            <text:p text:style-name="P10"><text:span text:style-name="T67"><text:s text:c="4"/></text:span><text:span text:style-name="T66">public</text:span><text:span text:style-name="T67"> </text:span><text:span text:style-name="T68">String</text:span><text:span text:style-name="T67"> </text:span><text:span text:style-name="T72">hello</text:span><text:span text:style-name="T67"> () {</text:span></text:p>
            <text:p text:style-name="P10"><text:span text:style-name="T67"><text:s text:c="8"/></text:span><text:span text:style-name="T66">return</text:span><text:span text:style-name="T67"> </text:span><text:span text:style-name="T73">"Helló Világ!"</text:span><text:span text:style-name="T67">;</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draw:page-thumbnail draw:style-name="gr1" draw:layer="layout" svg:width="13.968cm" svg:height="10.476cm" svg:x="3.81cm" svg:y="2.123cm" draw:page-number="31" presentation:class="page"/>
          <draw:frame presentation:style-name="pr6" draw:text-style-name="P3" draw:layer="layout" svg:width="17.271cm" svg:height="12.572cm" svg:x="2.159cm" svg:y="13.271cm" presentation:class="notes" presentation:user-transformed="true">
            <draw:text-box>
              <text:p>And if you have more than one implementations, like an English and a Hungarian HelloService,</text:p>
              <text:p/>
            </draw:text-box>
          </draw:frame>
        </presentation:notes>
      </draw:page>
      <draw:page draw:name="page3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mbiguous dependencies</text:p>
          </draw:text-box>
        </draw:frame>
        <draw:frame presentation:style-name="pr5" draw:text-style-name="P18" draw:layer="layout" svg:width="25.199cm" svg:height="13.859cm" svg:x="1.4cm" svg:y="4.914cm" presentation:class="outline" presentation:user-transformed="true">
          <draw:text-box>
            <text:p text:style-name="P10"><text:span text:style-name="T62">org.jboss.weld.exceptions.DeploymentException</text:span><text:span text:style-name="T63">: WELD-001409: Ambiguous dependencies for type HelloService with qualifiers @Default</text:span></text:p>
            <text:p text:style-name="P10"><text:span text:style-name="T64"><text:s text:c="2"/></text:span><text:span text:style-name="T64">at injection point [BackedAnnotatedField] @Inject private GreeterClient.hello</text:span></text:p>
            <text:p text:style-name="P10"><text:span text:style-name="T64"><text:s text:c="2"/></text:span><text:span text:style-name="T64">at GreeterClient.hello(</text:span><text:span text:style-name="T62">GreeterClient.java:0</text:span><text:span text:style-name="T64">)</text:span></text:p>
            <text:p text:style-name="P10"><text:span text:style-name="T64"><text:s text:c="2"/></text:span><text:span text:style-name="T64">Possible dependencies: </text:span></text:p>
            <text:p text:style-name="P10"><text:span text:style-name="T64"><text:s text:c="2"/></text:span><text:span text:style-name="T64">- Managed Bean [class HungarianHelloService] with qualifiers [@Any @Default],</text:span></text:p>
            <text:p text:style-name="P10"><text:span text:style-name="T64"><text:s text:c="2"/></text:span><text:span text:style-name="T64">- Managed Bean [class EnglishHelloService] with qualifiers [@Any @Default]</text:span></text:p>
            <text:p text:style-name="P10"><text:span text:style-name="T65"/></text:p>
          </draw:text-box>
        </draw:frame>
        <presentation:notes draw:style-name="dp2">
          <draw:page-thumbnail draw:style-name="gr1" draw:layer="layout" svg:width="13.968cm" svg:height="10.476cm" svg:x="3.81cm" svg:y="2.123cm" draw:page-number="32" presentation:class="page"/>
          <draw:frame presentation:style-name="pr6" draw:text-style-name="P3" draw:layer="layout" svg:width="17.271cm" svg:height="12.572cm" svg:x="2.159cm" svg:y="13.271cm" presentation:class="notes" presentation:user-transformed="true">
            <draw:text-box>
              <text:p text:style-name="P5"><text:s/>then it will also throw an error.</text:p>
              <text:p text:style-name="P5">Because it cannot decide which implementation to inject in place of the interface.</text:p>
            </draw:text-box>
          </draw:frame>
        </presentation:notes>
      </draw:page>
      <draw:page draw:name="page3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rs</text:p>
          </draw:text-box>
        </draw:frame>
        <draw:frame presentation:style-name="pr5" draw:text-style-name="P17" draw:layer="layout" svg:width="25.199cm" svg:height="13.859cm" svg:x="1.4cm" svg:y="4.914cm" presentation:class="outline" presentation:user-transformed="true">
          <draw:text-box>
            <text:list text:style-name="L3">
              <text:list-item>
                <text:p>Annotations that help container pick a bean</text:p>
              </text:list-item>
            </text:list>
            <text:p text:style-name="P10"><text:span text:style-name="T55"/></text:p>
            <text:p text:style-name="P10"><text:span text:style-name="T71">@Qualifier</text:span></text:p>
            <text:p text:style-name="P10"><text:span text:style-name="T71">@Retention</text:span><text:span text:style-name="T67">(</text:span><text:span text:style-name="T74">RUNTIME</text:span><text:span text:style-name="T67">)</text:span></text:p>
            <text:p text:style-name="P10"><text:span text:style-name="T71">@Target</text:span><text:span text:style-name="T67">({</text:span><text:span text:style-name="T74">FIELD</text:span><text:span text:style-name="T67">, </text:span><text:span text:style-name="T74">TYPE</text:span><text:span text:style-name="T67">, </text:span><text:span text:style-name="T74">METHOD</text:span><text:span text:style-name="T67">, </text:span><text:span text:style-name="T74">PARAMETER</text:span><text:span text:style-name="T67">})</text:span></text:p>
            <text:p text:style-name="P10"><text:span text:style-name="T66">public</text:span><text:span text:style-name="T67"> </text:span><text:span text:style-name="T66">@interface</text:span><text:span text:style-name="T67"> </text:span><text:span text:style-name="T71">English</text:span><text:span text:style-name="T67"> {</text:span></text:p>
            <text:p text:style-name="P10"><text:span text:style-name="T67">}</text:span></text:p>
            <text:p text:style-name="P10"><text:span text:style-name="T67"/></text:p>
            <text:p text:style-name="P10"><text:span text:style-name="T71">@Qualifier</text:span></text:p>
            <text:p text:style-name="P10"><text:span text:style-name="T71">@Retention</text:span><text:span text:style-name="T67">(</text:span><text:span text:style-name="T74">RUNTIME</text:span><text:span text:style-name="T67">)</text:span></text:p>
            <text:p text:style-name="P10"><text:span text:style-name="T71">@Target</text:span><text:span text:style-name="T67">({</text:span><text:span text:style-name="T74">FIELD</text:span><text:span text:style-name="T67">, </text:span><text:span text:style-name="T74">TYPE</text:span><text:span text:style-name="T67">, </text:span><text:span text:style-name="T74">METHOD</text:span><text:span text:style-name="T67">, </text:span><text:span text:style-name="T74">PARAMETER</text:span><text:span text:style-name="T67">})</text:span></text:p>
            <text:p text:style-name="P10"><text:span text:style-name="T66">public</text:span><text:span text:style-name="T67"> </text:span><text:span text:style-name="T66">@interface</text:span><text:span text:style-name="T67"> </text:span><text:span text:style-name="T71">Hungarian</text:span><text:span text:style-name="T67"> {</text:span></text:p>
            <text:p text:style-name="P10"><text:span text:style-name="T67">}</text:span></text:p>
          </draw:text-box>
        </draw:frame>
        <presentation:notes draw:style-name="dp2">
          <draw:page-thumbnail draw:style-name="gr1" draw:layer="layout" svg:width="13.968cm" svg:height="10.476cm" svg:x="3.81cm" svg:y="2.123cm" draw:page-number="33" presentation:class="page"/>
          <draw:frame presentation:style-name="pr6" draw:text-style-name="P3" draw:layer="layout" svg:width="17.271cm" svg:height="12.572cm" svg:x="2.159cm" svg:y="13.271cm" presentation:class="notes">
            <draw:text-box>
              <text:p text:style-name="P5">One tool that helps you in determining which implementation to inject are the qualifiers.</text:p>
              <text:p text:style-name="P5">I have already shown you qualifiers with the @ annotations, @Source database and @Target database.</text:p>
              <text:p text:style-name="P5">Likewise we have examples for these qualifiers, @English and @Hungarian.</text:p>
            </draw:text-box>
          </draw:frame>
        </presentation:notes>
      </draw:page>
      <draw:page draw:name="page3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 beans</text:p>
          </draw:text-box>
        </draw:frame>
        <draw:frame presentation:style-name="pr23" draw:text-style-name="P19" draw:layer="layout" svg:width="25.199cm" svg:height="15.771cm" svg:x="1.4cm" svg:y="3.958cm" presentation:class="outline" presentation:user-transformed="true">
          <draw:text-box>
            <text:p text:style-name="P10"><text:span text:style-name="T71">@English</text:span></text:p>
            <text:p text:style-name="P10"><text:span text:style-name="T66">public</text:span><text:span text:style-name="T67"> </text:span><text:span text:style-name="T66">class</text:span><text:span text:style-name="T67"> </text:span><text:span text:style-name="T68">EnglishHelloService</text:span><text:span text:style-name="T67"> </text:span><text:span text:style-name="T66">implements</text:span><text:span text:style-name="T67"> </text:span><text:span text:style-name="T69">HelloService</text:span><text:span text:style-name="T67"> {</text:span></text:p>
            <text:p text:style-name="P10"><text:span text:style-name="T67"/></text:p>
            <text:p text:style-name="P10"><text:span text:style-name="T67"><text:s text:c="4"/></text:span><text:span text:style-name="T71">@Override</text:span></text:p>
            <text:p text:style-name="P10"><text:span text:style-name="T71"><text:s text:c="4"/></text:span><text:span text:style-name="T66">public</text:span><text:span text:style-name="T67"> </text:span><text:span text:style-name="T68">String</text:span><text:span text:style-name="T67"> </text:span><text:span text:style-name="T72">hello</text:span><text:span text:style-name="T67"> () {</text:span></text:p>
            <text:p text:style-name="P10"><text:span text:style-name="T67"><text:s text:c="8"/></text:span><text:span text:style-name="T66">return</text:span><text:span text:style-name="T67"> </text:span><text:span text:style-name="T73">"Hello World!"</text:span><text:span text:style-name="T67">;</text:span></text:p>
            <text:p text:style-name="P10"><text:span text:style-name="T67"><text:s text:c="4"/></text:span><text:span text:style-name="T67">}</text:span></text:p>
            <text:p text:style-name="P10"><text:span text:style-name="T67"/></text:p>
            <text:p text:style-name="P10"><text:span text:style-name="T70">}</text:span></text:p>
            <text:p text:style-name="P10"><text:span text:style-name="T67"/></text:p>
            <text:p text:style-name="P10"><text:span text:style-name="T71">@Hungarian</text:span></text:p>
            <text:p text:style-name="P10"><text:span text:style-name="T66">public</text:span><text:span text:style-name="T67"> </text:span><text:span text:style-name="T66">class</text:span><text:span text:style-name="T67"> </text:span><text:span text:style-name="T68">HungarianHelloService</text:span><text:span text:style-name="T67"> </text:span><text:span text:style-name="T66">implements</text:span><text:span text:style-name="T67"> </text:span><text:span text:style-name="T69">HelloService</text:span><text:span text:style-name="T67"> {</text:span></text:p>
            <text:p text:style-name="P10"><text:span text:style-name="T67"/></text:p>
            <text:p text:style-name="P10"><text:span text:style-name="T67"><text:s text:c="4"/></text:span><text:span text:style-name="T71">@Override</text:span></text:p>
            <text:p text:style-name="P10"><text:span text:style-name="T67"><text:s text:c="4"/></text:span><text:span text:style-name="T66">public</text:span><text:span text:style-name="T67"> </text:span><text:span text:style-name="T68">String</text:span><text:span text:style-name="T67"> </text:span><text:span text:style-name="T72">hello</text:span><text:span text:style-name="T67"> () {</text:span></text:p>
            <text:p text:style-name="P10"><text:span text:style-name="T67"><text:s text:c="8"/></text:span><text:span text:style-name="T66">return</text:span><text:span text:style-name="T67"> </text:span><text:span text:style-name="T73">"Helló Világ!"</text:span><text:span text:style-name="T67">;</text:span></text:p>
            <text:p text:style-name="P10"><text:span text:style-name="T67"><text:s text:c="4"/></text:span><text:span text:style-name="T67">}</text:span></text:p>
            <text:p text:style-name="P10"><text:span text:style-name="T67"/></text:p>
            <text:p text:style-name="P10"><text:span text:style-name="T70">}</text:span></text:p>
          </draw:text-box>
        </draw:frame>
        <presentation:notes draw:style-name="dp2">
          <office:forms form:automatic-focus="false" form:apply-design-mode="false"/>
          <draw:page-thumbnail draw:style-name="gr1" draw:layer="layout" svg:width="13.968cm" svg:height="10.476cm" svg:x="3.81cm" svg:y="2.123cm" draw:page-number="34" presentation:class="page"/>
          <draw:frame presentation:style-name="pr6" draw:text-style-name="P3" draw:layer="layout" svg:width="17.271cm" svg:height="12.572cm" svg:x="2.159cm" svg:y="13.271cm" presentation:class="notes">
            <draw:text-box>
              <text:p text:style-name="P5">Basically you qualify your beans with @English or @Hungarian, with a qualifier.</text:p>
              <text:p text:style-name="P5"/>
              <text:p text:style-name="P5"/>
            </draw:text-box>
          </draw:frame>
        </presentation:notes>
      </draw:page>
      <draw:page draw:name="page3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 injection points</text:p>
          </draw:text-box>
        </draw:frame>
        <draw:frame presentation:style-name="pr5" draw:text-style-name="P19" draw:layer="layout" svg:width="25.199cm" svg:height="13.859cm" svg:x="1.4cm" svg:y="4.914cm" presentation:class="outline" presentation:user-transformed="true">
          <draw:text-box>
            <text:p text:style-name="P10"><text:span text:style-name="T66">public</text:span><text:span text:style-name="T67"> </text:span><text:span text:style-name="T66">class</text:span><text:span text:style-name="T67"> </text:span><text:span text:style-name="T68">GreeterClient</text:span><text:span text:style-name="T67"> {</text:span></text:p>
            <text:p text:style-name="P10"><text:span text:style-name="T67"/></text:p>
            <text:p text:style-name="P10"><text:span text:style-name="T67"><text:s text:c="4"/></text:span><text:span text:style-name="T71">@Inject</text:span></text:p>
            <text:p text:style-name="P10"><text:span text:style-name="T71"><text:s text:c="4"/></text:span><text:span text:style-name="T71">@English</text:span></text:p>
            <text:p text:style-name="P10"><text:span text:style-name="T71"><text:s text:c="4"/></text:span><text:span text:style-name="T66">private</text:span><text:span text:style-name="T67"> </text:span><text:span text:style-name="T69">HelloService</text:span><text:span text:style-name="T67"> </text:span><text:span text:style-name="T75">hello</text:span><text:span text:style-name="T67">;</text:span></text:p>
            <text:p text:style-name="P10"><text:span text:style-name="T67"/></text:p>
            <text:p text:style-name="P10"><text:span text:style-name="T67">}</text:span></text:p>
            <text:p text:style-name="P10"><text:span text:style-name="T70"/></text:p>
            <text:p text:style-name="P10"><text:span text:style-name="T66">public</text:span><text:span text:style-name="T67"> </text:span><text:span text:style-name="T66">class</text:span><text:span text:style-name="T67"> </text:span><text:span text:style-name="T68">GreeterClient</text:span><text:span text:style-name="T67"> {</text:span></text:p>
            <text:p text:style-name="P10"><text:span text:style-name="T67"/></text:p>
            <text:p text:style-name="P10"><text:span text:style-name="T67"><text:s text:c="4"/></text:span><text:span text:style-name="T71">@Inject</text:span></text:p>
            <text:p text:style-name="P10"><text:span text:style-name="T71"><text:s text:c="4"/></text:span><text:span text:style-name="T71">@Hungarian</text:span></text:p>
            <text:p text:style-name="P10"><text:span text:style-name="T71"><text:s text:c="4"/></text:span><text:span text:style-name="T66">private</text:span><text:span text:style-name="T67"> </text:span><text:span text:style-name="T69">HelloService</text:span><text:span text:style-name="T67"> </text:span><text:span text:style-name="T75">hello</text:span><text:span text:style-name="T67">;</text:span></text:p>
            <text:p text:style-name="P10"><text:span text:style-name="T67"/></text:p>
            <text:p text:style-name="P10"><text:span text:style-name="T67">}</text:span></text:p>
          </draw:text-box>
        </draw:frame>
        <presentation:notes draw:style-name="dp2">
          <draw:page-thumbnail draw:style-name="gr1" draw:layer="layout" svg:width="13.968cm" svg:height="10.476cm" svg:x="3.81cm" svg:y="2.123cm" draw:page-number="35" presentation:class="page"/>
          <draw:frame presentation:style-name="pr6" draw:text-style-name="P3" draw:layer="layout" svg:width="17.271cm" svg:height="12.572cm" svg:x="2.159cm" svg:y="13.271cm" presentation:class="notes">
            <draw:text-box>
              <text:p text:style-name="P5">Then when you inject them, you also tell which to inject, the @English or the @Hungarian greeter.</text:p>
              <text:p text:style-name="P5">Or the @Source database and the @Target database.</text:p>
              <text:p text:style-name="P5">There could be many implementations, but you are only curious about one implementation.</text:p>
            </draw:text-box>
          </draw:frame>
        </presentation:notes>
      </draw:page>
      <draw:page draw:name="page3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rs can have members</text:p>
          </draw:text-box>
        </draw:frame>
        <draw:frame presentation:style-name="pr5" draw:text-style-name="P19" draw:layer="layout" svg:width="25.199cm" svg:height="13.859cm" svg:x="1.4cm" svg:y="4.914cm" presentation:class="outline" presentation:user-transformed="true">
          <draw:text-box>
            <text:p text:style-name="P10"><text:span text:style-name="T71">@Qualifier</text:span></text:p>
            <text:p text:style-name="P10"><text:span text:style-name="T71">@Retention</text:span><text:span text:style-name="T67">(</text:span><text:span text:style-name="T74">RUNTIME</text:span><text:span text:style-name="T67">)</text:span></text:p>
            <text:p text:style-name="P10"><text:span text:style-name="T71">@Target</text:span><text:span text:style-name="T67">({</text:span><text:span text:style-name="T74">FIELD</text:span><text:span text:style-name="T67">, </text:span><text:span text:style-name="T74">TYPE</text:span><text:span text:style-name="T67">, </text:span><text:span text:style-name="T74">METHOD</text:span><text:span text:style-name="T67">, </text:span><text:span text:style-name="T74">PARAMETER</text:span><text:span text:style-name="T67">})</text:span></text:p>
            <text:p text:style-name="P10"><text:span text:style-name="T66">public</text:span><text:span text:style-name="T67"> </text:span><text:span text:style-name="T66">@interface</text:span><text:span text:style-name="T67"> </text:span><text:span text:style-name="T71">Language</text:span><text:span text:style-name="T67"> {</text:span></text:p>
            <text:p text:style-name="P10"><text:span text:style-name="T70"/></text:p>
            <text:p text:style-name="P10"><text:span text:style-name="T67"><text:s text:c="4"/></text:span><text:span text:style-name="T76">Languages</text:span><text:span text:style-name="T67"> </text:span><text:span text:style-name="T72">value</text:span><text:span text:style-name="T67"> ();</text:span></text:p>
            <text:p text:style-name="P10"><text:span text:style-name="T70"/></text:p>
            <text:p text:style-name="P10"><text:span text:style-name="T67"><text:s text:c="4"/></text:span><text:span text:style-name="T66">public</text:span><text:span text:style-name="T67"> </text:span><text:span text:style-name="T66">enum</text:span><text:span text:style-name="T67"> </text:span><text:span text:style-name="T76">Languages</text:span><text:span text:style-name="T67"> {</text:span></text:p>
            <text:p text:style-name="P10"><text:span text:style-name="T70"/></text:p>
            <text:p text:style-name="P10"><text:span text:style-name="T67"><text:s text:c="8"/></text:span><text:span text:style-name="T74">ENGLISH</text:span><text:span text:style-name="T67">,</text:span></text:p>
            <text:p text:style-name="P10"><text:span text:style-name="T67"><text:s text:c="8"/></text:span><text:span text:style-name="T74">HUNGARIAN</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draw:page-thumbnail draw:style-name="gr1" draw:layer="layout" svg:width="13.968cm" svg:height="10.476cm" svg:x="3.81cm" svg:y="2.123cm" draw:page-number="36" presentation:class="page"/>
          <draw:frame presentation:style-name="pr6" draw:text-style-name="P3" draw:layer="layout" svg:width="17.271cm" svg:height="12.572cm" svg:x="2.159cm" svg:y="13.271cm" presentation:class="notes">
            <draw:text-box>
              <text:p>Qualifiers can have members, like with @Language.</text:p>
              <text:p>ENGLISH or HUNGARIAN.</text:p>
              <text:p/>
            </draw:text-box>
          </draw:frame>
        </presentation:notes>
      </draw:page>
      <draw:page draw:name="page3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with-members beans</text:p>
          </draw:text-box>
        </draw:frame>
        <draw:frame presentation:style-name="pr23" draw:text-style-name="P19" draw:layer="layout" svg:width="25.199cm" svg:height="15.771cm" svg:x="1.4cm" svg:y="3.95cm" presentation:class="outline" presentation:user-transformed="true">
          <draw:text-box>
            <text:p text:style-name="P10"><text:span text:style-name="T71">@Language</text:span><text:span text:style-name="T67">(</text:span><text:span text:style-name="T74">ENGLISH</text:span><text:span text:style-name="T67">)</text:span></text:p>
            <text:p text:style-name="P10"><text:span text:style-name="T66">public</text:span><text:span text:style-name="T67"> </text:span><text:span text:style-name="T66">class</text:span><text:span text:style-name="T67"> </text:span><text:span text:style-name="T68">EnglishHelloService</text:span><text:span text:style-name="T67"> </text:span><text:span text:style-name="T66">implements</text:span><text:span text:style-name="T67"> </text:span><text:span text:style-name="T69">HelloService</text:span><text:span text:style-name="T67"> {</text:span></text:p>
            <text:p text:style-name="P10"><text:span text:style-name="T70"/></text:p>
            <text:p text:style-name="P10"><text:span text:style-name="T67"><text:s text:c="4"/></text:span><text:span text:style-name="T71">@Override</text:span></text:p>
            <text:p text:style-name="P10"><text:span text:style-name="T67"><text:s text:c="4"/></text:span><text:span text:style-name="T66">public</text:span><text:span text:style-name="T67"> </text:span><text:span text:style-name="T68">String</text:span><text:span text:style-name="T67"> </text:span><text:span text:style-name="T72">hello</text:span><text:span text:style-name="T67"> () {</text:span></text:p>
            <text:p text:style-name="P10"><text:span text:style-name="T67"><text:s text:c="8"/></text:span><text:span text:style-name="T66">return</text:span><text:span text:style-name="T67"> </text:span><text:span text:style-name="T73">"Hello World!"</text:span><text:span text:style-name="T67">;</text:span></text:p>
            <text:p text:style-name="P10"><text:span text:style-name="T67"><text:s text:c="4"/></text:span><text:span text:style-name="T67">}</text:span></text:p>
            <text:p text:style-name="P10"><text:span text:style-name="T70"/></text:p>
            <text:p text:style-name="P10"><text:span text:style-name="T67">}</text:span></text:p>
            <text:p text:style-name="P10"><text:span text:style-name="T67"/></text:p>
            <text:p text:style-name="P10"><text:span text:style-name="T71">@Language</text:span><text:span text:style-name="T67">(</text:span><text:span text:style-name="T74">HUNGARIAN</text:span><text:span text:style-name="T67">)</text:span></text:p>
            <text:p text:style-name="P10"><text:span text:style-name="T66">public</text:span><text:span text:style-name="T67"> </text:span><text:span text:style-name="T66">class</text:span><text:span text:style-name="T67"> </text:span><text:span text:style-name="T68">HungarianHelloService</text:span><text:span text:style-name="T67"> </text:span><text:span text:style-name="T66">implements</text:span><text:span text:style-name="T67"> </text:span><text:span text:style-name="T69">HelloService</text:span><text:span text:style-name="T67"> {</text:span></text:p>
            <text:p text:style-name="P10"><text:span text:style-name="T70"/></text:p>
            <text:p text:style-name="P10"><text:span text:style-name="T67"><text:s text:c="4"/></text:span><text:span text:style-name="T71">@Override</text:span></text:p>
            <text:p text:style-name="P10"><text:span text:style-name="T67"><text:s text:c="4"/></text:span><text:span text:style-name="T66">public</text:span><text:span text:style-name="T67"> </text:span><text:span text:style-name="T68">String</text:span><text:span text:style-name="T67"> </text:span><text:span text:style-name="T72">hello</text:span><text:span text:style-name="T67"> () {</text:span></text:p>
            <text:p text:style-name="P10"><text:span text:style-name="T67"><text:s text:c="8"/></text:span><text:span text:style-name="T66">return</text:span><text:span text:style-name="T67"> </text:span><text:span text:style-name="T73">"Helló Világ!"</text:span><text:span text:style-name="T67">;</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draw:page-thumbnail draw:style-name="gr1" draw:layer="layout" svg:width="13.968cm" svg:height="10.476cm" svg:x="3.81cm" svg:y="2.123cm" draw:page-number="37" presentation:class="page"/>
          <draw:frame presentation:style-name="pr6" draw:text-style-name="P4" draw:layer="layout" svg:width="17.271cm" svg:height="12.572cm" svg:x="2.159cm" svg:y="13.271cm" presentation:class="notes">
            <draw:text-box>
              <text:p><text:span text:style-name="T2">It is possible t o do this, @Language(ENGLISH) or @Language(HUNGARIAN).</text:span></text:p>
              <text:p><text:span text:style-name="T2"/></text:p>
            </draw:text-box>
          </draw:frame>
        </presentation:notes>
      </draw:page>
      <draw:page draw:name="page3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with-members injections</text:p>
          </draw:text-box>
        </draw:frame>
        <draw:frame presentation:style-name="pr5" draw:text-style-name="P19" draw:layer="layout" svg:width="25.199cm" svg:height="13.859cm" svg:x="1.4cm" svg:y="5.455cm" presentation:class="outline" presentation:user-transformed="true">
          <draw:text-box>
            <text:p text:style-name="P10"><text:span text:style-name="T66">public</text:span><text:span text:style-name="T67"> </text:span><text:span text:style-name="T66">class</text:span><text:span text:style-name="T67"> </text:span><text:span text:style-name="T68">GreeterClient</text:span><text:span text:style-name="T67"> {</text:span></text:p>
            <text:p text:style-name="P10"><text:span text:style-name="T70"/></text:p>
            <text:p text:style-name="P10"><text:span text:style-name="T67"><text:s text:c="4"/></text:span><text:span text:style-name="T71">@Inject</text:span></text:p>
            <text:p text:style-name="P10"><text:span text:style-name="T71"><text:s text:c="4"/></text:span><text:span text:style-name="T71">@Language</text:span><text:span text:style-name="T67">(</text:span><text:span text:style-name="T74">ENGLISH</text:span><text:span text:style-name="T67">)</text:span></text:p>
            <text:p text:style-name="P10"><text:span text:style-name="T72"><text:s text:c="4"/></text:span><text:span text:style-name="T66">private</text:span><text:span text:style-name="T67"> </text:span><text:span text:style-name="T69">HelloService</text:span><text:span text:style-name="T67"> </text:span><text:span text:style-name="T75">hello</text:span><text:span text:style-name="T67">;</text:span></text:p>
            <text:p text:style-name="P10"><text:span text:style-name="T70"/></text:p>
            <text:p text:style-name="P10"><text:span text:style-name="T67">}</text:span></text:p>
            <text:p text:style-name="P10"><text:span text:style-name="T67"/></text:p>
            <text:p text:style-name="P10"><text:span text:style-name="T66">public</text:span><text:span text:style-name="T67"> </text:span><text:span text:style-name="T66">class</text:span><text:span text:style-name="T67"> </text:span><text:span text:style-name="T68">GreeterClient</text:span><text:span text:style-name="T67"> {</text:span></text:p>
            <text:p text:style-name="P10"><text:span text:style-name="T67"/></text:p>
            <text:p text:style-name="P10"><text:span text:style-name="T67"><text:s text:c="4"/></text:span><text:span text:style-name="T71">@Inject</text:span></text:p>
            <text:p text:style-name="P10"><text:span text:style-name="T71"><text:s text:c="4"/></text:span><text:span text:style-name="T71">@Language</text:span><text:span text:style-name="T67">(</text:span><text:span text:style-name="T74">HUNGARIAN</text:span><text:span text:style-name="T67">)</text:span></text:p>
            <text:p text:style-name="P10"><text:span text:style-name="T72"><text:s text:c="4"/></text:span><text:span text:style-name="T66">private</text:span><text:span text:style-name="T67"> </text:span><text:span text:style-name="T69">HelloService</text:span><text:span text:style-name="T67"> </text:span><text:span text:style-name="T75">hello</text:span><text:span text:style-name="T67">;</text:span></text:p>
            <text:p text:style-name="P10"><text:span text:style-name="T67"/></text:p>
            <text:p text:style-name="P10"><text:span text:style-name="T67">}</text:span></text:p>
          </draw:text-box>
        </draw:frame>
        <presentation:notes draw:style-name="dp2">
          <draw:page-thumbnail draw:style-name="gr1" draw:layer="layout" svg:width="13.968cm" svg:height="10.476cm" svg:x="3.81cm" svg:y="2.123cm" draw:page-number="38" presentation:class="page"/>
          <draw:frame presentation:style-name="pr6" draw:text-style-name="P4" draw:layer="layout" svg:width="17.271cm" svg:height="12.572cm" svg:x="2.159cm" svg:y="13.271cm" presentation:class="notes">
            <draw:text-box>
              <text:p><text:span text:style-name="T2">And at the injection point, @Inject @Language(ENGLISH), @Inject @Language(HUNGARIAN)</text:span></text:p>
              <text:p><text:span text:style-name="T2"/></text:p>
            </draw:text-box>
          </draw:frame>
        </presentation:notes>
      </draw:page>
      <draw:page draw:name="page3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Multiple qualifiers</text:p>
          </draw:text-box>
        </draw:frame>
        <draw:frame presentation:style-name="pr5" draw:text-style-name="P19" draw:layer="layout" svg:width="25.199cm" svg:height="13.859cm" svg:x="1.4cm" svg:y="4.908cm" presentation:class="outline" presentation:user-transformed="true">
          <draw:text-box>
            <text:p text:style-name="P10"><text:span text:style-name="T71">@English</text:span></text:p>
            <text:p text:style-name="P10"><text:span text:style-name="T71">@Console</text:span></text:p>
            <text:p text:style-name="P10"><text:span text:style-name="T71">@Secured</text:span></text:p>
            <text:p text:style-name="P10"><text:span text:style-name="T66">public</text:span><text:span text:style-name="T67"> </text:span><text:span text:style-name="T66">class</text:span><text:span text:style-name="T67"> </text:span><text:span text:style-name="T68">EnglishHelloService</text:span><text:span text:style-name="T67"> </text:span><text:span text:style-name="T66">implements</text:span><text:span text:style-name="T67"> </text:span><text:span text:style-name="T69">HelloService</text:span><text:span text:style-name="T67"> {</text:span></text:p>
            <text:p text:style-name="P10"><text:span text:style-name="T70"/></text:p>
            <text:p text:style-name="P10"><text:span text:style-name="T67">}</text:span></text:p>
            <text:p text:style-name="P10"><text:span text:style-name="T67"/></text:p>
            <text:p text:style-name="P10"><text:span text:style-name="T66">public</text:span><text:span text:style-name="T67"> </text:span><text:span text:style-name="T66">class</text:span><text:span text:style-name="T67"> </text:span><text:span text:style-name="T68">GreeterClient</text:span><text:span text:style-name="T67"> {</text:span></text:p>
            <text:p text:style-name="P10"><text:span text:style-name="T67"/></text:p>
            <text:p text:style-name="P10"><text:span text:style-name="T67"><text:s text:c="4"/></text:span><text:span text:style-name="T71">@Inject</text:span></text:p>
            <text:p text:style-name="P10"><text:span text:style-name="T67"><text:s text:c="4"/></text:span><text:span text:style-name="T71">@English</text:span></text:p>
            <text:p text:style-name="P10"><text:span text:style-name="T67"><text:s text:c="4"/></text:span><text:span text:style-name="T71">@Console</text:span></text:p>
            <text:p text:style-name="P10"><text:span text:style-name="T67"><text:s text:c="4"/></text:span><text:span text:style-name="T66">private</text:span><text:span text:style-name="T67"> </text:span><text:span text:style-name="T69">HelloService</text:span><text:span text:style-name="T67"> </text:span><text:span text:style-name="T75">hello</text:span><text:span text:style-name="T67">;</text:span></text:p>
            <text:p text:style-name="P10"><text:span text:style-name="T70"/></text:p>
            <text:p text:style-name="P10"><text:span text:style-name="T67">}</text:span></text:p>
          </draw:text-box>
        </draw:frame>
        <presentation:notes draw:style-name="dp2">
          <draw:page-thumbnail draw:style-name="gr1" draw:layer="layout" svg:width="13.968cm" svg:height="10.476cm" svg:x="3.81cm" svg:y="2.123cm" draw:page-number="39" presentation:class="page"/>
          <draw:frame presentation:style-name="pr15" draw:text-style-name="P3" draw:layer="layout" svg:width="17.271cm" svg:height="12.593cm" svg:x="2.159cm" svg:y="13.271cm" presentation:class="notes" presentation:user-transformed="true">
            <draw:text-box>
              <text:p>You can have multiple qualifiers.</text:p>
              <text:p>When you have a lot of implementations, and you want one very specific implementation, you can also do that.</text:p>
              <text:p>For example @English @Console @Secured, a HelloService that speaks English, that says hello to the console, and I don’t know, has some security features.</text:p>
              <text:p>At client you can inject for example @English @Console, which will inject this.</text:p>
              <text:p>The @Secured implementation is present on the bean, but not on the injection point, but this is still acceptable right?</text:p>
              <text:p>Because @English and @Console is there, and we search for an implementation that has @English and @Console.</text:p>
            </draw:text-box>
          </draw:frame>
        </presentation:notes>
      </draw:page>
      <draw:page draw:name="page4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Multiple qualifiers mismatch</text:p>
          </draw:text-box>
        </draw:frame>
        <draw:frame presentation:style-name="pr5" draw:text-style-name="P19" draw:layer="layout" svg:width="25.199cm" svg:height="13.859cm" svg:x="1.4cm" svg:y="4.908cm" presentation:class="outline" presentation:user-transformed="true">
          <draw:text-box>
            <text:p text:style-name="P10"><text:span text:style-name="T71">@English</text:span></text:p>
            <text:p text:style-name="P10"><text:span text:style-name="T71">@Secured</text:span></text:p>
            <text:p text:style-name="P10"><text:span text:style-name="T66">public</text:span><text:span text:style-name="T67"> </text:span><text:span text:style-name="T66">class</text:span><text:span text:style-name="T67"> </text:span><text:span text:style-name="T68">EnglishHelloService</text:span><text:span text:style-name="T67"> </text:span><text:span text:style-name="T66">implements</text:span><text:span text:style-name="T67"> </text:span><text:span text:style-name="T69">HelloService</text:span><text:span text:style-name="T67"> {</text:span></text:p>
            <text:p text:style-name="P10"><text:span text:style-name="T70"/></text:p>
            <text:p text:style-name="P10"><text:span text:style-name="T67">}</text:span></text:p>
            <text:p text:style-name="P10"><text:span text:style-name="T67"/></text:p>
            <text:p text:style-name="P10"><text:span text:style-name="T66">public</text:span><text:span text:style-name="T67"> </text:span><text:span text:style-name="T66">class</text:span><text:span text:style-name="T67"> </text:span><text:span text:style-name="T68">GreeterClient</text:span><text:span text:style-name="T67"> {</text:span></text:p>
            <text:p text:style-name="P10"><text:span text:style-name="T67"/></text:p>
            <text:p text:style-name="P10"><text:span text:style-name="T67"><text:s text:c="4"/></text:span><text:span text:style-name="T71">@Inject</text:span></text:p>
            <text:p text:style-name="P10"><text:span text:style-name="T67"><text:s text:c="4"/></text:span><text:span text:style-name="T71">@English</text:span></text:p>
            <text:p text:style-name="P10"><text:span text:style-name="T67"><text:s text:c="4"/></text:span><text:span text:style-name="T71">@Console</text:span></text:p>
            <text:p text:style-name="P10"><text:span text:style-name="T67"><text:s text:c="4"/></text:span><text:span text:style-name="T71">@Secured</text:span></text:p>
            <text:p text:style-name="P10"><text:span text:style-name="T67"><text:s text:c="4"/></text:span><text:span text:style-name="T66">private</text:span><text:span text:style-name="T67"> </text:span><text:span text:style-name="T69">HelloService</text:span><text:span text:style-name="T67"> </text:span><text:span text:style-name="T75">hello</text:span><text:span text:style-name="T67">;</text:span></text:p>
            <text:p text:style-name="P10"><text:span text:style-name="T70"/></text:p>
            <text:p text:style-name="P10"><text:span text:style-name="T67">}</text:span></text:p>
          </draw:text-box>
        </draw:frame>
        <presentation:notes draw:style-name="dp2">
          <draw:page-thumbnail draw:style-name="gr1" draw:layer="layout" svg:width="13.968cm" svg:height="10.476cm" svg:x="3.81cm" svg:y="2.123cm" draw:page-number="40" presentation:class="page"/>
          <draw:frame presentation:style-name="pr6" draw:text-style-name="P4" draw:layer="layout" svg:width="17.271cm" svg:height="12.572cm" svg:x="2.159cm" svg:y="13.271cm" presentation:class="notes">
            <draw:text-box>
              <text:p><text:span text:style-name="T2">But it does not work the other way around.</text:span></text:p>
              <text:p><text:span text:style-name="T2">If our implementation is only @English @Secured, but we want an @English @Console @Secured, then CDI will not find the implementation, because there is no @Console qualifier on our implementation.</text:span></text:p>
              <text:p><text:span text:style-name="T2">So you have to be careful that you always pick the appropriate qualified implementation.</text:span></text:p>
              <text:p><text:span text:style-name="T2"/></text:p>
            </draw:text-box>
          </draw:frame>
        </presentation:notes>
      </draw:page>
      <draw:page draw:name="page4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eans match by type, but none have matching qualifiers</text:p>
          </draw:text-box>
        </draw:frame>
        <draw:frame presentation:style-name="pr5" draw:text-style-name="P20" draw:layer="layout" svg:width="25.199cm" svg:height="13.859cm" svg:x="1.4cm" svg:y="4.914cm" presentation:class="outline" presentation:user-transformed="true">
          <draw:text-box>
            <text:p text:style-name="P10"><text:span text:style-name="T77">org.jboss.weld.exceptions.DeploymentException</text:span><text:span text:style-name="T78">: WELD-001408: Unsatisfied dependencies for type HelloService with qualifiers @Secured @English @Console</text:span></text:p>
            <text:p text:style-name="P10"><text:span text:style-name="T79"><text:s text:c="2"/></text:span><text:span text:style-name="T79">at injection point [BackedAnnotatedField] @Inject @English @Console @Secured private GreeterClient.hello</text:span></text:p>
            <text:p text:style-name="P10"><text:span text:style-name="T79"><text:s text:c="2"/></text:span><text:span text:style-name="T79">at GreeterClient.hello(</text:span><text:span text:style-name="T77">GreeterClient.java:0</text:span><text:span text:style-name="T79">)</text:span></text:p>
            <text:p text:style-name="P10"><text:span text:style-name="T79">WELD-001475: The following beans match by type, but none have matching qualifiers:</text:span></text:p>
            <text:p text:style-name="P10"><text:span text:style-name="T79"><text:s text:c="2"/></text:span><text:span text:style-name="T79">- Managed Bean [class HungarianHelloService] with qualifiers [@Secured @Hungarian @Any],</text:span></text:p>
            <text:p text:style-name="P10"><text:span text:style-name="T79"><text:s text:c="2"/></text:span><text:span text:style-name="T79">- Managed Bean [class EnglishHelloService] with qualifiers [@Secured @English @Any]</text:span></text:p>
            <text:p text:style-name="P10"><text:span text:style-name="T80"/></text:p>
          </draw:text-box>
        </draw:frame>
        <presentation:notes draw:style-name="dp2">
          <draw:page-thumbnail draw:style-name="gr1" draw:layer="layout" svg:width="13.968cm" svg:height="10.476cm" svg:x="3.81cm" svg:y="2.123cm" draw:page-number="41" presentation:class="page"/>
          <draw:frame presentation:style-name="pr6" draw:text-style-name="P3" draw:layer="layout" svg:width="17.271cm" svg:height="12.572cm" svg:x="2.159cm" svg:y="13.271cm" presentation:class="notes" presentation:user-transformed="true">
            <draw:text-box>
              <text:p>Beans match by type, but none have matching qualifiers.</text:p>
              <text:p>This is a slightly cryptic but otherwise straightforward message.</text:p>
              <text:p>Unsatisifed dependencies for type HelloService blahblahblah</text:p>
              <text:p>The following beans match by type, but none have matching qualifiers: ...</text:p>
              <text:p>So basically we want @Secured @English @Console but there is only @Secured @English and @Secured @Hungarian.</text:p>
              <text:p>The @Any is a special annotation, I will talk about it later.</text:p>
              <text:p/>
              <text:p/>
            </draw:text-box>
          </draw:frame>
        </presentation:notes>
      </draw:page>
      <draw:page draw:name="page4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eserved qualifiers</text:p>
          </draw:text-box>
        </draw:frame>
        <draw:frame presentation:style-name="pr24" draw:text-style-name="P21" draw:layer="layout" svg:width="25.199cm" svg:height="15.643cm" svg:x="1.4cm" svg:y="4.913cm" presentation:class="outline" presentation:user-transformed="true">
          <draw:text-box>
            <text:list text:style-name="L3">
              <text:list-item>
                <text:p><text:span text:style-name="T81">@Any</text:span></text:p>
                <text:list>
                  <text:list-item>
                    <text:p><text:span text:style-name="T81">Present on all beans except @New</text:span></text:p>
                  </text:list-item>
                  <text:list-item>
                    <text:p><text:span text:style-name="T81">Can be used to query all implementations of a type</text:span></text:p>
                  </text:list-item>
                </text:list>
              </text:list-item>
              <text:list-item>
                <text:p><text:span text:style-name="T81">@Default</text:span></text:p>
                <text:list>
                  <text:list-item>
                    <text:p><text:span text:style-name="T81">Present on all beans except @Named</text:span></text:p>
                  </text:list-item>
                </text:list>
              </text:list-item>
              <text:list-item>
                <text:p><text:span text:style-name="T81">@Alternative</text:span></text:p>
                <text:list>
                  <text:list-item>
                    <text:p><text:span text:style-name="T81">Bean is disabled by default, has to be explicitly enabled</text:span></text:p>
                  </text:list-item>
                </text:list>
              </text:list-item>
              <text:list-item>
                <text:p><text:span text:style-name="T81">@Named</text:span></text:p>
                <text:list>
                  <text:list-item>
                    <text:p><text:span text:style-name="T81">Exposes the bean for JSF, JSP, EL, JBatch, etc...</text:span></text:p>
                  </text:list-item>
                </text:list>
              </text:list-item>
              <text:list-item>
                <text:p><text:span text:style-name="T81">@New</text:span></text:p>
                <text:list>
                  <text:list-item>
                    <text:p><text:span text:style-name="T81">Used to obtain a new bean on demand.</text:span></text:p>
                  </text:list-item>
                  <text:list-item>
                    <text:p><text:span text:style-name="T81">Deprecated</text:spa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42" presentation:class="page"/>
          <draw:frame presentation:style-name="pr25" draw:text-style-name="P3" draw:layer="layout" svg:width="17.271cm" svg:height="18.889cm" svg:x="2.159cm" svg:y="13.271cm" presentation:class="notes" presentation:user-transformed="true">
            <draw:text-box>
              <text:p>Okay not later, right now okay.</text:p>
              <text:p>We have some reserved qualifiers in CDI.</text:p>
              <text:p>@Any is the default qualifier that CDI automatically puts on all beans, except those created by @New.</text:p>
              <text:p>It is useful if you want to query all implementations at runtime. I will show you how to do that.</text:p>
              <text:p>@Default is also present on all beans except @Named.</text:p>
              <text:p>@Alternative you can tag your implementations as alternative, which are disabled by default. If you have 5 implementations and 4 of them have @Alternative, then CDI by default will use the 5<text:span text:style-name="T82">th</text:span> implementation.</text:p>
              <text:p>All the alternative implementations are disabled, they are only used if they are enabled specifically, for example within a testing environment.</text:p>
              <text:p>@Named you can give your bean a name, this is necessary because older technologies used name based dependency injection. JSF, JSP, EL, JBatch all use named implementations, and CDI had to maintain compatibility with them.</text:p>
              <text:p>@New this was used to obtain a new bean on demand, it is deprecated. Preferably if you can, don’t try to create your own bean, always query CDI for the appropriate bean.</text:p>
            </draw:text-box>
          </draw:frame>
        </presentation:notes>
      </draw:page>
      <draw:page draw:name="page4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Other annotations</text:p>
          </draw:text-box>
        </draw:frame>
        <draw:frame presentation:style-name="pr26" draw:text-style-name="P1" draw:layer="layout" svg:width="25.199cm" svg:height="13.859cm" svg:x="1.4cm" svg:y="4.914cm" presentation:class="outline" presentation:user-transformed="true">
          <draw:text-box>
            <text:list text:style-name="L3">
              <text:list-item>
                <text:p>Annotations are necessary for compatibility</text:p>
                <text:list>
                  <text:list-item>
                    <text:p>@Vetoed removes a bean from CDI control</text:p>
                  </text:list-item>
                  <text:list-item>
                    <text:p>@Resource is needed to access JEE resources</text:p>
                  </text:list-item>
                  <text:list-item>
                    <text:p>@PersistenceContext for JPA</text:p>
                  </text:list-item>
                  <text:list-item>
                    <text:p>@PersistenceUnit for JPA</text:p>
                  </text:list-item>
                  <text:list-item>
                    <text:p>@EJB for remote EJB</text:p>
                  </text:list-item>
                  <text:list-item>
                    <text:p>@WebServiceRef</text:p>
                  </text:list-item>
                  <text:list-item>
                    <text:p>@Typed</text:p>
                  </text:list-item>
                  <text:list-item>
                    <text:p>...</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43" presentation:class="page"/>
          <draw:frame presentation:style-name="pr27" draw:text-style-name="P3" draw:layer="layout" svg:width="17.271cm" svg:height="13.38cm" svg:x="2.159cm" svg:y="13.271cm" presentation:class="notes" presentation:user-transformed="true">
            <draw:text-box>
              <text:p>There are also some other annotations, again these are introduced to maintain compatibility to all the technologies.</text:p>
              <text:p>@Vetoed removes a bean from CDI control, if you don’t want it to be discovered by CDI, if you don’t want it to be injected into other applications or libraries, you can veto your class.</text:p>
              <text:p>@Resource is needed to access Java EE resources.</text:p>
              <text:p>@PersistenceContext ...</text:p>
              <text:p>@PersistenceUnit ...</text:p>
              <text:p>There was a question about Hibernate, CDI also has some support for Hibernate or JPA.</text:p>
              <text:p>@EJB for remove EJB beans.</text:p>
              <text:p>@WebServiceRef and @Type</text:p>
              <text:p>I don’t know what half of these things do.</text:p>
              <text:p>TODO split this into builtin qualifiers and other annotations</text:p>
            </draw:text-box>
          </draw:frame>
        </presentation:notes>
      </draw:page>
      <draw:page draw:name="page4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Bean lifecycle callbacks</text:p>
          </draw:text-box>
        </draw:frame>
        <draw:frame presentation:style-name="pr28" draw:text-style-name="P22" draw:layer="layout" svg:width="25.199cm" svg:height="14.941cm" svg:x="1.4cm" svg:y="4.914cm" presentation:class="outline" presentation:user-transformed="true">
          <draw:text-box>
            <text:p text:style-name="P10"><text:span text:style-name="T71">@RequestScoped</text:span></text:p>
            <text:p text:style-name="P10"><text:span text:style-name="T66">public</text:span><text:span text:style-name="T67"> </text:span><text:span text:style-name="T66">class</text:span><text:span text:style-name="T67"> </text:span><text:span text:style-name="T68">GreeterClient</text:span><text:span text:style-name="T67"> {</text:span></text:p>
            <text:p text:style-name="P10"><text:span text:style-name="T70"/></text:p>
            <text:p text:style-name="P10"><text:span text:style-name="T67"><text:s text:c="4"/></text:span><text:span text:style-name="T71">@Inject</text:span><text:span text:style-name="T72"> </text:span><text:span text:style-name="T66">private</text:span><text:span text:style-name="T67"> </text:span><text:span text:style-name="T69">HelloService</text:span><text:span text:style-name="T67"> </text:span><text:span text:style-name="T75">hello</text:span><text:span text:style-name="T67">;</text:span></text:p>
            <text:p text:style-name="P10"><text:span text:style-name="T70"/></text:p>
            <text:p text:style-name="P10"><text:span text:style-name="T67"><text:s text:c="4"/></text:span><text:span text:style-name="T66">public</text:span><text:span text:style-name="T67"> </text:span><text:span text:style-name="T72">GreeterClient</text:span><text:span text:style-name="T67"> () {</text:span></text:p>
            <text:p text:style-name="P10"><text:span text:style-name="T67"><text:s text:c="8"/></text:span><text:span text:style-name="T68">System</text:span><text:span text:style-name="T67">.</text:span><text:span text:style-name="T74">out</text:span><text:span text:style-name="T67">.println(</text:span><text:span text:style-name="T73">"Constructor "</text:span><text:span text:style-name="T67"> + </text:span><text:span text:style-name="T75">hello</text:span><text:span text:style-name="T67">);</text:span></text:p>
            <text:p text:style-name="P10"><text:span text:style-name="T67"><text:s text:c="4"/></text:span><text:span text:style-name="T67">}</text:span></text:p>
            <text:p text:style-name="P10"><text:span text:style-name="T70"/></text:p>
            <text:p text:style-name="P10"><text:span text:style-name="T67"><text:s text:c="4"/></text:span><text:span text:style-name="T71">@PostConstruct</text:span><text:span text:style-name="T72"> </text:span><text:span text:style-name="T66">public</text:span><text:span text:style-name="T67"> </text:span><text:span text:style-name="T66">void</text:span><text:span text:style-name="T67"> </text:span><text:span text:style-name="T72">init</text:span><text:span text:style-name="T67"> () {</text:span></text:p>
            <text:p text:style-name="P10"><text:span text:style-name="T67"><text:s text:c="8"/></text:span><text:span text:style-name="T68">System</text:span><text:span text:style-name="T67">.</text:span><text:span text:style-name="T74">out</text:span><text:span text:style-name="T67">.println(</text:span><text:span text:style-name="T73">"@PostConstruct "</text:span><text:span text:style-name="T67"> + </text:span><text:span text:style-name="T75">hello</text:span><text:span text:style-name="T67">);</text:span></text:p>
            <text:p text:style-name="P10"><text:span text:style-name="T67"><text:s text:c="4"/></text:span><text:span text:style-name="T67">}</text:span></text:p>
            <text:p text:style-name="P10"><text:span text:style-name="T70"/></text:p>
            <text:p text:style-name="P10"><text:span text:style-name="T67"><text:s text:c="4"/></text:span><text:span text:style-name="T71">@PreDestroy</text:span><text:span text:style-name="T72"> </text:span><text:span text:style-name="T66">public</text:span><text:span text:style-name="T67"> </text:span><text:span text:style-name="T66">void</text:span><text:span text:style-name="T67"> </text:span><text:span text:style-name="T72">teardown</text:span><text:span text:style-name="T67"> () {</text:span></text:p>
            <text:p text:style-name="P10"><text:span text:style-name="T67"><text:s text:c="8"/></text:span><text:span text:style-name="T68">System</text:span><text:span text:style-name="T67">.</text:span><text:span text:style-name="T74">out</text:span><text:span text:style-name="T67">.println(</text:span><text:span text:style-name="T73">"@PreDestroy "</text:span><text:span text:style-name="T67"> + </text:span><text:span text:style-name="T75">hello</text:span><text:span text:style-name="T67">);</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44" presentation:class="page"/>
          <draw:frame presentation:style-name="pr29" draw:text-style-name="P3" draw:layer="layout" svg:width="17.271cm" svg:height="25.185cm" svg:x="2.159cm" svg:y="13.271cm" presentation:class="notes" presentation:user-transformed="true">
            <draw:text-box>
              <text:p>TODO PostActivate and PrePassivate</text:p>
              <text:p>There are some callbacks.</text:p>
              <text:p>Do you remember that I told you, when we use field or setter injection, you can not access your dependencies within constructors.</text:p>
              <text:p>CDI offers an alternative mechanism to do some initialization logic, after the dependencies are injected into your bean.</text:p>
              <text:p>This is called @PostConstruct and @PreDestroy annotations, you can put these annotations on methods.</text:p>
              <text:p>In this example we have a greeter client, which is by default request scoped. When you put this bean into a web application, and you provide some primitive client for it, then for every request it will print out to console a null, because this helloservice is not injected...</text:p>
              <text:p>Sorry I should elaborate more, I will talk more about request scoped and other scopes later, but yeah, for the moment all you need to know is this bean is constructed before every request, and torn down after every request.</text:p>
              <text:p>Basically CDI creates a new of this client every single time you make a request to your application, to this specific class.</text:p>
              <text:p>When CDI constructs it, the HelloService is not injected. Then after it injects all dependencies, it calls this @PostConstruct method, which will display whatever is the tostring of the helloservice, and before it tears it down it also prints the tostring of the helloservice.</text:p>
              <text:p/>
            </draw:text-box>
          </draw:frame>
        </presentation:notes>
      </draw:page>
      <draw:page draw:name="page4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grammatic lookup<text:line-break/>or lazy injection</text:p>
          </draw:text-box>
        </draw:frame>
        <draw:frame presentation:style-name="pr5" draw:text-style-name="P17" draw:layer="layout" svg:width="25.199cm" svg:height="13.859cm" svg:x="1.4cm" svg:y="4.914cm" presentation:class="outline" presentation:user-transformed="true">
          <draw:text-box>
            <text:p text:style-name="P10"><text:span text:style-name="T50">public</text:span><text:span text:style-name="T51"> </text:span><text:span text:style-name="T50">class</text:span><text:span text:style-name="T51"> </text:span><text:span text:style-name="T52">GreeterClient</text:span><text:span text:style-name="T51"> {</text:span></text:p>
            <text:p text:style-name="P10"><text:span text:style-name="T53"/></text:p>
            <text:p text:style-name="P10"><text:span text:style-name="T51"><text:s text:c="4"/></text:span><text:span text:style-name="T55">@Inject</text:span></text:p>
            <text:p text:style-name="P10"><text:span text:style-name="T51"><text:s text:c="4"/></text:span><text:span text:style-name="T50">private</text:span><text:span text:style-name="T51"> </text:span><text:span text:style-name="T61">Instance</text:span><text:span text:style-name="T51">&lt;</text:span><text:span text:style-name="T61">HelloService</text:span><text:span text:style-name="T51">&gt; </text:span><text:span text:style-name="T54">hello</text:span><text:span text:style-name="T51">;</text:span></text:p>
            <text:p text:style-name="P10"><text:span text:style-name="T53"/></text:p>
            <text:p text:style-name="P10"><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10"><text:span text:style-name="T51"><text:s text:c="8"/></text:span><text:span text:style-name="T59">display</text:span><text:span text:style-name="T51">(</text:span><text:span text:style-name="T54">hello</text:span><text:span text:style-name="T51">.</text:span><text:span text:style-name="T59">get</text:span><text:span text:style-name="T51">().</text:span><text:span text:style-name="T59">hello</text:span><text:span text:style-name="T51">());</text:span></text:p>
            <text:p text:style-name="P10"><text:span text:style-name="T51"><text:s text:c="4"/></text:span><text:span text:style-name="T51">}</text:span></text:p>
            <text:p text:style-name="P10"><text:span text:style-name="T53"/></text:p>
            <text:p text:style-name="P10"><text:span text:style-name="T51">}</text:span></text:p>
          </draw:text-box>
        </draw:frame>
        <presentation:notes draw:style-name="dp2">
          <office:forms form:automatic-focus="false" form:apply-design-mode="false"/>
          <draw:page-thumbnail draw:style-name="gr1" draw:layer="layout" svg:width="13.968cm" svg:height="10.476cm" svg:x="3.81cm" svg:y="2.123cm" draw:page-number="45" presentation:class="page"/>
          <draw:frame presentation:style-name="pr30" draw:text-style-name="P3" draw:layer="layout" svg:width="17.271cm" svg:height="21.25cm" svg:x="2.159cm" svg:y="13.271cm" presentation:class="notes" presentation:user-transformed="true">
            <draw:text-box>
              <text:p>It’s also possible to defer the CDI injection until runtime.</text:p>
              <text:p>By default CDI constructs the entire necessary bean graph that is necessary to fulfill your request. For example to start application, or fulfill a request, or do something within a session.</text:p>
              <text:p>Then when the construction of the bean graph fails, CDI will not start your application or your request.</text:p>
              <text:p>We have already seen an example for this, two examples in fact, when we were playing around with the interfaces. If the interface had 0 implementation CDI did not start, if the interface had multiple implementations CDI did not start because it could not decide which to instantiate.</text:p>
              <text:p>In this case you can defer this decision until runtime, then you can inject an Instance instead of the type itself. We inject an Instance&lt;HelloService&gt; here instead of HelloService, and within the hello method we request such HelloService instance from CDI with the get method. And on that instance we call the hello method.</text:p>
              <text:p>This get call is what queries CDI for an appropriate HelloService implementation. If you do have such an appropriate and only one implementation, then CDI will crash runtime. It is up to you to programmatically test this, it is not up to CDI to check your code during compilations for errors like this.</text:p>
            </draw:text-box>
          </draw:frame>
        </presentation:notes>
      </draw:page>
      <draw:page draw:name="page4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untime check of bean existence</text:p>
          </draw:text-box>
        </draw:frame>
        <draw:frame presentation:style-name="pr5" draw:text-style-name="P17" draw:layer="layout" svg:width="25.199cm" svg:height="13.859cm" svg:x="1.4cm" svg:y="4.914cm" presentation:class="outline" presentation:user-transformed="true">
          <draw:text-box>
            <text:p text:style-name="P10"><text:span text:style-name="T50">public</text:span><text:span text:style-name="T51"> </text:span><text:span text:style-name="T50">class</text:span><text:span text:style-name="T51"> </text:span><text:span text:style-name="T52">GreeterClient</text:span><text:span text:style-name="T51"> {</text:span></text:p>
            <text:p text:style-name="P10"><text:span text:style-name="T53"/></text:p>
            <text:p text:style-name="P10"><text:span text:style-name="T51"><text:s text:c="4"/></text:span><text:span text:style-name="T55">@Inject</text:span></text:p>
            <text:p text:style-name="P10"><text:span text:style-name="T51"><text:s text:c="4"/></text:span><text:span text:style-name="T50">private</text:span><text:span text:style-name="T51"> </text:span><text:span text:style-name="T61">Instance</text:span><text:span text:style-name="T51">&lt;</text:span><text:span text:style-name="T61">HelloService</text:span><text:span text:style-name="T51">&gt; </text:span><text:span text:style-name="T54">hello</text:span><text:span text:style-name="T51">;</text:span></text:p>
            <text:p text:style-name="P10"><text:span text:style-name="T53"/></text:p>
            <text:p text:style-name="P10"><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10"><text:span text:style-name="T51"><text:s text:c="8"/></text:span><text:span text:style-name="T50">if</text:span><text:span text:style-name="T51">( </text:span><text:span text:style-name="T54">hello</text:span><text:span text:style-name="T51">.isResolvable() ){</text:span></text:p>
            <text:p text:style-name="P10"><text:span text:style-name="T51"><text:s text:c="12"/></text:span><text:span text:style-name="T59">display</text:span><text:span text:style-name="T51">(</text:span><text:span text:style-name="T54">hello</text:span><text:span text:style-name="T51">.</text:span><text:span text:style-name="T59">get</text:span><text:span text:style-name="T51">().</text:span><text:span text:style-name="T59">hello</text:span><text:span text:style-name="T51">());</text:span></text:p>
            <text:p text:style-name="P10"><text:span text:style-name="T51"><text:s text:c="8"/></text:span><text:span text:style-name="T51">}</text:span></text:p>
            <text:p text:style-name="P10"><text:span text:style-name="T51"><text:s text:c="4"/></text:span><text:span text:style-name="T51">}</text:span></text:p>
            <text:p text:style-name="P10"><text:span text:style-name="T53"/></text:p>
            <text:p text:style-name="P10"><text:span text:style-name="T51">}</text:span></text:p>
          </draw:text-box>
        </draw:frame>
        <presentation:notes draw:style-name="dp2">
          <office:forms form:automatic-focus="false" form:apply-design-mode="false"/>
          <draw:page-thumbnail draw:style-name="gr1" draw:layer="layout" svg:width="13.968cm" svg:height="10.476cm" svg:x="3.81cm" svg:y="2.123cm" draw:page-number="46" presentation:class="page"/>
          <draw:frame presentation:style-name="pr6" draw:text-style-name="P3" draw:layer="layout" svg:width="17.271cm" svg:height="12.572cm" svg:x="2.159cm" svg:y="13.271cm" presentation:class="notes">
            <draw:text-box>
              <text:p>Thankfully CDI also offers tools to check whether such a particular suitable and only one implementation exists. This isResolvable method will return true if there is an implementation and there is only one implementation. If there is no such implementation you could implement some other logic for example.</text:p>
              <text:p/>
            </draw:text-box>
          </draw:frame>
        </presentation:notes>
      </draw:page>
      <draw:page draw:name="page4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stance&lt;T&gt; is iterable</text:p>
          </draw:text-box>
        </draw:frame>
        <draw:frame presentation:style-name="pr21" draw:text-style-name="P17" draw:layer="layout" svg:width="25.199cm" svg:height="13.989cm" svg:x="1.4cm" svg:y="4.849cm" presentation:class="outline" presentation:user-transformed="true">
          <draw:text-box>
            <text:p text:style-name="P10"><text:span text:style-name="T50">public</text:span><text:span text:style-name="T51"> </text:span><text:span text:style-name="T50">class</text:span><text:span text:style-name="T51"> </text:span><text:span text:style-name="T52">GreeterClient</text:span><text:span text:style-name="T51"> {</text:span></text:p>
            <text:p text:style-name="P10"><text:span text:style-name="T53"/></text:p>
            <text:p text:style-name="P10"><text:span text:style-name="T51"><text:s text:c="4"/></text:span><text:span text:style-name="T55">@Any</text:span></text:p>
            <text:p text:style-name="P10"><text:span text:style-name="T51"><text:s text:c="4"/></text:span><text:span text:style-name="T55">@Inject</text:span></text:p>
            <text:p text:style-name="P10"><text:span text:style-name="T51"><text:s text:c="4"/></text:span><text:span text:style-name="T50">private</text:span><text:span text:style-name="T51"> </text:span><text:span text:style-name="T61">Instance</text:span><text:span text:style-name="T51">&lt;</text:span><text:span text:style-name="T61">HelloService</text:span><text:span text:style-name="T51">&gt; </text:span><text:span text:style-name="T54">services</text:span><text:span text:style-name="T51">;</text:span></text:p>
            <text:p text:style-name="P10"><text:span text:style-name="T53"/></text:p>
            <text:p text:style-name="P10"><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10"><text:span text:style-name="T51"><text:s text:c="8"/></text:span><text:span text:style-name="T50">for</text:span><text:span text:style-name="T51">( </text:span><text:span text:style-name="T61">HelloService</text:span><text:span text:style-name="T51"> </text:span><text:span text:style-name="T57">service</text:span><text:span text:style-name="T51"> : </text:span><text:span text:style-name="T54">services</text:span><text:span text:style-name="T51"> ){</text:span></text:p>
            <text:p text:style-name="P10"><text:span text:style-name="T51"><text:s text:c="12"/></text:span><text:span text:style-name="T59">display</text:span><text:span text:style-name="T51">(</text:span><text:span text:style-name="T58">service</text:span><text:span text:style-name="T51">.</text:span><text:span text:style-name="T59">hello</text:span><text:span text:style-name="T51">());</text:span></text:p>
            <text:p text:style-name="P10"><text:span text:style-name="T51"><text:s text:c="8"/></text:span><text:span text:style-name="T51">}</text:span></text:p>
            <text:p text:style-name="P10"><text:span text:style-name="T51"><text:s text:c="4"/></text:span><text:span text:style-name="T51">}</text:span></text:p>
            <text:p text:style-name="P10"><text:span text:style-name="T53"/></text:p>
            <text:p text:style-name="P10"><text:span text:style-name="T51">}</text:span></text:p>
          </draw:text-box>
        </draw:frame>
        <presentation:notes draw:style-name="dp2">
          <office:forms form:automatic-focus="false" form:apply-design-mode="false"/>
          <draw:page-thumbnail draw:style-name="gr1" draw:layer="layout" svg:width="13.968cm" svg:height="10.476cm" svg:x="3.81cm" svg:y="2.123cm" draw:page-number="47" presentation:class="page"/>
          <draw:frame presentation:style-name="pr6" draw:text-style-name="P3" draw:layer="layout" svg:width="17.271cm" svg:height="12.572cm" svg:x="2.159cm" svg:y="13.271cm" presentation:class="notes">
            <draw:text-box>
              <text:p>You could iterate on this instance.</text:p>
              <text:p>For that you have to add @Any annotation to the Instance. @Any @Inject Instance.</text:p>
              <text:p>And then you can iterate through all the HelloService implementations, not necessary one, it can be zero implementations, it can be one particular implementation, but it can be two or more implementations.</text:p>
              <text:p>We use this in GRA, we query all the possible actions on a record with such a construct.</text:p>
              <text:p>TODO strategy pattern</text:p>
              <text:p/>
            </draw:text-box>
          </draw:frame>
        </presentation:notes>
      </draw:page>
      <draw:page draw:name="page4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untime selection of qualifier</text:p>
          </draw:text-box>
        </draw:frame>
        <draw:frame presentation:style-name="pr5" draw:text-style-name="P23" draw:layer="layout" svg:width="25.199cm" svg:height="13.859cm" svg:x="1.4cm" svg:y="4.913cm" presentation:class="outline" presentation:user-transformed="true">
          <draw:text-box>
            <text:p text:style-name="P10"><text:span text:style-name="T83">public</text:span><text:span text:style-name="T84"> </text:span><text:span text:style-name="T83">class</text:span><text:span text:style-name="T84"> </text:span><text:span text:style-name="T85">GreeterClient</text:span><text:span text:style-name="T84"> {</text:span></text:p>
            <text:p text:style-name="P10"><text:span text:style-name="T86"/></text:p>
            <text:p text:style-name="P10"><text:span text:style-name="T84"><text:s text:c="4"/></text:span><text:span text:style-name="T87">@Any</text:span></text:p>
            <text:p text:style-name="P10"><text:span text:style-name="T84"><text:s text:c="4"/></text:span><text:span text:style-name="T87">@Inject</text:span></text:p>
            <text:p text:style-name="P10"><text:span text:style-name="T84"><text:s text:c="4"/></text:span><text:span text:style-name="T83">private</text:span><text:span text:style-name="T84"> </text:span><text:span text:style-name="T88">Instance</text:span><text:span text:style-name="T84">&lt;</text:span><text:span text:style-name="T88">HelloService</text:span><text:span text:style-name="T84">&gt; </text:span><text:span text:style-name="T89">services</text:span><text:span text:style-name="T84">;</text:span></text:p>
            <text:p text:style-name="P10"><text:span text:style-name="T86"/></text:p>
            <text:p text:style-name="P10"><text:span text:style-name="T84"><text:s text:c="4"/></text:span><text:span text:style-name="T83">public</text:span><text:span text:style-name="T84"> </text:span><text:span text:style-name="T83">void</text:span><text:span text:style-name="T84"> </text:span><text:span text:style-name="T90">hello</text:span><text:span text:style-name="T84"> () {</text:span></text:p>
            <text:p text:style-name="P10"><text:span text:style-name="T84"><text:s text:c="8"/></text:span><text:span text:style-name="T88">Annotation</text:span><text:span text:style-name="T84"> </text:span><text:span text:style-name="T91">qualifier</text:span><text:span text:style-name="T84"> = </text:span><text:span text:style-name="T83">new</text:span><text:span text:style-name="T84"> </text:span><text:span text:style-name="T92">AnnotationLiteral</text:span><text:span text:style-name="T84">&lt;</text:span><text:span text:style-name="T87">English</text:span><text:span text:style-name="T84">&gt;() {};</text:span></text:p>
            <text:p text:style-name="P10"><text:span text:style-name="T84"><text:s text:c="8"/></text:span><text:span text:style-name="T88">HelloService</text:span><text:span text:style-name="T84"> </text:span><text:span text:style-name="T91">service</text:span><text:span text:style-name="T84"> = </text:span><text:span text:style-name="T89">services</text:span><text:span text:style-name="T84">.</text:span><text:span text:style-name="T93">select</text:span><text:span text:style-name="T84">(</text:span><text:span text:style-name="T94">qualifier</text:span><text:span text:style-name="T84">).</text:span><text:span text:style-name="T93">get</text:span><text:span text:style-name="T84">();</text:span></text:p>
            <text:p text:style-name="P10"><text:span text:style-name="T84"><text:s text:c="8"/></text:span><text:span text:style-name="T93">display</text:span><text:span text:style-name="T84">(</text:span><text:span text:style-name="T94">service</text:span><text:span text:style-name="T84">.</text:span><text:span text:style-name="T93">hello</text:span><text:span text:style-name="T84">());</text:span></text:p>
            <text:p text:style-name="P10"><text:span text:style-name="T84"><text:s text:c="4"/></text:span><text:span text:style-name="T84">}</text:span></text:p>
            <text:p text:style-name="P10"><text:span text:style-name="T86"/></text:p>
            <text:p text:style-name="P10"><text:span text:style-name="T84">}</text:span></text:p>
          </draw:text-box>
        </draw:frame>
        <presentation:notes draw:style-name="dp2">
          <draw:page-thumbnail draw:style-name="gr1" draw:layer="layout" svg:width="13.968cm" svg:height="10.476cm" svg:x="3.81cm" svg:y="2.123cm" draw:page-number="48" presentation:class="page"/>
          <draw:frame presentation:style-name="pr27" draw:text-style-name="P3" draw:layer="layout" svg:width="17.271cm" svg:height="13.38cm" svg:x="2.159cm" svg:y="13.271cm" presentation:class="notes" presentation:user-transformed="true">
            <draw:text-box>
              <text:p>Qualifiers can also be applied to Instance.</text:p>
              <text:p>Runtime selection, we can runtime apply qualifiers to this Instance.</text:p>
              <text:p>For example here we create an annotation with new AnnotationLiteral&lt;English&gt;, and we can instance.select(qualifier).get(), and we can say hello in English.</text:p>
              <text:p>This code basically just creates some metaobject metadata for CDI, so it knows to query the @English annotation for the beans, and we select for this specific @English qualifier, and then we get the one possible implementation from those that fulfill this criteria.</text:p>
              <text:p>I think you can also add the @English qualifier before Instance, I am not sure, now that I mention it I am not sure, I will have to test it out, or you can test it.</text:p>
              <text:p/>
            </draw:text-box>
          </draw:frame>
        </presentation:notes>
      </draw:page>
      <draw:page draw:name="page4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texts</text:p>
          </draw:text-box>
        </draw:frame>
        <draw:frame presentation:style-name="pr5" draw:text-style-name="P1" draw:layer="layout" svg:width="25.199cm" svg:height="13.859cm" svg:x="1.4cm" svg:y="4.914cm" presentation:class="outline" presentation:user-transformed="true">
          <draw:text-box>
            <text:list text:style-name="L3">
              <text:list-item>
                <text:p>Contexts determine bean lifecycle and behavior</text:p>
              </text:list-item>
              <text:list-item>
                <text:p>A bean is a singleton within a given context</text:p>
              </text:list-item>
              <text:list-item>
                <text:p>Scope annotations are used to inform container</text:p>
              </text:list-item>
            </text:list>
          </draw:text-box>
        </draw:frame>
        <presentation:notes draw:style-name="dp2">
          <draw:page-thumbnail draw:style-name="gr1" draw:layer="layout" svg:width="13.968cm" svg:height="10.476cm" svg:x="3.81cm" svg:y="2.123cm" draw:page-number="49" presentation:class="page"/>
          <draw:frame presentation:style-name="pr6" draw:text-style-name="P4" draw:layer="layout" svg:width="17.271cm" svg:height="12.572cm" svg:x="2.159cm" svg:y="13.271cm" presentation:class="notes" presentation:user-transformed="true">
            <draw:text-box>
              <text:p><text:span text:style-name="T2">Contexts</text:span></text:p>
              <text:p><text:span text:style-name="T2">I have mention the RequestScoped context.</text:span></text:p>
              <text:p><text:span text:style-name="T2">Basically these contextes determine bean lifecycle and behavior.</text:span></text:p>
              <text:p><text:span text:style-name="T2">Bean is a singleton within a given context</text:span></text:p>
              <text:p><text:span text:style-name="T2">Scope annotations are used to inform container, how to deal with the lifecycle.</text:span></text:p>
              <text:p><text:span text:style-name="T2">In our previous example the @RequestScoped bean was a singleton within one particular request. But if you take all the requests of the user, or all the users, it is not singleton on an application level, or even a session level. </text:span></text:p>
            </draw:text-box>
          </draw:frame>
        </presentation:notes>
      </draw:page>
      <draw:page draw:name="page5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uilt-in scopes</text:p>
          </draw:text-box>
        </draw:frame>
        <draw:frame presentation:style-name="pr5" draw:text-style-name="P1" draw:layer="layout" svg:width="25.199cm" svg:height="13.859cm" svg:x="1.4cm" svg:y="4.914cm" presentation:class="outline" presentation:user-transformed="true">
          <draw:text-box>
            <text:list text:style-name="L3">
              <text:list-item>
                <text:p>Built-in scopes based loosely on servlets.</text:p>
                <text:list>
                  <text:list-item>
                    <text:p>@Dependent</text:p>
                  </text:list-item>
                  <text:list-item>
                    <text:p>@ApplicationScoped</text:p>
                  </text:list-item>
                  <text:list-item>
                    <text:p>@SessionScoped</text:p>
                  </text:list-item>
                  <text:list-item>
                    <text:p>@RequestScoped</text:p>
                  </text:list-item>
                  <text:list-item>
                    <text:p>@ConversationScoped</text:p>
                  </text:list-item>
                  <text:list-item>
                    <text:p>@Singleton</text:p>
                  </text:list-item>
                </text:list>
              </text:list-item>
              <text:list-item>
                <text:p>Custom scopes can be created </text:p>
              </text:list-item>
            </text:list>
          </draw:text-box>
        </draw:frame>
        <presentation:notes draw:style-name="dp2">
          <office:forms form:automatic-focus="false" form:apply-design-mode="false"/>
          <draw:page-thumbnail draw:style-name="gr1" draw:layer="layout" svg:width="13.968cm" svg:height="10.476cm" svg:x="3.81cm" svg:y="2.123cm" draw:page-number="50" presentation:class="page"/>
          <draw:frame presentation:style-name="pr6" draw:text-style-name="P4" draw:layer="layout" svg:width="17.271cm" svg:height="12.572cm" svg:x="2.159cm" svg:y="13.271cm" presentation:class="notes">
            <draw:text-box>
              <text:p><text:span text:style-name="T2">There are some built-in scopes which are based loosely on the servlet API.</text:span></text:p>
              <text:p><text:span text:style-name="T2">We have ...</text:span></text:p>
              <text:p><text:span text:style-name="T2">Custom scopes can be created, I have not done it yet, although I think there was one particular situation where they would have been useful. But anyway.</text:span></text:p>
            </draw:text-box>
          </draw:frame>
        </presentation:notes>
      </draw:page>
      <draw:page draw:name="page5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Dependent</text:p>
          </draw:text-box>
        </draw:frame>
        <draw:frame presentation:style-name="pr31" draw:text-style-name="P1" draw:layer="layout" svg:width="25.199cm" svg:height="15.256cm" svg:x="1.4cm" svg:y="4.216cm" presentation:class="outline" presentation:user-transformed="true">
          <draw:text-box>
            <text:list text:style-name="L3">
              <text:list-item>
                <text:p>Default scope</text:p>
              </text:list-item>
              <text:list-item>
                <text:p>Bean lifecycle is same where it is injected</text:p>
              </text:list-item>
              <text:list-item>
                <text:p>Pseudo-scope, injected directly, not proxied</text:p>
              </text:list-item>
            </text:list>
            <text:p text:style-name="P10"><text:span text:style-name="T95"/></text:p>
            <text:p text:style-name="P10"><text:span text:style-name="T95">public</text:span><text:span text:style-name="T96"> </text:span><text:span text:style-name="T95">class</text:span><text:span text:style-name="T96"> </text:span><text:span text:style-name="T97">RecordDatabase</text:span><text:span text:style-name="T98"> {</text:span></text:p>
            <text:p text:style-name="P10"><text:span text:style-name="T98"><text:s text:c="4"/></text:span><text:span text:style-name="T98">...</text:span></text:p>
            <text:p text:style-name="P10"><text:span text:style-name="T98">}</text:span></text:p>
            <text:p text:style-name="P10"><text:span text:style-name="T98"/></text:p>
            <text:p text:style-name="P10"><text:span text:style-name="T98">@ApplicationScoped</text:span></text:p>
            <text:p text:style-name="P10"><text:span text:style-name="T95">public</text:span><text:span text:style-name="T98"> </text:span><text:span text:style-name="T95">class</text:span><text:span text:style-name="T98"> </text:span><text:span text:style-name="T97">RecordService</text:span><text:span text:style-name="T98"> {</text:span></text:p>
            <text:p text:style-name="P10"><text:span text:style-name="T98"/></text:p>
            <text:p text:style-name="P10"><text:span text:style-name="T98"><text:s text:c="4"/></text:span><text:span text:style-name="T99">@Inject</text:span></text:p>
            <text:p text:style-name="P10"><text:span text:style-name="T98"><text:s text:c="4"/></text:span><text:span text:style-name="T95">private</text:span><text:span text:style-name="T98"> </text:span><text:span text:style-name="T97">RecordDatabase</text:span><text:span text:style-name="T98"> </text:span><text:span text:style-name="T100">database</text:span><text:span text:style-name="T98">;</text:span></text:p>
            <text:p text:style-name="P10"><text:span text:style-name="T98"/></text:p>
            <text:p text:style-name="P10"><text:span text:style-name="T98">}</text:span></text:p>
          </draw:text-box>
        </draw:frame>
        <presentation:notes draw:style-name="dp2">
          <office:forms form:automatic-focus="false" form:apply-design-mode="false"/>
          <draw:page-thumbnail draw:style-name="gr1" draw:layer="layout" svg:width="13.968cm" svg:height="10.476cm" svg:x="3.81cm" svg:y="2.123cm" draw:page-number="51" presentation:class="page"/>
          <draw:frame presentation:style-name="pr6" draw:text-style-name="P4" draw:layer="layout" svg:width="17.271cm" svg:height="12.572cm" svg:x="2.159cm" svg:y="13.271cm" presentation:class="notes" presentation:user-transformed="true">
            <draw:text-box>
              <text:p>Dependent scope is the default scope</text:p>
              <text:p>It is a pseudo scope, it is injected directly, it is not proxied, there is not a proxy wrap around your bean.</text:p>
              <text:p>Since it is directly injected, the lifecycle is the same as to where it is injected.</text:p>
              <text:p>For example here we have a RecordDatabase which is a dependent scope, because it is the default, and it is injected into this RecordService bean which is application scoped. This record service and record database there will have application scope, they will be created when your application starts, and they will be torn down when your application ends.</text:p>
              <text:p>And yeah this recordservice can refer to the record database directly, fields, methods, whatever, because there is not a proxy between them.</text:p>
            </draw:text-box>
          </draw:frame>
        </presentation:notes>
      </draw:page>
      <draw:page draw:name="page5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pplicationScoped</text:p>
          </draw:text-box>
        </draw:frame>
        <draw:frame presentation:style-name="pr5" draw:text-style-name="P1" draw:layer="layout" svg:width="25.199cm" svg:height="13.859cm" svg:x="1.4cm" svg:y="4.914cm" presentation:class="outline" presentation:user-transformed="true">
          <draw:text-box>
            <text:list text:style-name="L3">
              <text:list-item>
                <text:p>Lives through the entire application</text:p>
              </text:list-item>
              <text:list-item>
                <text:p>Normal scope, proxied</text:p>
              </text:list-item>
              <text:list-item>
                <text:p>All users share the same instance</text:p>
              </text:list-item>
            </text:list>
            <text:p text:style-name="P10"><text:span text:style-name="T71"/></text:p>
            <text:p text:style-name="P10"><text:span text:style-name="T71">@ApplicationScoped</text:span></text:p>
            <text:p text:style-name="P10"><text:span text:style-name="T66">public</text:span><text:span text:style-name="T67"> </text:span><text:span text:style-name="T66">class</text:span><text:span text:style-name="T67"> </text:span><text:span text:style-name="T68">LogDatabase</text:span><text:span text:style-name="T67"> {</text:span></text:p>
            <text:p text:style-name="P10"><text:span text:style-name="T70"/></text:p>
            <text:p text:style-name="P10"><text:span text:style-name="T67"><text:s text:c="4"/></text:span><text:span text:style-name="T66">public</text:span><text:span text:style-name="T67"> </text:span><text:span text:style-name="T66">void</text:span><text:span text:style-name="T67"> </text:span><text:span text:style-name="T72">logEvent</text:span><text:span text:style-name="T67"> (</text:span><text:span text:style-name="T68">String</text:span><text:span text:style-name="T67"> </text:span><text:span text:style-name="T101">event</text:span><text:span text:style-name="T67">) {</text:span></text:p>
            <text:p text:style-name="P10"><text:span text:style-name="T67"><text:s text:c="8"/></text:span><text:span text:style-name="T67">...</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draw:page-thumbnail draw:style-name="gr1" draw:layer="layout" svg:width="13.968cm" svg:height="10.476cm" svg:x="3.81cm" svg:y="2.123cm" draw:page-number="52" presentation:class="page"/>
          <draw:frame presentation:style-name="pr25" draw:text-style-name="P3" draw:layer="layout" svg:width="17.271cm" svg:height="18.889cm" svg:x="2.159cm" svg:y="13.271cm" presentation:class="notes" presentation:user-transformed="true">
            <draw:text-box>
              <text:p>This is a scope that lives through your entire application.</text:p>
              <text:p>It is a normal scope, which means it is proxied.</text:p>
              <text:p>It is implemented with proxies, and basically since it is application scoped, all users share the same instance.</text:p>
              <text:p>And what it means that it is proxied? Basically when CDI creates a logdatabase class it does not inject that logdatabase class within your beans, rather it injects a java proxy, into the entire CDI subsystem, which based on your injection point (where it is injected), whenever the bean where it is injected access this logdatabase, it will select the appropriate instance to call.</text:p>
              <text:p>It is a more modern but much more difficult approach than direct injection, like with constructor injection or dependent injection, which is employed by other dependency injection frameworks, but it is also more flexible, because you can do a lot of stuff runtime that otherwise you can not do.</text:p>
              <text:p>ApplicationScoped lives through the entire application, and everyone share the same instance, except maybe the proxy can be different, but the underlying instance will always be the same.</text:p>
            </draw:text-box>
          </draw:frame>
        </presentation:notes>
      </draw:page>
      <draw:page draw:name="page5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essionScoped</text:p>
          </draw:text-box>
        </draw:frame>
        <draw:frame presentation:style-name="pr5" draw:text-style-name="P1" draw:layer="layout" svg:width="25.199cm" svg:height="13.859cm" svg:x="1.4cm" svg:y="4.914cm" presentation:class="outline" presentation:user-transformed="true">
          <draw:text-box>
            <text:list text:style-name="L3">
              <text:list-item>
                <text:p>Lives through user session</text:p>
              </text:list-item>
              <text:list-item>
                <text:p>Normal scope, proxied</text:p>
              </text:list-item>
              <text:list-item>
                <text:p>Needs to be serializable</text:p>
              </text:list-item>
            </text:list>
            <text:p text:style-name="P10"><text:span text:style-name="T71"/></text:p>
            <text:p text:style-name="P10"><text:span text:style-name="T71">@SessionScoped</text:span></text:p>
            <text:p text:style-name="P10"><text:span text:style-name="T66">public</text:span><text:span text:style-name="T67"> </text:span><text:span text:style-name="T66">class</text:span><text:span text:style-name="T67"> </text:span><text:span text:style-name="T68">ShoppingCart</text:span><text:span text:style-name="T67"> </text:span><text:span text:style-name="T66">implements</text:span><text:span text:style-name="T67"> </text:span><text:span text:style-name="T69">Serializable</text:span><text:span text:style-name="T67"> {</text:span></text:p>
            <text:p text:style-name="P10"><text:span text:style-name="T70"/></text:p>
            <text:p text:style-name="P10"><text:span text:style-name="T67"><text:s text:c="4"/></text:span><text:span text:style-name="T66">public</text:span><text:span text:style-name="T67"> </text:span><text:span text:style-name="T66">void</text:span><text:span text:style-name="T67"> </text:span><text:span text:style-name="T72">addItem</text:span><text:span text:style-name="T67"> (</text:span><text:span text:style-name="T68">Item</text:span><text:span text:style-name="T67"> </text:span><text:span text:style-name="T101">item</text:span><text:span text:style-name="T67">) {</text:span></text:p>
            <text:p text:style-name="P10"><text:span text:style-name="T67"><text:s text:c="8"/></text:span><text:span text:style-name="T102">doSomething</text:span><text:span text:style-name="T67">();</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draw:page-thumbnail draw:style-name="gr1" draw:layer="layout" svg:width="13.968cm" svg:height="10.476cm" svg:x="3.81cm" svg:y="2.123cm" draw:page-number="53" presentation:class="page"/>
          <draw:frame presentation:style-name="pr15" draw:text-style-name="P3" draw:layer="layout" svg:width="17.271cm" svg:height="12.593cm" svg:x="2.159cm" svg:y="13.271cm" presentation:class="notes" presentation:user-transformed="true">
            <draw:text-box>
              <text:p>SessionScope</text:p>
              <text:p>When you declare a bean sessionscoped, then it lives through the entire user session.</text:p>
              <text:p>For compatibility reasons it has to be serializable.</text:p>
              <text:p>I think some of the other technologies promise serializable user sessions, for example when your application server crashes, and you have to move beans to another application server they can be serialized and stored in some other storage like a database. I personally have not used it, I think it is a bad idea to rely on this one, and serialization causes issues and is otherwise poorly implemented in Java. I would prefer if we stayed away from Serializable beans and this sessionscoped thing. Anyway but sometimes it is necessary, it is used for caches and buffers.</text:p>
            </draw:text-box>
          </draw:frame>
        </presentation:notes>
      </draw:page>
      <draw:page draw:name="page5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equestScoped</text:p>
          </draw:text-box>
        </draw:frame>
        <draw:frame presentation:style-name="pr5" draw:text-style-name="P1" draw:layer="layout" svg:width="25.199cm" svg:height="13.859cm" svg:x="1.4cm" svg:y="4.914cm" presentation:class="outline" presentation:user-transformed="true">
          <draw:text-box>
            <text:list text:style-name="L3">
              <text:list-item>
                <text:p>Lives only one request</text:p>
              </text:list-item>
              <text:list-item>
                <text:p>Normal scope, proxied</text:p>
              </text:list-item>
            </text:list>
            <text:p text:style-name="P10"><text:span text:style-name="T71"/></text:p>
            <text:p text:style-name="P10"><text:span text:style-name="T71">@RequestScoped</text:span></text:p>
            <text:p text:style-name="P10"><text:span text:style-name="T66">public</text:span><text:span text:style-name="T67"> </text:span><text:span text:style-name="T66">class</text:span><text:span text:style-name="T67"> </text:span><text:span text:style-name="T68">AuthChecker</text:span><text:span text:style-name="T67"> {</text:span></text:p>
            <text:p text:style-name="P10"><text:span text:style-name="T70"/></text:p>
            <text:p text:style-name="P10"><text:span text:style-name="T67"><text:s text:c="4"/></text:span><text:span text:style-name="T66">public</text:span><text:span text:style-name="T67"> </text:span><text:span text:style-name="T66">void</text:span><text:span text:style-name="T67"> </text:span><text:span text:style-name="T72">checkAuth</text:span><text:span text:style-name="T67"> (</text:span><text:span text:style-name="T68">String</text:span><text:span text:style-name="T67"> </text:span><text:span text:style-name="T101">user</text:span><text:span text:style-name="T67">) {</text:span></text:p>
            <text:p text:style-name="P10"><text:span text:style-name="T67"><text:s text:c="8"/></text:span><text:span text:style-name="T67">...</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draw:page-thumbnail draw:style-name="gr1" draw:layer="layout" svg:width="13.968cm" svg:height="10.476cm" svg:x="3.81cm" svg:y="2.123cm" draw:page-number="54" presentation:class="page"/>
          <draw:frame presentation:style-name="pr6" draw:text-style-name="P3" draw:layer="layout" svg:width="17.271cm" svg:height="12.572cm" svg:x="2.159cm" svg:y="13.271cm" presentation:class="notes" presentation:user-transformed="true">
            <draw:text-box>
              <text:p>There is RequestScoped, which lives through only one request.</text:p>
              <text:p>It is a normal scope, it is also proxied.</text:p>
              <text:p/>
            </draw:text-box>
          </draw:frame>
        </presentation:notes>
      </draw:page>
      <draw:page draw:name="page5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versationScoped</text:p>
          </draw:text-box>
        </draw:frame>
        <draw:frame presentation:style-name="pr5" draw:text-style-name="P1" draw:layer="layout" svg:width="25.199cm" svg:height="13.859cm" svg:x="1.4cm" svg:y="4.914cm" presentation:class="outline" presentation:user-transformed="true">
          <draw:text-box>
            <text:list text:style-name="L3">
              <text:list-item>
                <text:p>Used for JSF conversation</text:p>
              </text:list-item>
              <text:list-item>
                <text:p>Lives through one browser window</text:p>
              </text:list-item>
              <text:list-item>
                <text:p>Normal scope, proxied</text:p>
              </text:list-item>
              <text:list-item>
                <text:p>Needs to be serializable</text:p>
                <text:p/>
                <text:p>No example because I have never used JSF.</text:p>
              </text:list-item>
            </text:list>
          </draw:text-box>
        </draw:frame>
        <presentation:notes draw:style-name="dp2">
          <draw:page-thumbnail draw:style-name="gr1" draw:layer="layout" svg:width="13.968cm" svg:height="10.476cm" svg:x="3.81cm" svg:y="2.123cm" draw:page-number="55" presentation:class="page"/>
          <draw:frame presentation:style-name="pr6" draw:text-style-name="P3" draw:layer="layout" svg:width="17.271cm" svg:height="12.572cm" svg:x="2.159cm" svg:y="13.271cm" presentation:class="notes">
            <draw:text-box>
              <text:p>There is also ConversationScoped</text:p>
              <text:p>It is JSF specific thing, I have personally never used it.</text:p>
              <text:p>Or maybe I have used it one time, but it was long ago, I can not remember anything about it.</text:p>
              <text:p/>
            </draw:text-box>
          </draw:frame>
        </presentation:notes>
      </draw:page>
      <draw:page draw:name="page5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ingleton</text:p>
          </draw:text-box>
        </draw:frame>
        <draw:frame presentation:style-name="pr32" draw:text-style-name="P1" draw:layer="layout" svg:width="25.199cm" svg:height="14.531cm" svg:x="1.4cm" svg:y="4.578cm" presentation:class="outline" presentation:user-transformed="true">
          <draw:text-box>
            <text:list text:style-name="L3">
              <text:list-item>
                <text:p>Lives through JVM</text:p>
              </text:list-item>
              <text:list-item>
                <text:p>Pseudo-scope, injected directly, not proxied</text:p>
              </text:list-item>
              <text:list-item>
                <text:p>Complicates serialization</text:p>
              </text:list-item>
              <text:list-item>
                <text:p>Use @ApplicationScoped instead</text:p>
              </text:list-item>
            </text:list>
            <text:p text:style-name="P10"><text:span text:style-name="T71"/></text:p>
            <text:p text:style-name="P10"><text:span text:style-name="T71">@Singleton</text:span></text:p>
            <text:p text:style-name="P10"><text:span text:style-name="T66">public</text:span><text:span text:style-name="T67"> </text:span><text:span text:style-name="T66">class</text:span><text:span text:style-name="T67"> </text:span><text:span text:style-name="T68">RandomGenerator</text:span><text:span text:style-name="T67"> {</text:span></text:p>
            <text:p text:style-name="P10"><text:span text:style-name="T70"/></text:p>
            <text:p text:style-name="P10"><text:span text:style-name="T67"><text:s text:c="4"/></text:span><text:span text:style-name="T66">public</text:span><text:span text:style-name="T67"> </text:span><text:span text:style-name="T66">int</text:span><text:span text:style-name="T67"> </text:span><text:span text:style-name="T72">nextInt</text:span><text:span text:style-name="T67"> () {</text:span></text:p>
            <text:p text:style-name="P10"><text:span text:style-name="T70"><text:s text:c="8"/></text:span><text:span text:style-name="T70">...</text:span></text:p>
            <text:p text:style-name="P10"><text:span text:style-name="T67"><text:s text:c="4"/></text:span><text:span text:style-name="T67">}</text:span></text:p>
            <text:p text:style-name="P10"><text:span text:style-name="T67"><text:s text:c="4"/></text:span></text:p>
            <text:p text:style-name="P10"><text:span text:style-name="T67">}</text:span></text:p>
          </draw:text-box>
        </draw:frame>
        <presentation:notes draw:style-name="dp2">
          <draw:page-thumbnail draw:style-name="gr1" draw:layer="layout" svg:width="13.968cm" svg:height="10.476cm" svg:x="3.81cm" svg:y="2.123cm" draw:page-number="56" presentation:class="page"/>
          <draw:frame presentation:style-name="pr6" draw:text-style-name="P4" draw:layer="layout" svg:width="17.271cm" svg:height="12.572cm" svg:x="2.159cm" svg:y="13.271cm" presentation:class="notes">
            <draw:text-box>
              <text:p><text:span text:style-name="T2">There is also @Singleton, which is supposed to live through the entire JVM.</text:span></text:p>
              <text:p><text:span text:style-name="T2">It is a pseudoscope, it is injected directly, not proxied.</text:span></text:p>
              <text:p><text:span text:style-name="T2">The problem with this is it complicates serialization for some reason.</text:span></text:p>
              <text:p><text:span text:style-name="T2">Use @ApplicationScoped instead.</text:span></text:p>
              <text:p><text:span text:style-name="T2">With some certain technologies like EJB you have to use singleton.</text:span></text:p>
              <text:p><text:span text:style-name="T2"/></text:p>
            </draw:text-box>
          </draw:frame>
        </presentation:notes>
      </draw:page>
      <draw:page draw:name="page5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cope mix and match</text:p>
          </draw:text-box>
        </draw:frame>
        <draw:frame presentation:style-name="pr33" draw:text-style-name="P1" draw:layer="layout" svg:width="25.199cm" svg:height="14.216cm" svg:x="1.4cm" svg:y="6.63cm" presentation:class="outline" presentation:user-transformed="true">
          <draw:text-box>
            <text:list text:style-name="L3">
              <text:list-item>
                <text:p>Different scoped beans can be used together</text:p>
              </text:list-item>
            </text:list>
            <text:p text:style-name="P10"><text:span text:style-name="T71"/></text:p>
            <text:p text:style-name="P10"><text:span text:style-name="T71">@ApplicationScoped</text:span></text:p>
            <text:p text:style-name="P10"><text:span text:style-name="T66">public</text:span><text:span text:style-name="T67"> </text:span><text:span text:style-name="T66">class</text:span><text:span text:style-name="T67"> </text:span><text:span text:style-name="T68">RecordService</text:span><text:span text:style-name="T67"> {</text:span></text:p>
            <text:p text:style-name="P10"><text:span text:style-name="T70"/></text:p>
            <text:p text:style-name="P10"><text:span text:style-name="T67"><text:s text:c="4"/></text:span><text:span text:style-name="T71">@Inject</text:span></text:p>
            <text:p text:style-name="P10"><text:span text:style-name="T67"><text:s text:c="4"/></text:span><text:span text:style-name="T66">private</text:span><text:span text:style-name="T67"> </text:span><text:span text:style-name="T68">LoginName</text:span><text:span text:style-name="T67"> </text:span><text:span text:style-name="T75">name</text:span><text:span text:style-name="T67">;</text:span></text:p>
            <text:p text:style-name="P10"><text:span text:style-name="T70"/></text:p>
            <text:p text:style-name="P10"><text:span text:style-name="T67">}</text:span></text:p>
            <text:p text:style-name="P10"><text:span text:style-name="T67"/></text:p>
            <text:p text:style-name="P10"><text:span text:style-name="T71">@RequestScoped</text:span></text:p>
            <text:p text:style-name="P10"><text:span text:style-name="T66">public</text:span><text:span text:style-name="T67"> </text:span><text:span text:style-name="T66">class</text:span><text:span text:style-name="T67"> </text:span><text:span text:style-name="T68">LoginName</text:span><text:span text:style-name="T67"> {</text:span></text:p>
            <text:p text:style-name="P10"><text:span text:style-name="T70"><text:s text:c="4"/></text:span><text:span text:style-name="T70">...</text:span></text:p>
            <text:p text:style-name="P10"><text:span text:style-name="T70">}</text:span></text:p>
          </draw:text-box>
        </draw:frame>
        <presentation:notes draw:style-name="dp2">
          <draw:page-thumbnail draw:style-name="gr1" draw:layer="layout" svg:width="13.968cm" svg:height="10.476cm" svg:x="3.81cm" svg:y="2.123cm" draw:page-number="57" presentation:class="page"/>
          <draw:frame presentation:style-name="pr6" draw:text-style-name="P3" draw:layer="layout" svg:width="17.271cm" svg:height="12.572cm" svg:x="2.159cm" svg:y="13.271cm" presentation:class="notes">
            <draw:text-box>
              <text:p>One of the advantage of proxies is that you can mix and match scopes without any errors.</text:p>
              <text:p>For example in this case you can inject a @RequestScoped bean into an @ApplicationScoped bean, and it will not cause any errors.</text:p>
              <text:p>Because every time this ApplicationScoped bean accesses this RequestScoped bean, it goes through the entire CDI system, and it always queries the correct RequestScoped LoginName.</text:p>
              <text:p>So the RecordService is one class, but this LoginName can be different for all the users, but your RecordService can still work properly in light of this.</text:p>
              <text:p/>
              <text:p/>
            </draw:text-box>
          </draw:frame>
        </presentation:notes>
      </draw:page>
      <draw:page draw:name="page5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y</text:p>
          </draw:text-box>
        </draw:frame>
        <draw:frame presentation:style-name="pr26" draw:text-style-name="P1" draw:layer="layout" svg:width="25.199cm" svg:height="13.859cm" svg:x="1.4cm" svg:y="4.914cm" presentation:class="outline" presentation:user-transformed="true">
          <draw:text-box>
            <text:list text:style-name="L3">
              <text:list-item>
                <text:p>Injected objects are not actual dependencies</text:p>
              </text:list-item>
              <text:list-item>
                <text:p>They are dynamic proxy objects</text:p>
              </text:list-item>
              <text:list-item>
                <text:p>Method calls are forwarded to CDI container</text:p>
              </text:list-item>
              <text:list-item>
                <text:p>Actual beans are looked up based on context</text:p>
              </text:list-item>
              <text:list-item>
                <text:p>Interceptors and decorators are called</text:p>
              </text:list-item>
              <text:list-item>
                <text:p>Method on actual bean is called</text:p>
              </text:list-item>
              <text:list-item>
                <text:p>Events are handled</text:p>
              </text:list-item>
              <text:list-item>
                <text:p>Mostly correct but there are some edge cases</text:p>
              </text:list-item>
            </text:list>
          </draw:text-box>
        </draw:frame>
        <presentation:notes draw:style-name="dp2">
          <office:forms form:automatic-focus="false" form:apply-design-mode="false"/>
          <draw:page-thumbnail draw:style-name="gr1" draw:layer="layout" svg:width="13.968cm" svg:height="10.476cm" svg:x="3.81cm" svg:y="2.123cm" draw:page-number="58" presentation:class="page"/>
          <draw:frame presentation:style-name="pr6" draw:text-style-name="P3" draw:layer="layout" svg:width="17.271cm" svg:height="12.572cm" svg:x="2.159cm" svg:y="13.271cm" presentation:class="notes">
            <draw:text-box>
              <text:p>...</text:p>
              <text:p>This mechanism is mostly correct but there are some edge cases.</text:p>
            </draw:text-box>
          </draw:frame>
        </presentation:notes>
      </draw:page>
      <draw:page draw:name="page5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y method calls</text:p>
          </draw:text-box>
        </draw:frame>
        <draw:frame presentation:style-name="pr34" draw:text-style-name="P19" draw:layer="layout" svg:width="25.199cm" svg:height="15.046cm" svg:x="1.4cm" svg:y="4.419cm" presentation:class="outline" presentation:user-transformed="true">
          <draw:text-box>
            <text:list text:style-name="L3">
              <text:list-item>
                <text:p>Proxy method calls to beans with other scope</text:p>
              </text:list-item>
            </text:list>
            <text:p text:style-name="P10"><text:span text:style-name="T71">@ApplicationScoped</text:span></text:p>
            <text:p text:style-name="P10"><text:span text:style-name="T66">public</text:span><text:span text:style-name="T67"> </text:span><text:span text:style-name="T66">class</text:span><text:span text:style-name="T67"> </text:span><text:span text:style-name="T68">GreeterClient</text:span><text:span text:style-name="T67"> {</text:span></text:p>
            <text:p text:style-name="P10"><text:span text:style-name="T70"/></text:p>
            <text:p text:style-name="P10"><text:span text:style-name="T67"><text:s text:c="4"/></text:span><text:span text:style-name="T71">@Inject</text:span></text:p>
            <text:p text:style-name="P10"><text:span text:style-name="T67"><text:s text:c="4"/></text:span><text:span text:style-name="T66">private</text:span><text:span text:style-name="T67"> </text:span><text:span text:style-name="T68">User</text:span><text:span text:style-name="T67"> </text:span><text:span text:style-name="T75">user</text:span><text:span text:style-name="T67">;</text:span></text:p>
            <text:p text:style-name="P10"><text:span text:style-name="T70"/></text:p>
            <text:p text:style-name="P10"><text:span text:style-name="T67"><text:s text:c="4"/></text:span><text:span text:style-name="T71">@Inject</text:span></text:p>
            <text:p text:style-name="P10"><text:span text:style-name="T67"><text:s text:c="4"/></text:span><text:span text:style-name="T66">private</text:span><text:span text:style-name="T67"> </text:span><text:span text:style-name="T69">HelloService</text:span><text:span text:style-name="T67"> </text:span><text:span text:style-name="T75">hello</text:span><text:span text:style-name="T67">;</text:span></text:p>
            <text:p text:style-name="P10"><text:span text:style-name="T70"/></text:p>
            <text:p text:style-name="P10"><text:span text:style-name="T67"><text:s text:c="4"/></text:span><text:span text:style-name="T66">public</text:span><text:span text:style-name="T67"> </text:span><text:span text:style-name="T66">void</text:span><text:span text:style-name="T67"> </text:span><text:span text:style-name="T72">greet</text:span><text:span text:style-name="T67"> () {</text:span></text:p>
            <text:p text:style-name="P10"><text:span text:style-name="T67"><text:s text:c="8"/></text:span><text:span text:style-name="T75">user</text:span><text:span text:style-name="T67">.getId();</text:span></text:p>
            <text:p text:style-name="P10"><text:span text:style-name="T67"><text:s text:c="8"/></text:span><text:span text:style-name="T75">user</text:span><text:span text:style-name="T67">.getName();</text:span></text:p>
            <text:p text:style-name="P10"><text:span text:style-name="T67"><text:s text:c="8"/></text:span><text:span text:style-name="T75">hello</text:span><text:span text:style-name="T67">.</text:span><text:span text:style-name="T102">hello</text:span><text:span text:style-name="T67">();</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59" presentation:class="page"/>
          <draw:frame presentation:style-name="pr6" draw:text-style-name="P3" draw:layer="layout" svg:width="17.271cm" svg:height="12.572cm" svg:x="2.159cm" svg:y="13.271cm" presentation:class="notes">
            <draw:text-box>
              <text:p>Method calls work perfectly.</text:p>
              <text:p>If you call methods within a bean with another scope, it will work perfectly.</text:p>
              <text:p/>
            </draw:text-box>
          </draw:frame>
        </presentation:notes>
      </draw:page>
      <draw:page draw:name="page6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y class names</text:p>
          </draw:text-box>
        </draw:frame>
        <draw:frame presentation:style-name="pr33" draw:text-style-name="P19" draw:layer="layout" svg:width="25.199cm" svg:height="14.216cm" svg:x="1.4cm" svg:y="4.736cm" presentation:class="outline" presentation:user-transformed="true">
          <draw:text-box>
            <text:list text:style-name="L3">
              <text:list-item>
                <text:p>Class names differ, do not rely on them</text:p>
              </text:list-item>
            </text:list>
            <text:p text:style-name="P10"><text:span text:style-name="T71">@RequestScoped</text:span></text:p>
            <text:p text:style-name="P10"><text:span text:style-name="T66">public</text:span><text:span text:style-name="T67"> </text:span><text:span text:style-name="T66">class</text:span><text:span text:style-name="T67"> </text:span><text:span text:style-name="T68">User</text:span><text:span text:style-name="T67"> {</text:span><text:span text:style-name="T70">}</text:span></text:p>
            <text:p text:style-name="P10"><text:span text:style-name="T70"/></text:p>
            <text:p text:style-name="P10"><text:span text:style-name="T99">@ApplicationScoped</text:span></text:p>
            <text:p text:style-name="P10"><text:span text:style-name="T66">public</text:span><text:span text:style-name="T67"> </text:span><text:span text:style-name="T66">class</text:span><text:span text:style-name="T67"> </text:span><text:span text:style-name="T68">GreeterClient</text:span><text:span text:style-name="T67"> {</text:span></text:p>
            <text:p text:style-name="P10"><text:span text:style-name="T70"/></text:p>
            <text:p text:style-name="P10"><text:span text:style-name="T67"><text:s text:c="4"/></text:span><text:span text:style-name="T71">@Inject</text:span></text:p>
            <text:p text:style-name="P10"><text:span text:style-name="T67"><text:s text:c="4"/></text:span><text:span text:style-name="T66">private</text:span><text:span text:style-name="T67"> </text:span><text:span text:style-name="T68">User</text:span><text:span text:style-name="T67"> </text:span><text:span text:style-name="T75">user</text:span><text:span text:style-name="T67">;</text:span></text:p>
            <text:p text:style-name="P10"><text:span text:style-name="T70"/></text:p>
            <text:p text:style-name="P10"><text:span text:style-name="T67"><text:s text:c="4"/></text:span><text:span text:style-name="T66">public</text:span><text:span text:style-name="T67"> </text:span><text:span text:style-name="T66">void</text:span><text:span text:style-name="T67"> </text:span><text:span text:style-name="T72">greet</text:span><text:span text:style-name="T67"> () {</text:span></text:p>
            <text:p text:style-name="P10"><text:span text:style-name="T100"><text:s text:c="8"/></text:span><text:span text:style-name="T100">user</text:span><text:span text:style-name="T98">.getClass();</text:span></text:p>
            <text:p text:style-name="P10"><text:span text:style-name="T103"><text:s text:c="8"/></text:span><text:span text:style-name="T103">// org.jboss.weld.proxies.User$</text:span><text:span text:style-name="T104">Proxy</text:span><text:span text:style-name="T105">$_$$_WeldClientProxy</text:span></text:p>
            <text:p text:style-name="P10"><text:span text:style-name="T67"><text:s text:c="4"/></text:span><text:span text:style-name="T67">}</text:span></text:p>
            <text:p text:style-name="P10"><text:span text:style-name="T70"><text:s text:c="4"/></text:span></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60" presentation:class="page"/>
          <draw:frame presentation:style-name="pr6" draw:text-style-name="P4" draw:layer="layout" svg:width="17.271cm" svg:height="12.572cm" svg:x="2.159cm" svg:y="13.271cm" presentation:class="notes">
            <draw:text-box>
              <text:p><text:span text:style-name="T2">But the class name will be some completely other thing</text:span></text:p>
              <text:p><text:span text:style-name="T2">There was a comment, you can see it in gray.</text:span></text:p>
              <text:p><text:span text:style-name="T2">If you don’t see the gray comment, I can tell.</text:span></text:p>
              <text:p><text:span text:style-name="T2">It does not return User as the class, but it returns org.jboss.weld.proxies.User$Proxy$_$$_WeldClientProxy.</text:span></text:p>
              <text:p><text:span text:style-name="T2">That User that is injected there is not an actual user, but it is a proxy.</text:span></text:p>
              <text:p><text:span text:style-name="T2"/></text:p>
            </draw:text-box>
          </draw:frame>
        </presentation:notes>
      </draw:page>
      <draw:page draw:name="page6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ied beans with public fields</text:p>
          </draw:text-box>
        </draw:frame>
        <draw:frame presentation:style-name="pr5" draw:text-style-name="P24" draw:layer="layout" svg:width="25.199cm" svg:height="13.859cm" svg:x="1.4cm" svg:y="4.914cm" presentation:class="outline" presentation:user-transformed="true">
          <draw:text-box>
            <text:p text:style-name="P10"><text:span text:style-name="T71">@RequestScoped</text:span></text:p>
            <text:p text:style-name="P10"><text:span text:style-name="T66">public</text:span><text:span text:style-name="T67"> </text:span><text:span text:style-name="T66">class</text:span><text:span text:style-name="T67"> </text:span><text:span text:style-name="T68">User</text:span><text:span text:style-name="T67"> {</text:span></text:p>
            <text:p text:style-name="P10"><text:span text:style-name="T70"/></text:p>
            <text:p text:style-name="P10"><text:span text:style-name="T67"><text:s text:c="4"/></text:span><text:span text:style-name="T66">public</text:span><text:span text:style-name="T67"> </text:span><text:span text:style-name="T68">String</text:span><text:span text:style-name="T67"> </text:span><text:span text:style-name="T75">name</text:span><text:span text:style-name="T67">;</text:span></text:p>
            <text:p text:style-name="P10"><text:span text:style-name="T70"/></text:p>
            <text:p text:style-name="P10"><text:span text:style-name="T67">}</text:span></text:p>
            <text:p text:style-name="P10"><text:span text:style-name="T67"/></text:p>
            <text:p text:style-name="P10"><text:span text:style-name="T106">org.jboss.weld.exceptions.DefinitionException</text:span><text:span text:style-name="T107">: WELD-000075: Normal scoped managed bean implementation class has a public field: <text:s/>[EnhancedAnnotatedFieldImpl] public User.name</text:span></text:p>
          </draw:text-box>
        </draw:frame>
        <presentation:notes draw:style-name="dp2">
          <office:forms form:automatic-focus="false" form:apply-design-mode="false"/>
          <draw:page-thumbnail draw:style-name="gr1" draw:layer="layout" svg:width="13.968cm" svg:height="10.476cm" svg:x="3.81cm" svg:y="2.123cm" draw:page-number="61" presentation:class="page"/>
          <draw:frame presentation:style-name="pr6" draw:text-style-name="P3" draw:layer="layout" svg:width="17.271cm" svg:height="12.572cm" svg:x="2.159cm" svg:y="13.271cm" presentation:class="notes">
            <draw:text-box>
              <text:p>Proxy beans also can not have public fields, because fields are not proxied, only methods are proxied.</text:p>
              <text:p/>
            </draw:text-box>
          </draw:frame>
        </presentation:notes>
      </draw:page>
      <draw:page draw:name="page6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ied beans with protected fields</text:p>
          </draw:text-box>
        </draw:frame>
        <draw:frame presentation:style-name="pr28" draw:text-style-name="P19" draw:layer="layout" svg:width="25.199cm" svg:height="14.941cm" svg:x="1.4cm" svg:y="4.363cm" presentation:class="outline" presentation:user-transformed="true">
          <draw:text-box>
            <text:p text:style-name="P10"><text:span text:style-name="T71">@RequestScoped</text:span></text:p>
            <text:p text:style-name="P10"><text:span text:style-name="T66">public</text:span><text:span text:style-name="T67"> </text:span><text:span text:style-name="T66">class</text:span><text:span text:style-name="T67"> </text:span><text:span text:style-name="T68">User</text:span><text:span text:style-name="T67"> {</text:span></text:p>
            <text:p text:style-name="P10"><text:span text:style-name="T67"><text:s text:c="4"/></text:span><text:span text:style-name="T66">protected</text:span><text:span text:style-name="T67"> </text:span><text:span text:style-name="T66">int</text:span><text:span text:style-name="T67"> </text:span><text:span text:style-name="T75">id</text:span><text:span text:style-name="T67">;</text:span></text:p>
            <text:p text:style-name="P10"><text:span text:style-name="T67"><text:s text:c="4"/></text:span><text:span text:style-name="T66">protected</text:span><text:span text:style-name="T67"> </text:span><text:span text:style-name="T68">String</text:span><text:span text:style-name="T67"> </text:span><text:span text:style-name="T75">name</text:span><text:span text:style-name="T67">;</text:span></text:p>
            <text:p text:style-name="P10"><text:span text:style-name="T70">}</text:span></text:p>
            <text:p text:style-name="P10"><text:span text:style-name="T67"/></text:p>
            <text:p text:style-name="P10"><text:span text:style-name="T99">@ApplicationScoped</text:span></text:p>
            <text:p text:style-name="P10"><text:span text:style-name="T95">public</text:span><text:span text:style-name="T108"> </text:span><text:span text:style-name="T95">class</text:span><text:span text:style-name="T108"> </text:span><text:span text:style-name="T97">GreeterClient</text:span><text:span text:style-name="T108"> {</text:span></text:p>
            <text:p text:style-name="P10"><text:span text:style-name="T95"/></text:p>
            <text:p text:style-name="P10"><text:span text:style-name="T108"><text:s text:c="4"/></text:span><text:span text:style-name="T99">@Inject</text:span></text:p>
            <text:p text:style-name="P10"><text:span text:style-name="T108"><text:s text:c="4"/></text:span><text:span text:style-name="T95">private</text:span><text:span text:style-name="T108"> </text:span><text:span text:style-name="T97">User</text:span><text:span text:style-name="T108"> </text:span><text:span text:style-name="T97">user</text:span><text:span text:style-name="T108">;</text:span></text:p>
            <text:p text:style-name="P10"><text:span text:style-name="T95"/></text:p>
            <text:p text:style-name="P10"><text:span text:style-name="T108"><text:s text:c="4"/></text:span><text:span text:style-name="T95">public</text:span><text:span text:style-name="T108"> </text:span><text:span text:style-name="T95">void</text:span><text:span text:style-name="T108"> greet () {</text:span></text:p>
            <text:p text:style-name="P10"><text:span text:style-name="T108"><text:s text:c="8"/></text:span><text:span text:style-name="T109">// user.id is 0</text:span></text:p>
            <text:p text:style-name="P10"><text:span text:style-name="T108"><text:s text:c="8"/></text:span><text:span text:style-name="T109">// user.name is null</text:span></text:p>
            <text:p text:style-name="P10"><text:span text:style-name="T95"><text:s text:c="4"/></text:span><text:span text:style-name="T95">}</text:span></text:p>
            <text:p text:style-name="P10"><text:span text:style-name="T95"/></text:p>
            <text:p text:style-name="P10"><text:span text:style-name="T95">}</text:span></text:p>
          </draw:text-box>
        </draw:frame>
        <presentation:notes draw:style-name="dp2">
          <office:forms form:automatic-focus="false" form:apply-design-mode="false"/>
          <draw:page-thumbnail draw:style-name="gr1" draw:layer="layout" svg:width="13.968cm" svg:height="10.476cm" svg:x="3.81cm" svg:y="2.123cm" draw:page-number="62" presentation:class="page"/>
          <draw:frame presentation:style-name="pr6" draw:text-style-name="P3" draw:layer="layout" svg:width="17.271cm" svg:height="12.572cm" svg:x="2.159cm" svg:y="13.271cm" presentation:class="notes">
            <draw:text-box>
              <text:p>Likewise if you have protected fields, CDI does not refuse to start, but if you try to access those protected fields, your application will be incorrect.</text:p>
              <text:p>In this case whatever you do in the User class to initialize id and name, it will not be visible in the GreeterClient, because they are different scopes, the User is proxied, and the user id will be 0, and the user name will be null, because it is a proxy.</text:p>
              <text:p>So be sure if you use different scoped beans, always use getters and setters instead of fields, field declarations. I said accessing fields but I had bad phrasing.</text:p>
              <text:p/>
              <text:p/>
            </draw:text-box>
          </draw:frame>
        </presentation:notes>
      </draw:page>
      <draw:page draw:name="page6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eans can not be created with new</text:p>
          </draw:text-box>
        </draw:frame>
        <draw:frame presentation:style-name="pr5" draw:text-style-name="P1" draw:layer="layout" svg:width="25.199cm" svg:height="13.859cm" svg:x="1.4cm" svg:y="4.914cm" presentation:class="outline" presentation:user-transformed="true">
          <draw:text-box>
            <text:list text:style-name="L3">
              <text:list-item>
                <text:p>CDI can not intercept the new keyword</text:p>
              </text:list-item>
            </text:list>
            <text:p text:style-name="P10"><text:span text:style-name="T110"/></text:p>
            <text:p text:style-name="P10"><text:span text:style-name="T110">public</text:span><text:span text:style-name="T111"> </text:span><text:span text:style-name="T110">class</text:span><text:span text:style-name="T111"> </text:span><text:span text:style-name="T112">DatabaseReplicator</text:span><text:span text:style-name="T111"> {</text:span></text:p>
            <text:p text:style-name="P10"><text:span text:style-name="T113"/></text:p>
            <text:p text:style-name="P10"><text:span text:style-name="T111"><text:s text:c="4"/></text:span><text:span text:style-name="T114">@Inject</text:span><text:span text:style-name="T111"> </text:span><text:span text:style-name="T114">@Source</text:span><text:span text:style-name="T111"> </text:span><text:span text:style-name="T110">private</text:span><text:span text:style-name="T111"> </text:span><text:span text:style-name="T112">Database</text:span><text:span text:style-name="T111"> </text:span><text:span text:style-name="T115">source</text:span><text:span text:style-name="T111">;</text:span></text:p>
            <text:p text:style-name="P10"><text:span text:style-name="T111"><text:s text:c="4"/></text:span><text:span text:style-name="T114">@Inject</text:span><text:span text:style-name="T111"> </text:span><text:span text:style-name="T114">@Target</text:span><text:span text:style-name="T111"> </text:span><text:span text:style-name="T110">private</text:span><text:span text:style-name="T111"> </text:span><text:span text:style-name="T112">Database</text:span><text:span text:style-name="T111"> </text:span><text:span text:style-name="T115">target</text:span><text:span text:style-name="T111">;</text:span></text:p>
            <text:p text:style-name="P10"><text:span text:style-name="T113"/></text:p>
            <text:p text:style-name="P10"><text:span text:style-name="T111"><text:s text:c="4"/></text:span><text:span text:style-name="T114">@Log</text:span></text:p>
            <text:p text:style-name="P10"><text:span text:style-name="T111"><text:s text:c="4"/></text:span><text:span text:style-name="T110">public</text:span><text:span text:style-name="T111"> </text:span><text:span text:style-name="T110">void</text:span><text:span text:style-name="T111"> </text:span><text:span text:style-name="T116">replicate</text:span><text:span text:style-name="T111"> () {</text:span></text:p>
            <text:p text:style-name="P10"><text:span text:style-name="T111"><text:s text:c="8"/></text:span><text:span text:style-name="T111">...</text:span></text:p>
            <text:p text:style-name="P10"><text:span text:style-name="T111"><text:s text:c="4"/></text:span><text:span text:style-name="T111">}</text:span></text:p>
            <text:p text:style-name="P10"><text:span text:style-name="T113"/></text:p>
            <text:p text:style-name="P10"><text:span text:style-name="T111">}</text:span></text:p>
            <text:p text:style-name="P10"><text:span text:style-name="T117"/></text:p>
            <text:p text:style-name="P10"><text:span text:style-name="T117">new</text:span><text:span text:style-name="T118"> </text:span><text:span text:style-name="T119">DatabaseReplicator</text:span><text:span text:style-name="T120">().replicate(); <text:s/></text:span><text:span text:style-name="T121">// This will never work</text:span></text:p>
          </draw:text-box>
        </draw:frame>
        <presentation:notes draw:style-name="dp2">
          <office:forms form:automatic-focus="false" form:apply-design-mode="false"/>
          <draw:page-thumbnail draw:style-name="gr1" draw:layer="layout" svg:width="13.968cm" svg:height="10.476cm" svg:x="3.81cm" svg:y="2.123cm" draw:page-number="63" presentation:class="page"/>
          <draw:frame presentation:style-name="pr35" draw:text-style-name="P3" draw:layer="layout" svg:width="17.271cm" svg:height="15.741cm" svg:x="2.159cm" svg:y="13.271cm" presentation:class="notes" presentation:user-transformed="true">
            <draw:text-box>
              <text:p>Beans can not be created with the new keyword.</text:p>
              <text:p>CDI simply can not intercept the new keyword.</text:p>
              <text:p>When you have a DatabaseReplicator class that has two dependencies, and you try to construct it with new DatabaseReplicator(), the replicate method will crash, because source and target will remain null.</text:p>
              <text:p>CDI will not recognize this new keyword, and it will not inject your dependencies into it.</text:p>
              <text:p>I think Spring has some compile time magic, Spring can use AspectJ or some compile time magic to insert dependencies even with new calls.</text:p>
              <text:p>But CDI does not, and I have searched for a solution to also inject dependencies with this keyword, the main problem is that you do not know the lifecycle, when the dependencies will be torn apart.</text:p>
              <text:p>So I would highly suggest not to use the new keyword, only data classes. For business logic and CDI classes always try to inject them with @Inject or other methods.</text:p>
              <text:p/>
            </draw:text-box>
          </draw:frame>
        </presentation:notes>
      </draw:page>
      <draw:page draw:name="page6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Unproxyable bean types</text:p>
          </draw:text-box>
        </draw:frame>
        <draw:frame presentation:style-name="pr26" draw:text-style-name="P1" draw:layer="layout" svg:width="25.199cm" svg:height="13.859cm" svg:x="1.4cm" svg:y="4.914cm" presentation:class="outline" presentation:user-transformed="true">
          <draw:text-box>
            <text:list text:style-name="L3">
              <text:list-item>
                <text:p>No constructor with no args or @Inject</text:p>
              </text:list-item>
              <text:list-item>
                <text:p>Final classes</text:p>
              </text:list-item>
              <text:list-item>
                <text:p>Final methods with non-private visibility</text:p>
              </text:list-item>
              <text:list-item>
                <text:p>Primitive types</text:p>
              </text:list-item>
              <text:list-item>
                <text:p>Array types</text:p>
              </text:list-item>
              <text:list-item>
                <text:p>Container refuses to start with these</text:p>
              </text:list-item>
            </text:list>
          </draw:text-box>
        </draw:frame>
        <presentation:notes draw:style-name="dp2">
          <office:forms form:automatic-focus="false" form:apply-design-mode="false"/>
          <draw:page-thumbnail draw:style-name="gr1" draw:layer="layout" svg:width="13.968cm" svg:height="10.476cm" svg:x="3.81cm" svg:y="2.123cm" draw:page-number="64" presentation:class="page"/>
          <draw:frame presentation:style-name="pr6" draw:text-style-name="P3" draw:layer="layout" svg:width="17.271cm" svg:height="12.572cm" svg:x="2.159cm" svg:y="13.271cm" presentation:class="notes" presentation:user-transformed="true">
            <draw:text-box>
              <text:p>There are some unproxyable bean types.</text:p>
              <text:p>Unproxyable bean types can only be injected as singleton or dependent beans, they can not be used applicationscoped, sessionscoped, or request scoped.</text:p>
              <text:p>...</text:p>
              <text:p/>
            </draw:text-box>
          </draw:frame>
        </presentation:notes>
      </draw:page>
      <draw:page draw:name="page6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text:p>
          </draw:text-box>
        </draw:frame>
        <draw:frame presentation:style-name="pr5" draw:text-style-name="P1" draw:layer="layout" svg:width="25.199cm" svg:height="13.859cm" svg:x="1.4cm" svg:y="5.443cm" presentation:class="outline" presentation:user-transformed="true">
          <draw:text-box>
            <text:p text:style-name="P10"><text:span text:style-name="T66">public</text:span><text:span text:style-name="T72"> </text:span><text:span text:style-name="T66">class</text:span><text:span text:style-name="T72"> </text:span><text:span text:style-name="T68">DatabaseProducer</text:span><text:span text:style-name="T72"> {</text:span></text:p>
            <text:p text:style-name="P10"><text:span text:style-name="T70"/></text:p>
            <text:p text:style-name="P10"><text:span text:style-name="T67"><text:s text:c="4"/></text:span><text:span text:style-name="T71">@Produces</text:span></text:p>
            <text:p text:style-name="P10"><text:span text:style-name="T67"><text:s text:c="4"/></text:span><text:span text:style-name="T66">public</text:span><text:span text:style-name="T67"> </text:span><text:span text:style-name="T68">Database</text:span><text:span text:style-name="T67"> </text:span><text:span text:style-name="T72">createDatabase</text:span><text:span text:style-name="T67"> () {</text:span></text:p>
            <text:p text:style-name="P10"><text:span text:style-name="T67"><text:s text:c="8"/></text:span><text:span text:style-name="T66">return</text:span><text:span text:style-name="T67"> </text:span><text:span text:style-name="T66">new</text:span><text:span text:style-name="T67"> </text:span><text:span text:style-name="T68">Database</text:span><text:span text:style-name="T67">(</text:span><text:span text:style-name="T73">"http://database"</text:span><text:span text:style-name="T67">, </text:span><text:span text:style-name="T73">"user"</text:span><text:span text:style-name="T67">, </text:span><text:span text:style-name="T73">"pass"</text:span><text:span text:style-name="T67">);</text:span></text:p>
            <text:p text:style-name="P10"><text:span text:style-name="T67"><text:s text:c="4"/></text:span><text:span text:style-name="T67">}</text:span></text:p>
            <text:p text:style-name="P10"><text:span text:style-name="T70"/></text:p>
            <text:p text:style-name="P10"><text:span text:style-name="T70">}</text:span></text:p>
            <text:p text:style-name="P10"><text:span text:style-name="T70"/></text:p>
            <text:p text:style-name="P10"><text:span text:style-name="T66">public</text:span><text:span text:style-name="T67"> </text:span><text:span text:style-name="T66">class</text:span><text:span text:style-name="T67"> </text:span><text:span text:style-name="T68">RecordService</text:span><text:span text:style-name="T67"> {</text:span></text:p>
            <text:p text:style-name="P10"><text:span text:style-name="T70"/></text:p>
            <text:p text:style-name="P10"><text:span text:style-name="T67"><text:s text:c="4"/></text:span><text:span text:style-name="T71">@Inject</text:span></text:p>
            <text:p text:style-name="P10"><text:span text:style-name="T67"><text:s text:c="4"/></text:span><text:span text:style-name="T66">private</text:span><text:span text:style-name="T67"> </text:span><text:span text:style-name="T68">Database</text:span><text:span text:style-name="T67"> </text:span><text:span text:style-name="T75">database</text:span><text:span text:style-name="T67">;</text:span></text:p>
            <text:p text:style-name="P10"><text:span text:style-name="T70"/></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65" presentation:class="page"/>
          <draw:frame presentation:style-name="pr13" draw:text-style-name="P3" draw:layer="layout" svg:width="17.271cm" svg:height="14.167cm" svg:x="2.159cm" svg:y="13.271cm" presentation:class="notes" presentation:user-transformed="true">
            <draw:text-box>
              <text:p>If you want to handle these kind of types, because you are working with legacy code, or you are rewriting your application to be CDI compatible, you have to use producers.</text:p>
              <text:p>Producers are basically under CDI control, but they can use the new keyword within them.</text:p>
              <text:p>Basically CDI when it looks up the appropriate implementations for the beans, it also checks producers with @Produces annotation and type safety of course.</text:p>
              <text:p>CDI will call these producers, and the producers will do their own logic, which can be new, or some get it from some other system, or return an existing one, does not matter. CDI will accept them, except CDI will also put some additional wrappers around them.</text:p>
              <text:p>When you have a producer and it produces a bean, it can be used as a type bean basically. I think there are some slight differences, but anyway.</text:p>
            </draw:text-box>
          </draw:frame>
        </presentation:notes>
      </draw:page>
      <draw:page draw:name="page6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 can have qualifiers</text:p>
          </draw:text-box>
        </draw:frame>
        <draw:frame presentation:style-name="pr36" draw:text-style-name="P1" draw:layer="layout" svg:width="25.199cm" svg:height="14.111cm" svg:x="1.4cm" svg:y="4.914cm" presentation:class="outline" presentation:user-transformed="true">
          <draw:text-box>
            <text:p text:style-name="P10"><text:span text:style-name="T66">public</text:span><text:span text:style-name="T72"> </text:span><text:span text:style-name="T66">class</text:span><text:span text:style-name="T72"> </text:span><text:span text:style-name="T68">DatabaseProducer</text:span><text:span text:style-name="T72"> {</text:span></text:p>
            <text:p text:style-name="P10"><text:span text:style-name="T70"/></text:p>
            <text:p text:style-name="P10"><text:span text:style-name="T67"><text:s text:c="4"/></text:span><text:span text:style-name="T71">@Produces</text:span></text:p>
            <text:p text:style-name="P10"><text:span text:style-name="T72"><text:s text:c="4"/></text:span><text:span text:style-name="T71">@Users</text:span></text:p>
            <text:p text:style-name="P10"><text:span text:style-name="T67"><text:s text:c="4"/></text:span><text:span text:style-name="T66">public</text:span><text:span text:style-name="T67"> </text:span><text:span text:style-name="T68">Database</text:span><text:span text:style-name="T67"> </text:span><text:span text:style-name="T72">createDatabase</text:span><text:span text:style-name="T67"> () {</text:span></text:p>
            <text:p text:style-name="P10"><text:span text:style-name="T67"><text:s text:c="8"/></text:span><text:span text:style-name="T66">return</text:span><text:span text:style-name="T67"> </text:span><text:span text:style-name="T66">new</text:span><text:span text:style-name="T67"> </text:span><text:span text:style-name="T68">Database</text:span><text:span text:style-name="T67">(</text:span><text:span text:style-name="T73">"http://users"</text:span><text:span text:style-name="T67">, </text:span><text:span text:style-name="T73">"user"</text:span><text:span text:style-name="T67">, </text:span><text:span text:style-name="T73">"pass"</text:span><text:span text:style-name="T67">);</text:span></text:p>
            <text:p text:style-name="P10"><text:span text:style-name="T67"><text:s text:c="4"/></text:span><text:span text:style-name="T67">}</text:span></text:p>
            <text:p text:style-name="P10"><text:span text:style-name="T70"/></text:p>
            <text:p text:style-name="P10"><text:span text:style-name="T70">}</text:span></text:p>
            <text:p text:style-name="P10"><text:span text:style-name="T70"/></text:p>
            <text:p text:style-name="P10"><text:span text:style-name="T66">public</text:span><text:span text:style-name="T67"> </text:span><text:span text:style-name="T66">class</text:span><text:span text:style-name="T67"> </text:span><text:span text:style-name="T68">UserService</text:span><text:span text:style-name="T67"> {</text:span></text:p>
            <text:p text:style-name="P10"><text:span text:style-name="T70"/></text:p>
            <text:p text:style-name="P10"><text:span text:style-name="T67"><text:s text:c="4"/></text:span><text:span text:style-name="T71">@Inject</text:span></text:p>
            <text:p text:style-name="P10"><text:span text:style-name="T72"><text:s text:c="4"/></text:span><text:span text:style-name="T71">@Users</text:span></text:p>
            <text:p text:style-name="P10"><text:span text:style-name="T67"><text:s text:c="4"/></text:span><text:span text:style-name="T66">private</text:span><text:span text:style-name="T67"> </text:span><text:span text:style-name="T68">Database</text:span><text:span text:style-name="T67"> </text:span><text:span text:style-name="T75">users</text:span><text:span text:style-name="T67">;</text:span></text:p>
            <text:p text:style-name="P10"><text:span text:style-name="T70"/></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66" presentation:class="page"/>
          <draw:frame presentation:style-name="pr6" draw:text-style-name="P3" draw:layer="layout" svg:width="17.271cm" svg:height="12.572cm" svg:x="2.159cm" svg:y="13.271cm" presentation:class="notes">
            <draw:text-box>
              <text:p>If you have @Users qualifiers, @Users Database, then it will take that into account. @Inject @Users Database.</text:p>
              <text:p/>
            </draw:text-box>
          </draw:frame>
        </presentation:notes>
      </draw:page>
      <draw:page draw:name="page6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 can have scope</text:p>
          </draw:text-box>
        </draw:frame>
        <draw:frame presentation:style-name="pr5" draw:text-style-name="P22" draw:layer="layout" svg:width="25.199cm" svg:height="13.859cm" svg:x="1.4cm" svg:y="4.914cm" presentation:class="outline" presentation:user-transformed="true">
          <draw:text-box>
            <text:p text:style-name="P10"><text:span text:style-name="T66">public</text:span><text:span text:style-name="T67"> </text:span><text:span text:style-name="T66">class</text:span><text:span text:style-name="T67"> </text:span><text:span text:style-name="T68">DatabaseProducer</text:span><text:span text:style-name="T67"> {</text:span></text:p>
            <text:p text:style-name="P10"><text:span text:style-name="T70"/></text:p>
            <text:p text:style-name="P10"><text:span text:style-name="T67"><text:s text:c="4"/></text:span><text:span text:style-name="T71">@Produces</text:span></text:p>
            <text:p text:style-name="P10"><text:span text:style-name="T72"><text:s text:c="4"/></text:span><text:span text:style-name="T71">@ApplicationScoped</text:span></text:p>
            <text:p text:style-name="P10"><text:span text:style-name="T67"><text:s text:c="4"/></text:span><text:span text:style-name="T66">public</text:span><text:span text:style-name="T67"> </text:span><text:span text:style-name="T68">Database</text:span><text:span text:style-name="T67"> </text:span><text:span text:style-name="T72">createDatabase</text:span><text:span text:style-name="T67"> () {</text:span></text:p>
            <text:p text:style-name="P10"><text:span text:style-name="T67"><text:s text:c="8"/></text:span><text:span text:style-name="T66">return</text:span><text:span text:style-name="T67"> </text:span><text:span text:style-name="T66">new</text:span><text:span text:style-name="T67"> </text:span><text:span text:style-name="T68">Database</text:span><text:span text:style-name="T67">(</text:span><text:span text:style-name="T73">"http://database"</text:span><text:span text:style-name="T67">, </text:span><text:span text:style-name="T73">"user"</text:span><text:span text:style-name="T67">, </text:span><text:span text:style-name="T73">"pass"</text:span><text:span text:style-name="T67">);</text:span></text:p>
            <text:p text:style-name="P10"><text:span text:style-name="T67"><text:s text:c="4"/></text:span><text:span text:style-name="T67">}</text:span></text:p>
            <text:p text:style-name="P10"><text:span text:style-name="T70"/></text:p>
            <text:p text:style-name="P10"><text:span text:style-name="T70">}</text:span></text:p>
            <text:p text:style-name="P10"><text:span text:style-name="T70"/></text:p>
          </draw:text-box>
        </draw:frame>
        <presentation:notes draw:style-name="dp2">
          <office:forms form:automatic-focus="false" form:apply-design-mode="false"/>
          <draw:page-thumbnail draw:style-name="gr1" draw:layer="layout" svg:width="13.968cm" svg:height="10.476cm" svg:x="3.81cm" svg:y="2.123cm" draw:page-number="67" presentation:class="page"/>
          <draw:frame presentation:style-name="pr6" draw:text-style-name="P3" draw:layer="layout" svg:width="17.271cm" svg:height="12.572cm" svg:x="2.159cm" svg:y="13.271cm" presentation:class="notes">
            <draw:text-box>
              <text:p>Producers can also have scope.</text:p>
              <text:p>So it can have an applicationscope or other scope.</text:p>
              <text:p>CDI will respect this scope, and it will do the appropriate bean lifecycle callbacks on that scope.</text:p>
            </draw:text-box>
          </draw:frame>
        </presentation:notes>
      </draw:page>
      <draw:page draw:name="page6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 can clean up</text:p>
          </draw:text-box>
        </draw:frame>
        <draw:frame presentation:style-name="pr5" draw:text-style-name="P19" draw:layer="layout" svg:width="25.199cm" svg:height="13.859cm" svg:x="1.4cm" svg:y="5.709cm" presentation:class="outline" presentation:user-transformed="true">
          <draw:text-box>
            <text:p text:style-name="P10"><text:span text:style-name="T66">public</text:span><text:span text:style-name="T67"> </text:span><text:span text:style-name="T66">class</text:span><text:span text:style-name="T67"> </text:span><text:span text:style-name="T68">DatabaseProducer</text:span><text:span text:style-name="T67"> {</text:span></text:p>
            <text:p text:style-name="P10"><text:span text:style-name="T70"/></text:p>
            <text:p text:style-name="P10"><text:span text:style-name="T67"><text:s text:c="4"/></text:span><text:span text:style-name="T71">@Produces</text:span></text:p>
            <text:p text:style-name="P10"><text:span text:style-name="T67"><text:s text:c="4"/></text:span><text:span text:style-name="T66">public</text:span><text:span text:style-name="T67"> </text:span><text:span text:style-name="T68">Database</text:span><text:span text:style-name="T67"> </text:span><text:span text:style-name="T72">openDatabase</text:span><text:span text:style-name="T67"> () {</text:span></text:p>
            <text:p text:style-name="P10"><text:span text:style-name="T67"><text:s text:c="8"/></text:span><text:span text:style-name="T66">return</text:span><text:span text:style-name="T67"> </text:span><text:span text:style-name="T66">new</text:span><text:span text:style-name="T67"> </text:span><text:span text:style-name="T68">Database</text:span><text:span text:style-name="T67">(</text:span><text:span text:style-name="T73">"http://database"</text:span><text:span text:style-name="T67">, </text:span><text:span text:style-name="T73">"user"</text:span><text:span text:style-name="T67">, </text:span><text:span text:style-name="T73">"pass"</text:span><text:span text:style-name="T67">);</text:span></text:p>
            <text:p text:style-name="P10"><text:span text:style-name="T67"><text:s text:c="4"/></text:span><text:span text:style-name="T67">}</text:span></text:p>
            <text:p text:style-name="P10"><text:span text:style-name="T70"/></text:p>
            <text:p text:style-name="P10"><text:span text:style-name="T67"><text:s text:c="4"/></text:span><text:span text:style-name="T66">public</text:span><text:span text:style-name="T67"> </text:span><text:span text:style-name="T66">void</text:span><text:span text:style-name="T67"> </text:span><text:span text:style-name="T72">closeDatabase</text:span><text:span text:style-name="T67"> (</text:span><text:span text:style-name="T71">@Disposes</text:span><text:span text:style-name="T67"> </text:span><text:span text:style-name="T68">Database</text:span><text:span text:style-name="T67"> </text:span><text:span text:style-name="T101">database</text:span><text:span text:style-name="T67">) {</text:span></text:p>
            <text:p text:style-name="P10"><text:span text:style-name="T67"><text:s text:c="8"/></text:span><text:span text:style-name="T122">database</text:span><text:span text:style-name="T67">.close();</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68" presentation:class="page"/>
          <draw:frame presentation:style-name="pr6" draw:text-style-name="P3" draw:layer="layout" svg:width="17.271cm" svg:height="12.572cm" svg:x="2.159cm" svg:y="13.271cm" presentation:class="notes">
            <draw:text-box>
              <text:p text:style-name="P5">Producers can also clean up, if you have a producer method, then it can also have a @Disposes method that accepts the same type that we have created.</text:p>
              <text:p text:style-name="P5">The qualifiers also have to be the same as on the producer method with the dispose method as well.</text:p>
            </draw:text-box>
          </draw:frame>
        </presentation:notes>
      </draw:page>
      <draw:page draw:name="page6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jection points</text:p>
          </draw:text-box>
        </draw:frame>
        <draw:frame presentation:style-name="pr5" draw:text-style-name="P19" draw:layer="layout" svg:width="25.199cm" svg:height="13.859cm" svg:x="1.4cm" svg:y="4.914cm" presentation:class="outline" presentation:user-transformed="true">
          <draw:text-box>
            <text:list text:style-name="L3">
              <text:list-item>
                <text:p>Class, constructor, method, params metadata</text:p>
              </text:list-item>
            </text:list>
            <text:p text:style-name="P10"><text:span text:style-name="T66">public</text:span><text:span text:style-name="T67"> </text:span><text:span text:style-name="T66">class</text:span><text:span text:style-name="T67"> </text:span><text:span text:style-name="T68">LogProducer</text:span><text:span text:style-name="T67"> {</text:span></text:p>
            <text:p text:style-name="P10"><text:span text:style-name="T70"/></text:p>
            <text:p text:style-name="P10"><text:span text:style-name="T67"><text:s text:c="4"/></text:span><text:span text:style-name="T71">@Produces</text:span></text:p>
            <text:p text:style-name="P10"><text:span text:style-name="T67"><text:s text:c="4"/></text:span><text:span text:style-name="T66">public</text:span><text:span text:style-name="T67"> </text:span><text:span text:style-name="T68">Logger</text:span><text:span text:style-name="T67"> </text:span><text:span text:style-name="T72">produceLog</text:span><text:span text:style-name="T67"> (</text:span><text:span text:style-name="T69">InjectionPoint</text:span><text:span text:style-name="T67"> </text:span><text:span text:style-name="T101">injectionPoint</text:span><text:span text:style-name="T67">) {</text:span></text:p>
            <text:p text:style-name="P10"><text:span text:style-name="T67"><text:s text:c="8"/></text:span><text:span text:style-name="T69">Member</text:span><text:span text:style-name="T67"> </text:span><text:span text:style-name="T101">member</text:span><text:span text:style-name="T67"> = </text:span><text:span text:style-name="T122">injectionPoint</text:span><text:span text:style-name="T67">.</text:span><text:span text:style-name="T102">getMember</text:span><text:span text:style-name="T67">();</text:span></text:p>
            <text:p text:style-name="P10"><text:span text:style-name="T67"><text:s text:c="8"/></text:span><text:span text:style-name="T68">Class</text:span><text:span text:style-name="T67">&lt;?&gt; </text:span><text:span text:style-name="T101">clazz</text:span><text:span text:style-name="T67"> = </text:span><text:span text:style-name="T122">member</text:span><text:span text:style-name="T67">.</text:span><text:span text:style-name="T102">getDeclaringClass</text:span><text:span text:style-name="T67">();</text:span></text:p>
            <text:p text:style-name="P10"><text:span text:style-name="T67"><text:s text:c="8"/></text:span><text:span text:style-name="T66">return</text:span><text:span text:style-name="T67"> </text:span><text:span text:style-name="T68">Logger</text:span><text:span text:style-name="T67">.</text:span><text:span text:style-name="T102">getLogger</text:span><text:span text:style-name="T67">(</text:span><text:span text:style-name="T122">clazz</text:span><text:span text:style-name="T67">.getName());</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69" presentation:class="page"/>
          <draw:frame presentation:style-name="pr6" draw:text-style-name="P3" draw:layer="layout" svg:width="17.271cm" svg:height="12.572cm" svg:x="2.159cm" svg:y="13.271cm" presentation:class="notes">
            <draw:text-box>
              <text:p>Producers can have some additional metadata with the use of InjectionPoint classes.</text:p>
              <text:p>Basically when CDI injects dependencies from a producer, it will also know the injection point, the metadata of where do we inject.</text:p>
              <text:p>We can see the member, where do we inject, we can get the declaring class and other meta information.</text:p>
              <text:p>This is all in the CDI specification.</text:p>
              <text:p>In this case for example we can inject a logger within a class, and that logger will be created based on the classname of where we inject.</text:p>
              <text:p/>
            </draw:text-box>
          </draw:frame>
        </presentation:notes>
      </draw:page>
      <draw:page draw:name="page7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j. points have no type erasure</text:p>
          </draw:text-box>
        </draw:frame>
        <draw:frame presentation:style-name="pr5" draw:text-style-name="P19" draw:layer="layout" svg:width="25.199cm" svg:height="13.859cm" svg:x="1.4cm" svg:y="4.914cm" presentation:class="outline" presentation:user-transformed="true">
          <draw:text-box>
            <text:p text:style-name="P10"><text:span text:style-name="T66">public</text:span><text:span text:style-name="T67"> </text:span><text:span text:style-name="T66">class</text:span><text:span text:style-name="T67"> </text:span><text:span text:style-name="T68">MapProducer</text:span><text:span text:style-name="T67"> {</text:span></text:p>
            <text:p text:style-name="P10"><text:span text:style-name="T70"/></text:p>
            <text:p text:style-name="P10"><text:span text:style-name="T67"><text:s text:c="4"/></text:span><text:span text:style-name="T71">@Produces</text:span></text:p>
            <text:p text:style-name="P10"><text:span text:style-name="T67"><text:s text:c="4"/></text:span><text:span text:style-name="T66">public</text:span><text:span text:style-name="T67"> &lt;</text:span><text:span text:style-name="T68">K</text:span><text:span text:style-name="T67">, </text:span><text:span text:style-name="T68">V</text:span><text:span text:style-name="T67">&gt; </text:span><text:span text:style-name="T69">Map</text:span><text:span text:style-name="T67">&lt;</text:span><text:span text:style-name="T68">K</text:span><text:span text:style-name="T67">, </text:span><text:span text:style-name="T68">V</text:span><text:span text:style-name="T67">&gt; </text:span><text:span text:style-name="T72">produceMap</text:span><text:span text:style-name="T67"> (</text:span><text:span text:style-name="T69">InjectionPoint</text:span><text:span text:style-name="T67"> </text:span><text:span text:style-name="T101">ip</text:span><text:span text:style-name="T67">) {</text:span></text:p>
            <text:p text:style-name="P10"><text:span text:style-name="T67"><text:s text:c="8"/></text:span><text:span text:style-name="T66">if</text:span><text:span text:style-name="T67">( valueIsNumber(</text:span><text:span text:style-name="T122">ip</text:span><text:span text:style-name="T67">.</text:span><text:span text:style-name="T102">getType</text:span><text:span text:style-name="T67">()) ){</text:span></text:p>
            <text:p text:style-name="P10"><text:span text:style-name="T67"><text:s text:c="12"/></text:span><text:span text:style-name="T66">return</text:span><text:span text:style-name="T67"> </text:span><text:span text:style-name="T66">new</text:span><text:span text:style-name="T67"> </text:span><text:span text:style-name="T68">TreeMap</text:span><text:span text:style-name="T67">&lt;&gt;();</text:span></text:p>
            <text:p text:style-name="P10"><text:span text:style-name="T67"><text:s text:c="8"/></text:span><text:span text:style-name="T67">}</text:span></text:p>
            <text:p text:style-name="P10"><text:span text:style-name="T67"><text:s text:c="8"/></text:span><text:span text:style-name="T66">return</text:span><text:span text:style-name="T67"> </text:span><text:span text:style-name="T66">new</text:span><text:span text:style-name="T67"> </text:span><text:span text:style-name="T68">HashMap</text:span><text:span text:style-name="T67">&lt;&gt;();</text:span></text:p>
            <text:p text:style-name="P10"><text:span text:style-name="T67"><text:s text:c="4"/></text:span><text:span text:style-name="T67">}</text:span></text:p>
            <text:p text:style-name="P10"><text:span text:style-name="T70"/></text:p>
            <text:p text:style-name="P10"><text:span text:style-name="T70">}</text:span></text:p>
          </draw:text-box>
        </draw:frame>
        <presentation:notes draw:style-name="dp2">
          <office:forms form:automatic-focus="false" form:apply-design-mode="false"/>
          <draw:page-thumbnail draw:style-name="gr1" draw:layer="layout" svg:width="13.968cm" svg:height="10.476cm" svg:x="3.81cm" svg:y="2.123cm" draw:page-number="70" presentation:class="page"/>
          <draw:frame presentation:style-name="pr6" draw:text-style-name="P3" draw:layer="layout" svg:width="17.271cm" svg:height="12.572cm" svg:x="2.159cm" svg:y="13.271cm" presentation:class="notes">
            <draw:text-box>
              <text:p>Injection points do not have type erasure, just like normal injections.</text:p>
              <text:p>If you declare such a producer that injects a Map with Key and Value classes as the key and value, it will recognize this, and you can introduce some logic.</text:p>
              <text:p>For example if you inject a map for numbers, then you can inject a treemap, otherwise you can inject a hashmap.</text:p>
              <text:p>We exploit metadata about the injection point to inject some bean from producers. That is it basically.</text:p>
              <text:p>Likewise with the logger injection, this is a map injection.</text:p>
            </draw:text-box>
          </draw:frame>
        </presentation:notes>
      </draw:page>
      <draw:page draw:name="page7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s</text:p>
          </draw:text-box>
        </draw:frame>
        <draw:frame presentation:style-name="pr28" draw:text-style-name="P19" draw:layer="layout" svg:width="25.199cm" svg:height="14.941cm" svg:x="1.4cm" svg:y="4.929cm" presentation:class="outline" presentation:user-transformed="true">
          <draw:text-box>
            <text:p text:style-name="P10"><text:span text:style-name="T66">public</text:span><text:span text:style-name="T67"> </text:span><text:span text:style-name="T66">class</text:span><text:span text:style-name="T67"> </text:span><text:span text:style-name="T68">RecordDatabase</text:span><text:span text:style-name="T67"> {</text:span></text:p>
            <text:p text:style-name="P10"><text:span text:style-name="T70"/></text:p>
            <text:p text:style-name="P10"><text:span text:style-name="T67"><text:s text:c="4"/></text:span><text:span text:style-name="T71">@Inject</text:span></text:p>
            <text:p text:style-name="P10"><text:span text:style-name="T67"><text:s text:c="4"/></text:span><text:span text:style-name="T66">private</text:span><text:span text:style-name="T67"> </text:span><text:span text:style-name="T69">Event</text:span><text:span text:style-name="T67">&lt;</text:span><text:span text:style-name="T68">Record</text:span><text:span text:style-name="T67">&gt; </text:span><text:span text:style-name="T75">recordAdded</text:span><text:span text:style-name="T67">;</text:span></text:p>
            <text:p text:style-name="P10"><text:span text:style-name="T70"/></text:p>
            <text:p text:style-name="P10"><text:span text:style-name="T67"><text:s text:c="4"/></text:span><text:span text:style-name="T66">public</text:span><text:span text:style-name="T67"> </text:span><text:span text:style-name="T66">void</text:span><text:span text:style-name="T67"> </text:span><text:span text:style-name="T72">addRecord</text:span><text:span text:style-name="T67"> (</text:span><text:span text:style-name="T68">Record</text:span><text:span text:style-name="T67"> </text:span><text:span text:style-name="T101">record</text:span><text:span text:style-name="T67">) {</text:span></text:p>
            <text:p text:style-name="P10"><text:span text:style-name="T67"><text:s text:c="8"/></text:span><text:span text:style-name="T75">recordAdded</text:span><text:span text:style-name="T67">.</text:span><text:span text:style-name="T102">fire</text:span><text:span text:style-name="T67">(</text:span><text:span text:style-name="T122">record</text:span><text:span text:style-name="T67">);</text:span></text:p>
            <text:p text:style-name="P10"><text:span text:style-name="T67"><text:s text:c="4"/></text:span><text:span text:style-name="T67">}</text:span></text:p>
            <text:p text:style-name="P10"><text:span text:style-name="T70"/></text:p>
            <text:p text:style-name="P10"><text:span text:style-name="T67">}</text:span></text:p>
            <text:p text:style-name="P10"><text:span text:style-name="T67"/></text:p>
            <text:p text:style-name="P10"><text:span text:style-name="T66">public</text:span><text:span text:style-name="T67"> </text:span><text:span text:style-name="T66">class</text:span><text:span text:style-name="T67"> </text:span><text:span text:style-name="T68">RecordLogger</text:span><text:span text:style-name="T67"> {</text:span></text:p>
            <text:p text:style-name="P10"><text:span text:style-name="T70"/></text:p>
            <text:p text:style-name="P10"><text:span text:style-name="T67"><text:s text:c="4"/></text:span><text:span text:style-name="T66">public</text:span><text:span text:style-name="T67"> </text:span><text:span text:style-name="T66">void</text:span><text:span text:style-name="T67"> </text:span><text:span text:style-name="T72">listenRecord</text:span><text:span text:style-name="T67"> (</text:span><text:span text:style-name="T71">@Observes</text:span><text:span text:style-name="T67"> </text:span><text:span text:style-name="T68">Record</text:span><text:span text:style-name="T67"> </text:span><text:span text:style-name="T101">record</text:span><text:span text:style-name="T67">) {</text:span></text:p>
            <text:p text:style-name="P10"><text:span text:style-name="T67"><text:s text:c="8"/></text:span><text:span text:style-name="T68">System</text:span><text:span text:style-name="T67">.</text:span><text:span text:style-name="T74">out</text:span><text:span text:style-name="T67">.println(</text:span><text:span text:style-name="T73">"Received: "</text:span><text:span text:style-name="T67"> + </text:span><text:span text:style-name="T122">record</text:span><text:span text:style-name="T67">);</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71" presentation:class="page"/>
          <draw:frame presentation:style-name="pr6" draw:text-style-name="P3" draw:layer="layout" svg:width="17.271cm" svg:height="12.572cm" svg:x="2.159cm" svg:y="13.271cm" presentation:class="notes" presentation:user-transformed="true">
            <draw:text-box>
              <text:p>CDI has events.</text:p>
              <text:p>The same underlying system that drives the dependency injection can also be used events.</text:p>
              <text:p>For this you have to inject an Event class with some typed event, and within that Event you can always fire an event with a given value.</text:p>
              <text:p>Here we have an Event which implies this is a recordAdded event, and whenever we call this RecordDatabase.addRecord method, for example from the UI we add a record, then we also trigger the event that the record is added, and all the listeners will be notified about it.</text:p>
              <text:p>For example here this RecordLogger class listens to this record added event, @Observers Record record, <text:s/>at the moment it just prints out to console.</text:p>
            </draw:text-box>
          </draw:frame>
        </presentation:notes>
      </draw:page>
      <draw:page draw:name="page7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 details</text:p>
          </draw:text-box>
        </draw:frame>
        <draw:frame presentation:style-name="pr26" draw:text-style-name="P1" draw:layer="layout" svg:width="25.199cm" svg:height="13.859cm" svg:x="1.4cm" svg:y="4.914cm" presentation:class="outline" presentation:user-transformed="true">
          <draw:text-box>
            <text:list text:style-name="L3">
              <text:list-item>
                <text:p>Events do not depend on the scope</text:p>
              </text:list-item>
              <text:list-item>
                <text:p>The message does not need to be a bean</text:p>
              </text:list-item>
              <text:list-item>
                <text:p>Events should not be a bean because it is tricky</text:p>
              </text:list-item>
              <text:list-item>
                <text:p>Context issues can arise</text:p>
              </text:list-item>
            </text:list>
          </draw:text-box>
        </draw:frame>
        <presentation:notes draw:style-name="dp2">
          <office:forms form:automatic-focus="false" form:apply-design-mode="false"/>
          <draw:page-thumbnail draw:style-name="gr1" draw:layer="layout" svg:width="13.968cm" svg:height="10.476cm" svg:x="3.81cm" svg:y="2.123cm" draw:page-number="72" presentation:class="page"/>
          <draw:frame presentation:style-name="pr6" draw:text-style-name="P3" draw:layer="layout" svg:width="17.271cm" svg:height="12.572cm" svg:x="2.159cm" svg:y="13.271cm" presentation:class="notes">
            <draw:text-box>
              <text:p>Events do not depend on the scope. Whatever is currently running can fire and receive events.</text:p>
              <text:p>The message does not have to be a bean, it can be a data class. This Record class here can be a data class.</text:p>
              <text:p>Events should not be a bean because it is tricky. Events can be a bean but it is not a good practice, there are some issues that the bean lifecycle callbacks interfere with the event callbacks. I personally recommend just to use simple data types, simple java objects for the event types.</text:p>
              <text:p>Context issues can arise if they are beans.</text:p>
              <text:p>Let’s try not to make them beans.</text:p>
              <text:p>TODO observers can have priority</text:p>
              <text:p>TODO async events</text:p>
            </draw:text-box>
          </draw:frame>
        </presentation:notes>
      </draw:page>
      <draw:page draw:name="page7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s can be qualified</text:p>
          </draw:text-box>
        </draw:frame>
        <draw:frame presentation:style-name="pr37" draw:text-style-name="P23" draw:layer="layout" svg:width="25.199cm" svg:height="14.901cm" svg:x="1.4cm" svg:y="5.755cm" presentation:class="outline" presentation:user-transformed="true">
          <draw:text-box>
            <text:p text:style-name="P10"><text:span text:style-name="T83">public</text:span><text:span text:style-name="T84"> </text:span><text:span text:style-name="T83">class</text:span><text:span text:style-name="T84"> </text:span><text:span text:style-name="T85">RecordDatabase</text:span><text:span text:style-name="T84"> {</text:span></text:p>
            <text:p text:style-name="P10"><text:span text:style-name="T86"/></text:p>
            <text:p text:style-name="P10"><text:span text:style-name="T84"><text:s text:c="4"/></text:span><text:span text:style-name="T87">@Inject</text:span></text:p>
            <text:p text:style-name="P10"><text:span text:style-name="T84"><text:s text:c="4"/></text:span><text:span text:style-name="T83">private</text:span><text:span text:style-name="T84"> </text:span><text:span text:style-name="T88">Event</text:span><text:span text:style-name="T84">&lt;</text:span><text:span text:style-name="T85">Record</text:span><text:span text:style-name="T84">&gt; </text:span><text:span text:style-name="T89">recordAdded</text:span><text:span text:style-name="T84">;</text:span></text:p>
            <text:p text:style-name="P10"><text:span text:style-name="T86"/></text:p>
            <text:p text:style-name="P10"><text:span text:style-name="T84"><text:s text:c="4"/></text:span><text:span text:style-name="T83">public</text:span><text:span text:style-name="T84"> </text:span><text:span text:style-name="T83">void</text:span><text:span text:style-name="T84"> </text:span><text:span text:style-name="T90">addRecord</text:span><text:span text:style-name="T84"> (</text:span><text:span text:style-name="T85">Record</text:span><text:span text:style-name="T84"> </text:span><text:span text:style-name="T91">record</text:span><text:span text:style-name="T84">) {</text:span></text:p>
            <text:p text:style-name="P10"><text:span text:style-name="T84"><text:s text:c="8"/></text:span><text:span text:style-name="T88">Annotation</text:span><text:span text:style-name="T84"> </text:span><text:span text:style-name="T91">annotation</text:span><text:span text:style-name="T84"> = </text:span><text:span text:style-name="T83">new</text:span><text:span text:style-name="T84"> </text:span><text:span text:style-name="T92">AnnotationLiteral</text:span><text:span text:style-name="T84">&lt;</text:span><text:span text:style-name="T87">Added</text:span><text:span text:style-name="T84">&gt;() {};</text:span></text:p>
            <text:p text:style-name="P10"><text:span text:style-name="T84"><text:s text:c="8"/></text:span><text:span text:style-name="T89">recordAdded</text:span><text:span text:style-name="T84">.</text:span><text:span text:style-name="T93">select</text:span><text:span text:style-name="T84">(</text:span><text:span text:style-name="T94">annotation</text:span><text:span text:style-name="T84">).</text:span><text:span text:style-name="T93">fire</text:span><text:span text:style-name="T84">(</text:span><text:span text:style-name="T94">record</text:span><text:span text:style-name="T84">);</text:span></text:p>
            <text:p text:style-name="P10"><text:span text:style-name="T84"><text:s text:c="4"/></text:span><text:span text:style-name="T84">}</text:span></text:p>
            <text:p text:style-name="P10"><text:span text:style-name="T86"/></text:p>
            <text:p text:style-name="P10"><text:span text:style-name="T84">}</text:span></text:p>
            <text:p text:style-name="P10"><text:span text:style-name="T84"/></text:p>
            <text:p text:style-name="P10"><text:span text:style-name="T83">public</text:span><text:span text:style-name="T84"> </text:span><text:span text:style-name="T83">class</text:span><text:span text:style-name="T84"> </text:span><text:span text:style-name="T85">RecordLogger</text:span><text:span text:style-name="T84"> {</text:span></text:p>
            <text:p text:style-name="P10"><text:span text:style-name="T86"/></text:p>
            <text:p text:style-name="P10"><text:span text:style-name="T84"><text:s text:c="4"/></text:span><text:span text:style-name="T83">public</text:span><text:span text:style-name="T84"> </text:span><text:span text:style-name="T83">void</text:span><text:span text:style-name="T84"> </text:span><text:span text:style-name="T90">objectEvent</text:span><text:span text:style-name="T84"> (</text:span><text:span text:style-name="T87">@Observes</text:span><text:span text:style-name="T84"> </text:span><text:span text:style-name="T85">Object</text:span><text:span text:style-name="T84"> </text:span><text:span text:style-name="T91">object</text:span><text:span text:style-name="T84">) {}</text:span></text:p>
            <text:p text:style-name="P10"><text:span text:style-name="T84"><text:s text:c="4"/></text:span><text:span text:style-name="T83">public</text:span><text:span text:style-name="T84"> </text:span><text:span text:style-name="T83">void</text:span><text:span text:style-name="T84"> </text:span><text:span text:style-name="T90">recordEvent</text:span><text:span text:style-name="T84"> (</text:span><text:span text:style-name="T87">@Observes</text:span><text:span text:style-name="T84"> </text:span><text:span text:style-name="T85">Record</text:span><text:span text:style-name="T84"> </text:span><text:span text:style-name="T91">record</text:span><text:span text:style-name="T84">) {}</text:span></text:p>
            <text:p text:style-name="P10"><text:span text:style-name="T84"><text:s text:c="4"/></text:span><text:span text:style-name="T83">public</text:span><text:span text:style-name="T84"> </text:span><text:span text:style-name="T83">void</text:span><text:span text:style-name="T84"> </text:span><text:span text:style-name="T90">recordAdded</text:span><text:span text:style-name="T84"> (</text:span><text:span text:style-name="T87">@Observes</text:span><text:span text:style-name="T84"> </text:span><text:span text:style-name="T87">@Added</text:span><text:span text:style-name="T84"> </text:span><text:span text:style-name="T85">Record</text:span><text:span text:style-name="T84"> </text:span><text:span text:style-name="T91">record</text:span><text:span text:style-name="T84">) {}</text:span></text:p>
            <text:p text:style-name="P10"><text:span text:style-name="T84"><text:s text:c="4"/></text:span><text:span text:style-name="T83">public</text:span><text:span text:style-name="T84"> </text:span><text:span text:style-name="T83">void</text:span><text:span text:style-name="T84"> </text:span><text:span text:style-name="T90">recordDeleted</text:span><text:span text:style-name="T84"> (</text:span><text:span text:style-name="T87">@Observes</text:span><text:span text:style-name="T84"> </text:span><text:span text:style-name="T87">@Deleted</text:span><text:span text:style-name="T84"> </text:span><text:span text:style-name="T85">Record</text:span><text:span text:style-name="T84"> </text:span><text:span text:style-name="T91">record</text:span><text:span text:style-name="T84">) {}</text:span></text:p>
            <text:p text:style-name="P10"><text:span text:style-name="T86"/></text:p>
            <text:p text:style-name="P10"><text:span text:style-name="T84">}</text:span></text:p>
          </draw:text-box>
        </draw:frame>
        <presentation:notes draw:style-name="dp2">
          <office:forms form:automatic-focus="false" form:apply-design-mode="false"/>
          <draw:page-thumbnail draw:style-name="gr1" draw:layer="layout" svg:width="13.968cm" svg:height="10.476cm" svg:x="3.81cm" svg:y="2.123cm" draw:page-number="73" presentation:class="page"/>
          <draw:frame presentation:style-name="pr13" draw:text-style-name="P3" draw:layer="layout" svg:width="17.271cm" svg:height="14.167cm" svg:x="2.159cm" svg:y="13.271cm" presentation:class="notes" presentation:user-transformed="true">
            <draw:text-box>
              <text:p>Thankfully events can be qualified.</text:p>
              <text:p>For a generic Event field, you can runtime qualify what...</text:p>
              <text:p>Like with the runtime qualified injections kinda, you can also specify qualifiers which restrict which client classes receive the event.</text:p>
              <text:p>So if you add an @Added qualifier, then only those client code can receive them that has an @Observes @Added Record signature. All the others will not receive them.</text:p>
              <text:p>Here we see 4 client codes, 4 observers. One is a generic Object observer, one is a Record observer, one is an @Added Record observer, and the other is a @Deleted Record observer.</text:p>
              <text:p>If you do not restrict the runtime fire with this annotation, then all four will receive it. If you restrict it with @Added then only the added will receive it.</text:p>
              <text:p>TODO check if all four of them actually receive it.</text:p>
            </draw:text-box>
          </draw:frame>
        </presentation:notes>
      </draw:page>
      <draw:page draw:name="page7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s have no type erasure</text:p>
          </draw:text-box>
        </draw:frame>
        <draw:frame presentation:style-name="pr5" draw:text-style-name="P23" draw:layer="layout" svg:width="25.199cm" svg:height="13.859cm" svg:x="1.4cm" svg:y="4.914cm" presentation:class="outline" presentation:user-transformed="true">
          <draw:text-box>
            <text:p text:style-name="P10"><text:span text:style-name="T83">public</text:span><text:span text:style-name="T84"> </text:span><text:span text:style-name="T83">class</text:span><text:span text:style-name="T84"> </text:span><text:span text:style-name="T85">RecordLogger</text:span><text:span text:style-name="T84"> {</text:span></text:p>
            <text:p text:style-name="P10"><text:span text:style-name="T86"/></text:p>
            <text:p text:style-name="P10"><text:span text:style-name="T84"><text:s text:c="4"/></text:span><text:span text:style-name="T83">public</text:span><text:span text:style-name="T84"> </text:span><text:span text:style-name="T83">void</text:span><text:span text:style-name="T84"> </text:span><text:span text:style-name="T90">recordString</text:span><text:span text:style-name="T84"> (</text:span><text:span text:style-name="T87">@Observes</text:span><text:span text:style-name="T84"> </text:span><text:span text:style-name="T85">Record</text:span><text:span text:style-name="T84">&lt;</text:span><text:span text:style-name="T85">String</text:span><text:span text:style-name="T84">&gt; </text:span><text:span text:style-name="T91">record</text:span><text:span text:style-name="T84">) {}</text:span></text:p>
            <text:p text:style-name="P10"><text:span text:style-name="T84"><text:s text:c="4"/></text:span><text:span text:style-name="T83">public</text:span><text:span text:style-name="T84"> </text:span><text:span text:style-name="T83">void</text:span><text:span text:style-name="T84"> </text:span><text:span text:style-name="T90">recordNumber</text:span><text:span text:style-name="T84"> (</text:span><text:span text:style-name="T87">@Observes</text:span><text:span text:style-name="T84"> </text:span><text:span text:style-name="T85">Record</text:span><text:span text:style-name="T84">&lt;</text:span><text:span text:style-name="T92">Number</text:span><text:span text:style-name="T84">&gt; </text:span><text:span text:style-name="T91">record</text:span><text:span text:style-name="T84">) {}</text:span></text:p>
            <text:p text:style-name="P10"><text:span text:style-name="T86"/></text:p>
            <text:p text:style-name="P10"><text:span text:style-name="T84">}</text:span></text:p>
          </draw:text-box>
        </draw:frame>
        <presentation:notes draw:style-name="dp2">
          <office:forms form:automatic-focus="false" form:apply-design-mode="false"/>
          <draw:page-thumbnail draw:style-name="gr1" draw:layer="layout" svg:width="13.968cm" svg:height="10.476cm" svg:x="3.81cm" svg:y="2.123cm" draw:page-number="74" presentation:class="page"/>
          <draw:frame presentation:style-name="pr6" draw:text-style-name="P3" draw:layer="layout" svg:width="17.271cm" svg:height="12.572cm" svg:x="2.159cm" svg:y="13.271cm" presentation:class="notes" presentation:user-transformed="true">
            <draw:text-box>
              <text:p>Again, events have no type erasure.</text:p>
              <text:p>A Record&lt;String&gt; is different from a Record&lt;Number&gt;</text:p>
              <text:p>I still do not know how CDI solves this.</text:p>
              <text:p/>
            </draw:text-box>
          </draw:frame>
        </presentation:notes>
      </draw:page>
      <draw:page draw:name="page7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ome built-in events</text:p>
          </draw:text-box>
        </draw:frame>
        <draw:frame presentation:style-name="pr5" draw:text-style-name="P19" draw:layer="layout" svg:width="25.199cm" svg:height="13.859cm" svg:x="1.4cm" svg:y="4.914cm" presentation:class="outline" presentation:user-transformed="true">
          <draw:text-box>
            <text:p text:style-name="P10"><text:span text:style-name="T67"><text:s text:c="4"/></text:span><text:span text:style-name="T66">public</text:span><text:span text:style-name="T67"> </text:span><text:span text:style-name="T66">void</text:span><text:span text:style-name="T67"> </text:span><text:span text:style-name="T72">beginRequest</text:span><text:span text:style-name="T67">(</text:span><text:span text:style-name="T71">@Observes</text:span><text:span text:style-name="T67"> </text:span><text:span text:style-name="T71">@Initialized</text:span><text:span text:style-name="T67">(</text:span><text:span text:style-name="T71">RequestScoped</text:span><text:span text:style-name="T67">.</text:span><text:span text:style-name="T66">class</text:span><text:span text:style-name="T67">) </text:span><text:span text:style-name="T69">ServletRequest</text:span><text:span text:style-name="T67"> </text:span><text:span text:style-name="T101">req</text:span><text:span text:style-name="T67">) {}</text:span></text:p>
            <text:p text:style-name="P10"><text:span text:style-name="T67"/></text:p>
            <text:p text:style-name="P10"><text:span text:style-name="T96"><text:s text:c="4"/></text:span><text:span text:style-name="T95">public</text:span><text:span text:style-name="T96"> </text:span><text:span text:style-name="T95">void</text:span><text:span text:style-name="T96"> </text:span><text:span text:style-name="T108">endRequest</text:span><text:span text:style-name="T96">(</text:span><text:span text:style-name="T99">@Observes</text:span><text:span text:style-name="T96"> </text:span><text:span text:style-name="T99">@Destroyed</text:span><text:span text:style-name="T96">(</text:span><text:span text:style-name="T99">RequestScoped</text:span><text:span text:style-name="T96">.</text:span><text:span text:style-name="T95">class</text:span><text:span text:style-name="T98">) </text:span><text:span text:style-name="T69">ServletRequest</text:span><text:span text:style-name="T67"> </text:span><text:span text:style-name="T101">req</text:span><text:span text:style-name="T67">) {}</text:span></text:p>
            <text:p text:style-name="P10"><text:span text:style-name="T67"/></text:p>
            <text:p text:style-name="P10"><text:span text:style-name="T96"><text:s text:c="4"/></text:span><text:span text:style-name="T95">public</text:span><text:span text:style-name="T96"> </text:span><text:span text:style-name="T95">void</text:span><text:span text:style-name="T96"> </text:span><text:span text:style-name="T108">beginSession</text:span><text:span text:style-name="T96">(</text:span><text:span text:style-name="T99">@Observes</text:span><text:span text:style-name="T96"> </text:span><text:span text:style-name="T99">@Initialized</text:span><text:span text:style-name="T96">(</text:span><text:span text:style-name="T99">SessionScoped</text:span><text:span text:style-name="T96">.</text:span><text:span text:style-name="T95">class</text:span><text:span text:style-name="T98">) </text:span><text:span text:style-name="T69">HttpSession </text:span><text:span text:style-name="T101">req</text:span><text:span text:style-name="T67">) {}</text:span></text:p>
            <text:p text:style-name="P10"><text:span text:style-name="T67"/></text:p>
            <text:p text:style-name="P10"><text:span text:style-name="T67"><text:s text:c="4"/></text:span><text:span text:style-name="T66">public</text:span><text:span text:style-name="T67"> </text:span><text:span text:style-name="T66">void</text:span><text:span text:style-name="T67"> </text:span><text:span text:style-name="T72">endSession</text:span><text:span text:style-name="T67">(</text:span><text:span text:style-name="T71">@Observes</text:span><text:span text:style-name="T67"> </text:span><text:span text:style-name="T71">@Destroyed</text:span><text:span text:style-name="T67">(</text:span><text:span text:style-name="T71">SessionScoped</text:span><text:span text:style-name="T67">.</text:span><text:span text:style-name="T66">class</text:span><text:span text:style-name="T67">) </text:span><text:span text:style-name="T69">HttpSession</text:span><text:span text:style-name="T67"> </text:span><text:span text:style-name="T101">req</text:span><text:span text:style-name="T67">) {}</text:span></text:p>
          </draw:text-box>
        </draw:frame>
        <presentation:notes draw:style-name="dp2">
          <office:forms form:automatic-focus="false" form:apply-design-mode="false"/>
          <draw:page-thumbnail draw:style-name="gr1" draw:layer="layout" svg:width="13.968cm" svg:height="10.476cm" svg:x="3.81cm" svg:y="2.123cm" draw:page-number="75" presentation:class="page"/>
          <draw:frame presentation:style-name="pr27" draw:text-style-name="P3" draw:layer="layout" svg:width="17.271cm" svg:height="13.38cm" svg:x="2.159cm" svg:y="13.271cm" presentation:class="notes" presentation:user-transformed="true">
            <draw:text-box>
              <text:p>We have some built-in events.</text:p>
              <text:p>@Initialized, @Destroyed</text:p>
              <text:p>The usage is @Observes @Initialized(RequestScoped.class) ServletRequest or HttpSession.</text:p>
              <text:p>You can basically hijack the initialization...</text:p>
              <text:p>ServletRequest is a RequestScoped bean, after ServletRequest is initialized you can run some additional logic.</text:p>
              <text:p>[...]</text:p>
              <text:p>You can specify your events whether they run at requestscoped or sessionscoped, and whether servletrequest or httpsession or any other bean is initialized or destroyed.</text:p>
              <text:p>TODO The CDI specification is very helpful, it has a lot of built-in events, not just CDI itself, but some other systems as well.</text:p>
            </draw:text-box>
          </draw:frame>
        </presentation:notes>
      </draw:page>
      <draw:page draw:name="page7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Decorators</text:p>
          </draw:text-box>
        </draw:frame>
        <draw:frame presentation:style-name="pr5" draw:text-style-name="P19" draw:layer="layout" svg:width="25.199cm" svg:height="13.859cm" svg:x="1.4cm" svg:y="4.914cm" presentation:class="outline" presentation:user-transformed="true">
          <draw:text-box>
            <text:p text:style-name="P10"><text:span text:style-name="T71">@Decorator</text:span></text:p>
            <text:p text:style-name="P10"><text:span text:style-name="T71">@Priority</text:span><text:span text:style-name="T67">(</text:span><text:span text:style-name="T71">Interceptor</text:span><text:span text:style-name="T67">.</text:span><text:span text:style-name="T68">Priority</text:span><text:span text:style-name="T67">.</text:span><text:span text:style-name="T74">APPLICATION</text:span><text:span text:style-name="T67">)</text:span></text:p>
            <text:p text:style-name="P10"><text:span text:style-name="T66">public</text:span><text:span text:style-name="T67"> </text:span><text:span text:style-name="T66">class</text:span><text:span text:style-name="T67"> </text:span><text:span text:style-name="T68">HelloDecorator</text:span><text:span text:style-name="T67"> </text:span><text:span text:style-name="T66">implements</text:span><text:span text:style-name="T67"> </text:span><text:span text:style-name="T69">HelloService</text:span><text:span text:style-name="T67"> {</text:span></text:p>
            <text:p text:style-name="P10"><text:span text:style-name="T70"/></text:p>
            <text:p text:style-name="P10"><text:span text:style-name="T67"><text:s text:c="4"/></text:span><text:span text:style-name="T71">@Inject</text:span></text:p>
            <text:p text:style-name="P10"><text:span text:style-name="T67"><text:s text:c="4"/></text:span><text:span text:style-name="T71">@Delegate</text:span></text:p>
            <text:p text:style-name="P10"><text:span text:style-name="T67"><text:s text:c="4"/></text:span><text:span text:style-name="T66">private</text:span><text:span text:style-name="T67"> </text:span><text:span text:style-name="T69">HelloService</text:span><text:span text:style-name="T67"> </text:span><text:span text:style-name="T75">hello</text:span><text:span text:style-name="T67">;</text:span></text:p>
            <text:p text:style-name="P10"><text:span text:style-name="T70"/></text:p>
            <text:p text:style-name="P10"><text:span text:style-name="T67"><text:s text:c="4"/></text:span><text:span text:style-name="T71">@Override</text:span></text:p>
            <text:p text:style-name="P10"><text:span text:style-name="T67"><text:s text:c="4"/></text:span><text:span text:style-name="T66">public</text:span><text:span text:style-name="T67"> </text:span><text:span text:style-name="T68">String</text:span><text:span text:style-name="T67"> </text:span><text:span text:style-name="T72">hello</text:span><text:span text:style-name="T67"> () {</text:span></text:p>
            <text:p text:style-name="P10"><text:span text:style-name="T67"><text:s text:c="8"/></text:span><text:span text:style-name="T66">return</text:span><text:span text:style-name="T67"> </text:span><text:span text:style-name="T73">"Decorated "</text:span><text:span text:style-name="T67"> + </text:span><text:span text:style-name="T75">hello</text:span><text:span text:style-name="T67">.</text:span><text:span text:style-name="T102">hello</text:span><text:span text:style-name="T67">();</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76" presentation:class="page"/>
          <draw:frame presentation:style-name="pr27" draw:text-style-name="P3" draw:layer="layout" svg:width="17.271cm" svg:height="13.38cm" svg:x="2.159cm" svg:y="13.271cm" presentation:class="notes" presentation:user-transformed="true">
            <draw:text-box>
              <text:p>Decorators are kinda like interceptors, but first decorators are easier.</text:p>
              <text:p>When you have an interface like HelloService you can create a decorator from them.</text:p>
              <text:p>@Decorator and @Delegate are necessary keywords.</text:p>
              <text:p>These decorators then will be applied to all implementations of HelloService.</text:p>
              <text:p>So if you want some business logic that is the same for all HelloService implementations, regardless of what is the actual implementation, then you create a decorator.</text:p>
              <text:p>For example I don’t know, persistence, or logging, or whatever. You can just create a decorator and it will do its job for every HelloService.</text:p>
              <text:p>And with the override you can obviously change the business logic, or add additional AOP aspects.</text:p>
              <text:p/>
            </draw:text-box>
          </draw:frame>
        </presentation:notes>
      </draw:page>
      <draw:page draw:name="page7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on constructor</text:p>
          </draw:text-box>
        </draw:frame>
        <draw:frame presentation:style-name="pr5" draw:text-style-name="P19" draw:layer="layout" svg:width="25.199cm" svg:height="13.859cm" svg:x="1.4cm" svg:y="4.914cm" presentation:class="outline" presentation:user-transformed="true">
          <draw:text-box>
            <text:p text:style-name="P10"><text:span text:style-name="T66">public</text:span><text:span text:style-name="T67"> </text:span><text:span text:style-name="T66">class</text:span><text:span text:style-name="T67"> </text:span><text:span text:style-name="T68">GreeterClient</text:span><text:span text:style-name="T67"> {</text:span></text:p>
            <text:p text:style-name="P10"><text:span text:style-name="T70"/></text:p>
            <text:p text:style-name="P10"><text:span text:style-name="T67"><text:s text:c="4"/></text:span><text:span text:style-name="T71">@Inject</text:span></text:p>
            <text:p text:style-name="P10"><text:span text:style-name="T67"><text:s text:c="4"/></text:span><text:span text:style-name="T66">private</text:span><text:span text:style-name="T67"> </text:span><text:span text:style-name="T69">HelloService</text:span><text:span text:style-name="T67"> </text:span><text:span text:style-name="T75">hello</text:span><text:span text:style-name="T67">;</text:span></text:p>
            <text:p text:style-name="P10"><text:span text:style-name="T67"/></text:p>
            <text:p text:style-name="P10"><text:span text:style-name="T71"><text:s text:c="4"/></text:span><text:span text:style-name="T71">@Log</text:span></text:p>
            <text:p text:style-name="P10"><text:span text:style-name="T96"><text:s text:c="4"/></text:span><text:span text:style-name="T95">public</text:span><text:span text:style-name="T96"> </text:span><text:span text:style-name="T97">GreeterClient</text:span><text:span text:style-name="T98"> () {}</text:span></text:p>
            <text:p text:style-name="P10"><text:span text:style-name="T67"/></text:p>
            <text:p text:style-name="P10"><text:span text:style-name="T67"><text:s text:c="4"/></text:span><text:span text:style-name="T66">public</text:span><text:span text:style-name="T67"> </text:span><text:span text:style-name="T66">void</text:span><text:span text:style-name="T67"> </text:span><text:span text:style-name="T72">greet</text:span><text:span text:style-name="T67"> () {</text:span></text:p>
            <text:p text:style-name="P10"><text:span text:style-name="T67"><text:s text:c="8"/></text:span><text:span text:style-name="T102">display</text:span><text:span text:style-name="T67">(</text:span><text:span text:style-name="T75">hello</text:span><text:span text:style-name="T67">.</text:span><text:span text:style-name="T102">hello</text:span><text:span text:style-name="T67">());</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77" presentation:class="page"/>
          <draw:frame presentation:style-name="pr6" draw:text-style-name="P3" draw:layer="layout" svg:width="17.271cm" svg:height="12.572cm" svg:x="2.159cm" svg:y="13.271cm" presentation:class="notes" presentation:user-transformed="true">
            <draw:text-box>
              <text:p text:style-name="P5"><text:span text:style-name="T2">Here we see an interceptor annotation on the constructor.</text:span></text:p>
              <text:p text:style-name="P5"><text:span text:style-name="T2"/></text:p>
              <text:p text:style-name="P5"><text:span text:style-name="T2"/></text:p>
            </draw:text-box>
          </draw:frame>
        </presentation:notes>
      </draw:page>
      <draw:page draw:name="page7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on method</text:p>
          </draw:text-box>
        </draw:frame>
        <draw:frame presentation:style-name="pr5" draw:text-style-name="P19" draw:layer="layout" svg:width="25.199cm" svg:height="13.859cm" svg:x="1.4cm" svg:y="4.914cm" presentation:class="outline" presentation:user-transformed="true">
          <draw:text-box>
            <text:p text:style-name="P10"><text:span text:style-name="T66">public</text:span><text:span text:style-name="T72"> </text:span><text:span text:style-name="T66">class</text:span><text:span text:style-name="T72"> </text:span><text:span text:style-name="T68">GreeterClient</text:span><text:span text:style-name="T72"> {</text:span></text:p>
            <text:p text:style-name="P10"><text:span text:style-name="T70"/></text:p>
            <text:p text:style-name="P10"><text:span text:style-name="T67"><text:s text:c="4"/></text:span><text:span text:style-name="T71">@Inject</text:span></text:p>
            <text:p text:style-name="P10"><text:span text:style-name="T67"><text:s text:c="4"/></text:span><text:span text:style-name="T66">private</text:span><text:span text:style-name="T67"> </text:span><text:span text:style-name="T69">HelloService</text:span><text:span text:style-name="T67"> </text:span><text:span text:style-name="T75">hello</text:span><text:span text:style-name="T67">;</text:span></text:p>
            <text:p text:style-name="P10"><text:span text:style-name="T67"/></text:p>
            <text:p text:style-name="P10"><text:span text:style-name="T96"><text:s text:c="4"/></text:span><text:span text:style-name="T95">public</text:span><text:span text:style-name="T96"> </text:span><text:span text:style-name="T97">GreeterClient</text:span><text:span text:style-name="T98"> () {}</text:span></text:p>
            <text:p text:style-name="P10"><text:span text:style-name="T67"/></text:p>
            <text:p text:style-name="P10"><text:span text:style-name="T71"><text:s text:c="4"/></text:span><text:span text:style-name="T71">@Log</text:span></text:p>
            <text:p text:style-name="P10"><text:span text:style-name="T67"><text:s text:c="4"/></text:span><text:span text:style-name="T66">public</text:span><text:span text:style-name="T67"> </text:span><text:span text:style-name="T66">void</text:span><text:span text:style-name="T67"> </text:span><text:span text:style-name="T72">greet</text:span><text:span text:style-name="T67"> () {</text:span></text:p>
            <text:p text:style-name="P10"><text:span text:style-name="T67"><text:s text:c="8"/></text:span><text:span text:style-name="T102">display</text:span><text:span text:style-name="T67">(</text:span><text:span text:style-name="T75">hello</text:span><text:span text:style-name="T67">.</text:span><text:span text:style-name="T102">hello</text:span><text:span text:style-name="T67">());</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78" presentation:class="page"/>
          <draw:frame presentation:style-name="pr6" draw:text-style-name="P4" draw:layer="layout" svg:width="17.271cm" svg:height="12.572cm" svg:x="2.159cm" svg:y="13.271cm" presentation:class="notes">
            <draw:text-box>
              <text:p text:style-name="P5"><text:span text:style-name="T2">And here we see an interceptor annotation on the method.</text:span></text:p>
              <text:p text:style-name="P5"><text:span text:style-name="T2">I am not sure what the class, if I remember correctly the annotation on the class hijacks all the constructors and the methods, but I might be mistaken. It was a long time ago since I last used this, and I do not remember what the annotation on the class does.</text:span></text:p>
              <text:p text:style-name="P5"><text:span text:style-name="T2">But the interceptor around constructor wraps custom logic around constructors, and the interceptor around methods wraps custom logic around methods.</text:span></text:p>
              <text:p text:style-name="P5"><text:span text:style-name="T2">Constructor interceptors some limitations unfortunately, I do not remember what are those.</text:span></text:p>
            </draw:text-box>
          </draw:frame>
        </presentation:notes>
      </draw:page>
      <draw:page draw:name="page7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binding</text:p>
          </draw:text-box>
        </draw:frame>
        <draw:frame presentation:style-name="pr5" draw:text-style-name="P19" draw:layer="layout" svg:width="25.199cm" svg:height="13.859cm" svg:x="1.4cm" svg:y="4.914cm" presentation:class="outline" presentation:user-transformed="true">
          <draw:text-box>
            <text:p text:style-name="P10"><text:span text:style-name="T71">@InterceptorBinding</text:span></text:p>
            <text:p text:style-name="P10"><text:span text:style-name="T71">@Target</text:span><text:span text:style-name="T67">({</text:span><text:span text:style-name="T74">CONSTRUCTOR</text:span><text:span text:style-name="T67">,</text:span><text:span text:style-name="T74"> METHOD</text:span><text:span text:style-name="T67">, </text:span><text:span text:style-name="T74">TYPE</text:span><text:span text:style-name="T67">})</text:span></text:p>
            <text:p text:style-name="P10"><text:span text:style-name="T71">@Retention</text:span><text:span text:style-name="T67">(</text:span><text:span text:style-name="T74">RUNTIME</text:span><text:span text:style-name="T67">)</text:span></text:p>
            <text:p text:style-name="P10"><text:span text:style-name="T66">public</text:span><text:span text:style-name="T67"> </text:span><text:span text:style-name="T66">@interface</text:span><text:span text:style-name="T67"> </text:span><text:span text:style-name="T71">Log</text:span><text:span text:style-name="T67"> {</text:span></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79" presentation:class="page"/>
          <draw:frame presentation:style-name="pr6" draw:text-style-name="P3" draw:layer="layout" svg:width="17.271cm" svg:height="12.572cm" svg:x="2.159cm" svg:y="13.271cm" presentation:class="notes">
            <draw:text-box>
              <text:p>This interceptor annotation called the interceptor binding.</text:p>
              <text:p>You have to declare it like this, you have to annotate it with @InterceptorBinding, you have to give where applicable CONSTRUCTOR, METHOD, TYPE, and you need runtime retention otherwise CDI will not recognize it.</text:p>
              <text:p>And it is an annotation aka @interface.</text:p>
              <text:p/>
            </draw:text-box>
          </draw:frame>
        </presentation:notes>
      </draw:page>
      <draw:page draw:name="page8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Method interceptor</text:p>
          </draw:text-box>
        </draw:frame>
        <draw:frame presentation:style-name="pr38" draw:text-style-name="P23" draw:layer="layout" svg:width="25.199cm" svg:height="14.156cm" svg:x="1.4cm" svg:y="4.914cm" presentation:class="outline" presentation:user-transformed="true">
          <draw:text-box>
            <text:p text:style-name="P10"><text:span text:style-name="T87">@Interceptor</text:span></text:p>
            <text:p text:style-name="P10"><text:span text:style-name="T87">@Log</text:span></text:p>
            <text:p text:style-name="P10"><text:span text:style-name="T87">@Priority</text:span><text:span text:style-name="T84">(</text:span><text:span text:style-name="T87">Interceptor</text:span><text:span text:style-name="T84">.</text:span><text:span text:style-name="T85">Priority</text:span><text:span text:style-name="T84">.</text:span><text:span text:style-name="T123">APPLICATION</text:span><text:span text:style-name="T84">)</text:span></text:p>
            <text:p text:style-name="P10"><text:span text:style-name="T83">public</text:span><text:span text:style-name="T84"> </text:span><text:span text:style-name="T83">class</text:span><text:span text:style-name="T84"> </text:span><text:span text:style-name="T85">LogInterceptor</text:span><text:span text:style-name="T84"> {</text:span></text:p>
            <text:p text:style-name="P10"><text:span text:style-name="T86"/></text:p>
            <text:p text:style-name="P10"><text:span text:style-name="T84"><text:s text:c="4"/></text:span><text:span text:style-name="T87">@AroundInvoke</text:span></text:p>
            <text:p text:style-name="P10"><text:span text:style-name="T84"><text:s text:c="4"/></text:span><text:span text:style-name="T83">public</text:span><text:span text:style-name="T84"> </text:span><text:span text:style-name="T85">Object</text:span><text:span text:style-name="T84"> </text:span><text:span text:style-name="T90">log</text:span><text:span text:style-name="T84"> (</text:span><text:span text:style-name="T88">InvocationContext</text:span><text:span text:style-name="T84"> </text:span><text:span text:style-name="T91">ic</text:span><text:span text:style-name="T84">) </text:span><text:span text:style-name="T83">throws</text:span><text:span text:style-name="T84"> </text:span><text:span text:style-name="T85">Exception</text:span><text:span text:style-name="T84"> {</text:span></text:p>
            <text:p text:style-name="P10"><text:span text:style-name="T84"><text:s text:c="8"/></text:span><text:span text:style-name="T85">System</text:span><text:span text:style-name="T84">.</text:span><text:span text:style-name="T123">out</text:span><text:span text:style-name="T84">.println(</text:span><text:span text:style-name="T124">"Start "</text:span><text:span text:style-name="T84"> + </text:span><text:span text:style-name="T94">ic</text:span><text:span text:style-name="T84">.</text:span><text:span text:style-name="T93">getMethod</text:span><text:span text:style-name="T84">().getName());</text:span></text:p>
            <text:p text:style-name="P10"><text:span text:style-name="T84"><text:s text:c="8"/></text:span><text:span text:style-name="T83">try</text:span><text:span text:style-name="T84">{</text:span></text:p>
            <text:p text:style-name="P10"><text:span text:style-name="T84"><text:s text:c="12"/></text:span><text:span text:style-name="T83">return</text:span><text:span text:style-name="T84"> </text:span><text:span text:style-name="T94">ic</text:span><text:span text:style-name="T84">.</text:span><text:span text:style-name="T93">proceed</text:span><text:span text:style-name="T84">();</text:span></text:p>
            <text:p text:style-name="P10"><text:span text:style-name="T84"><text:s text:c="8"/></text:span><text:span text:style-name="T84">}</text:span><text:span text:style-name="T83">catch</text:span><text:span text:style-name="T84">( </text:span><text:span text:style-name="T85">Exception</text:span><text:span text:style-name="T84"> </text:span><text:span text:style-name="T91">e</text:span><text:span text:style-name="T84"> ){</text:span></text:p>
            <text:p text:style-name="P10"><text:span text:style-name="T84"><text:s text:c="12"/></text:span><text:span text:style-name="T85">System</text:span><text:span text:style-name="T84">.</text:span><text:span text:style-name="T123">out</text:span><text:span text:style-name="T84">.println(</text:span><text:span text:style-name="T124">"Exception "</text:span><text:span text:style-name="T84"> + </text:span><text:span text:style-name="T94">e</text:span><text:span text:style-name="T84">);</text:span></text:p>
            <text:p text:style-name="P10"><text:span text:style-name="T84"><text:s text:c="12"/></text:span><text:span text:style-name="T83">throw</text:span><text:span text:style-name="T84"> </text:span><text:span text:style-name="T94">e</text:span><text:span text:style-name="T84">;</text:span></text:p>
            <text:p text:style-name="P10"><text:span text:style-name="T84"><text:s text:c="8"/></text:span><text:span text:style-name="T84">}</text:span><text:span text:style-name="T83">finally</text:span><text:span text:style-name="T84">{</text:span></text:p>
            <text:p text:style-name="P10"><text:span text:style-name="T84"><text:s text:c="12"/></text:span><text:span text:style-name="T85">System</text:span><text:span text:style-name="T84">.</text:span><text:span text:style-name="T123">out</text:span><text:span text:style-name="T84">.println(</text:span><text:span text:style-name="T124">"End "</text:span><text:span text:style-name="T84"> + </text:span><text:span text:style-name="T94">ic</text:span><text:span text:style-name="T84">.</text:span><text:span text:style-name="T93">getMethod</text:span><text:span text:style-name="T84">().getName());</text:span></text:p>
            <text:p text:style-name="P10"><text:span text:style-name="T84"><text:s text:c="8"/></text:span><text:span text:style-name="T84">}</text:span></text:p>
            <text:p text:style-name="P10"><text:span text:style-name="T84"><text:s text:c="4"/></text:span><text:span text:style-name="T84">}</text:span></text:p>
            <text:p text:style-name="P10"><text:span text:style-name="T86"/></text:p>
            <text:p text:style-name="P10"><text:span text:style-name="T84">}</text:span></text:p>
          </draw:text-box>
        </draw:frame>
        <presentation:notes draw:style-name="dp2">
          <office:forms form:automatic-focus="false" form:apply-design-mode="false"/>
          <draw:page-thumbnail draw:style-name="gr1" draw:layer="layout" svg:width="13.968cm" svg:height="10.476cm" svg:x="3.81cm" svg:y="2.123cm" draw:page-number="80" presentation:class="page"/>
          <draw:frame presentation:style-name="pr30" draw:text-style-name="P4" draw:layer="layout" svg:width="17.271cm" svg:height="21.25cm" svg:x="2.159cm" svg:y="13.271cm" presentation:class="notes" presentation:user-transformed="true">
            <draw:text-box>
              <text:p>Method interceptors, you already seen one example for this with the logging. I think it is the same example, or no similar example.</text:p>
              <text:p>You have an @Interceptor annotation, this is necessary otherwise CDI will not recognize it.</text:p>
              <text:p>You have the @Log annotation, you have tag the entire class as an interceptor with your own annotation.</text:p>
              <text:p>And you have to set a @Priority(Interceptor.PRIORITY), since interceptors can wrap around each other, the priority is important.</text:p>
              <text:p>In this particular case we have a method interceptor, we have to tag those with @AroundInvoke.</text:p>
              <text:p>We have a log method with InvocationContext, which contains all of the necessary things to wrap ourselves around the method, and we return a simple Object. CDI will deal with the type safety, we have to return an Object. This is how this is implemented, technical limitations.</text:p>
              <text:p>Basically what we do here is we display the start of the <text:s/>method with the method name, we call the method, and if it throws an exception we log the exception, and finally we also log the end of the method.</text:p>
              <text:p>That’s it basically. This seems a very simple example, but these interceptors are a powerful technology.</text:p>
              <text:p>TODO move the priority to decorators</text:p>
              <text:p/>
            </draw:text-box>
          </draw:frame>
        </presentation:notes>
      </draw:page>
      <draw:page draw:name="page8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structor interceptor</text:p>
          </draw:text-box>
        </draw:frame>
        <draw:frame presentation:style-name="pr38" draw:text-style-name="P1" draw:layer="layout" svg:width="25.199cm" svg:height="14.156cm" svg:x="1.4cm" svg:y="4.914cm" presentation:class="outline" presentation:user-transformed="true">
          <draw:text-box>
            <text:p text:style-name="P10"><text:span text:style-name="T87">@Interceptor</text:span></text:p>
            <text:p text:style-name="P10"><text:span text:style-name="T87">@Log</text:span></text:p>
            <text:p text:style-name="P10"><text:span text:style-name="T87">@Priority</text:span><text:span text:style-name="T84">(</text:span><text:span text:style-name="T87">Interceptor</text:span><text:span text:style-name="T84">.</text:span><text:span text:style-name="T85">Priority</text:span><text:span text:style-name="T84">.</text:span><text:span text:style-name="T123">APPLICATION</text:span><text:span text:style-name="T84">)</text:span></text:p>
            <text:p text:style-name="P10"><text:span text:style-name="T83">public</text:span><text:span text:style-name="T84"> </text:span><text:span text:style-name="T83">class</text:span><text:span text:style-name="T84"> </text:span><text:span text:style-name="T85">LogInterceptor</text:span><text:span text:style-name="T84"> {</text:span></text:p>
            <text:p text:style-name="P10"><text:span text:style-name="T86"/></text:p>
            <text:p text:style-name="P10"><text:span text:style-name="T84"><text:s text:c="4"/></text:span><text:span text:style-name="T87">@AroundConstruct</text:span></text:p>
            <text:p text:style-name="P10"><text:span text:style-name="T84"><text:s text:c="4"/></text:span><text:span text:style-name="T83">public</text:span><text:span text:style-name="T84"> </text:span><text:span text:style-name="T85">Object</text:span><text:span text:style-name="T84"> </text:span><text:span text:style-name="T90">log</text:span><text:span text:style-name="T84"> (</text:span><text:span text:style-name="T88">InvocationContext</text:span><text:span text:style-name="T84"> </text:span><text:span text:style-name="T91">ic</text:span><text:span text:style-name="T84">) </text:span><text:span text:style-name="T83">throws</text:span><text:span text:style-name="T84"> </text:span><text:span text:style-name="T85">Exception</text:span><text:span text:style-name="T84"> {</text:span></text:p>
            <text:p text:style-name="P10"><text:span text:style-name="T84"><text:s text:c="8"/></text:span><text:span text:style-name="T85">System</text:span><text:span text:style-name="T84">.</text:span><text:span text:style-name="T123">out</text:span><text:span text:style-name="T84">.println(</text:span><text:span text:style-name="T124">"Start "</text:span><text:span text:style-name="T84"> + </text:span><text:span text:style-name="T94">ic</text:span><text:span text:style-name="T84">.</text:span><text:span text:style-name="T93">getConstructor</text:span><text:span text:style-name="T84">().getName());</text:span></text:p>
            <text:p text:style-name="P10"><text:span text:style-name="T84"><text:s text:c="8"/></text:span><text:span text:style-name="T83">try</text:span><text:span text:style-name="T84">{</text:span></text:p>
            <text:p text:style-name="P10"><text:span text:style-name="T84"><text:s text:c="12"/></text:span><text:span text:style-name="T83">return</text:span><text:span text:style-name="T84"> </text:span><text:span text:style-name="T94">ic</text:span><text:span text:style-name="T84">.</text:span><text:span text:style-name="T93">proceed</text:span><text:span text:style-name="T84">();</text:span></text:p>
            <text:p text:style-name="P10"><text:span text:style-name="T84"><text:s text:c="8"/></text:span><text:span text:style-name="T84">}</text:span><text:span text:style-name="T83">catch</text:span><text:span text:style-name="T84">( </text:span><text:span text:style-name="T85">Exception</text:span><text:span text:style-name="T84"> </text:span><text:span text:style-name="T91">e</text:span><text:span text:style-name="T84"> ){</text:span></text:p>
            <text:p text:style-name="P10"><text:span text:style-name="T84"><text:s text:c="12"/></text:span><text:span text:style-name="T85">System</text:span><text:span text:style-name="T84">.</text:span><text:span text:style-name="T123">out</text:span><text:span text:style-name="T84">.println(</text:span><text:span text:style-name="T124">"Exception "</text:span><text:span text:style-name="T84"> + </text:span><text:span text:style-name="T94">e</text:span><text:span text:style-name="T84">);</text:span></text:p>
            <text:p text:style-name="P10"><text:span text:style-name="T84"><text:s text:c="12"/></text:span><text:span text:style-name="T83">throw</text:span><text:span text:style-name="T84"> </text:span><text:span text:style-name="T94">e</text:span><text:span text:style-name="T84">;</text:span></text:p>
            <text:p text:style-name="P10"><text:span text:style-name="T84"><text:s text:c="8"/></text:span><text:span text:style-name="T84">}</text:span><text:span text:style-name="T83">finally</text:span><text:span text:style-name="T84">{</text:span></text:p>
            <text:p text:style-name="P10"><text:span text:style-name="T84"><text:s text:c="12"/></text:span><text:span text:style-name="T85">System</text:span><text:span text:style-name="T84">.</text:span><text:span text:style-name="T123">out</text:span><text:span text:style-name="T84">.println(</text:span><text:span text:style-name="T124">"End "</text:span><text:span text:style-name="T84"> + </text:span><text:span text:style-name="T94">ic</text:span><text:span text:style-name="T84">.</text:span><text:span text:style-name="T93">getConstructor</text:span><text:span text:style-name="T84">().getName());</text:span></text:p>
            <text:p text:style-name="P10"><text:span text:style-name="T84"><text:s text:c="8"/></text:span><text:span text:style-name="T84">}</text:span></text:p>
            <text:p text:style-name="P10"><text:span text:style-name="T84"><text:s text:c="4"/></text:span><text:span text:style-name="T84">}</text:span></text:p>
            <text:p text:style-name="P10"><text:span text:style-name="T86"/></text:p>
            <text:p text:style-name="P10"><text:span text:style-name="T84">}</text:span></text:p>
          </draw:text-box>
        </draw:frame>
        <presentation:notes draw:style-name="dp2">
          <office:forms form:automatic-focus="false" form:apply-design-mode="false"/>
          <draw:page-thumbnail draw:style-name="gr1" draw:layer="layout" svg:width="13.968cm" svg:height="10.476cm" svg:x="3.81cm" svg:y="2.123cm" draw:page-number="81" presentation:class="page"/>
          <draw:frame presentation:style-name="pr6" draw:text-style-name="P4" draw:layer="layout" svg:width="17.271cm" svg:height="12.572cm" svg:x="2.159cm" svg:y="13.271cm" presentation:class="notes">
            <draw:text-box>
              <text:p><text:span text:style-name="T2">Constructor interceptors is almost the same, the difference is that we have to use the @AroundConstruct annotation, and instead of the getMethod we have to use getConstructor.</text:span></text:p>
              <text:p><text:span text:style-name="T2">But otherwise the method invocation is the same, and likewise it can throw exceptions, and whatever.</text:span></text:p>
              <text:p><text:span text:style-name="T2">From CDI viewpoint they are very similar.</text:span></text:p>
              <text:p><text:span text:style-name="T2"/></text:p>
            </draw:text-box>
          </draw:frame>
        </presentation:notes>
      </draw:page>
      <draw:page draw:name="page8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chaining via beans.xml</text:p>
          </draw:text-box>
        </draw:frame>
        <draw:frame presentation:style-name="pr5" draw:text-style-name="P1" draw:layer="layout" svg:width="25.199cm" svg:height="13.859cm" svg:x="1.4cm" svg:y="4.914cm" presentation:class="outline" presentation:user-transformed="true">
          <draw:text-box>
            <text:p text:style-name="P13"><text:span text:style-name="T3">&lt;</text:span><text:span text:style-name="T4">beans</text:span><text:span text:style-name="T5"> </text:span><text:span text:style-name="T6">xmlns</text:span><text:span text:style-name="T7">=</text:span><text:span text:style-name="T8">"</text:span><text:span text:style-name="T8"><text:a xlink:href="http://xmlns.jcp.org/xml/ns/javaee" xlink:type="simple">http://xmlns.jcp.org/xml/ns/javaee</text:a></text:span><text:span text:style-name="T8">" </text:span><text:span text:style-name="T6">xmlns:xsi</text:span><text:span text:style-name="T7">=</text:span><text:span text:style-name="T8">"</text:span><text:span text:style-name="T8"><text:a xlink:href="http://www.w3.org/2001/XMLSchema-instance" xlink:type="simple">http://www.w3.org/2001/XMLSchema-instance</text:a></text:span><text:span text:style-name="T8">" </text:span><text:span text:style-name="T6">xsi:schemaLocation</text:span><text:span text:style-name="T7">=</text:span><text:span text:style-name="T8">"http://xmlns.jcp.org/xml/ns/javaee http://xmlns.jcp.org/xml/ns/javaee/beans_1_1.xsd"</text:span><text:span text:style-name="T5"> </text:span><text:span text:style-name="T6">bean-discovery-mode</text:span><text:span text:style-name="T7">=</text:span><text:span text:style-name="T8">"all"</text:span><text:span text:style-name="T3">&gt;</text:span><text:span text:style-name="T3"><text:line-break/></text:span><text:span text:style-name="T7"> <text:s text:c="3"/></text:span><text:span text:style-name="T3">&lt;</text:span><text:span text:style-name="T4">interceptors</text:span><text:span text:style-name="T3">&gt;</text:span><text:span text:style-name="T3"><text:line-break/></text:span><text:span text:style-name="T7"> <text:s text:c="7"/></text:span><text:span text:style-name="T3">&lt;</text:span><text:span text:style-name="T4">class</text:span><text:span text:style-name="T3">&gt;</text:span><text:span text:style-name="T7">dbarchiver.aspect.ExceptionAsResponseInterceptor</text:span><text:span text:style-name="T3">&lt;/</text:span><text:span text:style-name="T4">class</text:span><text:span text:style-name="T3">&gt;</text:span><text:span text:style-name="T3"><text:line-break/></text:span><text:span text:style-name="T7"> <text:s text:c="7"/></text:span><text:span text:style-name="T3">&lt;</text:span><text:span text:style-name="T4">class</text:span><text:span text:style-name="T3">&gt;</text:span><text:span text:style-name="T7">dbarchiver.aspect.TraceLogInterceptor</text:span><text:span text:style-name="T3">&lt;/</text:span><text:span text:style-name="T4">class</text:span><text:span text:style-name="T3">&gt;</text:span><text:span text:style-name="T3"><text:line-break/></text:span><text:span text:style-name="T7"> <text:s text:c="7"/></text:span><text:span text:style-name="T3">&lt;</text:span><text:span text:style-name="T4">class</text:span><text:span text:style-name="T3">&gt;</text:span><text:span text:style-name="T7">dbarchiver.aspect.RetryInterceptor</text:span><text:span text:style-name="T3">&lt;/</text:span><text:span text:style-name="T4">class</text:span><text:span text:style-name="T3">&gt;</text:span><text:span text:style-name="T3"><text:line-break/></text:span><text:span text:style-name="T7"> <text:s text:c="3"/></text:span><text:span text:style-name="T3">&lt;/</text:span><text:span text:style-name="T4">interceptors</text:span><text:span text:style-name="T3">&gt;</text:span><text:span text:style-name="T7"><text:line-break/></text:span><text:span text:style-name="T3">&lt;/</text:span><text:span text:style-name="T4">beans</text:span><text:span text:style-name="T3">&gt;</text:span></text:p>
          </draw:text-box>
        </draw:frame>
        <presentation:notes draw:style-name="dp2">
          <office:forms form:automatic-focus="false" form:apply-design-mode="false"/>
          <draw:page-thumbnail draw:style-name="gr1" draw:layer="layout" svg:width="13.968cm" svg:height="10.476cm" svg:x="3.81cm" svg:y="2.123cm" draw:page-number="82" presentation:class="page"/>
          <draw:frame presentation:style-name="pr6" draw:text-style-name="P3" draw:layer="layout" svg:width="17.271cm" svg:height="12.572cm" svg:x="2.159cm" svg:y="13.271cm" presentation:class="notes" presentation:user-transformed="true">
            <draw:text-box>
              <text:p>As I have mentioned the interceptor order matters, because they can wrap around each other.</text:p>
              <text:p>It is important whether you first log an exception, then retry it, then you return it as a response, or you do it in a different order.</text:p>
              <text:p>You can do it either by declaring them in beans.xml, or as I have mentioned with the @Priority annotation.</text:p>
              <text:p>The XML declaration was the old method, I would like to ask you to try to use the @Priority annotation.</text:p>
              <text:p/>
            </draw:text-box>
          </draw:frame>
        </presentation:notes>
      </draw:page>
      <draw:page draw:name="page8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chaining via annotations</text:p>
          </draw:text-box>
        </draw:frame>
        <draw:frame presentation:style-name="pr5" draw:text-style-name="P25" draw:layer="layout" svg:width="25.199cm" svg:height="13.859cm" svg:x="1.4cm" svg:y="4.914cm" presentation:class="outline" presentation:user-transformed="true">
          <draw:text-box>
            <text:p text:style-name="P13"><text:span text:style-name="T71">@Interceptor</text:span><text:span text:style-name="T71"><text:line-break/></text:span><text:span text:style-name="T71">@ExceptionAsResponse</text:span><text:span text:style-name="T71"><text:line-break/></text:span><text:span text:style-name="T71">@Priority</text:span><text:span text:style-name="T72">(</text:span><text:span text:style-name="T71">Interceptor</text:span><text:span text:style-name="T72">.</text:span><text:span text:style-name="T68">Priority</text:span><text:span text:style-name="T72">.</text:span><text:span text:style-name="T76">APPLICATION</text:span><text:span text:style-name="T72">)</text:span><text:span text:style-name="T72"><text:line-break/></text:span><text:span text:style-name="T66">public</text:span><text:span text:style-name="T72"> </text:span><text:span text:style-name="T66">class</text:span><text:span text:style-name="T72"> </text:span><text:span text:style-name="T68">ExceptionAsResponseInterceptor</text:span><text:span text:style-name="T72"> {}</text:span><text:span text:style-name="T72"><text:line-break/></text:span><text:span text:style-name="T72"><text:line-break/></text:span><text:span text:style-name="T71">@Interceptor</text:span><text:span text:style-name="T71"><text:line-break/></text:span><text:span text:style-name="T71">@TraceLog</text:span><text:span text:style-name="T71"><text:line-break/></text:span><text:span text:style-name="T71">@Priority</text:span><text:span text:style-name="T72">(</text:span><text:span text:style-name="T71">Interceptor</text:span><text:span text:style-name="T72">.</text:span><text:span text:style-name="T68">Priority</text:span><text:span text:style-name="T72">.</text:span><text:span text:style-name="T76">APPLICATION</text:span><text:span text:style-name="T72"> + </text:span><text:span text:style-name="T76">1</text:span><text:span text:style-name="T72">)</text:span><text:span text:style-name="T72"><text:line-break/></text:span><text:span text:style-name="T66">public</text:span><text:span text:style-name="T72"> </text:span><text:span text:style-name="T66">class</text:span><text:span text:style-name="T72"> </text:span><text:span text:style-name="T68">TraceLogInterceptor</text:span><text:span text:style-name="T72"> {}</text:span><text:span text:style-name="T72"><text:line-break/></text:span><text:span text:style-name="T72"><text:line-break/></text:span><text:span text:style-name="T71">@Interceptor</text:span><text:span text:style-name="T71"><text:line-break/></text:span><text:span text:style-name="T71">@Retry</text:span><text:span text:style-name="T71"><text:line-break/></text:span><text:span text:style-name="T71">@Priority</text:span><text:span text:style-name="T72">(</text:span><text:span text:style-name="T71">Interceptor</text:span><text:span text:style-name="T72">.</text:span><text:span text:style-name="T68">Priority</text:span><text:span text:style-name="T72">.</text:span><text:span text:style-name="T76">APPLICATION</text:span><text:span text:style-name="T72"> + </text:span><text:span text:style-name="T76">2</text:span><text:span text:style-name="T72">)</text:span><text:span text:style-name="T72"><text:line-break/></text:span><text:span text:style-name="T66">public</text:span><text:span text:style-name="T72"> </text:span><text:span text:style-name="T66">class</text:span><text:span text:style-name="T72"> </text:span><text:span text:style-name="T68">RetryInterceptor</text:span><text:span text:style-name="T72"> {}</text:span></text:p>
          </draw:text-box>
        </draw:frame>
        <presentation:notes draw:style-name="dp2">
          <office:forms form:automatic-focus="false" form:apply-design-mode="false"/>
          <draw:page-thumbnail draw:style-name="gr1" draw:layer="layout" svg:width="13.968cm" svg:height="10.476cm" svg:x="3.81cm" svg:y="2.123cm" draw:page-number="83" presentation:class="page"/>
          <draw:frame presentation:style-name="pr6" draw:text-style-name="P3" draw:layer="layout" svg:width="17.271cm" svg:height="12.572cm" svg:x="2.159cm" svg:y="13.271cm" presentation:class="notes">
            <draw:text-box>
              <text:p>Yes, here is an example for the annotations.</text:p>
              <text:p>We can have a @Priority(Interceptor.Priority.APPLICATION) or +1 or +2.</text:p>
              <text:p>Obviously first we want to retry, then we want to log it, then we want to return it as a response.</text:p>
              <text:p>Retry is the innermost, TraceLog is the middle, and ExceptionAsResponse is the outermost.</text:p>
              <text:p>The higher the priority the more inner it is.</text:p>
              <text:p/>
            </draw:text-box>
          </draw:frame>
        </presentation:notes>
      </draw:page>
      <draw:page draw:name="page8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ortable extensions</text:p>
          </draw:text-box>
        </draw:frame>
        <draw:frame presentation:style-name="pr26" draw:text-style-name="P1" draw:layer="layout" svg:width="25.199cm" svg:height="13.859cm" svg:x="1.4cm" svg:y="4.914cm" presentation:class="outline" presentation:user-transformed="true">
          <draw:text-box>
            <text:list text:style-name="L3">
              <text:list-item>
                <text:p>Integration with third party and new frameworks</text:p>
              </text:list-item>
              <text:list-item>
                <text:p>Container lifecycle events like BeforeBeanDiscovery, ProcessBean, ...</text:p>
              </text:list-item>
              <text:list-item>
                <text:p>Configurators</text:p>
              </text:list-item>
              <text:list-item>
                <text:p>Dynamic addition of interceptors</text:p>
              </text:list-item>
              <text:list-item>
                <text:p>Inject and run lifecycle on non-managed beans</text:p>
              </text:list-item>
              <text:list-item>
                <text:p>Create and manipulate bean classes</text:p>
              </text:list-item>
              <text:list-item>
                <text:p>...</text:p>
              </text:list-item>
            </text:list>
          </draw:text-box>
        </draw:frame>
        <presentation:notes draw:style-name="dp2">
          <office:forms form:automatic-focus="false" form:apply-design-mode="false"/>
          <draw:page-thumbnail draw:style-name="gr1" draw:layer="layout" svg:width="13.968cm" svg:height="10.476cm" svg:x="3.81cm" svg:y="2.123cm" draw:page-number="84" presentation:class="page"/>
          <draw:frame presentation:style-name="pr39" draw:text-style-name="P3" draw:layer="layout" svg:width="17.271cm" svg:height="17.315cm" svg:x="2.159cm" svg:y="13.271cm" presentation:class="notes" presentation:user-transformed="true">
            <draw:text-box>
              <text:p>CDI offers a unified, standard way to create CDI extensions. If you create an extension and you respect CDI rules, then you can use these CDI extensions in any CDI compatible container or application server.</text:p>
              <text:p>And basically you can integrate with third party or new frameworks</text:p>
              <text:p>You can sit on lifecycle events, like before the beans are discovered, or during when CDI processes a bean</text:p>
              <text:p>Or you can use configurators, you can configure your application for example. I can show my own extension ParameterExtension that injects parameters within applications. It should be portable but it is Java Standard Edition specific.</text:p>
              <text:p>Or you can dynamically add interceptors</text:p>
              <text:p>Or even inject and run lifecycle on non-managed beans outside CDI control</text:p>
              <text:p>Or create artificial beans or manipulate existing bean classes</text:p>
              <text:p/>
              <text:p/>
            </draw:text-box>
          </draw:frame>
        </presentation:notes>
      </draw:page>
      <draw:page draw:name="page8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Log bean discovery</text:p>
          </draw:text-box>
        </draw:frame>
        <draw:frame presentation:style-name="pr5" draw:text-style-name="P11" draw:layer="layout" svg:width="25.199cm" svg:height="13.859cm" svg:x="1.4cm" svg:y="4.914cm" presentation:class="outline" presentation:user-transformed="true">
          <draw:text-box>
            <text:p text:style-name="P10"><text:span text:style-name="T15">class</text:span><text:span text:style-name="T22"> </text:span><text:span text:style-name="T17">MyExtension</text:span><text:span text:style-name="T22"> </text:span><text:span text:style-name="T15">implements</text:span><text:span text:style-name="T22"> </text:span><text:span text:style-name="T29">Extension</text:span><text:span text:style-name="T22"> {</text:span></text:p>
            <text:p text:style-name="P10"><text:span text:style-name="T15"/></text:p>
            <text:p text:style-name="P10"><text:span text:style-name="T22"><text:s text:c="4"/></text:span><text:span text:style-name="T17">Logger</text:span><text:span text:style-name="T22"> </text:span><text:span text:style-name="T17">logger</text:span><text:span text:style-name="T22"> = </text:span><text:span text:style-name="T17">Logger</text:span><text:span text:style-name="T22">.</text:span><text:span text:style-name="T30">getLogger</text:span><text:span text:style-name="T22">(getClass().getName());</text:span></text:p>
            <text:p text:style-name="P10"><text:span text:style-name="T15"/></text:p>
            <text:p text:style-name="P10"><text:span text:style-name="T22"><text:s text:c="4"/></text:span><text:span text:style-name="T15">void</text:span><text:span text:style-name="T22"> beforeBeanDiscovery (</text:span><text:span text:style-name="T27">@Observes</text:span><text:span text:style-name="T22"> </text:span><text:span text:style-name="T29">BeforeBeanDiscovery</text:span><text:span text:style-name="T22"> </text:span><text:span text:style-name="T25">bbd</text:span><text:span text:style-name="T22">) {</text:span></text:p>
            <text:p text:style-name="P10"><text:span text:style-name="T22"><text:s text:c="8"/></text:span><text:span text:style-name="T17">logger</text:span><text:span text:style-name="T22">.info(</text:span><text:span text:style-name="T31">"beginning the scanning process"</text:span><text:span text:style-name="T22">);</text:span></text:p>
            <text:p text:style-name="P10"><text:span text:style-name="T15"><text:s text:c="4"/></text:span><text:span text:style-name="T15">}</text:span></text:p>
            <text:p text:style-name="P10"><text:span text:style-name="T15"/></text:p>
            <text:p text:style-name="P10"><text:span text:style-name="T22"><text:s text:c="4"/></text:span><text:span text:style-name="T22">&lt;</text:span><text:span text:style-name="T17">T</text:span><text:span text:style-name="T22">&gt; </text:span><text:span text:style-name="T15">void</text:span><text:span text:style-name="T22"> processAnnotatedType (</text:span><text:span text:style-name="T27">@Observes</text:span><text:span text:style-name="T22"> </text:span><text:span text:style-name="T29">ProcessAnnotatedType</text:span><text:span text:style-name="T22">&lt;</text:span><text:span text:style-name="T17">T</text:span><text:span text:style-name="T22">&gt; </text:span><text:span text:style-name="T25">pat</text:span><text:span text:style-name="T22">) {</text:span></text:p>
            <text:p text:style-name="P10"><text:span text:style-name="T22"><text:s text:c="8"/></text:span><text:span text:style-name="T17">logger</text:span><text:span text:style-name="T22">.info(</text:span><text:span text:style-name="T31">"scanning type: "</text:span><text:span text:style-name="T22"> + </text:span><text:span text:style-name="T25">pat</text:span><text:span text:style-name="T22">.</text:span><text:span text:style-name="T30">getAnnotatedType</text:span><text:span text:style-name="T22">().</text:span><text:span text:style-name="T30">getJavaClass</text:span><text:span text:style-name="T22">().getName());</text:span></text:p>
            <text:p text:style-name="P10"><text:span text:style-name="T15"/></text:p>
            <text:p text:style-name="P10"><text:span text:style-name="T15"><text:s text:c="4"/></text:span><text:span text:style-name="T15">}</text:span></text:p>
            <text:p text:style-name="P10"><text:span text:style-name="T15"/></text:p>
            <text:p text:style-name="P10"><text:span text:style-name="T22"><text:s text:c="4"/></text:span><text:span text:style-name="T15">void</text:span><text:span text:style-name="T22"> afterBeanDiscovery (</text:span><text:span text:style-name="T27">@Observes</text:span><text:span text:style-name="T22"> </text:span><text:span text:style-name="T29">AfterBeanDiscovery</text:span><text:span text:style-name="T22"> </text:span><text:span text:style-name="T25">abd</text:span><text:span text:style-name="T22">) {</text:span></text:p>
            <text:p text:style-name="P10"><text:span text:style-name="T22"><text:s text:c="8"/></text:span><text:span text:style-name="T17">logger</text:span><text:span text:style-name="T22">.info(</text:span><text:span text:style-name="T31">"finished the scanning process"</text:span><text:span text:style-name="T22">);</text:span></text:p>
            <text:p text:style-name="P10"><text:span text:style-name="T15"><text:s text:c="4"/></text:span><text:span text:style-name="T15">}</text:span></text:p>
            <text:p text:style-name="P10"><text:span text:style-name="T15"/></text:p>
            <text:p text:style-name="P10"><text:span text:style-name="T15">}</text:span></text:p>
          </draw:text-box>
        </draw:frame>
        <presentation:notes draw:style-name="dp2">
          <draw:page-thumbnail draw:style-name="gr1" draw:layer="layout" svg:width="13.968cm" svg:height="10.476cm" svg:x="3.81cm" svg:y="2.123cm" draw:page-number="85" presentation:class="page"/>
          <draw:frame presentation:style-name="pr6" draw:text-style-name="P3" draw:layer="layout" svg:width="17.271cm" svg:height="12.572cm" svg:x="2.159cm" svg:y="13.271cm" presentation:class="notes" presentation:user-transformed="true">
            <draw:text-box>
              <text:p>One example sits on the bean discovery process</text:p>
              <text:p>And basically this extension will tell when CDI starts discovering beans, and when it finishes discovery, and for every discovered bean it will display it.</text:p>
              <text:p>BeforeBeanDiscovery, ProcessAnnotatedType, AfterBeanDiscovery, this class observes all three events.</text:p>
              <text:p/>
            </draw:text-box>
          </draw:frame>
        </presentation:notes>
      </draw:page>
      <draw:page draw:name="page8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gnore annotated beans</text:p>
          </draw:text-box>
        </draw:frame>
        <draw:frame presentation:style-name="pr5" draw:text-style-name="P23" draw:layer="layout" svg:width="25.199cm" svg:height="13.859cm" svg:x="1.4cm" svg:y="4.914cm" presentation:class="outline" presentation:user-transformed="true">
          <draw:text-box>
            <text:p text:style-name="P10"><text:span text:style-name="T83">class</text:span><text:span text:style-name="T84"> </text:span><text:span text:style-name="T85">MyExtension</text:span><text:span text:style-name="T84"> </text:span><text:span text:style-name="T83">implements</text:span><text:span text:style-name="T84"> </text:span><text:span text:style-name="T88">Extension</text:span><text:span text:style-name="T84"> {</text:span></text:p>
            <text:p text:style-name="P10"><text:span text:style-name="T86"/></text:p>
            <text:p text:style-name="P10"><text:span text:style-name="T84"><text:s text:c="4"/></text:span><text:span text:style-name="T84">&lt;</text:span><text:span text:style-name="T85">T</text:span><text:span text:style-name="T84">&gt; </text:span><text:span text:style-name="T83">void</text:span><text:span text:style-name="T84"> </text:span><text:span text:style-name="T90">processAnnotatedType</text:span><text:span text:style-name="T84"> (</text:span><text:span text:style-name="T87">@Observes</text:span><text:span text:style-name="T84"> </text:span><text:span text:style-name="T87">@WithAnnotations</text:span><text:span text:style-name="T84">({</text:span><text:span text:style-name="T87">Ignore</text:span><text:span text:style-name="T84">.</text:span><text:span text:style-name="T83">class</text:span><text:span text:style-name="T84">}) </text:span><text:span text:style-name="T88">ProcessAnnotatedType</text:span><text:span text:style-name="T84">&lt;</text:span><text:span text:style-name="T85">T</text:span><text:span text:style-name="T84">&gt; </text:span><text:span text:style-name="T91">pat</text:span><text:span text:style-name="T84">) {</text:span></text:p>
            <text:p text:style-name="P10"><text:span text:style-name="T84"><text:s text:c="8"/></text:span><text:span text:style-name="T83">if</text:span><text:span text:style-name="T84">( </text:span><text:span text:style-name="T94">pat</text:span><text:span text:style-name="T84">.</text:span><text:span text:style-name="T93">getAnnotatedType</text:span><text:span text:style-name="T84">().</text:span><text:span text:style-name="T93">isAnnotationPresent</text:span><text:span text:style-name="T84">(</text:span><text:span text:style-name="T87">Ignore</text:span><text:span text:style-name="T84">.</text:span><text:span text:style-name="T83">class</text:span><text:span text:style-name="T84">) ){</text:span></text:p>
            <text:p text:style-name="P10"><text:span text:style-name="T84"><text:s text:c="12"/></text:span><text:span text:style-name="T94">pat</text:span><text:span text:style-name="T84">.</text:span><text:span text:style-name="T93">veto</text:span><text:span text:style-name="T84">();</text:span></text:p>
            <text:p text:style-name="P10"><text:span text:style-name="T84"><text:s text:c="8"/></text:span><text:span text:style-name="T84">}</text:span></text:p>
            <text:p text:style-name="P10"><text:span text:style-name="T86"/></text:p>
            <text:p text:style-name="P10"><text:span text:style-name="T84"><text:s text:c="4"/></text:span><text:span text:style-name="T84">}</text:span></text:p>
            <text:p text:style-name="P10"><text:span text:style-name="T86"/></text:p>
            <text:p text:style-name="P10"><text:span text:style-name="T84">}</text:span></text:p>
          </draw:text-box>
        </draw:frame>
        <presentation:notes draw:style-name="dp2">
          <office:forms form:automatic-focus="false" form:apply-design-mode="false"/>
          <draw:page-thumbnail draw:style-name="gr1" draw:layer="layout" svg:width="13.968cm" svg:height="10.476cm" svg:x="3.81cm" svg:y="2.123cm" draw:page-number="86" presentation:class="page"/>
          <draw:frame presentation:style-name="pr6" draw:text-style-name="P3" draw:layer="layout" svg:width="17.271cm" svg:height="12.572cm" svg:x="2.159cm" svg:y="13.271cm" presentation:class="notes" presentation:user-transformed="true">
            <draw:text-box>
              <text:p>There’s also one method</text:p>
              <text:p>For example if you have @Ignore annotation, we can tell CDI to ignore these annotations.</text:p>
              <text:p>We sit on ProcessAnnotatedType event, and if the annotated type has @Ignore annotation, then we veto that type, and CDI will not consider it as a bean.</text:p>
              <text:p/>
              <text:p>CDI Extension is complicated, if you want to create an extension you will most likely spend days on it. I highly recommend you check the CDI specification for details. And a lot and a lot of examples on the net.</text:p>
              <text:p/>
            </draw:text-box>
          </draw:frame>
        </presentation:notes>
      </draw:page>
      <draw:page draw:name="page8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rquillian</text:p>
          </draw:text-box>
        </draw:frame>
        <draw:frame presentation:style-name="pr40" draw:layer="layout" svg:width="25.199cm" svg:height="12.18cm" svg:x="1.4cm" svg:y="4.914cm" presentation:class="outline" presentation:user-transformed="true">
          <draw:text-box>
            <text:list text:style-name="L3">
              <text:list-item>
                <text:p><text:a xlink:href="https://arquillian.org/" xlink:type="simple">https://arquillian.org/</text:a></text:p>
              </text:list-item>
              <text:list-item>
                <text:p>JUnit runner for testing CDI application</text:p>
              </text:list-item>
              <text:list-item>
                <text:p>Works by creating custom CDI/Weld deployments</text:p>
              </text:list-item>
            </text:list>
          </draw:text-box>
        </draw:frame>
        <presentation:notes draw:style-name="dp2">
          <office:forms form:automatic-focus="false" form:apply-design-mode="false"/>
          <draw:page-thumbnail draw:style-name="gr1" draw:layer="layout" svg:width="13.968cm" svg:height="10.476cm" svg:x="3.81cm" svg:y="2.123cm" draw:page-number="87" presentation:class="page"/>
          <draw:frame presentation:style-name="pr6" draw:text-style-name="P26"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rquillian example</text:p>
          </draw:text-box>
        </draw:frame>
        <draw:frame presentation:style-name="pr40" draw:layer="layout" svg:width="25.199cm" svg:height="12.18cm" svg:x="1.4cm" svg:y="4.914cm" presentation:class="outline" presentation:placeholder="true">
          <draw:text-box/>
        </draw:frame>
        <presentation:notes draw:style-name="dp2">
          <office:forms form:automatic-focus="false" form:apply-design-mode="false"/>
          <draw:page-thumbnail draw:style-name="gr1" draw:layer="layout" svg:width="13.968cm" svg:height="10.476cm" svg:x="3.81cm" svg:y="2.123cm" draw:page-number="88" presentation:class="page"/>
          <draw:frame presentation:style-name="pr6" draw:text-style-name="P26"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DI-Unit</text:p>
          </draw:text-box>
        </draw:frame>
        <draw:frame presentation:style-name="pr26" draw:text-style-name="P27" draw:layer="layout" svg:width="25.199cm" svg:height="13.859cm" svg:x="1.4cm" svg:y="4.914cm" presentation:class="outline" presentation:user-transformed="true">
          <draw:text-box>
            <text:list text:style-name="L3">
              <text:list-item>
                <text:p><text:span text:style-name="T125"><text:a xlink:href="http://bryncooke.github.io/cdi-unit/" xlink:type="simple">http://bryncooke.github.io/cdi-unit/</text:a></text:span></text:p>
              </text:list-item>
              <text:list-item>
                <text:p><text:span text:style-name="T125">JUnit runner for testing CDI applications</text:span></text:p>
              </text:list-item>
              <text:list-item>
                <text:p><text:span text:style-name="T125">Works by creating custom CDI/Weld deployments</text:span></text:p>
              </text:list-item>
              <text:list-item>
                <text:p><text:span text:style-name="T125">Supports</text:span></text:p>
                <text:list>
                  <text:list-item>
                    <text:p><text:span text:style-name="T125">Mockito</text:span></text:p>
                  </text:list-item>
                  <text:list-item>
                    <text:p><text:span text:style-name="T125">Custom deployments (@AdditionalClasses, @AdditionalClassPaths)</text:span></text:p>
                  </text:list-item>
                  <text:list-item>
                    <text:p><text:span text:style-name="T125">Scopes (@InRequestScope)</text:span></text:p>
                  </text:list-item>
                  <text:list-item>
                    <text:p><text:span text:style-name="T125">Alternatives (@ProducesAlternative)</text:span></text:p>
                  </text:list-item>
                  <text:list-item>
                    <text:p><text:span text:style-name="T125">Various Java EE technologies like JAX-RS (@JaxRS)</text:spa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89" presentation:class="page"/>
          <draw:frame presentation:style-name="pr41" draw:text-style-name="P3" draw:layer="layout" svg:width="17.271cm" svg:height="16.528cm" svg:x="2.159cm" svg:y="13.271cm" presentation:class="notes" presentation:user-transformed="true">
            <draw:text-box>
              <text:p>There is a library called CDI-Unit that is used to test CDI specific code. It is based on JUnit and basically creates CDI deployments for every single test case where it is applicable.</text:p>
              <text:p>It injects CDI dependencies, it runs decorators, it runs interceptors, you just have to configure it properly for any given test.</text:p>
              <text:p>It is a JUnit runner specifically for testing CDI applications, it works by creating a custom CDI/Weld deployment, it uses the reference implementation JBoss Weld.</text:p>
              <text:p>It supports Mockito @Mock @Spy annotations, custom deployments with @AdditionalClasses @AdditionalClassPaths, it supports scopes like @InRequestScope, @InSessionScope, alternatives @ProducesAlternative, and various Java EE technologies like JAX-RS @JaxRS.</text:p>
              <text:p>We use CDI-Unit everywhere in our application for unit testing, and I think we also use it for integration and UI testing for a small part. We have to inject a few things during testing.</text:p>
            </draw:text-box>
          </draw:frame>
        </presentation:notes>
      </draw:page>
      <draw:page draw:name="page9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GreeterClient</text:p>
          </draw:text-box>
        </draw:frame>
        <draw:frame presentation:style-name="pr22" draw:text-style-name="P19" draw:layer="layout" svg:width="25.199cm" svg:height="14.111cm" svg:x="1.4cm" svg:y="4.783cm" presentation:class="outline" presentation:user-transformed="true">
          <draw:text-box>
            <text:p text:style-name="P10"><text:span text:style-name="T71">@ApplicationScoped</text:span></text:p>
            <text:p text:style-name="P10"><text:span text:style-name="T66">public</text:span><text:span text:style-name="T67"> </text:span><text:span text:style-name="T66">class</text:span><text:span text:style-name="T67"> </text:span><text:span text:style-name="T68">GreeterClient</text:span><text:span text:style-name="T67"> {</text:span></text:p>
            <text:p text:style-name="P10"><text:span text:style-name="T70"/></text:p>
            <text:p text:style-name="P10"><text:span text:style-name="T67"><text:s text:c="4"/></text:span><text:span text:style-name="T71">@Inject</text:span></text:p>
            <text:p text:style-name="P10"><text:span text:style-name="T67"><text:s text:c="4"/></text:span><text:span text:style-name="T66">private</text:span><text:span text:style-name="T67"> </text:span><text:span text:style-name="T69">Instance</text:span><text:span text:style-name="T67">&lt;</text:span><text:span text:style-name="T68">String</text:span><text:span text:style-name="T67">&gt; </text:span><text:span text:style-name="T75">user</text:span><text:span text:style-name="T67">;</text:span></text:p>
            <text:p text:style-name="P10"><text:span text:style-name="T70"/></text:p>
            <text:p text:style-name="P10"><text:span text:style-name="T67"><text:s text:c="4"/></text:span><text:span text:style-name="T71">@Inject</text:span></text:p>
            <text:p text:style-name="P10"><text:span text:style-name="T67"><text:s text:c="4"/></text:span><text:span text:style-name="T66">private</text:span><text:span text:style-name="T67"> </text:span><text:span text:style-name="T69">HelloService</text:span><text:span text:style-name="T67"> </text:span><text:span text:style-name="T75">hello</text:span><text:span text:style-name="T67">;</text:span></text:p>
            <text:p text:style-name="P10"><text:span text:style-name="T70"/></text:p>
            <text:p text:style-name="P10"><text:span text:style-name="T67"><text:s text:c="4"/></text:span><text:span text:style-name="T71">@Inject</text:span></text:p>
            <text:p text:style-name="P10"><text:span text:style-name="T67"><text:s text:c="4"/></text:span><text:span text:style-name="T66">private</text:span><text:span text:style-name="T67"> </text:span><text:span text:style-name="T69">EmailService</text:span><text:span text:style-name="T67"> </text:span><text:span text:style-name="T75">email</text:span><text:span text:style-name="T67">;</text:span></text:p>
            <text:p text:style-name="P10"><text:span text:style-name="T70"/></text:p>
            <text:p text:style-name="P10"><text:span text:style-name="T67"><text:s text:c="4"/></text:span><text:span text:style-name="T66">public</text:span><text:span text:style-name="T67"> </text:span><text:span text:style-name="T66">void</text:span><text:span text:style-name="T67"> </text:span><text:span text:style-name="T72">greet</text:span><text:span text:style-name="T67"> () {</text:span></text:p>
            <text:p text:style-name="P10"><text:span text:style-name="T67"><text:s text:c="8"/></text:span><text:span text:style-name="T75">email</text:span><text:span text:style-name="T67">.</text:span><text:span text:style-name="T102">send</text:span><text:span text:style-name="T67">(</text:span><text:span text:style-name="T75">user</text:span><text:span text:style-name="T67">.</text:span><text:span text:style-name="T102">get</text:span><text:span text:style-name="T67">() + </text:span><text:span text:style-name="T73">" said "</text:span><text:span text:style-name="T67"> + </text:span><text:span text:style-name="T75">hello</text:span><text:span text:style-name="T67">.</text:span><text:span text:style-name="T102">hello</text:span><text:span text:style-name="T67">());</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90" presentation:class="page"/>
          <draw:frame presentation:style-name="pr6" draw:text-style-name="P3" draw:layer="layout" svg:width="17.271cm" svg:height="12.572cm" svg:x="2.159cm" svg:y="13.271cm" presentation:class="notes">
            <draw:text-box>
              <text:p>For an example we have a GreeterClient which is a very very standard CDI bean. ...</text:p>
              <text:p>All the greet method does is send an email with the text username said hello. For example Frigo said Bonjour, or something like that, depending on the user, the email service, and the hello implementation.</text:p>
              <text:p/>
            </draw:text-box>
          </draw:frame>
        </presentation:notes>
      </draw:page>
      <draw:page draw:name="page9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GreeterClientTest</text:p>
          </draw:text-box>
        </draw:frame>
        <draw:frame presentation:style-name="pr5" draw:text-style-name="P19" draw:layer="layout" svg:width="25.199cm" svg:height="13.859cm" svg:x="1.4cm" svg:y="4.914cm" presentation:class="outline" presentation:user-transformed="true">
          <draw:text-box>
            <text:p text:style-name="P10"><text:span text:style-name="T71">@RunWith</text:span><text:span text:style-name="T67">(</text:span><text:span text:style-name="T68">CdiRunner</text:span><text:span text:style-name="T67">.</text:span><text:span text:style-name="T66">class</text:span><text:span text:style-name="T67">)</text:span></text:p>
            <text:p text:style-name="P10"><text:span text:style-name="T66">public</text:span><text:span text:style-name="T67"> </text:span><text:span text:style-name="T66">class</text:span><text:span text:style-name="T67"> </text:span><text:span text:style-name="T68">GreeterClientTest</text:span><text:span text:style-name="T67"> {</text:span></text:p>
            <text:p text:style-name="P10"><text:span text:style-name="T70"/></text:p>
            <text:p text:style-name="P10"><text:span text:style-name="T67"><text:s text:c="4"/></text:span><text:span text:style-name="T71">@Produces</text:span><text:span text:style-name="T67"> </text:span><text:span text:style-name="T66">private</text:span><text:span text:style-name="T67"> </text:span><text:span text:style-name="T68">String</text:span><text:span text:style-name="T67"> </text:span><text:span text:style-name="T75">user</text:span><text:span text:style-name="T67"> = </text:span><text:span text:style-name="T73">"Frigo"</text:span><text:span text:style-name="T67">;</text:span></text:p>
            <text:p text:style-name="P10"><text:span text:style-name="T67"><text:s text:c="4"/></text:span><text:span text:style-name="T71">@Produces</text:span><text:span text:style-name="T67"> </text:span><text:span text:style-name="T71">@Mock</text:span><text:span text:style-name="T67"> </text:span><text:span text:style-name="T66">private</text:span><text:span text:style-name="T67"> </text:span><text:span text:style-name="T69">HelloService</text:span><text:span text:style-name="T67"> </text:span><text:span text:style-name="T75">hello</text:span><text:span text:style-name="T67">;</text:span></text:p>
            <text:p text:style-name="P10"><text:span text:style-name="T67"><text:s text:c="4"/></text:span><text:span text:style-name="T71">@Produces</text:span><text:span text:style-name="T67"> </text:span><text:span text:style-name="T71">@Mock</text:span><text:span text:style-name="T67"> </text:span><text:span text:style-name="T66">private</text:span><text:span text:style-name="T67"> </text:span><text:span text:style-name="T69">EmailService</text:span><text:span text:style-name="T67"> </text:span><text:span text:style-name="T75">email</text:span><text:span text:style-name="T67">;</text:span></text:p>
            <text:p text:style-name="P10"><text:span text:style-name="T67"><text:s text:c="4"/></text:span><text:span text:style-name="T71">@Inject</text:span><text:span text:style-name="T67"> </text:span><text:span text:style-name="T66">private</text:span><text:span text:style-name="T67"> </text:span><text:span text:style-name="T68">GreeterClient</text:span><text:span text:style-name="T67"> </text:span><text:span text:style-name="T75">greeter</text:span><text:span text:style-name="T67">;</text:span></text:p>
            <text:p text:style-name="P10"><text:span text:style-name="T70"/></text:p>
            <text:p text:style-name="P10"><text:span text:style-name="T67"><text:s text:c="4"/></text:span><text:span text:style-name="T71">@Test</text:span></text:p>
            <text:p text:style-name="P10"><text:span text:style-name="T67"><text:s text:c="4"/></text:span><text:span text:style-name="T66">public</text:span><text:span text:style-name="T67"> </text:span><text:span text:style-name="T66">void</text:span><text:span text:style-name="T67"> </text:span><text:span text:style-name="T72">greet_test</text:span><text:span text:style-name="T67"> () {</text:span></text:p>
            <text:p text:style-name="P10"><text:span text:style-name="T67"><text:s text:c="8"/></text:span><text:span text:style-name="T68">Mockito</text:span><text:span text:style-name="T67">.</text:span><text:span text:style-name="T102">doReturn</text:span><text:span text:style-name="T67">(</text:span><text:span text:style-name="T73">"Bonjour"</text:span><text:span text:style-name="T67">).</text:span><text:span text:style-name="T102">when</text:span><text:span text:style-name="T67">(</text:span><text:span text:style-name="T75">hello</text:span><text:span text:style-name="T67">).</text:span><text:span text:style-name="T102">hello</text:span><text:span text:style-name="T67">();</text:span></text:p>
            <text:p text:style-name="P10"><text:span text:style-name="T67"><text:s text:c="8"/></text:span><text:span text:style-name="T75">greeter</text:span><text:span text:style-name="T67">.greet();</text:span></text:p>
            <text:p text:style-name="P10"><text:span text:style-name="T67"><text:s text:c="8"/></text:span><text:span text:style-name="T68">Mockito</text:span><text:span text:style-name="T67">.</text:span><text:span text:style-name="T102">verify</text:span><text:span text:style-name="T67">(</text:span><text:span text:style-name="T75">email</text:span><text:span text:style-name="T67">).</text:span><text:span text:style-name="T102">send</text:span><text:span text:style-name="T67">(</text:span><text:span text:style-name="T73">"Frigo said Bonjour"</text:span><text:span text:style-name="T67">);</text:span></text:p>
            <text:p text:style-name="P10"><text:span text:style-name="T67"><text:s text:c="4"/></text:span><text:span text:style-name="T67">}</text:span></text:p>
            <text:p text:style-name="P10"><text:span text:style-name="T70"/></text:p>
            <text:p text:style-name="P10"><text:span text:style-name="T67">}</text:span></text:p>
          </draw:text-box>
        </draw:frame>
        <presentation:notes draw:style-name="dp2">
          <office:forms form:automatic-focus="false" form:apply-design-mode="false"/>
          <draw:page-thumbnail draw:style-name="gr1" draw:layer="layout" svg:width="13.968cm" svg:height="10.476cm" svg:x="3.81cm" svg:y="2.123cm" draw:page-number="91" presentation:class="page"/>
          <draw:frame presentation:style-name="pr27" draw:text-style-name="P3" draw:layer="layout" svg:width="17.271cm" svg:height="13.38cm" svg:x="2.159cm" svg:y="13.271cm" presentation:class="notes" presentation:user-transformed="true">
            <draw:text-box>
              <text:p>And we have a test class for this.</text:p>
              <text:p>We use @RunWith(CdiRunner.class)</text:p>
              <text:p>We inject some alternative implementations.</text:p>
              <text:p>Like for the username we produce, this is a producer method, we produce a user called Frigo.</text:p>
              <text:p>We produce a mock HelloService and a mock EmailService</text:p>
              <text:p>And we inject a real GreeterClient, there is no @Mock or @Produces in it.</text:p>
              <text:p>We mock the helloservice, when the hello method is called we return Bonjour</text:p>
              <text:p>We invoke the greeter.greet() which we are testing at the moment</text:p>
              <text:p>And we verify that the email service received the text for the send method “Frigo said Bonjour”.</text:p>
              <text:p>That is a very simple example that demonstrates a lot of ??? of the GreeterClient.</text:p>
            </draw:text-box>
          </draw:frame>
        </presentation:notes>
      </draw:page>
      <draw:page draw:name="page9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esources</text:p>
          </draw:text-box>
        </draw:frame>
        <draw:frame presentation:style-name="pr5" draw:text-style-name="P28" draw:layer="layout" svg:width="25.199cm" svg:height="13.859cm" svg:x="1.4cm" svg:y="4.914cm" presentation:class="outline" presentation:user-transformed="true">
          <draw:text-box>
            <text:list text:style-name="L3">
              <text:list-item>
                <text:p><text:span text:style-name="T126"><text:a xlink:href="https://github.com/cdi-spec" xlink:type="simple">https://github.com/cdi-spec</text:a></text:span></text:p>
              </text:list-item>
              <text:list-item>
                <text:p><text:span text:style-name="T126"><text:a xlink:href="https://github.com/weld" xlink:type="simple">https://github.com/weld</text:a></text:span></text:p>
              </text:list-item>
              <text:list-item>
                <text:p><text:span text:style-name="T126"><text:a xlink:href="https://www.baeldung.com/java-ee-cdi" xlink:type="simple">https://www.baeldung.com/java-ee-cdi</text:a></text:span></text:p>
              </text:list-item>
              <text:list-item>
                <text:p><text:span text:style-name="T126"><text:a xlink:href="https://www.javacodegeeks.com/cdi-tutorials" xlink:type="simple">https://www.javacodegeeks.com/cdi-tutorials</text:a></text:span></text:p>
              </text:list-item>
              <text:list-item>
                <text:p><text:span text:style-name="T126"><text:a xlink:href="https://dzone.com/refcardz/contexts-and-depencency" xlink:type="simple">https://dzone.com/refcardz/contexts-and-depencency</text:a></text:span></text:p>
              </text:list-item>
              <text:list-item>
                <text:p><text:span text:style-name="T126"><text:a xlink:href="http://next-presso.com/" xlink:type="simple">http://next-presso.com/</text:a></text:span></text:p>
              </text:list-item>
              <text:list-item>
                <text:p><text:span text:style-name="T126"><text:a xlink:href="https://javaee.github.io/tutorial/cdi-basic.html" xlink:type="simple">https://javaee.github.io/tutorial/cdi-basic.html</text:a></text:span></text:p>
              </text:list-item>
              <text:list-item>
                <text:p><text:span text:style-name="T126">StackOverflow, Google, practice, ...</text:span></text:p>
              </text:list-item>
            </text:list>
          </draw:text-box>
        </draw:frame>
        <presentation:notes draw:style-name="dp2">
          <office:forms form:automatic-focus="false" form:apply-design-mode="false"/>
          <draw:page-thumbnail draw:style-name="gr1" draw:layer="layout" svg:width="13.968cm" svg:height="10.476cm" svg:x="3.81cm" svg:y="2.123cm" draw:page-number="92" presentation:class="page"/>
          <draw:frame presentation:style-name="pr6" draw:text-style-name="P3" draw:layer="layout" svg:width="17.271cm" svg:height="12.572cm" svg:x="2.159cm" svg:y="13.271cm" presentation:class="notes" presentation:user-transformed="true">
            <draw:text-box>
              <text:p>If you want more resources on CDI, I highly recommend the CDI specification, it is always updated, at the moment 4.0 is the newest.</text:p>
              <text:p>You can also check the reference implementation which is on github.</text:p>
              <text:p>Baeldung has a good tutorial on CDI.</text:p>
              <text:p>Java Code Geeks as well.</text:p>
              <text:p>DZone has a reference card on CDI.</text:p>
              <text:p>And there is this next-presso website that I have found.</text:p>
              <text:p>And I have also found a random CDI tutorial on github.</text:p>
              <text:p>And as usual StackOverflow, Google, and lots and lots of practice are your friends.</text:p>
            </draw:text-box>
          </draw:frame>
        </presentation:notes>
      </draw:page>
      <draw:page draw:name="page9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Thank you!</text:p>
          </draw:text-box>
        </draw:frame>
        <draw:frame presentation:style-name="pr26" draw:text-style-name="P1" draw:layer="layout" svg:width="25.199cm" svg:height="13.859cm" svg:x="1.4cm" svg:y="4.914cm" presentation:class="outline" presentation:placeholder="true" presentation:user-transformed="true">
          <draw:text-box/>
        </draw:frame>
        <presentation:notes draw:style-name="dp2">
          <office:forms form:automatic-focus="false" form:apply-design-mode="false"/>
          <draw:page-thumbnail draw:style-name="gr1" draw:layer="layout" svg:width="13.968cm" svg:height="10.476cm" svg:x="3.81cm" svg:y="2.123cm" draw:page-number="93" presentation:class="page"/>
          <draw:frame presentation:style-name="pr6" draw:text-style-name="P3" draw:layer="layout" svg:width="17.271cm" svg:height="12.572cm" svg:x="2.159cm" svg:y="13.271cm" presentation:class="notes">
            <draw:text-box>
              <text:p text:style-name="P5">That is the end of my presentation, thank you very much for your attention and patience.</text:p>
              <text:p text:style-name="P5"/>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modern" style:font-pitch="variable"/>
    <style:font-face style:name="Arial3" svg:font-family="Arial" style:font-family-generic="system" style:font-pitch="variable"/>
    <style:font-face style:name="Consolas" svg:font-family="Consolas"/>
    <style:font-face style:name="Consolas1" svg:font-family="Consolas" style:font-family-generic="swiss" style:font-pitch="variable"/>
    <style:font-face style:name="Consolas2" svg:font-family="Consolas" style:font-family-generic="swiss" style:font-pitch="fixed"/>
    <style:font-face style:name="Consolas3" svg:font-family="Consolas" style:font-adornments="Italic" style:font-family-generic="modern" style:font-pitch="fixed"/>
    <style:font-face style:name="Consolas4" svg:font-family="Consolas" style:font-family-generic="modern" style:font-pitch="fixed"/>
    <style:font-face style:name="Consolas5" svg:font-family="Consolas" style:font-family-generic="modern" style:font-pitch="variable"/>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07-08T21:31:12.54</meta:creation-date>
    <meta:editing-duration>P2DT8H8M46S</meta:editing-duration>
    <meta:editing-cycles>621</meta:editing-cycles>
    <meta:generator>LibreOffice/7.3.4.2$Windows_X86_64 LibreOffice_project/728fec16bd5f605073805c3c9e7c4212a0120dc5</meta:generator>
    <dc:date>2023-04-02T20:06:35.569000000</dc:date>
    <meta:document-statistic meta:object-count="393"/>
  </office:meta>
</office:document-meta>
</file>